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e_friendpoint">
        <table:table-row>
          <table:table-cell office:value-type="float" office:value="1">
            <text:p>1</text:p>
          </table:table-cell>
          <table:table-cell office:value-type="string">
            <text:p>Tenacity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edita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echniqu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reemp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Destruc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Flash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Pleasant Chance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lentiful Harvest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ncentrat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Divine Oracle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zoth Blad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False Attendant's Writing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The Blue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The Green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he Red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Rin's Pendant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Spell Tom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Ley Lin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gic Crystal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Dragonkind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Parted Sea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Mooncell Automaton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Runeston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And So The Ship Conquer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Demon Boar (CE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Clock Tow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Magic Me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Storch Rit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Hermitag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Motored Cuirassi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Stuffed Lion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Lugh's Halo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Beast of Billow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Self Geass Scroll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Bygone Dream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Miracle Investigato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Freelanc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Light of Intellect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Conflict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Catena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Divided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Awakening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Famin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Compass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Prosperity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Decept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Conformity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Somber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Belle of the Upper Echelon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017">
            <text:p>1017</text:p>
          </table:table-cell>
          <table:table-cell office:value-type="string">
            <text:p>Day Af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131">
            <text:p>1131</text:p>
          </table:table-cell>
          <table:table-cell office:value-type="string">
            <text:p>Noble Piec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17">
            <text:p>1317</text:p>
          </table:table-cell>
          <table:table-cell office:value-type="string">
            <text:p>God's Tongu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415">
            <text:p>1415</text:p>
          </table:table-cell>
          <table:table-cell office:value-type="string">
            <text:p>The Have-Nots</text:p>
          </table:table-cell>
          <table:table-cell office:value-type="string">
            <text:p>3-Star</text:p>
          </table:table-cell>
        </table:table-row>
      </table:table>
      <table:table table:name="command_friendpoint">
        <table:table-row>
          <table:table-cell office:value-type="float" office:value="1">
            <text:p>1</text:p>
          </table:table-cell>
          <table:table-cell office:value-type="string">
            <text:p>Code: Mortal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ode: Brut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ode: Corps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ode: Evil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ode: Nimbus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ode: Bless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ode: Glitter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ode: Burst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de: Focus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ode: Cure</text:p>
          </table:table-cell>
          <table:table-cell office:value-type="string">
            <text:p>2-Star</text:p>
          </table:table-cell>
        </table:table-row>
      </table:table>
      <table:table table:name="exp_friendpoint">
        <table:table-row>
          <table:table-cell office:value-type="float" office:value="1">
            <text:p>1</text:p>
          </table:table-cell>
          <table:table-cell office:value-type="string">
            <text:p>Ember of Wisdom (EXP) (Sab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Torch of Wisdom (EXP) (Sab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laze of Wisdom (EXP) (Sab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Roaring Flames of Wisdom (EXP) (Sab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ellfire of Wisdom (EXP) (Sab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mber of Wisdom (EXP) (Lanc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orch of Wisdom (EXP) (Lanc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Blaze of Wisdom (EXP) (Lanc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Roaring Flames of Wisdom (EXP) (Lanc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ellfire of Wisdom (EXP) (Lanc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mber of Wisdom (EXP) (Arch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Torch of Wisdom (EXP) (Arch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Blaze of Wisdom (EXP) (Arch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Roaring Flames of Wisdom (EXP) (Arch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ellfire of Wisdom (EXP) (Arch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Ember of Wisdom (EXP) (Rid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Torch of Wisdom (EXP) (Rid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Blaze of Wisdom (EXP) (Archer) (Rid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Roaring Flames of Wisdom (EXP) (Rid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ellfire of Wisdom (EXP) (Rid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Ember of Wisdom (EXP) (Cast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Torch of Wisdom (EXP) (Cast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Blaze of Wisdom (EXP) (Cast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Roaring Flames of Wisdom (EXP) (Cast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Hellfire of Wisdom (EXP) (Cast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Ember of Wisdom (EXP) (Assassin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Torch of Wisdom (EXP) (Assassin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Blaze of Wisdom (EXP) (Assassin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Roaring Flames of Wisdom (EXP) (Assassin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Hellfire of Wisdom (EXP) (Assassin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Ember of Wisdom (EXP) (Berserk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Torch of Wisdom (EXP (Berserk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Blaze of Wisdom (EXP) (Berserk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Roaring Flames of Wisdom (EXP) (Berserk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Hellfire of Wisdom (EXP) (Berserk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Ember of Wisdom (EXP) (All Class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Torch of Wisdom (EXP) (All Class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Blaze of Wisdom (EXP) (All Class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Roaring Flames of Wisdom (EXP) (All Class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Hellfire of Wisdom (EXP) (All Class)</text:p>
          </table:table-cell>
          <table:table-cell office:value-type="float" office:value="5">
            <text:p>5</text:p>
          </table:table-cell>
        </table:table-row>
      </table:table>
      <table:table table:name="fate_servant_data">
        <table:table-row>
          <table:table-cell office:value-type="float" office:value="1">
            <text:p>1</text:p>
          </table:table-cell>
          <table:table-cell office:value-type="string">
            <text:p>Mashu Kyrielight</text:p>
          </table:table-cell>
          <table:table-cell office:value-type="string">
            <text:p>4-Star</text:p>
          </table:table-cell>
          <table:table-cell office:value-type="string">
            <text:p>Starter</text:p>
          </table:table-cell>
          <table:table-cell office:value-type="string">
            <text:p>Shielder</text:p>
          </table:table-cell>
          <table:table-cell office:value-type="string">
            <text:p>マシュ・キリエライト</text:p>
          </table:table-cell>
          <table:table-cell office:value-type="string">
            <text:p>Mash Kyrielight, Mashu Kirielite, Mash, Fairy Knight Galahad (妖精騎士ギャラハッド?)</text:p>
          </table:table-cell>
          <table:table-cell office:value-type="float" office:value="0">
            <text:p>0</text:p>
          </table:table-cell>
          <table:table-cell office:value-type="float" office:value="1261">
            <text:p>1261</text:p>
          </table:table-cell>
          <table:table-cell office:value-type="float" office:value="6791">
            <text:p>6791</text:p>
          </table:table-cell>
          <table:table-cell office:value-type="float" office:value="1854">
            <text:p>1854</text:p>
          </table:table-cell>
          <table:table-cell office:value-type="float" office:value="10302">
            <text:p>10302</text:p>
          </table:table-cell>
          <table:table-cell office:value-type="float" office:value="10575">
            <text:p>10575</text:p>
          </table:table-cell>
          <table:table-cell office:value-type="float" office:value="15619">
            <text:p>15619</text:p>
          </table:table-cell>
          <table:table-cell office:value-type="float" office:value="12419">
            <text:p>12419</text:p>
          </table:table-cell>
          <table:table-cell office:value-type="float" office:value="18362">
            <text:p>18362</text:p>
          </table:table-cell>
          <table:table-cell office:value-type="string">
            <text:p>Takahashi Rie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9.9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emi-Servant, Hominidae Servant, Humanoid, Living Human, Riding, Round Table Knight, 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rtoria Pendrag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アルトリア・ペンドラゴン</text:p>
          </table:table-cell>
          <table:table-cell office:value-type="string">
            <text:p>King of Knights of the Holy Sword (聖剣の騎士王, Seiken no Kishi-ō?), King of Knights (騎士王, Kishi-ō?), Altria Pendragon, King Arthur, Blue Saber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1221">
            <text:p>11221</text:p>
          </table:table-cell>
          <table:table-cell office:value-type="float" office:value="2222">
            <text:p>2222</text:p>
          </table:table-cell>
          <table:table-cell office:value-type="float" office:value="15150">
            <text:p>15150</text:p>
          </table:table-cell>
          <table:table-cell office:value-type="float" office:value="12283">
            <text:p>12283</text:p>
          </table:table-cell>
          <table:table-cell office:value-type="float" office:value="16597">
            <text:p>16597</text:p>
          </table:table-cell>
          <table:table-cell office:value-type="float" office:value="14418">
            <text:p>14418</text:p>
          </table:table-cell>
          <table:table-cell office:value-type="float" office:value="19506">
            <text:p>19506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Hominidae Servant, Humanoid, King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Fortress</text:p>
          </table:table-cell>
          <table:table-cell office:value-type="string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rtoria Pendragon (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Saber Alter, Dark-Tainted Tyrant, Artoria Alter, Black Saber, Salter</text:p>
          </table:table-cell>
          <table:table-cell office:value-type="float" office:value="12">
            <text:p>12</text:p>
          </table:table-cell>
          <table:table-cell office:value-type="float" office:value="1708">
            <text:p>1708</text:p>
          </table:table-cell>
          <table:table-cell office:value-type="float" office:value="10248">
            <text:p>10248</text:p>
          </table:table-cell>
          <table:table-cell office:value-type="float" office:value="1854">
            <text:p>1854</text:p>
          </table:table-cell>
          <table:table-cell office:value-type="float" office:value="11589">
            <text:p>11589</text:p>
          </table:table-cell>
          <table:table-cell office:value-type="float" office:value="12408">
            <text:p>12408</text:p>
          </table:table-cell>
          <table:table-cell office:value-type="float" office:value="14051">
            <text:p>14051</text:p>
          </table:table-cell>
          <table:table-cell office:value-type="float" office:value="14569">
            <text:p>14569</text:p>
          </table:table-cell>
          <table:table-cell office:value-type="float" office:value="16514">
            <text:p>16514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9.9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19.2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Hominidae Servant, Humanoid, K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Fortress</text:p>
          </table:table-cell>
          <table:table-cell office:value-type="string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rtoria Pendragon (Lily)</text:p>
          </table:table-cell>
          <table:table-cell office:value-type="string">
            <text:p>4-Star</text:p>
          </table:table-cell>
          <table:table-cell office:value-type="string">
            <text:p>Friend</text:p>
          </table:table-cell>
          <table:table-cell office:value-type="string">
            <text:p>Saber</text:p>
          </table:table-cell>
          <table:table-cell office:value-type="string">
            <text:p>アルトリア・ペンドラゴン〔リリィ〕</text:p>
          </table:table-cell>
          <table:table-cell office:value-type="string">
            <text:p>Saber Lily, Artoria Lily</text:p>
          </table:table-cell>
          <table:table-cell office:value-type="float" office:value="12">
            <text:p>12</text:p>
          </table:table-cell>
          <table:table-cell office:value-type="float" office:value="1287">
            <text:p>1287</text:p>
          </table:table-cell>
          <table:table-cell office:value-type="float" office:value="7726">
            <text:p>7726</text:p>
          </table:table-cell>
          <table:table-cell office:value-type="float" office:value="1699">
            <text:p>1699</text:p>
          </table:table-cell>
          <table:table-cell office:value-type="float" office:value="10623">
            <text:p>10623</text:p>
          </table:table-cell>
          <table:table-cell office:value-type="float" office:value="9355">
            <text:p>9355</text:p>
          </table:table-cell>
          <table:table-cell office:value-type="float" office:value="12880">
            <text:p>12880</text:p>
          </table:table-cell>
          <table:table-cell office:value-type="float" office:value="10984">
            <text:p>10984</text:p>
          </table:table-cell>
          <table:table-cell office:value-type="float" office:value="15138">
            <text:p>15138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ero Claudius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ネロ・クラウディウス</text:p>
          </table:table-cell>
          <table:table-cell office:value-type="string">
            <text:p>Emperor of Roses (薔薇の皇帝, Bara no Kōtei?), Red Saber, Nero Claudius Caesar Augustus Germanicus</text:p>
          </table:table-cell>
          <table:table-cell office:value-type="float" office:value="12">
            <text:p>12</text:p>
          </table:table-cell>
          <table:table-cell office:value-type="float" office:value="1574">
            <text:p>1574</text:p>
          </table:table-cell>
          <table:table-cell office:value-type="float" office:value="9449">
            <text:p>9449</text:p>
          </table:table-cell>
          <table:table-cell office:value-type="float" office:value="1880">
            <text:p>1880</text:p>
          </table:table-cell>
          <table:table-cell office:value-type="float" office:value="11753">
            <text:p>11753</text:p>
          </table:table-cell>
          <table:table-cell office:value-type="float" office:value="11441">
            <text:p>11441</text:p>
          </table:table-cell>
          <table:table-cell office:value-type="float" office:value="14250">
            <text:p>14250</text:p>
          </table:table-cell>
          <table:table-cell office:value-type="float" office:value="13433">
            <text:p>13433</text:p>
          </table:table-cell>
          <table:table-cell office:value-type="float" office:value="16748">
            <text:p>16748</text:p>
          </table:table-cell>
          <table:table-cell office:value-type="string">
            <text:p>Tange Sakura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.1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King, Riding, Roman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-</text:p>
          </table:table-cell>
          <table:table-cell office:value-type="string">
            <text:p>Anti-Encampment</text:p>
          </table:table-cell>
          <table:table-cell office:value-type="string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iegfrie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ジークフリート</text:p>
          </table:table-cell>
          <table:table-cell office:value-type="string">
            <text:p>Sigurd, Tenacious Dragon Slayer (不撓不屈の竜殺し, Futō Fukutsu no Ryū Goroshi?)Saber of Black, Dragon-Blooded Knight</text:p>
          </table:table-cell>
          <table:table-cell office:value-type="float" office:value="12">
            <text:p>12</text:p>
          </table:table-cell>
          <table:table-cell office:value-type="float" office:value="1363">
            <text:p>1363</text:p>
          </table:table-cell>
          <table:table-cell office:value-type="float" office:value="8181">
            <text:p>8181</text:p>
          </table:table-cell>
          <table:table-cell office:value-type="float" office:value="2266">
            <text:p>2266</text:p>
          </table:table-cell>
          <table:table-cell office:value-type="float" office:value="14165">
            <text:p>14165</text:p>
          </table:table-cell>
          <table:table-cell office:value-type="float" office:value="9905">
            <text:p>9905</text:p>
          </table:table-cell>
          <table:table-cell office:value-type="float" office:value="17175">
            <text:p>17175</text:p>
          </table:table-cell>
          <table:table-cell office:value-type="float" office:value="11630">
            <text:p>11630</text:p>
          </table:table-cell>
          <table:table-cell office:value-type="float" office:value="20185">
            <text:p>20185</text:p>
          </table:table-cell>
          <table:table-cell office:value-type="string">
            <text:p>Suwabe Junich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Dragon, Hominidae Servant, Humanoid, King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Gaius Julius Caesa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ガイウス・ユリウス・カエサル</text:p>
          </table:table-cell>
          <table:table-cell office:value-type="string">
            <text:p>Julius Caesar, Red Saber (Self-Proclaimed)</text:p>
          </table:table-cell>
          <table:table-cell office:value-type="float" office:value="7">
            <text:p>7</text:p>
          </table:table-cell>
          <table:table-cell office:value-type="float" office:value="1392">
            <text:p>1392</text:p>
          </table:table-cell>
          <table:table-cell office:value-type="float" office:value="7497">
            <text:p>7497</text:p>
          </table:table-cell>
          <table:table-cell office:value-type="float" office:value="1727">
            <text:p>1727</text:p>
          </table:table-cell>
          <table:table-cell office:value-type="float" office:value="9595">
            <text:p>9595</text:p>
          </table:table-cell>
          <table:table-cell office:value-type="float" office:value="10146">
            <text:p>10146</text:p>
          </table:table-cell>
          <table:table-cell office:value-type="float" office:value="13009">
            <text:p>13009</text:p>
          </table:table-cell>
          <table:table-cell office:value-type="float" office:value="11917">
            <text:p>11917</text:p>
          </table:table-cell>
          <table:table-cell office:value-type="float" office:value="15291">
            <text:p>15291</text:p>
          </table:table-cell>
          <table:table-cell office:value-type="string">
            <text:p>Okiayu Ryoutarou</text:p>
          </table:table-cell>
          <table:table-cell office:value-type="string">
            <text:p>Shimadoriru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10%</text:p>
          </table:table-cell>
          <table:table-cell office:value-type="string">
            <text:p>1.10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Roman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lter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アルテラ</text:p>
          </table:table-cell>
          <table:table-cell office:value-type="string">
            <text:p>Great King of Destruction (破壞の大王, Hakai no Daiō?)Attila the Hun, Destroyer of Civilization, Etzel, King of Combat</text:p>
          </table:table-cell>
          <table:table-cell office:value-type="float" office:value="16">
            <text:p>16</text:p>
          </table:table-cell>
          <table:table-cell office:value-type="float" office:value="1907">
            <text:p>1907</text:p>
          </table:table-cell>
          <table:table-cell office:value-type="float" office:value="12343">
            <text:p>12343</text:p>
          </table:table-cell>
          <table:table-cell office:value-type="float" office:value="2039">
            <text:p>2039</text:p>
          </table:table-cell>
          <table:table-cell office:value-type="float" office:value="13907">
            <text:p>13907</text:p>
          </table:table-cell>
          <table:table-cell office:value-type="float" office:value="13511">
            <text:p>13511</text:p>
          </table:table-cell>
          <table:table-cell office:value-type="float" office:value="15236">
            <text:p>15236</text:p>
          </table:table-cell>
          <table:table-cell office:value-type="float" office:value="15859">
            <text:p>15859</text:p>
          </table:table-cell>
          <table:table-cell office:value-type="float" office:value="17906">
            <text:p>17906</text:p>
          </table:table-cell>
          <table:table-cell office:value-type="string">
            <text:p>Noto Mamiko</text:p>
          </table:table-cell>
          <table:table-cell office:value-type="string">
            <text:p>huke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.1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King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-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Gilles de Rais (Saber)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ジル・ド・レェ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228">
            <text:p>1228</text:p>
          </table:table-cell>
          <table:table-cell office:value-type="float" office:value="6615">
            <text:p>6615</text:p>
          </table:table-cell>
          <table:table-cell office:value-type="float" office:value="1889">
            <text:p>1889</text:p>
          </table:table-cell>
          <table:table-cell office:value-type="float" office:value="10498">
            <text:p>10498</text:p>
          </table:table-cell>
          <table:table-cell office:value-type="float" office:value="8952">
            <text:p>8952</text:p>
          </table:table-cell>
          <table:table-cell office:value-type="float" office:value="14234">
            <text:p>14234</text:p>
          </table:table-cell>
          <table:table-cell office:value-type="float" office:value="10515">
            <text:p>10515</text:p>
          </table:table-cell>
          <table:table-cell office:value-type="float" office:value="16730">
            <text:p>16730</text:p>
          </table:table-cell>
          <table:table-cell office:value-type="string">
            <text:p>Tsuruoka Satoshi</text:p>
          </table:table-cell>
          <table:table-cell office:value-type="string">
            <text:p>Shinjirō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9.90%</text:p>
          </table:table-cell>
          <table:table-cell office:value-type="string">
            <text:p>0.82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hevalier d'E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シュヴァリエ・デオン</text:p>
          </table:table-cell>
          <table:table-cell office:value-type="string">
            <text:p>Knight of the White Lily, Maid Knight, Charles-Geneviève-Louis-Auguste-André-Timothée d'Éon de Beaumont</text:p>
          </table:table-cell>
          <table:table-cell office:value-type="float" office:value="12">
            <text:p>12</text:p>
          </table:table-cell>
          <table:table-cell office:value-type="float" office:value="1460">
            <text:p>1460</text:p>
          </table:table-cell>
          <table:table-cell office:value-type="float" office:value="8765">
            <text:p>8765</text:p>
          </table:table-cell>
          <table:table-cell office:value-type="float" office:value="2121">
            <text:p>2121</text:p>
          </table:table-cell>
          <table:table-cell office:value-type="float" office:value="13256">
            <text:p>13256</text:p>
          </table:table-cell>
          <table:table-cell office:value-type="float" office:value="10613">
            <text:p>10613</text:p>
          </table:table-cell>
          <table:table-cell office:value-type="float" office:value="16073">
            <text:p>16073</text:p>
          </table:table-cell>
          <table:table-cell office:value-type="float" office:value="12461">
            <text:p>12461</text:p>
          </table:table-cell>
          <table:table-cell office:value-type="float" office:value="18890">
            <text:p>18890</text:p>
          </table:table-cell>
          <table:table-cell office:value-type="string">
            <text:p>Saito Chiwa</text:p>
          </table:table-cell>
          <table:table-cell office:value-type="string">
            <text:p>Moriyama Daisuke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MIY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エミヤ</text:p>
          </table:table-cell>
          <table:table-cell office:value-type="string">
            <text:p>Wrought Iron Hero (錬鉄の英霊, Rentetsu no Eirei?)
Emiya Shirou (衛宮士郎, Emiya Shirō?), Nameless/No Name (無銘), Red Archer(赤のアーチャー), Red Bowman, Faker (フェイカー), Hero of Justice (正義の味方),</text:p>
          </table:table-cell>
          <table:table-cell office:value-type="float" office:value="12">
            <text:p>12</text:p>
          </table:table-cell>
          <table:table-cell office:value-type="float" office:value="1566">
            <text:p>1566</text:p>
          </table:table-cell>
          <table:table-cell office:value-type="float" office:value="9398">
            <text:p>9398</text:p>
          </table:table-cell>
          <table:table-cell office:value-type="float" office:value="1843">
            <text:p>1843</text:p>
          </table:table-cell>
          <table:table-cell office:value-type="float" office:value="11521">
            <text:p>11521</text:p>
          </table:table-cell>
          <table:table-cell office:value-type="float" office:value="11379">
            <text:p>11379</text:p>
          </table:table-cell>
          <table:table-cell office:value-type="float" office:value="13969">
            <text:p>13969</text:p>
          </table:table-cell>
          <table:table-cell office:value-type="float" office:value="13360">
            <text:p>13360</text:p>
          </table:table-cell>
          <table:table-cell office:value-type="float" office:value="16418">
            <text:p>16418</text:p>
          </table:table-cell>
          <table:table-cell office:value-type="string">
            <text:p>Suwabe Junich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45</text:p>
          </table:table-cell>
          <table:table-cell office:value-type="string">
            <text:p>7.9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~A</text:p>
          </table:table-cell>
          <table:table-cell office:value-type="string">
            <text:p>???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Gilgames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ギルガメッシュ</text:p>
          </table:table-cell>
          <table:table-cell office:value-type="string">
            <text:p>King of Heroes (英雄王, Eiyū-ō?), A U O</text:p>
          </table:table-cell>
          <table:table-cell office:value-type="float" office:value="16">
            <text:p>16</text:p>
          </table:table-cell>
          <table:table-cell office:value-type="float" office:value="1897">
            <text:p>1897</text:p>
          </table:table-cell>
          <table:table-cell office:value-type="float" office:value="12280">
            <text:p>12280</text:p>
          </table:table-cell>
          <table:table-cell office:value-type="float" office:value="1920">
            <text:p>1920</text:p>
          </table:table-cell>
          <table:table-cell office:value-type="float" office:value="13097">
            <text:p>13097</text:p>
          </table:table-cell>
          <table:table-cell office:value-type="float" office:value="13442">
            <text:p>13442</text:p>
          </table:table-cell>
          <table:table-cell office:value-type="float" office:value="14348">
            <text:p>14348</text:p>
          </table:table-cell>
          <table:table-cell office:value-type="float" office:value="15779">
            <text:p>15779</text:p>
          </table:table-cell>
          <table:table-cell office:value-type="float" office:value="16863">
            <text:p>16863</text:p>
          </table:table-cell>
          <table:table-cell office:value-type="string">
            <text:p>Seki Tomokazu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7.90%</text:p>
          </table:table-cell>
          <table:table-cell office:value-type="string">
            <text:p>0.34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8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World</text:p>
          </table:table-cell>
          <table:table-cell office:value-type="string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Robin Hoo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ロビンフッド</text:p>
          </table:table-cell>
          <table:table-cell office:value-type="string">
            <text:p>Hunter of the Woods (森の狩人, Mori no Kariudo?), Green Archer</text:p>
          </table:table-cell>
          <table:table-cell office:value-type="float" office:value="7">
            <text:p>7</text:p>
          </table:table-cell>
          <table:table-cell office:value-type="float" office:value="1247">
            <text:p>1247</text:p>
          </table:table-cell>
          <table:table-cell office:value-type="float" office:value="6715">
            <text:p>6715</text:p>
          </table:table-cell>
          <table:table-cell office:value-type="float" office:value="1833">
            <text:p>1833</text:p>
          </table:table-cell>
          <table:table-cell office:value-type="float" office:value="10187">
            <text:p>10187</text:p>
          </table:table-cell>
          <table:table-cell office:value-type="float" office:value="9088">
            <text:p>9088</text:p>
          </table:table-cell>
          <table:table-cell office:value-type="float" office:value="13812">
            <text:p>13812</text:p>
          </table:table-cell>
          <table:table-cell office:value-type="float" office:value="10673">
            <text:p>10673</text:p>
          </table:table-cell>
          <table:table-cell office:value-type="float" office:value="16235">
            <text:p>16235</text:p>
          </table:table-cell>
          <table:table-cell office:value-type="string">
            <text:p>Toriumi Kousuke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150</text:p>
          </table:table-cell>
          <table:table-cell office:value-type="string">
            <text:p>8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ostume-Owning, Fairy Tale Servant, 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talant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タランテ</text:p>
          </table:table-cell>
          <table:table-cell office:value-type="string">
            <text:p>Hunter of Chastity (純潔の狩人, Junketsu no Kariudo?)Archer of Red, Atalante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33">
            <text:p>8633</text:p>
          </table:table-cell>
          <table:table-cell office:value-type="float" office:value="1996">
            <text:p>1996</text:p>
          </table:table-cell>
          <table:table-cell office:value-type="float" office:value="12476">
            <text:p>12476</text:p>
          </table:table-cell>
          <table:table-cell office:value-type="float" office:value="10453">
            <text:p>10453</text:p>
          </table:table-cell>
          <table:table-cell office:value-type="float" office:value="15127">
            <text:p>15127</text:p>
          </table:table-cell>
          <table:table-cell office:value-type="float" office:value="12273">
            <text:p>12273</text:p>
          </table:table-cell>
          <table:table-cell office:value-type="float" office:value="17778">
            <text:p>17778</text:p>
          </table:table-cell>
          <table:table-cell office:value-type="string">
            <text:p>Hayami Saori</text:p>
          </table:table-cell>
          <table:table-cell office:value-type="string">
            <text:p>Rin Kususaga</text:p>
          </table:table-cell>
          <table:table-cell office:value-type="string">
            <text:p>Earth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50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Argo-Related, Hominidae Servant, Humanoid, Moo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Euryal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エウリュアレ</text:p>
          </table:table-cell>
          <table:table-cell office:value-type="string">
            <text:p>The Far-Flier</text:p>
          </table:table-cell>
          <table:table-cell office:value-type="float" office:value="7">
            <text:p>7</text:p>
          </table:table-cell>
          <table:table-cell office:value-type="float" office:value="1306">
            <text:p>1306</text:p>
          </table:table-cell>
          <table:table-cell office:value-type="float" office:value="7032">
            <text:p>7032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9517">
            <text:p>9517</text:p>
          </table:table-cell>
          <table:table-cell office:value-type="float" office:value="12889">
            <text:p>12889</text:p>
          </table:table-cell>
          <table:table-cell office:value-type="float" office:value="11177">
            <text:p>11177</text:p>
          </table:table-cell>
          <table:table-cell office:value-type="float" office:value="15149">
            <text:p>15149</text:p>
          </table:table-cell>
          <table:table-cell office:value-type="string">
            <text:p>Asakawa Yuu</text:p>
          </table:table-cell>
          <table:table-cell office:value-type="string">
            <text:p>AKIRA</text:p>
          </table:table-cell>
          <table:table-cell office:value-type="string">
            <text:p>Sky</text:p>
          </table:table-cell>
          <table:table-cell office:value-type="string">
            <text:p>156</text:p>
          </table:table-cell>
          <table:table-cell office:value-type="string">
            <text:p>7.90%</text:p>
          </table:table-cell>
          <table:table-cell office:value-type="string">
            <text:p>0.90%</text:p>
          </table:table-cell>
          <table:table-cell office:value-type="string">
            <text:p>3%</text:p>
          </table:table-cell>
          <table:table-cell office:value-type="string">
            <text:p>22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Goddess Servant, Humanoid, Immune to Pigify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-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rash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ーラシュ</text:p>
          </table:table-cell>
          <table:table-cell office:value-type="string">
            <text:p>Arash Kamangir, Āraš-e Kamāngīr</text:p>
          </table:table-cell>
          <table:table-cell office:value-type="float" office:value="3">
            <text:p>3</text:p>
          </table:table-cell>
          <table:table-cell office:value-type="float" office:value="1057">
            <text:p>1057</text:p>
          </table:table-cell>
          <table:table-cell office:value-type="float" office:value="5816">
            <text:p>5816</text:p>
          </table:table-cell>
          <table:table-cell office:value-type="float" office:value="1424">
            <text:p>1424</text:p>
          </table:table-cell>
          <table:table-cell office:value-type="float" office:value="7122">
            <text:p>7122</text:p>
          </table:table-cell>
          <table:table-cell office:value-type="float" office:value="9037">
            <text:p>9037</text:p>
          </table:table-cell>
          <table:table-cell office:value-type="float" office:value="10979">
            <text:p>10979</text:p>
          </table:table-cell>
          <table:table-cell office:value-type="float" office:value="10651">
            <text:p>10651</text:p>
          </table:table-cell>
          <table:table-cell office:value-type="float" office:value="12911">
            <text:p>12911</text:p>
          </table:table-cell>
          <table:table-cell office:value-type="string">
            <text:p>Tsuruoka Satoshi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147</text:p>
          </table:table-cell>
          <table:table-cell office:value-type="string">
            <text:p>8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++</text:p>
          </table:table-cell>
          <table:table-cell office:value-type="string">
            <text:p>Anti-Army</text:p>
          </table:table-cell>
          <table:table-cell office:value-type="string">
            <text:p>1OC Extra Hit: 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ú Chulain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クー・フーリン</text:p>
          </table:table-cell>
          <table:table-cell office:value-type="string">
            <text:p>Child of Light (光の御子, Hikari no Miko?)
Beast of Culann (クランの猛犬, Kuran no Mōken?)
Sétanta, Hound of Ulster, Coo Hullan, Child of the Sun, Rogue Lancer</text:p>
          </table:table-cell>
          <table:table-cell office:value-type="float" office:value="7">
            <text:p>7</text:p>
          </table:table-cell>
          <table:table-cell office:value-type="float" office:value="1334">
            <text:p>1334</text:p>
          </table:table-cell>
          <table:table-cell office:value-type="float" office:value="7239">
            <text:p>7239</text:p>
          </table:table-cell>
          <table:table-cell office:value-type="float" office:value="1726">
            <text:p>1726</text:p>
          </table:table-cell>
          <table:table-cell office:value-type="float" office:value="9593">
            <text:p>9593</text:p>
          </table:table-cell>
          <table:table-cell office:value-type="float" office:value="9797">
            <text:p>9797</text:p>
          </table:table-cell>
          <table:table-cell office:value-type="float" office:value="13007">
            <text:p>13007</text:p>
          </table:table-cell>
          <table:table-cell office:value-type="float" office:value="11506">
            <text:p>11506</text:p>
          </table:table-cell>
          <table:table-cell office:value-type="float" office:value="15288">
            <text:p>15288</text:p>
          </table:table-cell>
          <table:table-cell office:value-type="string">
            <text:p>Canna Nobutoshi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87</text:p>
          </table:table-cell>
          <table:table-cell office:value-type="string">
            <text:p>12.1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Elizabeth Báthory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エリザベート・バートリー</text:p>
          </table:table-cell>
          <table:table-cell office:value-type="string">
            <text:p>Elisabeth Báthory, Elizabeth Bathory, Blood Countess, Countess Dracula, Eli-Chan</text:p>
          </table:table-cell>
          <table:table-cell office:value-type="float" office:value="12">
            <text:p>12</text:p>
          </table:table-cell>
          <table:table-cell office:value-type="float" office:value="1520">
            <text:p>1520</text:p>
          </table:table-cell>
          <table:table-cell office:value-type="float" office:value="9122">
            <text:p>9122</text:p>
          </table:table-cell>
          <table:table-cell office:value-type="float" office:value="1899">
            <text:p>1899</text:p>
          </table:table-cell>
          <table:table-cell office:value-type="float" office:value="11870">
            <text:p>11870</text:p>
          </table:table-cell>
          <table:table-cell office:value-type="float" office:value="11045">
            <text:p>11045</text:p>
          </table:table-cell>
          <table:table-cell office:value-type="float" office:value="14392">
            <text:p>14392</text:p>
          </table:table-cell>
          <table:table-cell office:value-type="float" office:value="12968">
            <text:p>12968</text:p>
          </table:table-cell>
          <table:table-cell office:value-type="float" office:value="16915">
            <text:p>16915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0</text:p>
          </table:table-cell>
          <table:table-cell office:value-type="string">
            <text:p>11.80%</text:p>
          </table:table-cell>
          <table:table-cell office:value-type="string">
            <text:p>1.10%</text:p>
          </table:table-cell>
          <table:table-cell office:value-type="string">
            <text:p>4%</text:p>
          </table:table-cell>
          <table:table-cell office:value-type="string">
            <text:p>11.8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ragon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E-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usashibō Benkei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武蔵坊弁慶</text:p>
          </table:table-cell>
          <table:table-cell office:value-type="string">
            <text:p>Hitachibou Kaison (常陸坊海尊, Hitachibō Kaison?), Musashibou Benkei</text:p>
          </table:table-cell>
          <table:table-cell office:value-type="float" office:value="4">
            <text:p>4</text:p>
          </table:table-cell>
          <table:table-cell office:value-type="float" office:value="1029">
            <text:p>1029</text:p>
          </table:table-cell>
          <table:table-cell office:value-type="float" office:value="5801">
            <text:p>5801</text:p>
          </table:table-cell>
          <table:table-cell office:value-type="float" office:value="1722">
            <text:p>1722</text:p>
          </table:table-cell>
          <table:table-cell office:value-type="float" office:value="9149">
            <text:p>9149</text:p>
          </table:table-cell>
          <table:table-cell office:value-type="float" office:value="8406">
            <text:p>8406</text:p>
          </table:table-cell>
          <table:table-cell office:value-type="float" office:value="13204">
            <text:p>13204</text:p>
          </table:table-cell>
          <table:table-cell office:value-type="float" office:value="9900">
            <text:p>9900</text:p>
          </table:table-cell>
          <table:table-cell office:value-type="float" office:value="15528">
            <text:p>15528</text:p>
          </table:table-cell>
          <table:table-cell office:value-type="string">
            <text:p>Inada Tetsu</text:p>
          </table:table-cell>
          <table:table-cell office:value-type="string">
            <text:p>Shinjirō</text:p>
          </table:table-cell>
          <table:table-cell office:value-type="string">
            <text:p>Man</text:p>
          </table:table-cell>
          <table:table-cell office:value-type="string">
            <text:p>89</text:p>
          </table:table-cell>
          <table:table-cell office:value-type="string">
            <text:p>11.90%</text:p>
          </table:table-cell>
          <table:table-cell office:value-type="string">
            <text:p>0.79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Fairy Tale Servant, Genji, Hominidae Servant, Humanoid, Loved One, Servant, Seven Knights Servant, Stout Defender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ú Chulainn (Prototype)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クー・フーリン〔プロトタイプ〕</text:p>
          </table:table-cell>
          <table:table-cell office:value-type="string">
            <text:p>Proto Lancer, Cu Chulainn (Prototype), Sétanta, Hound of Ulster, Coo Hullan (Prototype), Child of the Sun, Child of Light</text:p>
          </table:table-cell>
          <table:table-cell office:value-type="float" office:value="7">
            <text:p>7</text:p>
          </table:table-cell>
          <table:table-cell office:value-type="float" office:value="1315">
            <text:p>1315</text:p>
          </table:table-cell>
          <table:table-cell office:value-type="float" office:value="7082">
            <text:p>7082</text:p>
          </table:table-cell>
          <table:table-cell office:value-type="float" office:value="1817">
            <text:p>1817</text:p>
          </table:table-cell>
          <table:table-cell office:value-type="float" office:value="10098">
            <text:p>10098</text:p>
          </table:table-cell>
          <table:table-cell office:value-type="float" office:value="9584">
            <text:p>9584</text:p>
          </table:table-cell>
          <table:table-cell office:value-type="float" office:value="13691">
            <text:p>13691</text:p>
          </table:table-cell>
          <table:table-cell office:value-type="float" office:value="11257">
            <text:p>11257</text:p>
          </table:table-cell>
          <table:table-cell office:value-type="float" office:value="16093">
            <text:p>16093</text:p>
          </table:table-cell>
          <table:table-cell office:value-type="string">
            <text:p>Nakai Kazuya</text:p>
          </table:table-cell>
          <table:table-cell office:value-type="string">
            <text:p>Nakahara</text:p>
          </table:table-cell>
          <table:table-cell office:value-type="string">
            <text:p>Sky</text:p>
          </table:table-cell>
          <table:table-cell office:value-type="string">
            <text:p>88</text:p>
          </table:table-cell>
          <table:table-cell office:value-type="string">
            <text:p>12.10%</text:p>
          </table:table-cell>
          <table:table-cell office:value-type="string">
            <text:p>1.08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Leonidas I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レオニダス一世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168">
            <text:p>1168</text:p>
          </table:table-cell>
          <table:table-cell office:value-type="float" office:value="6583">
            <text:p>6583</text:p>
          </table:table-cell>
          <table:table-cell office:value-type="float" office:value="1498">
            <text:p>1498</text:p>
          </table:table-cell>
          <table:table-cell office:value-type="float" office:value="7959">
            <text:p>7959</text:p>
          </table:table-cell>
          <table:table-cell office:value-type="float" office:value="9539">
            <text:p>9539</text:p>
          </table:table-cell>
          <table:table-cell office:value-type="float" office:value="11486">
            <text:p>11486</text:p>
          </table:table-cell>
          <table:table-cell office:value-type="float" office:value="11234">
            <text:p>11234</text:p>
          </table:table-cell>
          <table:table-cell office:value-type="float" office:value="13508">
            <text:p>13508</text:p>
          </table:table-cell>
          <table:table-cell office:value-type="string">
            <text:p>Miki Shinichirou</text:p>
          </table:table-cell>
          <table:table-cell office:value-type="string">
            <text:p>Shimaudon</text:p>
          </table:table-cell>
          <table:table-cell office:value-type="string">
            <text:p>Man</text:p>
          </table:table-cell>
          <table:table-cell office:value-type="string">
            <text:p>89</text:p>
          </table:table-cell>
          <table:table-cell office:value-type="string">
            <text:p>11.8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Stout Defender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Romulu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ロムルス</text:p>
          </table:table-cell>
          <table:table-cell office:value-type="string">
            <text:p>The Divine Ancestor, King of Nation Building, Roma</text:p>
          </table:table-cell>
          <table:table-cell office:value-type="float" office:value="7">
            <text:p>7</text:p>
          </table:table-cell>
          <table:table-cell office:value-type="float" office:value="1344">
            <text:p>1344</text:p>
          </table:table-cell>
          <table:table-cell office:value-type="float" office:value="7239">
            <text:p>7239</text:p>
          </table:table-cell>
          <table:table-cell office:value-type="float" office:value="1779">
            <text:p>1779</text:p>
          </table:table-cell>
          <table:table-cell office:value-type="float" office:value="9883">
            <text:p>9883</text:p>
          </table:table-cell>
          <table:table-cell office:value-type="float" office:value="9797">
            <text:p>9797</text:p>
          </table:table-cell>
          <table:table-cell office:value-type="float" office:value="13400">
            <text:p>13400</text:p>
          </table:table-cell>
          <table:table-cell office:value-type="float" office:value="11506">
            <text:p>11506</text:p>
          </table:table-cell>
          <table:table-cell office:value-type="float" office:value="15750">
            <text:p>15750</text:p>
          </table:table-cell>
          <table:table-cell office:value-type="string">
            <text:p>Okiayu Ryoutarou</text:p>
          </table:table-cell>
          <table:table-cell office:value-type="string">
            <text:p>Koyama Hirokazu</text:p>
          </table:table-cell>
          <table:table-cell office:value-type="string">
            <text:p>Star</text:p>
          </table:table-cell>
          <table:table-cell office:value-type="string">
            <text:p>90</text:p>
          </table:table-cell>
          <table:table-cell office:value-type="string">
            <text:p>12.1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Immune to Pigify, King, Roman, Servant, Seven Knights Servant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edus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メドゥーサ</text:p>
          </table:table-cell>
          <table:table-cell office:value-type="string">
            <text:p>Female Monster of Gorgon (ゴルゴーンの女怪, Gorugōn no Jokai?)</text:p>
          </table:table-cell>
          <table:table-cell office:value-type="float" office:value="7">
            <text:p>7</text:p>
          </table:table-cell>
          <table:table-cell office:value-type="float" office:value="1337">
            <text:p>1337</text:p>
          </table:table-cell>
          <table:table-cell office:value-type="float" office:value="7200">
            <text:p>7200</text:p>
          </table:table-cell>
          <table:table-cell office:value-type="float" office:value="1608">
            <text:p>1608</text:p>
          </table:table-cell>
          <table:table-cell office:value-type="float" office:value="8937">
            <text:p>8937</text:p>
          </table:table-cell>
          <table:table-cell office:value-type="float" office:value="9744">
            <text:p>9744</text:p>
          </table:table-cell>
          <table:table-cell office:value-type="float" office:value="12117">
            <text:p>12117</text:p>
          </table:table-cell>
          <table:table-cell office:value-type="float" office:value="11444">
            <text:p>11444</text:p>
          </table:table-cell>
          <table:table-cell office:value-type="float" office:value="14243">
            <text:p>14243</text:p>
          </table:table-cell>
          <table:table-cell office:value-type="string">
            <text:p>Asakawa Yuu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94</text:p>
          </table:table-cell>
          <table:table-cell office:value-type="string">
            <text:p>9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Non-Hominidae Servant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Georgios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ゲオルギウス</text:p>
          </table:table-cell>
          <table:table-cell office:value-type="string">
            <text:p>Saint George</text:p>
          </table:table-cell>
          <table:table-cell office:value-type="float" office:value="4">
            <text:p>4</text:p>
          </table:table-cell>
          <table:table-cell office:value-type="float" office:value="929">
            <text:p>929</text:p>
          </table:table-cell>
          <table:table-cell office:value-type="float" office:value="5236">
            <text:p>5236</text:p>
          </table:table-cell>
          <table:table-cell office:value-type="float" office:value="1731">
            <text:p>1731</text:p>
          </table:table-cell>
          <table:table-cell office:value-type="float" office:value="9200">
            <text:p>9200</text:p>
          </table:table-cell>
          <table:table-cell office:value-type="float" office:value="7587">
            <text:p>7587</text:p>
          </table:table-cell>
          <table:table-cell office:value-type="float" office:value="13278">
            <text:p>13278</text:p>
          </table:table-cell>
          <table:table-cell office:value-type="float" office:value="8935">
            <text:p>8935</text:p>
          </table:table-cell>
          <table:table-cell office:value-type="float" office:value="15615">
            <text:p>15615</text:p>
          </table:table-cell>
          <table:table-cell office:value-type="string">
            <text:p>Saizen Tadahisa</text:p>
          </table:table-cell>
          <table:table-cell office:value-type="string">
            <text:p>Chuuou Higashiguch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8.90%</text:p>
          </table:table-cell>
          <table:table-cell office:value-type="string">
            <text:p>0.85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Edward Teach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エドワード・ティーチ</text:p>
          </table:table-cell>
          <table:table-cell office:value-type="string">
            <text:p>Blackbeard (黒髭, Kuro Hige?)</text:p>
          </table:table-cell>
          <table:table-cell office:value-type="float" office:value="4">
            <text:p>4</text:p>
          </table:table-cell>
          <table:table-cell office:value-type="float" office:value="1097">
            <text:p>1097</text:p>
          </table:table-cell>
          <table:table-cell office:value-type="float" office:value="6188">
            <text:p>6188</text:p>
          </table:table-cell>
          <table:table-cell office:value-type="float" office:value="1488">
            <text:p>1488</text:p>
          </table:table-cell>
          <table:table-cell office:value-type="float" office:value="7907">
            <text:p>7907</text:p>
          </table:table-cell>
          <table:table-cell office:value-type="float" office:value="8967">
            <text:p>8967</text:p>
          </table:table-cell>
          <table:table-cell office:value-type="float" office:value="11411">
            <text:p>11411</text:p>
          </table:table-cell>
          <table:table-cell office:value-type="float" office:value="10561">
            <text:p>10561</text:p>
          </table:table-cell>
          <table:table-cell office:value-type="float" office:value="13420">
            <text:p>13420</text:p>
          </table:table-cell>
          <table:table-cell office:value-type="string">
            <text:p>Saizen Tadahisa</text:p>
          </table:table-cell>
          <table:table-cell office:value-type="string">
            <text:p>B-suke</text:p>
          </table:table-cell>
          <table:table-cell office:value-type="string">
            <text:p>Man</text:p>
          </table:table-cell>
          <table:table-cell office:value-type="string">
            <text:p>198</text:p>
          </table:table-cell>
          <table:table-cell office:value-type="string">
            <text:p>8.80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+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Boudic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ブーディカ</text:p>
          </table:table-cell>
          <table:table-cell office:value-type="string">
            <text:p>Queen of Victory</text:p>
          </table:table-cell>
          <table:table-cell office:value-type="float" office:value="7">
            <text:p>7</text:p>
          </table:table-cell>
          <table:table-cell office:value-type="float" office:value="1168">
            <text:p>1168</text:p>
          </table:table-cell>
          <table:table-cell office:value-type="float" office:value="6289">
            <text:p>6289</text:p>
          </table:table-cell>
          <table:table-cell office:value-type="float" office:value="1823">
            <text:p>1823</text:p>
          </table:table-cell>
          <table:table-cell office:value-type="float" office:value="10130">
            <text:p>10130</text:p>
          </table:table-cell>
          <table:table-cell office:value-type="float" office:value="8511">
            <text:p>8511</text:p>
          </table:table-cell>
          <table:table-cell office:value-type="float" office:value="13735">
            <text:p>13735</text:p>
          </table:table-cell>
          <table:table-cell office:value-type="float" office:value="9996">
            <text:p>9996</text:p>
          </table:table-cell>
          <table:table-cell office:value-type="float" office:value="16144">
            <text:p>16144</text:p>
          </table:table-cell>
          <table:table-cell office:value-type="string">
            <text:p>Saito Chiwa</text:p>
          </table:table-cell>
          <table:table-cell office:value-type="string">
            <text:p>Aotsuki Takao</text:p>
          </table:table-cell>
          <table:table-cell office:value-type="string">
            <text:p>Man</text:p>
          </table:table-cell>
          <table:table-cell office:value-type="string">
            <text:p>196</text:p>
          </table:table-cell>
          <table:table-cell office:value-type="string">
            <text:p>8.90%</text:p>
          </table:table-cell>
          <table:table-cell office:value-type="string">
            <text:p>0.85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Ushiwakamaru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牛若丸</text:p>
          </table:table-cell>
          <table:table-cell office:value-type="string">
            <text:p>Minamoto no Yoshitsune (源義経?)</text:p>
          </table:table-cell>
          <table:table-cell office:value-type="float" office:value="7">
            <text:p>7</text:p>
          </table:table-cell>
          <table:table-cell office:value-type="float" office:value="1314">
            <text:p>1314</text:p>
          </table:table-cell>
          <table:table-cell office:value-type="float" office:value="7076">
            <text:p>7076</text:p>
          </table:table-cell>
          <table:table-cell office:value-type="float" office:value="1625">
            <text:p>1625</text:p>
          </table:table-cell>
          <table:table-cell office:value-type="float" office:value="9028">
            <text:p>9028</text:p>
          </table:table-cell>
          <table:table-cell office:value-type="float" office:value="9576">
            <text:p>9576</text:p>
          </table:table-cell>
          <table:table-cell office:value-type="float" office:value="12240">
            <text:p>12240</text:p>
          </table:table-cell>
          <table:table-cell office:value-type="float" office:value="11247">
            <text:p>11247</text:p>
          </table:table-cell>
          <table:table-cell office:value-type="float" office:value="14387">
            <text:p>14387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204</text:p>
          </table:table-cell>
          <table:table-cell office:value-type="string">
            <text:p>9.1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Costume-Owning, Fairy Tale Servant, Genji, Hominidae Servant, Humanoid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Unit Secret Technique</text:p>
          </table:table-cell>
          <table:table-cell office:value-type="string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Alexande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レキサンダー</text:p>
          </table:table-cell>
          <table:table-cell office:value-type="string">
            <text:p>Young Iskandar</text:p>
          </table:table-cell>
          <table:table-cell office:value-type="float" office:value="7">
            <text:p>7</text:p>
          </table:table-cell>
          <table:table-cell office:value-type="float" office:value="1366">
            <text:p>1366</text:p>
          </table:table-cell>
          <table:table-cell office:value-type="float" office:value="7356">
            <text:p>7356</text:p>
          </table:table-cell>
          <table:table-cell office:value-type="float" office:value="1555">
            <text:p>1555</text:p>
          </table:table-cell>
          <table:table-cell office:value-type="float" office:value="8640">
            <text:p>8640</text:p>
          </table:table-cell>
          <table:table-cell office:value-type="float" office:value="9955">
            <text:p>9955</text:p>
          </table:table-cell>
          <table:table-cell office:value-type="float" office:value="11714">
            <text:p>11714</text:p>
          </table:table-cell>
          <table:table-cell office:value-type="float" office:value="11692">
            <text:p>11692</text:p>
          </table:table-cell>
          <table:table-cell office:value-type="float" office:value="13769">
            <text:p>13769</text:p>
          </table:table-cell>
          <table:table-cell office:value-type="string">
            <text:p>Sakamoto Maaya</text:p>
          </table:table-cell>
          <table:table-cell office:value-type="string">
            <text:p>BUNBUN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hild Servant, Divinity, Greek Mythology Male, Hominidae Servant, Humanoid, King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arie Antoinett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リー・アントワネット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382">
            <text:p>1382</text:p>
          </table:table-cell>
          <table:table-cell office:value-type="float" office:value="8293">
            <text:p>8293</text:p>
          </table:table-cell>
          <table:table-cell office:value-type="float" office:value="1975">
            <text:p>1975</text:p>
          </table:table-cell>
          <table:table-cell office:value-type="float" office:value="12348">
            <text:p>12348</text:p>
          </table:table-cell>
          <table:table-cell office:value-type="float" office:value="10041">
            <text:p>10041</text:p>
          </table:table-cell>
          <table:table-cell office:value-type="float" office:value="14972">
            <text:p>14972</text:p>
          </table:table-cell>
          <table:table-cell office:value-type="float" office:value="11789">
            <text:p>11789</text:p>
          </table:table-cell>
          <table:table-cell office:value-type="float" office:value="15596">
            <text:p>15596</text:p>
          </table:table-cell>
          <table:table-cell office:value-type="string">
            <text:p>Taneda Risa</text:p>
          </table:table-cell>
          <table:table-cell office:value-type="string">
            <text:p>Ginka</text:p>
          </table:table-cell>
          <table:table-cell office:value-type="string">
            <text:p>Man</text:p>
          </table:table-cell>
          <table:table-cell office:value-type="string">
            <text:p>201</text:p>
          </table:table-cell>
          <table:table-cell office:value-type="string">
            <text:p>9%</text:p>
          </table:table-cell>
          <table:table-cell office:value-type="string">
            <text:p>1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arth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ルタ</text:p>
          </table:table-cell>
          <table:table-cell office:value-type="string">
            <text:p>Saint Martha, Dragon Rider</text:p>
          </table:table-cell>
          <table:table-cell office:value-type="float" office:value="12">
            <text:p>12</text:p>
          </table:table-cell>
          <table:table-cell office:value-type="float" office:value="1335">
            <text:p>1335</text:p>
          </table:table-cell>
          <table:table-cell office:value-type="float" office:value="8014">
            <text:p>8014</text:p>
          </table:table-cell>
          <table:table-cell office:value-type="float" office:value="2090">
            <text:p>2090</text:p>
          </table:table-cell>
          <table:table-cell office:value-type="float" office:value="13068">
            <text:p>13068</text:p>
          </table:table-cell>
          <table:table-cell office:value-type="float" office:value="9703">
            <text:p>9703</text:p>
          </table:table-cell>
          <table:table-cell office:value-type="float" office:value="15845">
            <text:p>15845</text:p>
          </table:table-cell>
          <table:table-cell office:value-type="float" office:value="11393">
            <text:p>11393</text:p>
          </table:table-cell>
          <table:table-cell office:value-type="float" office:value="18622">
            <text:p>18622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1.58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de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メディア</text:p>
          </table:table-cell>
          <table:table-cell office:value-type="string">
            <text:p>Witch of Betrayal (裏切りの魔女, Uragiri no Majo?)</text:p>
          </table:table-cell>
          <table:table-cell office:value-type="float" office:value="7">
            <text:p>7</text:p>
          </table:table-cell>
          <table:table-cell office:value-type="float" office:value="1377">
            <text:p>1377</text:p>
          </table:table-cell>
          <table:table-cell office:value-type="float" office:value="7418">
            <text:p>7418</text:p>
          </table:table-cell>
          <table:table-cell office:value-type="float" office:value="1555">
            <text:p>1555</text:p>
          </table:table-cell>
          <table:table-cell office:value-type="float" office:value="8643">
            <text:p>8643</text:p>
          </table:table-cell>
          <table:table-cell office:value-type="float" office:value="10039">
            <text:p>10039</text:p>
          </table:table-cell>
          <table:table-cell office:value-type="float" office:value="11719">
            <text:p>11719</text:p>
          </table:table-cell>
          <table:table-cell office:value-type="float" office:value="11791">
            <text:p>11791</text:p>
          </table:table-cell>
          <table:table-cell office:value-type="float" office:value="13774">
            <text:p>13774</text:p>
          </table:table-cell>
          <table:table-cell office:value-type="string">
            <text:p>Tanaka Atsuko</text:p>
          </table:table-cell>
          <table:table-cell office:value-type="string">
            <text:p>Nekotawawa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0.90%</text:p>
          </table:table-cell>
          <table:table-cell office:value-type="string">
            <text:p>1.64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Magecraft</text:p>
          </table:table-cell>
          <table:table-cell office:value-type="string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illes de Rai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ジル・ド・レェ</text:p>
          </table:table-cell>
          <table:table-cell office:value-type="string">
            <text:p>Holy Monster (聖なる怪物, Seinaru Kaibutsu?), Bluebeard, Demon Marshal</text:p>
          </table:table-cell>
          <table:table-cell office:value-type="float" office:value="7">
            <text:p>7</text:p>
          </table:table-cell>
          <table:table-cell office:value-type="float" office:value="1209">
            <text:p>1209</text:p>
          </table:table-cell>
          <table:table-cell office:value-type="float" office:value="6514">
            <text:p>6514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8816">
            <text:p>8816</text:p>
          </table:table-cell>
          <table:table-cell office:value-type="float" office:value="12889">
            <text:p>12889</text:p>
          </table:table-cell>
          <table:table-cell office:value-type="float" office:value="10354">
            <text:p>10354</text:p>
          </table:table-cell>
          <table:table-cell office:value-type="float" office:value="15149">
            <text:p>15149</text:p>
          </table:table-cell>
          <table:table-cell office:value-type="string">
            <text:p>Tsuruoka Satoshi</text:p>
          </table:table-cell>
          <table:table-cell office:value-type="string">
            <text:p>Azusa</text:p>
          </table:table-cell>
          <table:table-cell office:value-type="string">
            <text:p>Man</text:p>
          </table:table-cell>
          <table:table-cell office:value-type="string">
            <text:p>48</text:p>
          </table:table-cell>
          <table:table-cell office:value-type="string">
            <text:p>10.80%</text:p>
          </table:table-cell>
          <table:table-cell office:value-type="string">
            <text:p>1.58%</text:p>
          </table:table-cell>
          <table:table-cell office:value-type="string">
            <text:p>3%</text:p>
          </table:table-cell>
          <table:table-cell office:value-type="string">
            <text:p>48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Hans Christian Andersen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ハンス・クリスチャン・アンデルセン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021">
            <text:p>1021</text:p>
          </table:table-cell>
          <table:table-cell office:value-type="float" office:value="5758">
            <text:p>5758</text:p>
          </table:table-cell>
          <table:table-cell office:value-type="float" office:value="1597">
            <text:p>1597</text:p>
          </table:table-cell>
          <table:table-cell office:value-type="float" office:value="8484">
            <text:p>8484</text:p>
          </table:table-cell>
          <table:table-cell office:value-type="float" office:value="8344">
            <text:p>8344</text:p>
          </table:table-cell>
          <table:table-cell office:value-type="float" office:value="12244">
            <text:p>12244</text:p>
          </table:table-cell>
          <table:table-cell office:value-type="float" office:value="9827">
            <text:p>9827</text:p>
          </table:table-cell>
          <table:table-cell office:value-type="float" office:value="14399">
            <text:p>14399</text:p>
          </table:table-cell>
          <table:table-cell office:value-type="string">
            <text:p>Koyasu Takehito, Tanaka Rie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48</text:p>
          </table:table-cell>
          <table:table-cell office:value-type="string">
            <text:p>10.80%</text:p>
          </table:table-cell>
          <table:table-cell office:value-type="string">
            <text:p>1.66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hild Servant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William Shakespeare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ウィリアム・シェイクスピア</text:p>
          </table:table-cell>
          <table:table-cell office:value-type="string">
            <text:p>The Greatest Writer (偉大なる文豪, Idainaru Bungō?), Caster of Red</text:p>
          </table:table-cell>
          <table:table-cell office:value-type="float" office:value="4">
            <text:p>4</text:p>
          </table:table-cell>
          <table:table-cell office:value-type="float" office:value="1028">
            <text:p>1028</text:p>
          </table:table-cell>
          <table:table-cell office:value-type="float" office:value="5798">
            <text:p>5798</text:p>
          </table:table-cell>
          <table:table-cell office:value-type="float" office:value="1520">
            <text:p>1520</text:p>
          </table:table-cell>
          <table:table-cell office:value-type="float" office:value="8080">
            <text:p>8080</text:p>
          </table:table-cell>
          <table:table-cell office:value-type="float" office:value="8402">
            <text:p>8402</text:p>
          </table:table-cell>
          <table:table-cell office:value-type="float" office:value="11661">
            <text:p>11661</text:p>
          </table:table-cell>
          <table:table-cell office:value-type="float" office:value="9895">
            <text:p>9895</text:p>
          </table:table-cell>
          <table:table-cell office:value-type="float" office:value="13715">
            <text:p>13715</text:p>
          </table:table-cell>
          <table:table-cell office:value-type="string">
            <text:p>Inada Tetsu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1.59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ephistophele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メフィストフェレス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270">
            <text:p>1270</text:p>
          </table:table-cell>
          <table:table-cell office:value-type="float" office:value="6839">
            <text:p>6839</text:p>
          </table:table-cell>
          <table:table-cell office:value-type="float" office:value="1659">
            <text:p>1659</text:p>
          </table:table-cell>
          <table:table-cell office:value-type="float" office:value="9216">
            <text:p>9216</text:p>
          </table:table-cell>
          <table:table-cell office:value-type="float" office:value="9255">
            <text:p>9255</text:p>
          </table:table-cell>
          <table:table-cell office:value-type="float" office:value="12495">
            <text:p>12495</text:p>
          </table:table-cell>
          <table:table-cell office:value-type="float" office:value="10870">
            <text:p>10870</text:p>
          </table:table-cell>
          <table:table-cell office:value-type="float" office:value="14687">
            <text:p>14687</text:p>
          </table:table-cell>
          <table:table-cell office:value-type="string">
            <text:p>Koyasu Takehito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1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Wolfgang Amadeus Mozart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ヴォルフガング・アマデウス・モーツァルト</text:p>
          </table:table-cell>
          <table:table-cell office:value-type="string">
            <text:p>Gottlieb</text:p>
          </table:table-cell>
          <table:table-cell office:value-type="float" office:value="3">
            <text:p>3</text:p>
          </table:table-cell>
          <table:table-cell office:value-type="float" office:value="944">
            <text:p>944</text:p>
          </table:table-cell>
          <table:table-cell office:value-type="float" office:value="5195">
            <text:p>5195</text:p>
          </table:table-cell>
          <table:table-cell office:value-type="float" office:value="1425">
            <text:p>1425</text:p>
          </table:table-cell>
          <table:table-cell office:value-type="float" office:value="7129">
            <text:p>7129</text:p>
          </table:table-cell>
          <table:table-cell office:value-type="float" office:value="8072">
            <text:p>8072</text:p>
          </table:table-cell>
          <table:table-cell office:value-type="float" office:value="10990">
            <text:p>10990</text:p>
          </table:table-cell>
          <table:table-cell office:value-type="float" office:value="9514">
            <text:p>9514</text:p>
          </table:table-cell>
          <table:table-cell office:value-type="float" office:value="12924">
            <text:p>12924</text:p>
          </table:table-cell>
          <table:table-cell office:value-type="string">
            <text:p>Seki Tomokazu</text:p>
          </table:table-cell>
          <table:table-cell office:value-type="string">
            <text:p>PFALZ</text:p>
          </table:table-cell>
          <table:table-cell office:value-type="string">
            <text:p>Star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1.60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Loved One, Servant, Seven Knights Serv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Zhuge Liang (Lord El-Melloi II)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諸葛孔明〔エルメロイⅡ世〕</text:p>
          </table:table-cell>
          <table:table-cell office:value-type="string">
            <text:p>Waver Velvet (ウェイバー・ベルベット?),"El-Melloi II", Great Big Ben London☆Star, Shokatsu Koumei, Kongming</text:p>
          </table:table-cell>
          <table:table-cell office:value-type="float" office:value="16">
            <text:p>16</text:p>
          </table:table-cell>
          <table:table-cell office:value-type="float" office:value="1637">
            <text:p>1637</text:p>
          </table:table-cell>
          <table:table-cell office:value-type="float" office:value="10598">
            <text:p>10598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601">
            <text:p>11601</text:p>
          </table:table-cell>
          <table:table-cell office:value-type="float" office:value="15621">
            <text:p>15621</text:p>
          </table:table-cell>
          <table:table-cell office:value-type="float" office:value="13617">
            <text:p>13617</text:p>
          </table:table-cell>
          <table:table-cell office:value-type="float" office:value="18359">
            <text:p>18359</text:p>
          </table:table-cell>
          <table:table-cell office:value-type="string">
            <text:p>Namikawa Daisuke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1.64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iving Human, Loved One, Pseudo-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-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Cú Chulainn (Caster)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クー・フーリン</text:p>
          </table:table-cell>
          <table:table-cell office:value-type="string">
            <text:p>Child of Light (光の御子, Hikari no Miko?), Grímr the Sage (賢人グリム?), Odin's Proxy</text:p>
          </table:table-cell>
          <table:table-cell office:value-type="float" office:value="8">
            <text:p>8</text:p>
          </table:table-cell>
          <table:table-cell office:value-type="float" office:value="1222">
            <text:p>1222</text:p>
          </table:table-cell>
          <table:table-cell office:value-type="float" office:value="6580">
            <text:p>6580</text:p>
          </table:table-cell>
          <table:table-cell office:value-type="float" office:value="1728">
            <text:p>1728</text:p>
          </table:table-cell>
          <table:table-cell office:value-type="float" office:value="9604">
            <text:p>9604</text:p>
          </table:table-cell>
          <table:table-cell office:value-type="float" office:value="8905">
            <text:p>8905</text:p>
          </table:table-cell>
          <table:table-cell office:value-type="float" office:value="13022">
            <text:p>13022</text:p>
          </table:table-cell>
          <table:table-cell office:value-type="float" office:value="10459">
            <text:p>10459</text:p>
          </table:table-cell>
          <table:table-cell office:value-type="float" office:value="15306">
            <text:p>15306</text:p>
          </table:table-cell>
          <table:table-cell office:value-type="string">
            <text:p>Canna Nobutoshi</text:p>
          </table:table-cell>
          <table:table-cell office:value-type="string">
            <text:p>Mata</text:p>
          </table:table-cell>
          <table:table-cell office:value-type="string">
            <text:p>Sky</text:p>
          </table:table-cell>
          <table:table-cell office:value-type="string">
            <text:p>49</text:p>
          </table:table-cell>
          <table:table-cell office:value-type="string">
            <text:p>10.90%</text:p>
          </table:table-cell>
          <table:table-cell office:value-type="string">
            <text:p>1.60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Sasaki Kojirō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佐々木小次郎</text:p>
          </table:table-cell>
          <table:table-cell office:value-type="string">
            <text:p>Nameless Master (無名の達人, Mumei no Tatsujin?)Nameless Samurai, Tsuda, Sasaki Kojirou, REGEND, Sasaki Ganryu</text:p>
          </table:table-cell>
          <table:table-cell office:value-type="float" office:value="3">
            <text:p>3</text:p>
          </table:table-cell>
          <table:table-cell office:value-type="float" office:value="1042">
            <text:p>1042</text:p>
          </table:table-cell>
          <table:table-cell office:value-type="float" office:value="5735">
            <text:p>5735</text:p>
          </table:table-cell>
          <table:table-cell office:value-type="float" office:value="1244">
            <text:p>1244</text:p>
          </table:table-cell>
          <table:table-cell office:value-type="float" office:value="6220">
            <text:p>6220</text:p>
          </table:table-cell>
          <table:table-cell office:value-type="float" office:value="8912">
            <text:p>8912</text:p>
          </table:table-cell>
          <table:table-cell office:value-type="float" office:value="9588">
            <text:p>9588</text:p>
          </table:table-cell>
          <table:table-cell office:value-type="float" office:value="10503">
            <text:p>10503</text:p>
          </table:table-cell>
          <table:table-cell office:value-type="float" office:value="11275">
            <text:p>11275</text:p>
          </table:table-cell>
          <table:table-cell office:value-type="string">
            <text:p>Miki Shinichirou</text:p>
          </table:table-cell>
          <table:table-cell office:value-type="string">
            <text:p>Mata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30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3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Hassan of the Cursed Arm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呪腕のハサン</text:p>
          </table:table-cell>
          <table:table-cell office:value-type="string">
            <text:p>Assassin of The White Skull (白髏の暗殺者, Hakurō no Asashin?)True Assassin, Hanam, Cursed Arm Hassan</text:p>
          </table:table-cell>
          <table:table-cell office:value-type="float" office:value="4">
            <text:p>4</text:p>
          </table:table-cell>
          <table:table-cell office:value-type="float" office:value="1114">
            <text:p>1114</text:p>
          </table:table-cell>
          <table:table-cell office:value-type="float" office:value="6280">
            <text:p>6280</text:p>
          </table:table-cell>
          <table:table-cell office:value-type="float" office:value="1429">
            <text:p>1429</text:p>
          </table:table-cell>
          <table:table-cell office:value-type="float" office:value="7594">
            <text:p>7594</text:p>
          </table:table-cell>
          <table:table-cell office:value-type="float" office:value="9100">
            <text:p>9100</text:p>
          </table:table-cell>
          <table:table-cell office:value-type="float" office:value="10960">
            <text:p>10960</text:p>
          </table:table-cell>
          <table:table-cell office:value-type="float" office:value="10717">
            <text:p>10717</text:p>
          </table:table-cell>
          <table:table-cell office:value-type="float" office:value="12889">
            <text:p>12889</text:p>
          </table:table-cell>
          <table:table-cell office:value-type="string">
            <text:p>Inada Tetsu</text:p>
          </table:table-cell>
          <table:table-cell office:value-type="string">
            <text:p>Task Ohna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.2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Sthen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ステンノ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97">
            <text:p>1497</text:p>
          </table:table-cell>
          <table:table-cell office:value-type="float" office:value="8985">
            <text:p>8985</text:p>
          </table:table-cell>
          <table:table-cell office:value-type="float" office:value="1843">
            <text:p>1843</text:p>
          </table:table-cell>
          <table:table-cell office:value-type="float" office:value="11518">
            <text:p>11518</text:p>
          </table:table-cell>
          <table:table-cell office:value-type="float" office:value="10879">
            <text:p>10879</text:p>
          </table:table-cell>
          <table:table-cell office:value-type="float" office:value="13965">
            <text:p>13965</text:p>
          </table:table-cell>
          <table:table-cell office:value-type="float" office:value="12773">
            <text:p>12773</text:p>
          </table:table-cell>
          <table:table-cell office:value-type="float" office:value="16413">
            <text:p>16413</text:p>
          </table:table-cell>
          <table:table-cell office:value-type="string">
            <text:p>Asakawa Yuu</text:p>
          </table:table-cell>
          <table:table-cell office:value-type="string">
            <text:p>AKIRA</text:p>
          </table:table-cell>
          <table:table-cell office:value-type="string">
            <text:p>Sky</text:p>
          </table:table-cell>
          <table:table-cell office:value-type="string">
            <text:p>104</text:p>
          </table:table-cell>
          <table:table-cell office:value-type="string">
            <text:p>25%</text:p>
          </table:table-cell>
          <table:table-cell office:value-type="string">
            <text:p>2.26%</text:p>
          </table:table-cell>
          <table:table-cell office:value-type="string">
            <text:p>4%</text:p>
          </table:table-cell>
          <table:table-cell office:value-type="string">
            <text:p>27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e Spirit, Divinity, Goddess Servant, Humanoid, Immune to Pigify, Non-Hominidae 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Jing K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荊軻</text:p>
          </table:table-cell>
          <table:table-cell office:value-type="string">
            <text:p>Keika</text:p>
          </table:table-cell>
          <table:table-cell office:value-type="float" office:value="7">
            <text:p>7</text:p>
          </table:table-cell>
          <table:table-cell office:value-type="float" office:value="1338">
            <text:p>1338</text:p>
          </table:table-cell>
          <table:table-cell office:value-type="float" office:value="7207">
            <text:p>7207</text:p>
          </table:table-cell>
          <table:table-cell office:value-type="float" office:value="1492">
            <text:p>1492</text:p>
          </table:table-cell>
          <table:table-cell office:value-type="float" office:value="8293">
            <text:p>8293</text:p>
          </table:table-cell>
          <table:table-cell office:value-type="float" office:value="9754">
            <text:p>9754</text:p>
          </table:table-cell>
          <table:table-cell office:value-type="float" office:value="11244">
            <text:p>11244</text:p>
          </table:table-cell>
          <table:table-cell office:value-type="float" office:value="11456">
            <text:p>11456</text:p>
          </table:table-cell>
          <table:table-cell office:value-type="float" office:value="13216">
            <text:p>13216</text:p>
          </table:table-cell>
          <table:table-cell office:value-type="string">
            <text:p>Tanaka Atsuko</text:p>
          </table:table-cell>
          <table:table-cell office:value-type="string">
            <text:p>Takahashi Keitarō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5.20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harles-Henri Sanson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シャルル＝アンリ・サンソン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968">
            <text:p>968</text:p>
          </table:table-cell>
          <table:table-cell office:value-type="float" office:value="5456">
            <text:p>5456</text:p>
          </table:table-cell>
          <table:table-cell office:value-type="float" office:value="1568">
            <text:p>1568</text:p>
          </table:table-cell>
          <table:table-cell office:value-type="float" office:value="8309">
            <text:p>8309</text:p>
          </table:table-cell>
          <table:table-cell office:value-type="float" office:value="7906">
            <text:p>7906</text:p>
          </table:table-cell>
          <table:table-cell office:value-type="float" office:value="11991">
            <text:p>11991</text:p>
          </table:table-cell>
          <table:table-cell office:value-type="float" office:value="9311">
            <text:p>9311</text:p>
          </table:table-cell>
          <table:table-cell office:value-type="float" office:value="14102">
            <text:p>14102</text:p>
          </table:table-cell>
          <table:table-cell office:value-type="string">
            <text:p>Miyano Mamoru</text:p>
          </table:table-cell>
          <table:table-cell office:value-type="string">
            <text:p>Shimadoriru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4.80%</text:p>
          </table:table-cell>
          <table:table-cell office:value-type="string">
            <text:p>1.06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Phantom of the Opera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ファントム・オブ・ジ・オペラ</text:p>
          </table:table-cell>
          <table:table-cell office:value-type="string">
            <text:p>Erik (エリック?), Berserker of Shinjuku (新宿のバーサーカー?), Angel of Music</text:p>
          </table:table-cell>
          <table:table-cell office:value-type="float" office:value="4">
            <text:p>4</text:p>
          </table:table-cell>
          <table:table-cell office:value-type="float" office:value="1003">
            <text:p>1003</text:p>
          </table:table-cell>
          <table:table-cell office:value-type="float" office:value="5654">
            <text:p>5654</text:p>
          </table:table-cell>
          <table:table-cell office:value-type="float" office:value="1580">
            <text:p>1580</text:p>
          </table:table-cell>
          <table:table-cell office:value-type="float" office:value="8393">
            <text:p>8393</text:p>
          </table:table-cell>
          <table:table-cell office:value-type="float" office:value="8193">
            <text:p>8193</text:p>
          </table:table-cell>
          <table:table-cell office:value-type="float" office:value="12112">
            <text:p>12112</text:p>
          </table:table-cell>
          <table:table-cell office:value-type="float" office:value="9649">
            <text:p>9649</text:p>
          </table:table-cell>
          <table:table-cell office:value-type="float" office:value="14245">
            <text:p>14245</text:p>
          </table:table-cell>
          <table:table-cell office:value-type="string">
            <text:p>Okiayu Ryoutarou</text:p>
          </table:table-cell>
          <table:table-cell office:value-type="string">
            <text:p>Shimaudon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25.2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ata Hari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マタ・ハリ</text:p>
          </table:table-cell>
          <table:table-cell office:value-type="string">
            <text:p>Margaretha Geertruida Zelle, The Girl Who Has Sunny Eyes</text:p>
          </table:table-cell>
          <table:table-cell office:value-type="float" office:value="3">
            <text:p>3</text:p>
          </table:table-cell>
          <table:table-cell office:value-type="float" office:value="977">
            <text:p>977</text:p>
          </table:table-cell>
          <table:table-cell office:value-type="float" office:value="5377">
            <text:p>5377</text:p>
          </table:table-cell>
          <table:table-cell office:value-type="float" office:value="1313">
            <text:p>1313</text:p>
          </table:table-cell>
          <table:table-cell office:value-type="float" office:value="6565">
            <text:p>6565</text:p>
          </table:table-cell>
          <table:table-cell office:value-type="float" office:value="8355">
            <text:p>8355</text:p>
          </table:table-cell>
          <table:table-cell office:value-type="float" office:value="10120">
            <text:p>10120</text:p>
          </table:table-cell>
          <table:table-cell office:value-type="float" office:value="9847">
            <text:p>9847</text:p>
          </table:table-cell>
          <table:table-cell office:value-type="float" office:value="11901">
            <text:p>11901</text:p>
          </table:table-cell>
          <table:table-cell office:value-type="string">
            <text:p>Taneda Risa</text:p>
          </table:table-cell>
          <table:table-cell office:value-type="string">
            <text:p>Koyama Hirokazu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4.60%</text:p>
          </table:table-cell>
          <table:table-cell office:value-type="string">
            <text:p>2.10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Carmill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カーミラ</text:p>
          </table:table-cell>
          <table:table-cell office:value-type="string">
            <text:p>Elizabeth Báthory</text:p>
          </table:table-cell>
          <table:table-cell office:value-type="float" office:value="12">
            <text:p>12</text:p>
          </table:table-cell>
          <table:table-cell office:value-type="float" office:value="1568">
            <text:p>1568</text:p>
          </table:table-cell>
          <table:table-cell office:value-type="float" office:value="9408">
            <text:p>9408</text:p>
          </table:table-cell>
          <table:table-cell office:value-type="float" office:value="1675">
            <text:p>1675</text:p>
          </table:table-cell>
          <table:table-cell office:value-type="float" office:value="10473">
            <text:p>10473</text:p>
          </table:table-cell>
          <table:table-cell office:value-type="float" office:value="11391">
            <text:p>11391</text:p>
          </table:table-cell>
          <table:table-cell office:value-type="float" office:value="12698">
            <text:p>12698</text:p>
          </table:table-cell>
          <table:table-cell office:value-type="float" office:value="13375">
            <text:p>13375</text:p>
          </table:table-cell>
          <table:table-cell office:value-type="float" office:value="14924">
            <text:p>14924</text:p>
          </table:table-cell>
          <table:table-cell office:value-type="string">
            <text:p>Tanaka Atsuko</text:p>
          </table:table-cell>
          <table:table-cell office:value-type="string">
            <text:p>okojo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25.20%</text:p>
          </table:table-cell>
          <table:table-cell office:value-type="string">
            <text:p>2.15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Heracles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ヘラクレス</text:p>
          </table:table-cell>
          <table:table-cell office:value-type="string">
            <text:p>The Immortal Great Hero (不死身の大英雄, Fujimi no Dai Eiyū?), Hércules</text:p>
          </table:table-cell>
          <table:table-cell office:value-type="float" office:value="12">
            <text:p>12</text:p>
          </table:table-cell>
          <table:table-cell office:value-type="float" office:value="1775">
            <text:p>1775</text:p>
          </table:table-cell>
          <table:table-cell office:value-type="float" office:value="10655">
            <text:p>10655</text:p>
          </table:table-cell>
          <table:table-cell office:value-type="float" office:value="1652">
            <text:p>1652</text:p>
          </table:table-cell>
          <table:table-cell office:value-type="float" office:value="10327">
            <text:p>10327</text:p>
          </table:table-cell>
          <table:table-cell office:value-type="float" office:value="12901">
            <text:p>12901</text:p>
          </table:table-cell>
          <table:table-cell office:value-type="float" office:value="12521">
            <text:p>12521</text:p>
          </table:table-cell>
          <table:table-cell office:value-type="float" office:value="15148">
            <text:p>15148</text:p>
          </table:table-cell>
          <table:table-cell office:value-type="float" office:value="14716">
            <text:p>14716</text:p>
          </table:table-cell>
          <table:table-cell office:value-type="string">
            <text:p>Saizen Tadahisa</text:p>
          </table:table-cell>
          <table:table-cell office:value-type="string">
            <text:p>Azusa</text:p>
          </table:table-cell>
          <table:table-cell office:value-type="string">
            <text:p>Sky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1.07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Chaotic Insane</text:p>
          </table:table-cell>
          <table:table-cell office:value-type="string">
            <text:p>Male</text:p>
          </table:table-cell>
          <table:table-cell office:value-type="string">
            <text:p>Argo-Related, Divinity, Greek Mythology Male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~A+</text:p>
          </table:table-cell>
          <table:table-cell office:value-type="string">
            <text:p>Anti-Unit</text:p>
          </table:table-cell>
          <table:table-cell office:value-type="string">
            <text:p>15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Lancelot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ランスロット</text:p>
          </table:table-cell>
          <table:table-cell office:value-type="string">
            <text:p>Knight of the Lake (湖の騎士, Mizu-umi no Kishi?), Black Knight, Mad Dog</text:p>
          </table:table-cell>
          <table:table-cell office:value-type="float" office:value="12">
            <text:p>12</text:p>
          </table:table-cell>
          <table:table-cell office:value-type="float" office:value="1746">
            <text:p>1746</text:p>
          </table:table-cell>
          <table:table-cell office:value-type="float" office:value="10477">
            <text:p>10477</text:p>
          </table:table-cell>
          <table:table-cell office:value-type="float" office:value="1652">
            <text:p>1652</text:p>
          </table:table-cell>
          <table:table-cell office:value-type="float" office:value="10327">
            <text:p>10327</text:p>
          </table:table-cell>
          <table:table-cell office:value-type="float" office:value="12685">
            <text:p>12685</text:p>
          </table:table-cell>
          <table:table-cell office:value-type="float" office:value="12521">
            <text:p>12521</text:p>
          </table:table-cell>
          <table:table-cell office:value-type="float" office:value="14894">
            <text:p>14894</text:p>
          </table:table-cell>
          <table:table-cell office:value-type="float" office:value="14716">
            <text:p>14716</text:p>
          </table:table-cell>
          <table:table-cell office:value-type="string">
            <text:p>Okiayu Ryoutarou</text:p>
          </table:table-cell>
          <table:table-cell office:value-type="string">
            <text:p>Koyama Hirokazu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50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Lawful Insane</text:p>
          </table:table-cell>
          <table:table-cell office:value-type="string">
            <text:p>Male</text:p>
          </table:table-cell>
          <table:table-cell office:value-type="string">
            <text:p>Hominidae Servant, Humanoid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Lu Bu Fengxia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呂布奉先</text:p>
          </table:table-cell>
          <table:table-cell office:value-type="string">
            <text:p>General of Repetition, Lü Bu Fengxian, Ryo Fu</text:p>
          </table:table-cell>
          <table:table-cell office:value-type="float" office:value="7">
            <text:p>7</text:p>
          </table:table-cell>
          <table:table-cell office:value-type="float" office:value="1507">
            <text:p>1507</text:p>
          </table:table-cell>
          <table:table-cell office:value-type="float" office:value="8119">
            <text:p>8119</text:p>
          </table:table-cell>
          <table:table-cell office:value-type="float" office:value="1494">
            <text:p>1494</text:p>
          </table:table-cell>
          <table:table-cell office:value-type="float" office:value="8302">
            <text:p>8302</text:p>
          </table:table-cell>
          <table:table-cell office:value-type="float" office:value="10988">
            <text:p>10988</text:p>
          </table:table-cell>
          <table:table-cell office:value-type="float" office:value="11256">
            <text:p>11256</text:p>
          </table:table-cell>
          <table:table-cell office:value-type="float" office:value="12906">
            <text:p>12906</text:p>
          </table:table-cell>
          <table:table-cell office:value-type="float" office:value="13230">
            <text:p>13230</text:p>
          </table:table-cell>
          <table:table-cell office:value-type="string">
            <text:p>Yasui Kunihik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1.04%</text:p>
          </table:table-cell>
          <table:table-cell office:value-type="string">
            <text:p>5%</text:p>
          </table:table-cell>
          <table:table-cell office:value-type="string">
            <text:p>50.3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Mechanical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Anti-ArmyAnti-Fortress</text:p>
          </table:table-cell>
          <table:table-cell office:value-type="string">
            <text:p>1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Spartacus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スパルタクス</text:p>
          </table:table-cell>
          <table:table-cell office:value-type="string">
            <text:p>Gladiator of Thrace (トラキアの剣闘士, Torakia no Ken Tōshi?), Berserker of Red</text:p>
          </table:table-cell>
          <table:table-cell office:value-type="float" office:value="3">
            <text:p>3</text:p>
          </table:table-cell>
          <table:table-cell office:value-type="float" office:value="922">
            <text:p>922</text:p>
          </table:table-cell>
          <table:table-cell office:value-type="float" office:value="5073">
            <text:p>5073</text:p>
          </table:table-cell>
          <table:table-cell office:value-type="float" office:value="1544">
            <text:p>1544</text:p>
          </table:table-cell>
          <table:table-cell office:value-type="float" office:value="7722">
            <text:p>7722</text:p>
          </table:table-cell>
          <table:table-cell office:value-type="float" office:value="7883">
            <text:p>7883</text:p>
          </table:table-cell>
          <table:table-cell office:value-type="float" office:value="11904">
            <text:p>11904</text:p>
          </table:table-cell>
          <table:table-cell office:value-type="float" office:value="9290">
            <text:p>9290</text:p>
          </table:table-cell>
          <table:table-cell office:value-type="float" office:value="13998">
            <text:p>13998</text:p>
          </table:table-cell>
          <table:table-cell office:value-type="string">
            <text:p>Tsuruoka Satoshi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1.01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Roman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Sakata Kintok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坂田金時</text:p>
          </table:table-cell>
          <table:table-cell office:value-type="string">
            <text:p>Kintarō (金太郎?), Kaidōmaru (怪童丸?), Shimenosuke (主馬佑?), Golden</text:p>
          </table:table-cell>
          <table:table-cell office:value-type="float" office:value="16">
            <text:p>16</text:p>
          </table:table-cell>
          <table:table-cell office:value-type="float" office:value="1964">
            <text:p>1964</text:p>
          </table:table-cell>
          <table:table-cell office:value-type="float" office:value="12712">
            <text:p>12712</text:p>
          </table:table-cell>
          <table:table-cell office:value-type="float" office:value="1782">
            <text:p>1782</text:p>
          </table:table-cell>
          <table:table-cell office:value-type="float" office:value="12150">
            <text:p>12150</text:p>
          </table:table-cell>
          <table:table-cell office:value-type="float" office:value="13915">
            <text:p>13915</text:p>
          </table:table-cell>
          <table:table-cell office:value-type="float" office:value="13311">
            <text:p>13311</text:p>
          </table:table-cell>
          <table:table-cell office:value-type="float" office:value="16334">
            <text:p>16334</text:p>
          </table:table-cell>
          <table:table-cell office:value-type="float" office:value="15644">
            <text:p>15644</text:p>
          </table:table-cell>
          <table:table-cell office:value-type="string">
            <text:p>Yusa Kōji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1.03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Fairy Tale Servant, Genji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-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Vlad II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ヴラド三世</text:p>
          </table:table-cell>
          <table:table-cell office:value-type="string">
            <text:p>Lord Impaler (串刺し公, Kushizashi Kō?), Lancer of Black, Vlad Ţepeş, Count Dracula</text:p>
          </table:table-cell>
          <table:table-cell office:value-type="float" office:value="16">
            <text:p>16</text:p>
          </table:table-cell>
          <table:table-cell office:value-type="float" office:value="1777">
            <text:p>1777</text:p>
          </table:table-cell>
          <table:table-cell office:value-type="float" office:value="11499">
            <text:p>11499</text:p>
          </table:table-cell>
          <table:table-cell office:value-type="float" office:value="2019">
            <text:p>2019</text:p>
          </table:table-cell>
          <table:table-cell office:value-type="float" office:value="13770">
            <text:p>13770</text:p>
          </table:table-cell>
          <table:table-cell office:value-type="float" office:value="12587">
            <text:p>12587</text:p>
          </table:table-cell>
          <table:table-cell office:value-type="float" office:value="15086">
            <text:p>15086</text:p>
          </table:table-cell>
          <table:table-cell office:value-type="float" office:value="14775">
            <text:p>14775</text:p>
          </table:table-cell>
          <table:table-cell office:value-type="float" office:value="17730">
            <text:p>17730</text:p>
          </table:table-cell>
          <table:table-cell office:value-type="string">
            <text:p>Okiayu Ryoutarou</text:p>
          </table:table-cell>
          <table:table-cell office:value-type="string">
            <text:p>Maeda Hirotaka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50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Stout Defender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Asterios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アステリオス</text:p>
          </table:table-cell>
          <table:table-cell office:value-type="string">
            <text:p>Minotaur</text:p>
          </table:table-cell>
          <table:table-cell office:value-type="float" office:value="3">
            <text:p>3</text:p>
          </table:table-cell>
          <table:table-cell office:value-type="float" office:value="1097">
            <text:p>1097</text:p>
          </table:table-cell>
          <table:table-cell office:value-type="float" office:value="6037">
            <text:p>6037</text:p>
          </table:table-cell>
          <table:table-cell office:value-type="float" office:value="1320">
            <text:p>1320</text:p>
          </table:table-cell>
          <table:table-cell office:value-type="float" office:value="6604">
            <text:p>6604</text:p>
          </table:table-cell>
          <table:table-cell office:value-type="float" office:value="9381">
            <text:p>9381</text:p>
          </table:table-cell>
          <table:table-cell office:value-type="float" office:value="10181">
            <text:p>10181</text:p>
          </table:table-cell>
          <table:table-cell office:value-type="float" office:value="11056">
            <text:p>11056</text:p>
          </table:table-cell>
          <table:table-cell office:value-type="float" office:value="11972">
            <text:p>11972</text:p>
          </table:table-cell>
          <table:table-cell office:value-type="string">
            <text:p>Toriumi Kousuke</text:p>
          </table:table-cell>
          <table:table-cell office:value-type="string">
            <text:p>Shimadoriru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68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Animal Characteristics Servant, Child Servant, Demonic Beast Servant, Giant, Greek Mythology Male, Humanoid, Non-Hominidae 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Labyrinth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Caligula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カリギュラ</text:p>
          </table:table-cell>
          <table:table-cell office:value-type="string">
            <text:p>Emperor of Death</text:p>
          </table:table-cell>
          <table:table-cell office:value-type="float" office:value="4">
            <text:p>4</text:p>
          </table:table-cell>
          <table:table-cell office:value-type="float" office:value="1374">
            <text:p>1374</text:p>
          </table:table-cell>
          <table:table-cell office:value-type="float" office:value="6831">
            <text:p>6831</text:p>
          </table:table-cell>
          <table:table-cell office:value-type="float" office:value="1211">
            <text:p>1211</text:p>
          </table:table-cell>
          <table:table-cell office:value-type="float" office:value="7303">
            <text:p>7303</text:p>
          </table:table-cell>
          <table:table-cell office:value-type="float" office:value="9899">
            <text:p>9899</text:p>
          </table:table-cell>
          <table:table-cell office:value-type="float" office:value="10540">
            <text:p>10540</text:p>
          </table:table-cell>
          <table:table-cell office:value-type="float" office:value="11658">
            <text:p>11658</text:p>
          </table:table-cell>
          <table:table-cell office:value-type="float" office:value="12396">
            <text:p>12396</text:p>
          </table:table-cell>
          <table:table-cell office:value-type="string">
            <text:p>Tsuruoka Satoshi</text:p>
          </table:table-cell>
          <table:table-cell office:value-type="string">
            <text:p>BLACK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0.68%</text:p>
          </table:table-cell>
          <table:table-cell office:value-type="string">
            <text:p>5%</text:p>
          </table:table-cell>
          <table:table-cell office:value-type="string">
            <text:p>56.8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King, Roman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Darius III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ダレイオス三世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412">
            <text:p>1412</text:p>
          </table:table-cell>
          <table:table-cell office:value-type="float" office:value="7608">
            <text:p>7608</text:p>
          </table:table-cell>
          <table:table-cell office:value-type="float" office:value="1577">
            <text:p>1577</text:p>
          </table:table-cell>
          <table:table-cell office:value-type="float" office:value="8763">
            <text:p>8763</text:p>
          </table:table-cell>
          <table:table-cell office:value-type="float" office:value="10297">
            <text:p>10297</text:p>
          </table:table-cell>
          <table:table-cell office:value-type="float" office:value="11881">
            <text:p>11881</text:p>
          </table:table-cell>
          <table:table-cell office:value-type="float" office:value="12093">
            <text:p>12093</text:p>
          </table:table-cell>
          <table:table-cell office:value-type="float" office:value="13965">
            <text:p>13965</text:p>
          </table:table-cell>
          <table:table-cell office:value-type="string">
            <text:p>Yasui Kunihiko</text:p>
          </table:table-cell>
          <table:table-cell office:value-type="string">
            <text:p>PFALZ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0.67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iant, Hominidae Servant, Humanoid, K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Kiyohim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清姫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233">
            <text:p>1233</text:p>
          </table:table-cell>
          <table:table-cell office:value-type="float" office:value="6644">
            <text:p>6644</text:p>
          </table:table-cell>
          <table:table-cell office:value-type="float" office:value="1649">
            <text:p>1649</text:p>
          </table:table-cell>
          <table:table-cell office:value-type="float" office:value="9166">
            <text:p>9166</text:p>
          </table:table-cell>
          <table:table-cell office:value-type="float" office:value="8992">
            <text:p>8992</text:p>
          </table:table-cell>
          <table:table-cell office:value-type="float" office:value="12428">
            <text:p>12428</text:p>
          </table:table-cell>
          <table:table-cell office:value-type="float" office:value="10561">
            <text:p>10561</text:p>
          </table:table-cell>
          <table:table-cell office:value-type="float" office:value="14608">
            <text:p>14608</text:p>
          </table:table-cell>
          <table:table-cell office:value-type="string">
            <text:p>Taneda Risa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2.03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Eric Bloodaxe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エイリーク・ブラッドアクス</text:p>
          </table:table-cell>
          <table:table-cell office:value-type="string">
            <text:p>Bloodaxe King, Eric Haraldsson</text:p>
          </table:table-cell>
          <table:table-cell office:value-type="float" office:value="4">
            <text:p>4</text:p>
          </table:table-cell>
          <table:table-cell office:value-type="float" office:value="1116">
            <text:p>1116</text:p>
          </table:table-cell>
          <table:table-cell office:value-type="float" office:value="6290">
            <text:p>6290</text:p>
          </table:table-cell>
          <table:table-cell office:value-type="float" office:value="1447">
            <text:p>1447</text:p>
          </table:table-cell>
          <table:table-cell office:value-type="float" office:value="7688">
            <text:p>7688</text:p>
          </table:table-cell>
          <table:table-cell office:value-type="float" office:value="9115">
            <text:p>9115</text:p>
          </table:table-cell>
          <table:table-cell office:value-type="float" office:value="11095">
            <text:p>11095</text:p>
          </table:table-cell>
          <table:table-cell office:value-type="float" office:value="10734">
            <text:p>10734</text:p>
          </table:table-cell>
          <table:table-cell office:value-type="float" office:value="13049">
            <text:p>13049</text:p>
          </table:table-cell>
          <table:table-cell office:value-type="string">
            <text:p>Yasui Kunihiko</text:p>
          </table:table-cell>
          <table:table-cell office:value-type="string">
            <text:p>Aotsuki Takao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1.02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Tamamo Cat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タマモキャット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04">
            <text:p>1504</text:p>
          </table:table-cell>
          <table:table-cell office:value-type="float" office:value="9026">
            <text:p>9026</text:p>
          </table:table-cell>
          <table:table-cell office:value-type="float" office:value="1833">
            <text:p>1833</text:p>
          </table:table-cell>
          <table:table-cell office:value-type="float" office:value="11458">
            <text:p>11458</text:p>
          </table:table-cell>
          <table:table-cell office:value-type="float" office:value="10929">
            <text:p>10929</text:p>
          </table:table-cell>
          <table:table-cell office:value-type="float" office:value="13893">
            <text:p>13893</text:p>
          </table:table-cell>
          <table:table-cell office:value-type="float" office:value="12832">
            <text:p>12832</text:p>
          </table:table-cell>
          <table:table-cell office:value-type="float" office:value="16328">
            <text:p>16328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71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 Beast Servant, Humanoid, Non-Hominidae Servant, Servant, Seven Knights Servant, Weak to Enuma Elish, Wild Bea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Jeanne d'Arc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uler</text:p>
          </table:table-cell>
          <table:table-cell office:value-type="string">
            <text:p>ジャンヌ・ダルク</text:p>
          </table:table-cell>
          <table:table-cell office:value-type="string">
            <text:p>Holy Maiden of Salvation (救国の聖女, Kyūkoku no Seijo?)Joan of Arc, Juana de Arco, La Pucelle d'Orléans, The Maiden of Orleans, St. Joan, Joanna d'arc</text:p>
          </table:table-cell>
          <table:table-cell office:value-type="float" office:value="16">
            <text:p>16</text:p>
          </table:table-cell>
          <table:table-cell office:value-type="float" office:value="1482">
            <text:p>1482</text:p>
          </table:table-cell>
          <table:table-cell office:value-type="float" office:value="9593">
            <text:p>9593</text:p>
          </table:table-cell>
          <table:table-cell office:value-type="float" office:value="2420">
            <text:p>2420</text:p>
          </table:table-cell>
          <table:table-cell office:value-type="float" office:value="16500">
            <text:p>16500</text:p>
          </table:table-cell>
          <table:table-cell office:value-type="float" office:value="10501">
            <text:p>10501</text:p>
          </table:table-cell>
          <table:table-cell office:value-type="float" office:value="18076">
            <text:p>18076</text:p>
          </table:table-cell>
          <table:table-cell office:value-type="float" office:value="12326">
            <text:p>12326</text:p>
          </table:table-cell>
          <table:table-cell office:value-type="float" office:value="21244">
            <text:p>21244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Star</text:p>
          </table:table-cell>
          <table:table-cell office:value-type="string">
            <text:p>99</text:p>
          </table:table-cell>
          <table:table-cell office:value-type="string">
            <text:p>10.1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A-</text:p>
          </table:table-cell>
          <table:table-cell office:value-type="string">
            <text:p>Barrier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Ori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オリオン</text:p>
          </table:table-cell>
          <table:table-cell office:value-type="string">
            <text:p>Artemis (アルテミス?)</text:p>
          </table:table-cell>
          <table:table-cell office:value-type="float" office:value="16">
            <text:p>16</text:p>
          </table:table-cell>
          <table:table-cell office:value-type="float" office:value="1716">
            <text:p>1716</text:p>
          </table:table-cell>
          <table:table-cell office:value-type="float" office:value="11107">
            <text:p>11107</text:p>
          </table:table-cell>
          <table:table-cell office:value-type="float" office:value="2134">
            <text:p>2134</text:p>
          </table:table-cell>
          <table:table-cell office:value-type="float" office:value="14553">
            <text:p>14553</text:p>
          </table:table-cell>
          <table:table-cell office:value-type="float" office:value="12158">
            <text:p>12158</text:p>
          </table:table-cell>
          <table:table-cell office:value-type="float" office:value="15943">
            <text:p>15943</text:p>
          </table:table-cell>
          <table:table-cell office:value-type="float" office:value="14271">
            <text:p>14271</text:p>
          </table:table-cell>
          <table:table-cell office:value-type="float" office:value="18738">
            <text:p>18738</text:p>
          </table:table-cell>
          <table:table-cell office:value-type="string">
            <text:p>Canna Nobutoshi, Sawashiro Miyuki</text:p>
          </table:table-cell>
          <table:table-cell office:value-type="string">
            <text:p>I-IV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1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Immune to Pigify, Levitating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Elizabeth Báthory (Hallowee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エリザベート・バートリー〔ハロウィン〕</text:p>
          </table:table-cell>
          <table:table-cell office:value-type="string">
            <text:p>Hallo-Eli, Elisabeth Báthory (Halloween)</text:p>
          </table:table-cell>
          <table:table-cell office:value-type="float" office:value="12">
            <text:p>12</text:p>
          </table:table-cell>
          <table:table-cell office:value-type="float" office:value="1436">
            <text:p>1436</text:p>
          </table:table-cell>
          <table:table-cell office:value-type="float" office:value="8616">
            <text:p>8616</text:p>
          </table:table-cell>
          <table:table-cell office:value-type="float" office:value="1824">
            <text:p>1824</text:p>
          </table:table-cell>
          <table:table-cell office:value-type="float" office:value="11404">
            <text:p>11404</text:p>
          </table:table-cell>
          <table:table-cell office:value-type="float" office:value="10432">
            <text:p>10432</text:p>
          </table:table-cell>
          <table:table-cell office:value-type="float" office:value="13827">
            <text:p>13827</text:p>
          </table:table-cell>
          <table:table-cell office:value-type="float" office:value="12249">
            <text:p>12249</text:p>
          </table:table-cell>
          <table:table-cell office:value-type="float" office:value="16251">
            <text:p>16251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1.60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ragon, Hominidae Servant, Humanoid, Levitating 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E-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Tamamo no Ma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玉藻の前</text:p>
          </table:table-cell>
          <table:table-cell office:value-type="string">
            <text:p>Fox Priestess of Peerless Beauty (絶世の美女巫女狐, Zessei no Bijo Miko-Gitsune?), Cas-ko (キャス狐?), Mizukume</text:p>
          </table:table-cell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float" office:value="10546">
            <text:p>10546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544">
            <text:p>11544</text:p>
          </table:table-cell>
          <table:table-cell office:value-type="float" office:value="15621">
            <text:p>15621</text:p>
          </table:table-cell>
          <table:table-cell office:value-type="float" office:value="13551">
            <text:p>13551</text:p>
          </table:table-cell>
          <table:table-cell office:value-type="float" office:value="18359">
            <text:p>18359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Sky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0.32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Goddess Servant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D-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Davi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ダビデ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436">
            <text:p>1436</text:p>
          </table:table-cell>
          <table:table-cell office:value-type="float" office:value="7736">
            <text:p>7736</text:p>
          </table:table-cell>
          <table:table-cell office:value-type="float" office:value="1555">
            <text:p>1555</text:p>
          </table:table-cell>
          <table:table-cell office:value-type="float" office:value="8643">
            <text:p>8643</text:p>
          </table:table-cell>
          <table:table-cell office:value-type="float" office:value="10470">
            <text:p>10470</text:p>
          </table:table-cell>
          <table:table-cell office:value-type="float" office:value="11719">
            <text:p>11719</text:p>
          </table:table-cell>
          <table:table-cell office:value-type="float" office:value="12297">
            <text:p>12297</text:p>
          </table:table-cell>
          <table:table-cell office:value-type="float" office:value="13774">
            <text:p>13774</text:p>
          </table:table-cell>
          <table:table-cell office:value-type="string">
            <text:p>Nakamura Yuuichi</text:p>
          </table:table-cell>
          <table:table-cell office:value-type="string">
            <text:p>Ginka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-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Hecto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ヘクトール</text:p>
          </table:table-cell>
          <table:table-cell office:value-type="string">
            <text:p>Hektor, Hector of the Gleaming Helmet</text:p>
          </table:table-cell>
          <table:table-cell office:value-type="float" office:value="7">
            <text:p>7</text:p>
          </table:table-cell>
          <table:table-cell office:value-type="float" office:value="1334">
            <text:p>1334</text:p>
          </table:table-cell>
          <table:table-cell office:value-type="float" office:value="6928">
            <text:p>6928</text:p>
          </table:table-cell>
          <table:table-cell office:value-type="float" office:value="1726">
            <text:p>1726</text:p>
          </table:table-cell>
          <table:table-cell office:value-type="float" office:value="10200">
            <text:p>10200</text:p>
          </table:table-cell>
          <table:table-cell office:value-type="float" office:value="9376">
            <text:p>9376</text:p>
          </table:table-cell>
          <table:table-cell office:value-type="float" office:value="13829">
            <text:p>13829</text:p>
          </table:table-cell>
          <table:table-cell office:value-type="float" office:value="11012">
            <text:p>11012</text:p>
          </table:table-cell>
          <table:table-cell office:value-type="float" office:value="16255">
            <text:p>16255</text:p>
          </table:table-cell>
          <table:table-cell office:value-type="string">
            <text:p>Yasui Kunihiko</text:p>
          </table:table-cell>
          <table:table-cell office:value-type="string">
            <text:p>BLACK</text:p>
          </table:table-cell>
          <table:table-cell office:value-type="string">
            <text:p>Man</text:p>
          </table:table-cell>
          <table:table-cell office:value-type="string">
            <text:p>90</text:p>
          </table:table-cell>
          <table:table-cell office:value-type="string">
            <text:p>12.20%</text:p>
          </table:table-cell>
          <table:table-cell office:value-type="string">
            <text:p>1.08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-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Francis Drak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フランシス・ドレイク</text:p>
          </table:table-cell>
          <table:table-cell office:value-type="string">
            <text:p>Voyager of the Storm (嵐の航海者, Arashi no Kōkai-sha?)El Draque, King of Storms, King of Ghosts</text:p>
          </table:table-cell>
          <table:table-cell office:value-type="float" office:value="16">
            <text:p>16</text:p>
          </table:table-cell>
          <table:table-cell office:value-type="float" office:value="1750">
            <text:p>1750</text:p>
          </table:table-cell>
          <table:table-cell office:value-type="float" office:value="11326">
            <text:p>11326</text:p>
          </table:table-cell>
          <table:table-cell office:value-type="float" office:value="1881">
            <text:p>1881</text:p>
          </table:table-cell>
          <table:table-cell office:value-type="float" office:value="12830">
            <text:p>12830</text:p>
          </table:table-cell>
          <table:table-cell office:value-type="float" office:value="12398">
            <text:p>12398</text:p>
          </table:table-cell>
          <table:table-cell office:value-type="float" office:value="14056">
            <text:p>14056</text:p>
          </table:table-cell>
          <table:table-cell office:value-type="float" office:value="14553">
            <text:p>14553</text:p>
          </table:table-cell>
          <table:table-cell office:value-type="float" office:value="16519">
            <text:p>16519</text:p>
          </table:table-cell>
          <table:table-cell office:value-type="string">
            <text:p>Takano Urara</text:p>
          </table:table-cell>
          <table:table-cell office:value-type="string">
            <text:p>Wada Arco</text:p>
          </table:table-cell>
          <table:table-cell office:value-type="string">
            <text:p>Star</text:p>
          </table:table-cell>
          <table:table-cell office:value-type="string">
            <text:p>208</text:p>
          </table:table-cell>
          <table:table-cell office:value-type="string">
            <text:p>9%</text:p>
          </table:table-cell>
          <table:table-cell office:value-type="string">
            <text:p>0.42%</text:p>
          </table:table-cell>
          <table:table-cell office:value-type="string">
            <text:p>3%</text:p>
          </table:table-cell>
          <table:table-cell office:value-type="string">
            <text:p>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Riding, Servant, Seven Knights Servan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Anne Bonny &amp; Mary Rea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ン・ボニー＆メアリー・リード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04">
            <text:p>1504</text:p>
          </table:table-cell>
          <table:table-cell office:value-type="float" office:value="9029">
            <text:p>9029</text:p>
          </table:table-cell>
          <table:table-cell office:value-type="float" office:value="1805">
            <text:p>1805</text:p>
          </table:table-cell>
          <table:table-cell office:value-type="float" office:value="11286">
            <text:p>11286</text:p>
          </table:table-cell>
          <table:table-cell office:value-type="float" office:value="10932">
            <text:p>10932</text:p>
          </table:table-cell>
          <table:table-cell office:value-type="float" office:value="13684">
            <text:p>13684</text:p>
          </table:table-cell>
          <table:table-cell office:value-type="float" office:value="12836">
            <text:p>12836</text:p>
          </table:table-cell>
          <table:table-cell office:value-type="float" office:value="16083">
            <text:p>16083</text:p>
          </table:table-cell>
          <table:table-cell office:value-type="string">
            <text:p>Nonaka Ai, Kawasumi Ayako</text:p>
          </table:table-cell>
          <table:table-cell office:value-type="string">
            <text:p>I-IV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9.1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C+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Medea (Lily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メディア〔リリィ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294">
            <text:p>1294</text:p>
          </table:table-cell>
          <table:table-cell office:value-type="float" office:value="7766">
            <text:p>7766</text:p>
          </table:table-cell>
          <table:table-cell office:value-type="float" office:value="2091">
            <text:p>2091</text:p>
          </table:table-cell>
          <table:table-cell office:value-type="float" office:value="13070">
            <text:p>13070</text:p>
          </table:table-cell>
          <table:table-cell office:value-type="float" office:value="9403">
            <text:p>9403</text:p>
          </table:table-cell>
          <table:table-cell office:value-type="float" office:value="15847">
            <text:p>15847</text:p>
          </table:table-cell>
          <table:table-cell office:value-type="float" office:value="11040">
            <text:p>11040</text:p>
          </table:table-cell>
          <table:table-cell office:value-type="float" office:value="18625">
            <text:p>18625</text:p>
          </table:table-cell>
          <table:table-cell office:value-type="string">
            <text:p>Nonaka Ai</text:p>
          </table:table-cell>
          <table:table-cell office:value-type="string">
            <text:p>Koyama Hirokazu</text:p>
          </table:table-cell>
          <table:table-cell office:value-type="string">
            <text:p>Earth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40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-</text:p>
          </table:table-cell>
          <table:table-cell office:value-type="string">
            <text:p>Anti-Thaumaturg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Okita S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沖田総司</text:p>
          </table:table-cell>
          <table:table-cell office:value-type="string">
            <text:p>Okita Souji, Sakura Saber</text:p>
          </table:table-cell>
          <table:table-cell office:value-type="float" office:value="16">
            <text:p>16</text:p>
          </table:table-cell>
          <table:table-cell office:value-type="float" office:value="1865">
            <text:p>1865</text:p>
          </table:table-cell>
          <table:table-cell office:value-type="float" office:value="12068">
            <text:p>12068</text:p>
          </table:table-cell>
          <table:table-cell office:value-type="float" office:value="1939">
            <text:p>1939</text:p>
          </table:table-cell>
          <table:table-cell office:value-type="float" office:value="13225">
            <text:p>13225</text:p>
          </table:table-cell>
          <table:table-cell office:value-type="float" office:value="13210">
            <text:p>13210</text:p>
          </table:table-cell>
          <table:table-cell office:value-type="float" office:value="14489">
            <text:p>14489</text:p>
          </table:table-cell>
          <table:table-cell office:value-type="float" office:value="15506">
            <text:p>15506</text:p>
          </table:table-cell>
          <table:table-cell office:value-type="float" office:value="17028">
            <text:p>17028</text:p>
          </table:table-cell>
          <table:table-cell office:value-type="string">
            <text:p>Yūki Ao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10.20%</text:p>
          </table:table-cell>
          <table:table-cell office:value-type="string">
            <text:p>1.09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Riding, Servant, Shinsengumi Servant, Weak to Enuma Elis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3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Oda Nobunag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織田信長</text:p>
          </table:table-cell>
          <table:table-cell office:value-type="string">
            <text:p>Demon King of the Sixth Heaven (第六天魔王, Dairoku Ten-Maō?)Demon Archer, Big Fool of Owari, Nobu</text:p>
          </table:table-cell>
          <table:table-cell office:value-type="float" office:value="12">
            <text:p>12</text:p>
          </table:table-cell>
          <table:table-cell office:value-type="float" office:value="1582">
            <text:p>1582</text:p>
          </table:table-cell>
          <table:table-cell office:value-type="float" office:value="9494">
            <text:p>9494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1495">
            <text:p>11495</text:p>
          </table:table-cell>
          <table:table-cell office:value-type="float" office:value="14110">
            <text:p>14110</text:p>
          </table:table-cell>
          <table:table-cell office:value-type="float" office:value="13497">
            <text:p>13497</text:p>
          </table:table-cell>
          <table:table-cell office:value-type="float" office:value="16583">
            <text:p>16583</text:p>
          </table:table-cell>
          <table:table-cell office:value-type="string">
            <text:p>Kugimiya Rie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150</text:p>
          </table:table-cell>
          <table:table-cell office:value-type="string">
            <text:p>7.90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Hominidae Servant, Humanoid, King, Nobunaga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~A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cáthac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スカサハ</text:p>
          </table:table-cell>
          <table:table-cell office:value-type="string">
            <text:p>Queen of the Land of Shadows (影の国の女王, Kage no Kuni no Joō?)Witch of Dún Scáith, Lord of Spirits, Shishou</text:p>
          </table:table-cell>
          <table:table-cell office:value-type="float" office:value="16">
            <text:p>16</text:p>
          </table:table-cell>
          <table:table-cell office:value-type="float" office:value="1758">
            <text:p>1758</text:p>
          </table:table-cell>
          <table:table-cell office:value-type="float" office:value="11375">
            <text:p>11375</text:p>
          </table:table-cell>
          <table:table-cell office:value-type="float" office:value="2174">
            <text:p>2174</text:p>
          </table:table-cell>
          <table:table-cell office:value-type="float" office:value="14825">
            <text:p>14825</text:p>
          </table:table-cell>
          <table:table-cell office:value-type="float" office:value="12452">
            <text:p>12452</text:p>
          </table:table-cell>
          <table:table-cell office:value-type="float" office:value="16241">
            <text:p>16241</text:p>
          </table:table-cell>
          <table:table-cell office:value-type="float" office:value="14615">
            <text:p>14615</text:p>
          </table:table-cell>
          <table:table-cell office:value-type="float" office:value="19088">
            <text:p>19088</text:p>
          </table:table-cell>
          <table:table-cell office:value-type="string">
            <text:p>Noto Mamiko</text:p>
          </table:table-cell>
          <table:table-cell office:value-type="string">
            <text:p>Koyama Hirokazu</text:p>
          </table:table-cell>
          <table:table-cell office:value-type="string">
            <text:p>Star</text:p>
          </table:table-cell>
          <table:table-cell office:value-type="string">
            <text:p>88</text:p>
          </table:table-cell>
          <table:table-cell office:value-type="string">
            <text:p>12.2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7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Diarmuid Ua Duibhn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ディルムッド・オディナ</text:p>
          </table:table-cell>
          <table:table-cell office:value-type="string">
            <text:p>Beautiful Young Warrior (麗しの若武者, Uruwashi no Wakamusha?)Diarmuid O'Dyna, Diarmuid of the Love Spot</text:p>
          </table:table-cell>
          <table:table-cell office:value-type="float" office:value="7">
            <text:p>7</text:p>
          </table:table-cell>
          <table:table-cell office:value-type="float" office:value="1277">
            <text:p>1277</text:p>
          </table:table-cell>
          <table:table-cell office:value-type="float" office:value="6877">
            <text:p>6877</text:p>
          </table:table-cell>
          <table:table-cell office:value-type="float" office:value="1817">
            <text:p>1817</text:p>
          </table:table-cell>
          <table:table-cell office:value-type="float" office:value="10098">
            <text:p>10098</text:p>
          </table:table-cell>
          <table:table-cell office:value-type="float" office:value="9307">
            <text:p>9307</text:p>
          </table:table-cell>
          <table:table-cell office:value-type="float" office:value="13691">
            <text:p>13691</text:p>
          </table:table-cell>
          <table:table-cell office:value-type="float" office:value="10931">
            <text:p>10931</text:p>
          </table:table-cell>
          <table:table-cell office:value-type="float" office:value="16093">
            <text:p>16093</text:p>
          </table:table-cell>
          <table:table-cell office:value-type="string">
            <text:p>Midorikawa Hikaru</text:p>
          </table:table-cell>
          <table:table-cell office:value-type="string">
            <text:p>Mata</text:p>
          </table:table-cell>
          <table:table-cell office:value-type="string">
            <text:p>Earth</text:p>
          </table:table-cell>
          <table:table-cell office:value-type="string">
            <text:p>87</text:p>
          </table:table-cell>
          <table:table-cell office:value-type="string">
            <text:p>12.30%</text:p>
          </table:table-cell>
          <table:table-cell office:value-type="string">
            <text:p>0.79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2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Fergus mac Róich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フェルグス・マック・ロイ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385">
            <text:p>1385</text:p>
          </table:table-cell>
          <table:table-cell office:value-type="float" office:value="7460">
            <text:p>7460</text:p>
          </table:table-cell>
          <table:table-cell office:value-type="float" office:value="1761">
            <text:p>1761</text:p>
          </table:table-cell>
          <table:table-cell office:value-type="float" office:value="9786">
            <text:p>9786</text:p>
          </table:table-cell>
          <table:table-cell office:value-type="float" office:value="10096">
            <text:p>10096</text:p>
          </table:table-cell>
          <table:table-cell office:value-type="float" office:value="13268">
            <text:p>13268</text:p>
          </table:table-cell>
          <table:table-cell office:value-type="float" office:value="11858">
            <text:p>11858</text:p>
          </table:table-cell>
          <table:table-cell office:value-type="float" office:value="15596">
            <text:p>15596</text:p>
          </table:table-cell>
          <table:table-cell office:value-type="string">
            <text:p>Kuroda Takaya</text:p>
          </table:table-cell>
          <table:table-cell office:value-type="string">
            <text:p>B-suke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0%</text:p>
          </table:table-cell>
          <table:table-cell office:value-type="string">
            <text:p>1.09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Artoria Pendragon (Santa 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アルトリア・ペンドラゴン〔サンタオルタ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43">
            <text:p>1543</text:p>
          </table:table-cell>
          <table:table-cell office:value-type="float" office:value="9258">
            <text:p>9258</text:p>
          </table:table-cell>
          <table:table-cell office:value-type="float" office:value="1805">
            <text:p>1805</text:p>
          </table:table-cell>
          <table:table-cell office:value-type="float" office:value="11286">
            <text:p>11286</text:p>
          </table:table-cell>
          <table:table-cell office:value-type="float" office:value="11209">
            <text:p>11209</text:p>
          </table:table-cell>
          <table:table-cell office:value-type="float" office:value="13684">
            <text:p>13684</text:p>
          </table:table-cell>
          <table:table-cell office:value-type="float" office:value="13161">
            <text:p>13161</text:p>
          </table:table-cell>
          <table:table-cell office:value-type="float" office:value="16083">
            <text:p>16083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204</text:p>
          </table:table-cell>
          <table:table-cell office:value-type="string">
            <text:p>8.9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Fortress</text:p>
          </table:table-cell>
          <table:table-cell office:value-type="string">
            <text:p>3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Nursery Rhym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ナーサリー・ライム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10448">
            <text:p>10448</text:p>
          </table:table-cell>
          <table:table-cell office:value-type="float" office:value="14407">
            <text:p>14407</text:p>
          </table:table-cell>
          <table:table-cell office:value-type="float" office:value="12267">
            <text:p>12267</text:p>
          </table:table-cell>
          <table:table-cell office:value-type="float" office:value="16932">
            <text:p>16932</text:p>
          </table:table-cell>
          <table:table-cell office:value-type="string">
            <text:p>Nonaka A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54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airy Tale Servant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C-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Jack the Ripper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ジャック・ザ・リッパー</text:p>
          </table:table-cell>
          <table:table-cell office:value-type="string">
            <text:p>Innocent Murderer (無垢なる殺人鬼, Mukunaru Satsujinki?)切り裂きジャック, Assassin of Black, Legendary Serial Killer</text:p>
          </table:table-cell>
          <table:table-cell office:value-type="float" office:value="16">
            <text:p>16</text:p>
          </table:table-cell>
          <table:table-cell office:value-type="float" office:value="1786">
            <text:p>1786</text:p>
          </table:table-cell>
          <table:table-cell office:value-type="float" office:value="11557">
            <text:p>11557</text:p>
          </table:table-cell>
          <table:table-cell office:value-type="float" office:value="1862">
            <text:p>1862</text:p>
          </table:table-cell>
          <table:table-cell office:value-type="float" office:value="12696">
            <text:p>12696</text:p>
          </table:table-cell>
          <table:table-cell office:value-type="float" office:value="12651">
            <text:p>12651</text:p>
          </table:table-cell>
          <table:table-cell office:value-type="float" office:value="13909">
            <text:p>13909</text:p>
          </table:table-cell>
          <table:table-cell office:value-type="float" office:value="14849">
            <text:p>14849</text:p>
          </table:table-cell>
          <table:table-cell office:value-type="float" office:value="16347">
            <text:p>16347</text:p>
          </table:table-cell>
          <table:table-cell office:value-type="string">
            <text:p>Tange Sakura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25.5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Mordred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モードレッド</text:p>
          </table:table-cell>
          <table:table-cell office:value-type="string">
            <text:p>Knight of Treachery (叛逆の騎士, Hangyaku no Kishi?)Saber of Red, The Knight of Londinium, Mordred the Silent, Mo-san (モーさん)</text:p>
          </table:table-cell>
          <table:table-cell office:value-type="float" office:value="16">
            <text:p>16</text:p>
          </table:table-cell>
          <table:table-cell office:value-type="float" office:value="1811">
            <text:p>1811</text:p>
          </table:table-cell>
          <table:table-cell office:value-type="float" office:value="11723">
            <text:p>11723</text:p>
          </table:table-cell>
          <table:table-cell office:value-type="float" office:value="2153">
            <text:p>2153</text:p>
          </table:table-cell>
          <table:table-cell office:value-type="float" office:value="14680">
            <text:p>14680</text:p>
          </table:table-cell>
          <table:table-cell office:value-type="float" office:value="12833">
            <text:p>12833</text:p>
          </table:table-cell>
          <table:table-cell office:value-type="float" office:value="16083">
            <text:p>16083</text:p>
          </table:table-cell>
          <table:table-cell office:value-type="float" office:value="15063">
            <text:p>15063</text:p>
          </table:table-cell>
          <table:table-cell office:value-type="float" office:value="18901">
            <text:p>18901</text:p>
          </table:table-cell>
          <table:table-cell office:value-type="string">
            <text:p>Sawashiro Miyuk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10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rtoria Face, Costume-Owning, Dragon, Hominidae Servant, Humanoid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Nikola Tesla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ニコラ・テスラ</text:p>
          </table:table-cell>
          <table:table-cell office:value-type="string">
            <text:p>Dr. Raiden (雷電博士, Raiden Hakase?), The Modern Prometheus, Godlike Genius</text:p>
          </table:table-cell>
          <table:table-cell office:value-type="float" office:value="16">
            <text:p>16</text:p>
          </table:table-cell>
          <table:table-cell office:value-type="float" office:value="1820">
            <text:p>1820</text:p>
          </table:table-cell>
          <table:table-cell office:value-type="float" office:value="11781">
            <text:p>11781</text:p>
          </table:table-cell>
          <table:table-cell office:value-type="float" office:value="2027">
            <text:p>2027</text:p>
          </table:table-cell>
          <table:table-cell office:value-type="float" office:value="13825">
            <text:p>13825</text:p>
          </table:table-cell>
          <table:table-cell office:value-type="float" office:value="12896">
            <text:p>12896</text:p>
          </table:table-cell>
          <table:table-cell office:value-type="float" office:value="15146">
            <text:p>15146</text:p>
          </table:table-cell>
          <table:table-cell office:value-type="float" office:value="15137">
            <text:p>15137</text:p>
          </table:table-cell>
          <table:table-cell office:value-type="float" office:value="17800">
            <text:p>17800</text:p>
          </table:table-cell>
          <table:table-cell office:value-type="string">
            <text:p>Inada Tetsu</text:p>
          </table:table-cell>
          <table:table-cell office:value-type="string">
            <text:p>Namaniku ATK (Nitroplus)</text:p>
          </table:table-cell>
          <table:table-cell office:value-type="string">
            <text:p>Star</text:p>
          </table:table-cell>
          <table:table-cell office:value-type="string">
            <text:p>147</text:p>
          </table:table-cell>
          <table:table-cell office:value-type="string">
            <text:p>7.9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Loved One, Servant, Seven Knights Serva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Fortress</text:p>
          </table:table-cell>
          <table:table-cell office:value-type="string">
            <text:p>3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Artoria Pendragon (Lancer 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Artoria Lancer, King of Storms</text:p>
          </table:table-cell>
          <table:table-cell office:value-type="float" office:value="12">
            <text:p>12</text:p>
          </table:table-cell>
          <table:table-cell office:value-type="float" office:value="1661">
            <text:p>1661</text:p>
          </table:table-cell>
          <table:table-cell office:value-type="float" office:value="9968">
            <text:p>9968</text:p>
          </table:table-cell>
          <table:table-cell office:value-type="float" office:value="1881">
            <text:p>1881</text:p>
          </table:table-cell>
          <table:table-cell office:value-type="float" office:value="11761">
            <text:p>11761</text:p>
          </table:table-cell>
          <table:table-cell office:value-type="float" office:value="12069">
            <text:p>12069</text:p>
          </table:table-cell>
          <table:table-cell office:value-type="float" office:value="14260">
            <text:p>14260</text:p>
          </table:table-cell>
          <table:table-cell office:value-type="float" office:value="14171">
            <text:p>14171</text:p>
          </table:table-cell>
          <table:table-cell office:value-type="float" office:value="16760">
            <text:p>16760</text:p>
          </table:table-cell>
          <table:table-cell office:value-type="string">
            <text:p>Kawasumi Ayako</text:p>
          </table:table-cell>
          <table:table-cell office:value-type="string">
            <text:p>Ishida Akira</text:p>
          </table:table-cell>
          <table:table-cell office:value-type="string">
            <text:p>Sky</text:p>
          </table:table-cell>
          <table:table-cell office:value-type="string">
            <text:p>88</text:p>
          </table:table-cell>
          <table:table-cell office:value-type="string">
            <text:p>11.80%</text:p>
          </table:table-cell>
          <table:table-cell office:value-type="string">
            <text:p>0.74%</text:p>
          </table:table-cell>
          <table:table-cell office:value-type="string">
            <text:p>4%</text:p>
          </table:table-cell>
          <table:table-cell office:value-type="string">
            <text:p>23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Paracelsus von Hohenheim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ヴァン・ホーエンハイム・パラケルスス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246">
            <text:p>1246</text:p>
          </table:table-cell>
          <table:table-cell office:value-type="float" office:value="6711">
            <text:p>6711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9082">
            <text:p>9082</text:p>
          </table:table-cell>
          <table:table-cell office:value-type="float" office:value="12889">
            <text:p>12889</text:p>
          </table:table-cell>
          <table:table-cell office:value-type="float" office:value="10667">
            <text:p>10667</text:p>
          </table:table-cell>
          <table:table-cell office:value-type="float" office:value="15149">
            <text:p>15149</text:p>
          </table:table-cell>
          <table:table-cell office:value-type="string">
            <text:p>Miki Shinichirou</text:p>
          </table:table-cell>
          <table:table-cell office:value-type="string">
            <text:p>Nakahara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Charles Babbag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チャールズ・バベッジ</text:p>
          </table:table-cell>
          <table:table-cell office:value-type="string">
            <text:p>Dream of Steam (蒸気の夢, Jōki no Yume?)King of Steam (蒸気王, Jōki-Ō?), Father of the Computer</text:p>
          </table:table-cell>
          <table:table-cell office:value-type="float" office:value="7">
            <text:p>7</text:p>
          </table:table-cell>
          <table:table-cell office:value-type="float" office:value="1113">
            <text:p>1113</text:p>
          </table:table-cell>
          <table:table-cell office:value-type="float" office:value="5996">
            <text:p>5996</text:p>
          </table:table-cell>
          <table:table-cell office:value-type="float" office:value="1959">
            <text:p>1959</text:p>
          </table:table-cell>
          <table:table-cell office:value-type="float" office:value="10887">
            <text:p>10887</text:p>
          </table:table-cell>
          <table:table-cell office:value-type="float" office:value="8115">
            <text:p>8115</text:p>
          </table:table-cell>
          <table:table-cell office:value-type="float" office:value="14761">
            <text:p>14761</text:p>
          </table:table-cell>
          <table:table-cell office:value-type="float" office:value="9531">
            <text:p>9531</text:p>
          </table:table-cell>
          <table:table-cell office:value-type="float" office:value="17350">
            <text:p>17350</text:p>
          </table:table-cell>
          <table:table-cell office:value-type="string">
            <text:p>Inada Tetsu</text:p>
          </table:table-cell>
          <table:table-cell office:value-type="string">
            <text:p>I-IV</text:p>
          </table:table-cell>
          <table:table-cell office:value-type="string">
            <text:p>Man</text:p>
          </table:table-cell>
          <table:table-cell office:value-type="string">
            <text:p>48</text:p>
          </table:table-cell>
          <table:table-cell office:value-type="string">
            <text:p>10.80%</text:p>
          </table:table-cell>
          <table:table-cell office:value-type="string">
            <text:p>0.9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Immune to Pigify, Mechanical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Henry Jekyll &amp; Hyd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ヘンリー・ジキル＆ハイド</text:p>
          </table:table-cell>
          <table:table-cell office:value-type="string">
            <text:p>Double Entities (二重存在者, Nijū Sonzai-sha?)Dr. Jekyll and Mr. Hyde, Edward Hyde</text:p>
          </table:table-cell>
          <table:table-cell office:value-type="float" office:value="7">
            <text:p>7</text:p>
          </table:table-cell>
          <table:table-cell office:value-type="float" office:value="1173">
            <text:p>1173</text:p>
          </table:table-cell>
          <table:table-cell office:value-type="float" office:value="6320">
            <text:p>6320</text:p>
          </table:table-cell>
          <table:table-cell office:value-type="float" office:value="1741">
            <text:p>1741</text:p>
          </table:table-cell>
          <table:table-cell office:value-type="float" office:value="9675">
            <text:p>9675</text:p>
          </table:table-cell>
          <table:table-cell office:value-type="float" office:value="8553">
            <text:p>8553</text:p>
          </table:table-cell>
          <table:table-cell office:value-type="float" office:value="13118">
            <text:p>13118</text:p>
          </table:table-cell>
          <table:table-cell office:value-type="float" office:value="10046">
            <text:p>10046</text:p>
          </table:table-cell>
          <table:table-cell office:value-type="float" office:value="15419">
            <text:p>15419</text:p>
          </table:table-cell>
          <table:table-cell office:value-type="string">
            <text:p>Miyano Mamoru</text:p>
          </table:table-cell>
          <table:table-cell office:value-type="string">
            <text:p>Nakahara</text:p>
          </table:table-cell>
          <table:table-cell office:value-type="string">
            <text:p>Earth</text:p>
          </table:table-cell>
          <table:table-cell office:value-type="string">
            <text:p>99 /  9</text:p>
          </table:table-cell>
          <table:table-cell office:value-type="string">
            <text:p>25.6% /  5%</text:p>
          </table:table-cell>
          <table:table-cell office:value-type="string">
            <text:p>1.05% /  1.02%</text:p>
          </table:table-cell>
          <table:table-cell office:value-type="string">
            <text:p>4% /  5%</text:p>
          </table:table-cell>
          <table:table-cell office:value-type="string">
            <text:p>55% /  58.5%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even Knights Servant, Weak to Enuma Elish</text:p>
          </table:table-cell>
          <table:table-cell office:value-type="string">
            <text:p>QQAB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  <table:table-cell office:value-type="string">
            <text:p>Non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Frankenstei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フランケンシュタイン</text:p>
          </table:table-cell>
          <table:table-cell office:value-type="string">
            <text:p>Innocent Bride (無垢なる花嫁, Mukunaru Hanayome?), Berserker of Black, Fran, Frankenstein's Monster</text:p>
          </table:table-cell>
          <table:table-cell office:value-type="float" office:value="12">
            <text:p>12</text:p>
          </table:table-cell>
          <table:table-cell office:value-type="float" office:value="1573">
            <text:p>1573</text:p>
          </table:table-cell>
          <table:table-cell office:value-type="float" office:value="9441">
            <text:p>9441</text:p>
          </table:table-cell>
          <table:table-cell office:value-type="float" office:value="1710">
            <text:p>1710</text:p>
          </table:table-cell>
          <table:table-cell office:value-type="float" office:value="10687">
            <text:p>10687</text:p>
          </table:table-cell>
          <table:table-cell office:value-type="float" office:value="11431">
            <text:p>11431</text:p>
          </table:table-cell>
          <table:table-cell office:value-type="float" office:value="12958">
            <text:p>12958</text:p>
          </table:table-cell>
          <table:table-cell office:value-type="float" office:value="13422">
            <text:p>13422</text:p>
          </table:table-cell>
          <table:table-cell office:value-type="float" office:value="15229">
            <text:p>15229</text:p>
          </table:table-cell>
          <table:table-cell office:value-type="string">
            <text:p>Nonaka Ai</text:p>
          </table:table-cell>
          <table:table-cell office:value-type="string">
            <text:p>Okazaki Takeshi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83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Mechanical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D~B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Arjun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ルジュナ</text:p>
          </table:table-cell>
          <table:table-cell office:value-type="string">
            <text:p>The Endowed Hero (授かりの英雄, Sazukari no Eiyū?), Silent Sniper, Rogue Archer, The Man of Rectitude</text:p>
          </table:table-cell>
          <table:table-cell office:value-type="float" office:value="16">
            <text:p>16</text:p>
          </table:table-cell>
          <table:table-cell office:value-type="float" office:value="1907">
            <text:p>1907</text:p>
          </table:table-cell>
          <table:table-cell office:value-type="float" office:value="12342">
            <text:p>12342</text:p>
          </table:table-cell>
          <table:table-cell office:value-type="float" office:value="1940">
            <text:p>1940</text:p>
          </table:table-cell>
          <table:table-cell office:value-type="float" office:value="13230">
            <text:p>13230</text:p>
          </table:table-cell>
          <table:table-cell office:value-type="float" office:value="13510">
            <text:p>13510</text:p>
          </table:table-cell>
          <table:table-cell office:value-type="float" office:value="14494">
            <text:p>14494</text:p>
          </table:table-cell>
          <table:table-cell office:value-type="float" office:value="15858">
            <text:p>15858</text:p>
          </table:table-cell>
          <table:table-cell office:value-type="float" office:value="17034">
            <text:p>17034</text:p>
          </table:table-cell>
          <table:table-cell office:value-type="string">
            <text:p>Shimazaki Nobunaga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154</text:p>
          </table:table-cell>
          <table:table-cell office:value-type="string">
            <text:p>8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Karn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カルナ</text:p>
          </table:table-cell>
          <table:table-cell office:value-type="string">
            <text:p>Hero of Charity (施しの英雄, Hodokoshi no Eiyū?)Lancer of Red, Son of the Sun God, Launcher, Karno, Hero of Benefaction</text:p>
          </table:table-cell>
          <table:table-cell office:value-type="float" office:value="16">
            <text:p>16</text:p>
          </table:table-cell>
          <table:table-cell office:value-type="float" office:value="1850">
            <text:p>1850</text:p>
          </table:table-cell>
          <table:table-cell office:value-type="float" office:value="11976">
            <text:p>11976</text:p>
          </table:table-cell>
          <table:table-cell office:value-type="float" office:value="1999">
            <text:p>1999</text:p>
          </table:table-cell>
          <table:table-cell office:value-type="float" office:value="13632">
            <text:p>13632</text:p>
          </table:table-cell>
          <table:table-cell office:value-type="float" office:value="13110">
            <text:p>13110</text:p>
          </table:table-cell>
          <table:table-cell office:value-type="float" office:value="14934">
            <text:p>14934</text:p>
          </table:table-cell>
          <table:table-cell office:value-type="float" office:value="15388">
            <text:p>15388</text:p>
          </table:table-cell>
          <table:table-cell office:value-type="float" office:value="17552">
            <text:p>17552</text:p>
          </table:table-cell>
          <table:table-cell office:value-type="string">
            <text:p>Yusa Kōji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88</text:p>
          </table:table-cell>
          <table:table-cell office:value-type="string">
            <text:p>12.2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Divine</text:p>
          </table:table-cell>
          <table:table-cell office:value-type="string">
            <text:p>5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Mysterious Heroine X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謎のヒロインX</text:p>
          </table:table-cell>
          <table:table-cell office:value-type="string">
            <text:p>MHX, A-X, Mysterious Racer X (Summer Event)</text:p>
          </table:table-cell>
          <table:table-cell office:value-type="float" office:value="16">
            <text:p>16</text:p>
          </table:table-cell>
          <table:table-cell office:value-type="float" office:value="1817">
            <text:p>1817</text:p>
          </table:table-cell>
          <table:table-cell office:value-type="float" office:value="11761">
            <text:p>11761</text:p>
          </table:table-cell>
          <table:table-cell office:value-type="float" office:value="1862">
            <text:p>1862</text:p>
          </table:table-cell>
          <table:table-cell office:value-type="float" office:value="12696">
            <text:p>12696</text:p>
          </table:table-cell>
          <table:table-cell office:value-type="float" office:value="12874">
            <text:p>12874</text:p>
          </table:table-cell>
          <table:table-cell office:value-type="float" office:value="13909">
            <text:p>13909</text:p>
          </table:table-cell>
          <table:table-cell office:value-type="float" office:value="15112">
            <text:p>15112</text:p>
          </table:table-cell>
          <table:table-cell office:value-type="float" office:value="16347">
            <text:p>16347</text:p>
          </table:table-cell>
          <table:table-cell office:value-type="string">
            <text:p>Kawasumi Ayako</text:p>
          </table:table-cell>
          <table:table-cell office:value-type="string">
            <text:p>BUNBUN</text:p>
          </table:table-cell>
          <table:table-cell office:value-type="string">
            <text:p>Star</text:p>
          </table:table-cell>
          <table:table-cell office:value-type="string">
            <text:p>98</text:p>
          </table:table-cell>
          <table:table-cell office:value-type="string">
            <text:p>25.60%</text:p>
          </table:table-cell>
          <table:table-cell office:value-type="string">
            <text:p>0.81%</text:p>
          </table:table-cell>
          <table:table-cell office:value-type="string">
            <text:p>4%</text:p>
          </table:table-cell>
          <table:table-cell office:value-type="string">
            <text:p>38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Enuma Elish Nullification, Hominidae Servant, Humanoid, King, Riding, Servant, Seven Knights 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12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Fionn mac Cumhaill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フィン・マックール</text:p>
          </table:table-cell>
          <table:table-cell office:value-type="string">
            <text:p>Finn MacCool, Finn MacCoul</text:p>
          </table:table-cell>
          <table:table-cell office:value-type="float" office:value="12">
            <text:p>12</text:p>
          </table:table-cell>
          <table:table-cell office:value-type="float" office:value="1488">
            <text:p>1488</text:p>
          </table:table-cell>
          <table:table-cell office:value-type="float" office:value="8930">
            <text:p>8930</text:p>
          </table:table-cell>
          <table:table-cell office:value-type="float" office:value="2040">
            <text:p>2040</text:p>
          </table:table-cell>
          <table:table-cell office:value-type="float" office:value="12750">
            <text:p>12750</text:p>
          </table:table-cell>
          <table:table-cell office:value-type="float" office:value="10812">
            <text:p>10812</text:p>
          </table:table-cell>
          <table:table-cell office:value-type="float" office:value="15459">
            <text:p>15459</text:p>
          </table:table-cell>
          <table:table-cell office:value-type="float" office:value="12695">
            <text:p>12695</text:p>
          </table:table-cell>
          <table:table-cell office:value-type="float" office:value="18169">
            <text:p>18169</text:p>
          </table:table-cell>
          <table:table-cell office:value-type="string">
            <text:p>Miki Shinichirou</text:p>
          </table:table-cell>
          <table:table-cell office:value-type="string">
            <text:p>Moriyama Daisuke</text:p>
          </table:table-cell>
          <table:table-cell office:value-type="string">
            <text:p>Sky</text:p>
          </table:table-cell>
          <table:table-cell office:value-type="string">
            <text:p>89</text:p>
          </table:table-cell>
          <table:table-cell office:value-type="string">
            <text:p>12.30%</text:p>
          </table:table-cell>
          <table:table-cell office:value-type="string">
            <text:p>0.55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Brynhild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ブリュンヒルデ</text:p>
          </table:table-cell>
          <table:table-cell office:value-type="string">
            <text:p>Brynhild (Brünnhilde), Sigrdrífa, Brunilda</text:p>
          </table:table-cell>
          <table:table-cell office:value-type="float" office:value="16">
            <text:p>16</text:p>
          </table:table-cell>
          <table:table-cell office:value-type="float" office:value="1766">
            <text:p>1766</text:p>
          </table:table-cell>
          <table:table-cell office:value-type="float" office:value="11432">
            <text:p>11432</text:p>
          </table:table-cell>
          <table:table-cell office:value-type="float" office:value="2174">
            <text:p>2174</text:p>
          </table:table-cell>
          <table:table-cell office:value-type="float" office:value="14825">
            <text:p>14825</text:p>
          </table:table-cell>
          <table:table-cell office:value-type="float" office:value="12514">
            <text:p>12514</text:p>
          </table:table-cell>
          <table:table-cell office:value-type="float" office:value="16241">
            <text:p>16241</text:p>
          </table:table-cell>
          <table:table-cell office:value-type="float" office:value="14689">
            <text:p>14689</text:p>
          </table:table-cell>
          <table:table-cell office:value-type="float" office:value="19088">
            <text:p>19088</text:p>
          </table:table-cell>
          <table:table-cell office:value-type="string">
            <text:p>Noto Mamiko</text:p>
          </table:table-cell>
          <table:table-cell office:value-type="string">
            <text:p>Miwa Shirō</text:p>
          </table:table-cell>
          <table:table-cell office:value-type="string">
            <text:p>Sky</text:p>
          </table:table-cell>
          <table:table-cell office:value-type="string">
            <text:p>87</text:p>
          </table:table-cell>
          <table:table-cell office:value-type="string">
            <text:p>12.20%</text:p>
          </table:table-cell>
          <table:table-cell office:value-type="string">
            <text:p>1.0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Levitating Servant, Non-Hominidae Servant, Riding, Servant, Seven Knights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Beowulf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ベオウルフ</text:p>
          </table:table-cell>
          <table:table-cell office:value-type="string">
            <text:p>King of Savagery</text:p>
          </table:table-cell>
          <table:table-cell office:value-type="float" office:value="12">
            <text:p>12</text:p>
          </table:table-cell>
          <table:table-cell office:value-type="float" office:value="1707">
            <text:p>1707</text:p>
          </table:table-cell>
          <table:table-cell office:value-type="float" office:value="10247">
            <text:p>10247</text:p>
          </table:table-cell>
          <table:table-cell office:value-type="float" office:value="1652">
            <text:p>1652</text:p>
          </table:table-cell>
          <table:table-cell office:value-type="float" office:value="10327">
            <text:p>10327</text:p>
          </table:table-cell>
          <table:table-cell office:value-type="float" office:value="12407">
            <text:p>12407</text:p>
          </table:table-cell>
          <table:table-cell office:value-type="float" office:value="12521">
            <text:p>12521</text:p>
          </table:table-cell>
          <table:table-cell office:value-type="float" office:value="14568">
            <text:p>14568</text:p>
          </table:table-cell>
          <table:table-cell office:value-type="float" office:value="14716">
            <text:p>14716</text:p>
          </table:table-cell>
          <table:table-cell office:value-type="string">
            <text:p>Nakai Kazuya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68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12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Nero Claudius (Bride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ネロ・クラウディウス 〔ブライド〕</text:p>
          </table:table-cell>
          <table:table-cell office:value-type="string">
            <text:p>Saber Bride</text:p>
          </table:table-cell>
          <table:table-cell office:value-type="float" office:value="16">
            <text:p>16</text:p>
          </table:table-cell>
          <table:table-cell office:value-type="float" office:value="1793">
            <text:p>1793</text:p>
          </table:table-cell>
          <table:table-cell office:value-type="float" office:value="11607">
            <text:p>11607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2706">
            <text:p>12706</text:p>
          </table:table-cell>
          <table:table-cell office:value-type="float" office:value="15609">
            <text:p>15609</text:p>
          </table:table-cell>
          <table:table-cell office:value-type="float" office:value="14914">
            <text:p>14914</text:p>
          </table:table-cell>
          <table:table-cell office:value-type="float" office:value="18345">
            <text:p>18345</text:p>
          </table:table-cell>
          <table:table-cell office:value-type="string">
            <text:p>Tange Sakura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.10%</text:p>
          </table:table-cell>
          <table:table-cell office:value-type="string">
            <text:p>0.70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Bride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King, Riding, Roma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2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Ryōgi Shiki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両儀式</text:p>
          </table:table-cell>
          <table:table-cell office:value-type="string">
            <text:p>「Ryōgi Shiki」, Void Shiki, Saber Shiki</text:p>
          </table:table-cell>
          <table:table-cell office:value-type="float" office:value="16">
            <text:p>16</text:p>
          </table:table-cell>
          <table:table-cell office:value-type="float" office:value="1656">
            <text:p>1656</text:p>
          </table:table-cell>
          <table:table-cell office:value-type="float" office:value="10721">
            <text:p>10721</text:p>
          </table:table-cell>
          <table:table-cell office:value-type="float" office:value="2266">
            <text:p>2266</text:p>
          </table:table-cell>
          <table:table-cell office:value-type="float" office:value="15453">
            <text:p>15453</text:p>
          </table:table-cell>
          <table:table-cell office:value-type="float" office:value="11736">
            <text:p>11736</text:p>
          </table:table-cell>
          <table:table-cell office:value-type="float" office:value="16929">
            <text:p>16929</text:p>
          </table:table-cell>
          <table:table-cell office:value-type="float" office:value="13775">
            <text:p>13775</text:p>
          </table:table-cell>
          <table:table-cell office:value-type="float" office:value="19897">
            <text:p>19897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9.9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Costume-Owning, Enuma Elish Nullification, Hominidae Servant, Humanoid, Immune to Pigify, Servant, Seven Knights 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Ryōgi Shiki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両儀式</text:p>
          </table:table-cell>
          <table:table-cell office:value-type="string">
            <text:p>Ryougi Shiki</text:p>
          </table:table-cell>
          <table:table-cell office:value-type="float" office:value="12">
            <text:p>12</text:p>
          </table:table-cell>
          <table:table-cell office:value-type="float" office:value="1477">
            <text:p>1477</text:p>
          </table:table-cell>
          <table:table-cell office:value-type="float" office:value="8867">
            <text:p>8867</text:p>
          </table:table-cell>
          <table:table-cell office:value-type="float" office:value="1768">
            <text:p>1768</text:p>
          </table:table-cell>
          <table:table-cell office:value-type="float" office:value="11055">
            <text:p>11055</text:p>
          </table:table-cell>
          <table:table-cell office:value-type="float" office:value="10736">
            <text:p>10736</text:p>
          </table:table-cell>
          <table:table-cell office:value-type="float" office:value="13404">
            <text:p>13404</text:p>
          </table:table-cell>
          <table:table-cell office:value-type="float" office:value="12606">
            <text:p>12606</text:p>
          </table:table-cell>
          <table:table-cell office:value-type="float" office:value="15754">
            <text:p>15754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60%</text:p>
          </table:table-cell>
          <table:table-cell office:value-type="string">
            <text:p>0.80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Living Human, 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Amakusa Shir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天草四郎</text:p>
          </table:table-cell>
          <table:table-cell office:value-type="string">
            <text:p>The One who Sought for an Endless Dream (終わりのない夢を追う者, Owari no Nai Yume wo Ou-mono?), Amakusa Shirou,Amakusa Shirō Tokisada (天草四郎時貞?), Shirō Kotomine (シロウ・コトミネ?)</text:p>
          </table:table-cell>
          <table:table-cell office:value-type="float" office:value="16">
            <text:p>16</text:p>
          </table:table-cell>
          <table:table-cell office:value-type="float" office:value="1695">
            <text:p>1695</text:p>
          </table:table-cell>
          <table:table-cell office:value-type="float" office:value="10972">
            <text:p>10972</text:p>
          </table:table-cell>
          <table:table-cell office:value-type="float" office:value="2069">
            <text:p>2069</text:p>
          </table:table-cell>
          <table:table-cell office:value-type="float" office:value="14107">
            <text:p>14107</text:p>
          </table:table-cell>
          <table:table-cell office:value-type="float" office:value="12011">
            <text:p>12011</text:p>
          </table:table-cell>
          <table:table-cell office:value-type="float" office:value="15455">
            <text:p>15455</text:p>
          </table:table-cell>
          <table:table-cell office:value-type="float" office:value="14098">
            <text:p>14098</text:p>
          </table:table-cell>
          <table:table-cell office:value-type="float" office:value="18163">
            <text:p>18163</text:p>
          </table:table-cell>
          <table:table-cell office:value-type="string">
            <text:p>Uchiyama Kōki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7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Astolf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ストルフォ</text:p>
          </table:table-cell>
          <table:table-cell office:value-type="string">
            <text:p>Knight of Evaporated Sanity (理性蒸発の騎士, Risei Jōhatsu no Kishi?) Rider of Black, Sailor Paladin</text:p>
          </table:table-cell>
          <table:table-cell office:value-type="float" office:value="12">
            <text:p>12</text:p>
          </table:table-cell>
          <table:table-cell office:value-type="float" office:value="1489">
            <text:p>1489</text:p>
          </table:table-cell>
          <table:table-cell office:value-type="float" office:value="8937">
            <text:p>8937</text:p>
          </table:table-cell>
          <table:table-cell office:value-type="float" office:value="1787">
            <text:p>1787</text:p>
          </table:table-cell>
          <table:table-cell office:value-type="float" office:value="11172">
            <text:p>11172</text:p>
          </table:table-cell>
          <table:table-cell office:value-type="float" office:value="10821">
            <text:p>10821</text:p>
          </table:table-cell>
          <table:table-cell office:value-type="float" office:value="13546">
            <text:p>13546</text:p>
          </table:table-cell>
          <table:table-cell office:value-type="float" office:value="12705">
            <text:p>12705</text:p>
          </table:table-cell>
          <table:table-cell office:value-type="float" office:value="15920">
            <text:p>15920</text:p>
          </table:table-cell>
          <table:table-cell office:value-type="string">
            <text:p>Ookubo Rum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66%</text:p>
          </table:table-cell>
          <table:table-cell office:value-type="string">
            <text:p>1%</text:p>
          </table:table-cell>
          <table:table-cell office:value-type="string">
            <text:p>40%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Costume-Owning, Feminine Looking, 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Kid Gil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子ギル</text:p>
          </table:table-cell>
          <table:table-cell office:value-type="string">
            <text:p>Ko-Gil, Young Gil, Child Gil, Gil-kun, Gilgamesh (Child)</text:p>
          </table:table-cell>
          <table:table-cell office:value-type="float" office:value="7">
            <text:p>7</text:p>
          </table:table-cell>
          <table:table-cell office:value-type="float" office:value="1429">
            <text:p>1429</text:p>
          </table:table-cell>
          <table:table-cell office:value-type="float" office:value="7696">
            <text:p>7696</text:p>
          </table:table-cell>
          <table:table-cell office:value-type="float" office:value="1571">
            <text:p>1571</text:p>
          </table:table-cell>
          <table:table-cell office:value-type="float" office:value="8731">
            <text:p>8731</text:p>
          </table:table-cell>
          <table:table-cell office:value-type="float" office:value="10415">
            <text:p>10415</text:p>
          </table:table-cell>
          <table:table-cell office:value-type="float" office:value="11838">
            <text:p>11838</text:p>
          </table:table-cell>
          <table:table-cell office:value-type="float" office:value="12233">
            <text:p>12233</text:p>
          </table:table-cell>
          <table:table-cell office:value-type="float" office:value="13914">
            <text:p>13914</text:p>
          </table:table-cell>
          <table:table-cell office:value-type="string">
            <text:p>Endou Aya</text:p>
          </table:table-cell>
          <table:table-cell office:value-type="string">
            <text:p>Tenkuu Sphere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7.90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hild Servant, Divinity, Hominidae Servant, Humanoid, K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Edmond Dantè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巌窟王 エドモン・ダンテス</text:p>
          </table:table-cell>
          <table:table-cell office:value-type="string">
            <text:p>The Count of Monte Cristo (モンテ・クリスト伯爵?), The King of the Cavern (巌窟王, Gankutsuō?)</text:p>
          </table:table-cell>
          <table:table-cell office:value-type="float" office:value="16">
            <text:p>16</text:p>
          </table:table-cell>
          <table:table-cell office:value-type="float" office:value="1953">
            <text:p>1953</text:p>
          </table:table-cell>
          <table:table-cell office:value-type="float" office:value="12641">
            <text:p>12641</text:p>
          </table:table-cell>
          <table:table-cell office:value-type="float" office:value="1785">
            <text:p>1785</text:p>
          </table:table-cell>
          <table:table-cell office:value-type="float" office:value="12177">
            <text:p>12177</text:p>
          </table:table-cell>
          <table:table-cell office:value-type="float" office:value="13838">
            <text:p>13838</text:p>
          </table:table-cell>
          <table:table-cell office:value-type="float" office:value="13340">
            <text:p>13340</text:p>
          </table:table-cell>
          <table:table-cell office:value-type="float" office:value="16242">
            <text:p>16242</text:p>
          </table:table-cell>
          <table:table-cell office:value-type="float" office:value="15679">
            <text:p>15679</text:p>
          </table:table-cell>
          <table:table-cell office:value-type="string">
            <text:p>Shimazaki Nobunaga</text:p>
          </table:table-cell>
          <table:table-cell office:value-type="string">
            <text:p>Komatsuzaki Rui</text:p>
          </table:table-cell>
          <table:table-cell office:value-type="string">
            <text:p>Man</text:p>
          </table:table-cell>
          <table:table-cell office:value-type="string">
            <text:p>30</text:p>
          </table:table-cell>
          <table:table-cell office:value-type="string">
            <text:p>5.90%</text:p>
          </table:table-cell>
          <table:table-cell office:value-type="string">
            <text:p>0.62%</text:p>
          </table:table-cell>
          <table:table-cell office:value-type="string">
            <text:p>5%</text:p>
          </table:table-cell>
          <table:table-cell office:value-type="string">
            <text:p>7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Nightingal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ナイチンゲール</text:p>
          </table:table-cell>
          <table:table-cell office:value-type="string">
            <text:p>Angel of Crimea (クリミアの天使, Kurimia no Tenshi?)Florence Nightingale (フローレンス・ナイチンゲール?), Mercédès, The White Cloth of Steel, The Lady with the Lamp</text:p>
          </table:table-cell>
          <table:table-cell office:value-type="float" office:value="16">
            <text:p>16</text:p>
          </table:table-cell>
          <table:table-cell office:value-type="float" office:value="1573">
            <text:p>1573</text:p>
          </table:table-cell>
          <table:table-cell office:value-type="float" office:value="10184">
            <text:p>10184</text:p>
          </table:table-cell>
          <table:table-cell office:value-type="float" office:value="2232">
            <text:p>2232</text:p>
          </table:table-cell>
          <table:table-cell office:value-type="float" office:value="15221">
            <text:p>15221</text:p>
          </table:table-cell>
          <table:table-cell office:value-type="float" office:value="11148">
            <text:p>11148</text:p>
          </table:table-cell>
          <table:table-cell office:value-type="float" office:value="16675">
            <text:p>16675</text:p>
          </table:table-cell>
          <table:table-cell office:value-type="float" office:value="13085">
            <text:p>13085</text:p>
          </table:table-cell>
          <table:table-cell office:value-type="float" office:value="19598">
            <text:p>19598</text:p>
          </table:table-cell>
          <table:table-cell office:value-type="string">
            <text:p>Sawashiro Miyuki</text:p>
          </table:table-cell>
          <table:table-cell office:value-type="string">
            <text:p>Takahashi Keitarō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77% /  0.5%</text:p>
          </table:table-cell>
          <table:table-cell office:value-type="string">
            <text:p>5%</text:p>
          </table:table-cell>
          <table:table-cell office:value-type="string">
            <text:p>56.8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Cú Chulainn (Alter)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クー・フーリン〔オルタ〕</text:p>
          </table:table-cell>
          <table:table-cell office:value-type="string">
            <text:p>Cú Alter, Mad King Cú Chulainn</text:p>
          </table:table-cell>
          <table:table-cell office:value-type="float" office:value="16">
            <text:p>16</text:p>
          </table:table-cell>
          <table:table-cell office:value-type="float" office:value="1979">
            <text:p>1979</text:p>
          </table:table-cell>
          <table:table-cell office:value-type="float" office:value="12805">
            <text:p>12805</text:p>
          </table:table-cell>
          <table:table-cell office:value-type="float" office:value="1790">
            <text:p>1790</text:p>
          </table:table-cell>
          <table:table-cell office:value-type="float" office:value="12210">
            <text:p>12210</text:p>
          </table:table-cell>
          <table:table-cell office:value-type="float" office:value="14017">
            <text:p>14017</text:p>
          </table:table-cell>
          <table:table-cell office:value-type="float" office:value="13377">
            <text:p>13377</text:p>
          </table:table-cell>
          <table:table-cell office:value-type="float" office:value="16453">
            <text:p>16453</text:p>
          </table:table-cell>
          <table:table-cell office:value-type="float" office:value="15721">
            <text:p>15721</text:p>
          </table:table-cell>
          <table:table-cell office:value-type="string">
            <text:p>Canna Nobutoshi</text:p>
          </table:table-cell>
          <table:table-cell office:value-type="string">
            <text:p>Shimadoriru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5.10%</text:p>
          </table:table-cell>
          <table:table-cell office:value-type="string">
            <text:p>0.69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2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Queen Medb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女王メイヴ</text:p>
          </table:table-cell>
          <table:table-cell office:value-type="string">
            <text:p>Queen of Connacht (コノートの女王, Konōto no Joō?), Queen Maeve, Eternal Lady</text:p>
          </table:table-cell>
          <table:table-cell office:value-type="float" office:value="16">
            <text:p>16</text:p>
          </table:table-cell>
          <table:table-cell office:value-type="float" office:value="1591">
            <text:p>1591</text:p>
          </table:table-cell>
          <table:table-cell office:value-type="float" office:value="10296">
            <text:p>10296</text:p>
          </table:table-cell>
          <table:table-cell office:value-type="float" office:value="2048">
            <text:p>2048</text:p>
          </table:table-cell>
          <table:table-cell office:value-type="float" office:value="13968">
            <text:p>13968</text:p>
          </table:table-cell>
          <table:table-cell office:value-type="float" office:value="11270">
            <text:p>11270</text:p>
          </table:table-cell>
          <table:table-cell office:value-type="float" office:value="15303">
            <text:p>15303</text:p>
          </table:table-cell>
          <table:table-cell office:value-type="float" office:value="13229">
            <text:p>13229</text:p>
          </table:table-cell>
          <table:table-cell office:value-type="float" office:value="17985">
            <text:p>17985</text:p>
          </table:table-cell>
          <table:table-cell office:value-type="string">
            <text:p>Sakura Ayane</text:p>
          </table:table-cell>
          <table:table-cell office:value-type="string">
            <text:p>Takayama Kisai</text:p>
          </table:table-cell>
          <table:table-cell office:value-type="string">
            <text:p>Earth</text:p>
          </table:table-cell>
          <table:table-cell office:value-type="string">
            <text:p>208</text:p>
          </table:table-cell>
          <table:table-cell office:value-type="string">
            <text:p>9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7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Helena Blavatsky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エレナ・ブラヴァツキー</text:p>
          </table:table-cell>
          <table:table-cell office:value-type="string">
            <text:p>Elena Blavatsky, Madame Blavatsky, Еле́на Петро́вна Блава́тская, Yelena Petrovna Blavatskaya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10448">
            <text:p>10448</text:p>
          </table:table-cell>
          <table:table-cell office:value-type="float" office:value="14407">
            <text:p>14407</text:p>
          </table:table-cell>
          <table:table-cell office:value-type="float" office:value="12267">
            <text:p>12267</text:p>
          </table:table-cell>
          <table:table-cell office:value-type="float" office:value="16932">
            <text:p>16932</text:p>
          </table:table-cell>
          <table:table-cell office:value-type="string">
            <text:p>Kanemoto Hisako</text:p>
          </table:table-cell>
          <table:table-cell office:value-type="string">
            <text:p>MatsuRyuu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45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Ram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ーマ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42">
            <text:p>1642</text:p>
          </table:table-cell>
          <table:table-cell office:value-type="float" office:value="9854">
            <text:p>9854</text:p>
          </table:table-cell>
          <table:table-cell office:value-type="float" office:value="1901">
            <text:p>1901</text:p>
          </table:table-cell>
          <table:table-cell office:value-type="float" office:value="11993">
            <text:p>11993</text:p>
          </table:table-cell>
          <table:table-cell office:value-type="float" office:value="11931">
            <text:p>11931</text:p>
          </table:table-cell>
          <table:table-cell office:value-type="float" office:value="14541">
            <text:p>14541</text:p>
          </table:table-cell>
          <table:table-cell office:value-type="float" office:value="14009">
            <text:p>14009</text:p>
          </table:table-cell>
          <table:table-cell office:value-type="float" office:value="17090">
            <text:p>17090</text:p>
          </table:table-cell>
          <table:table-cell office:value-type="string">
            <text:p>Sawashiro Miyuki</text:p>
          </table:table-cell>
          <table:table-cell office:value-type="string">
            <text:p>Rin Kususaga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Demon</text:p>
          </table:table-cell>
          <table:table-cell office:value-type="string">
            <text:p>5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Li Shuwen (Lanc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神槍 李書文</text:p>
          </table:table-cell>
          <table:table-cell office:value-type="string">
            <text:p>No Second Strike (二の打ち要らず, Ni no Uchi Irazu?)Legendary Spearman, God Spear Li (神槍李)</text:p>
          </table:table-cell>
          <table:table-cell office:value-type="float" office:value="12">
            <text:p>12</text:p>
          </table:table-cell>
          <table:table-cell office:value-type="float" office:value="1608">
            <text:p>1608</text:p>
          </table:table-cell>
          <table:table-cell office:value-type="float" office:value="9653">
            <text:p>9653</text:p>
          </table:table-cell>
          <table:table-cell office:value-type="float" office:value="1817">
            <text:p>1817</text:p>
          </table:table-cell>
          <table:table-cell office:value-type="float" office:value="11360">
            <text:p>11360</text:p>
          </table:table-cell>
          <table:table-cell office:value-type="float" office:value="11688">
            <text:p>11688</text:p>
          </table:table-cell>
          <table:table-cell office:value-type="float" office:value="13774">
            <text:p>13774</text:p>
          </table:table-cell>
          <table:table-cell office:value-type="float" office:value="13723">
            <text:p>13723</text:p>
          </table:table-cell>
          <table:table-cell office:value-type="float" office:value="16188">
            <text:p>16188</text:p>
          </table:table-cell>
          <table:table-cell office:value-type="string">
            <text:p>Yasui Kunihik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87</text:p>
          </table:table-cell>
          <table:table-cell office:value-type="string">
            <text:p>12.20%</text:p>
          </table:table-cell>
          <table:table-cell office:value-type="string">
            <text:p>0.52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-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Thomas Ediso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トーマス・エジソン</text:p>
          </table:table-cell>
          <table:table-cell office:value-type="string">
            <text:p>The Wizard of Menlo Park (メンロパークの魔術師, Menropāku no Majutsu-shi?)Thomas Alva Edison, King of Inventors, Presi-king</text:p>
          </table:table-cell>
          <table:table-cell office:value-type="float" office:value="12">
            <text:p>12</text:p>
          </table:table-cell>
          <table:table-cell office:value-type="float" office:value="1325">
            <text:p>1325</text:p>
          </table:table-cell>
          <table:table-cell office:value-type="float" office:value="7952">
            <text:p>7952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9628">
            <text:p>9628</text:p>
          </table:table-cell>
          <table:table-cell office:value-type="float" office:value="14407">
            <text:p>14407</text:p>
          </table:table-cell>
          <table:table-cell office:value-type="float" office:value="11305">
            <text:p>11305</text:p>
          </table:table-cell>
          <table:table-cell office:value-type="float" office:value="16932">
            <text:p>16932</text:p>
          </table:table-cell>
          <table:table-cell office:value-type="string">
            <text:p>Terashima Takuma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6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6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Populace</text:p>
          </table:table-cell>
          <table:table-cell office:value-type="string">
            <text:p>1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Geronimo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ジェロニモ</text:p>
          </table:table-cell>
          <table:table-cell office:value-type="string">
            <text:p>Goyaałé, Jeronimo</text:p>
          </table:table-cell>
          <table:table-cell office:value-type="float" office:value="7">
            <text:p>7</text:p>
          </table:table-cell>
          <table:table-cell office:value-type="float" office:value="1273">
            <text:p>1273</text:p>
          </table:table-cell>
          <table:table-cell office:value-type="float" office:value="6857">
            <text:p>6857</text:p>
          </table:table-cell>
          <table:table-cell office:value-type="float" office:value="1642">
            <text:p>1642</text:p>
          </table:table-cell>
          <table:table-cell office:value-type="float" office:value="9123">
            <text:p>9123</text:p>
          </table:table-cell>
          <table:table-cell office:value-type="float" office:value="9280">
            <text:p>9280</text:p>
          </table:table-cell>
          <table:table-cell office:value-type="float" office:value="12369">
            <text:p>12369</text:p>
          </table:table-cell>
          <table:table-cell office:value-type="float" office:value="10899">
            <text:p>10899</text:p>
          </table:table-cell>
          <table:table-cell office:value-type="float" office:value="14539">
            <text:p>14539</text:p>
          </table:table-cell>
          <table:table-cell office:value-type="string">
            <text:p>Egawa Hisao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0.90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Billy the Ki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ビリー・ザ・キッド</text:p>
          </table:table-cell>
          <table:table-cell office:value-type="string">
            <text:p>Juvenile Rascal King (少年悪漢王?)</text:p>
          </table:table-cell>
          <table:table-cell office:value-type="float" office:value="7">
            <text:p>7</text:p>
          </table:table-cell>
          <table:table-cell office:value-type="float" office:value="1279">
            <text:p>1279</text:p>
          </table:table-cell>
          <table:table-cell office:value-type="float" office:value="6890">
            <text:p>6890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9325">
            <text:p>9325</text:p>
          </table:table-cell>
          <table:table-cell office:value-type="float" office:value="12889">
            <text:p>12889</text:p>
          </table:table-cell>
          <table:table-cell office:value-type="float" office:value="10952">
            <text:p>10952</text:p>
          </table:table-cell>
          <table:table-cell office:value-type="float" office:value="15149">
            <text:p>15149</text:p>
          </table:table-cell>
          <table:table-cell office:value-type="string">
            <text:p>Takano Urara</text:p>
          </table:table-cell>
          <table:table-cell office:value-type="string">
            <text:p>Shimaudon</text:p>
          </table:table-cell>
          <table:table-cell office:value-type="string">
            <text:p>Man</text:p>
          </table:table-cell>
          <table:table-cell office:value-type="string">
            <text:p>150</text:p>
          </table:table-cell>
          <table:table-cell office:value-type="string">
            <text:p>8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Jeanne d'Arc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ジャンヌ・ダルク〔オルタ〕</text:p>
          </table:table-cell>
          <table:table-cell office:value-type="string">
            <text:p>Dragon Witch (竜の魔女, Ryū no Majo?), Jalter, Witch of Vengeance, 邪ンヌ</text:p>
          </table:table-cell>
          <table:table-cell office:value-type="float" office:value="16">
            <text:p>16</text:p>
          </table:table-cell>
          <table:table-cell office:value-type="float" office:value="2046">
            <text:p>2046</text:p>
          </table:table-cell>
          <table:table-cell office:value-type="float" office:value="13244">
            <text:p>13244</text:p>
          </table:table-cell>
          <table:table-cell office:value-type="float" office:value="1724">
            <text:p>1724</text:p>
          </table:table-cell>
          <table:table-cell office:value-type="float" office:value="11761">
            <text:p>11761</text:p>
          </table:table-cell>
          <table:table-cell office:value-type="float" office:value="14498">
            <text:p>14498</text:p>
          </table:table-cell>
          <table:table-cell office:value-type="float" office:value="12885">
            <text:p>12885</text:p>
          </table:table-cell>
          <table:table-cell office:value-type="float" office:value="17017">
            <text:p>17017</text:p>
          </table:table-cell>
          <table:table-cell office:value-type="float" office:value="15143">
            <text:p>15143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83%</text:p>
          </table:table-cell>
          <table:table-cell office:value-type="string">
            <text:p>5%</text:p>
          </table:table-cell>
          <table:table-cell office:value-type="string">
            <text:p>5.7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7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Angra Mainyu</text:p>
          </table:table-cell>
          <table:table-cell office:value-type="string">
            <text:p>0-Star</text:p>
          </table:table-cell>
          <table:table-cell office:value-type="string">
            <text:p>Friend</text:p>
          </table:table-cell>
          <table:table-cell office:value-type="string">
            <text:p>Avenger</text:p>
          </table:table-cell>
          <table:table-cell office:value-type="string">
            <text:p>アンリマユ</text:p>
          </table:table-cell>
          <table:table-cell office:value-type="string">
            <text:p>Avenger, All the World's Evil, King of Daemons, Aŋra Mainiiu</text:p>
          </table:table-cell>
          <table:table-cell office:value-type="float" office:value="4">
            <text:p>4</text:p>
          </table:table-cell>
          <table:table-cell office:value-type="float" office:value="1008">
            <text:p>1008</text:p>
          </table:table-cell>
          <table:table-cell office:value-type="float" office:value="5683">
            <text:p>5683</text:p>
          </table:table-cell>
          <table:table-cell office:value-type="float" office:value="1502">
            <text:p>1502</text:p>
          </table:table-cell>
          <table:table-cell office:value-type="float" office:value="7981">
            <text:p>7981</text:p>
          </table:table-cell>
          <table:table-cell office:value-type="float" office:value="8235">
            <text:p>8235</text:p>
          </table:table-cell>
          <table:table-cell office:value-type="float" office:value="11518">
            <text:p>11518</text:p>
          </table:table-cell>
          <table:table-cell office:value-type="float" office:value="9698">
            <text:p>9698</text:p>
          </table:table-cell>
          <table:table-cell office:value-type="float" office:value="13546">
            <text:p>13546</text:p>
          </table:table-cell>
          <table:table-cell office:value-type="string">
            <text:p>Terashima Takuma</text:p>
          </table:table-cell>
          <table:table-cell office:value-type="string">
            <text:p>Nekotawawa</text:p>
          </table:table-cell>
          <table:table-cell office:value-type="string">
            <text:p>Man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79%</text:p>
          </table:table-cell>
          <table:table-cell office:value-type="string">
            <text:p>5%</text:p>
          </table:table-cell>
          <table:table-cell office:value-type="string">
            <text:p>9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-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Iskand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イスカンダル</text:p>
          </table:table-cell>
          <table:table-cell office:value-type="string">
            <text:p>The King of Conquerors of the Distant Lands (遥かなる征服王, Harukanaru Seifuku-ō?)Alexander the Great, King of Conquerors</text:p>
          </table:table-cell>
          <table:table-cell office:value-type="float" office:value="16">
            <text:p>16</text:p>
          </table:table-cell>
          <table:table-cell office:value-type="float" office:value="1786">
            <text:p>1786</text:p>
          </table:table-cell>
          <table:table-cell office:value-type="float" office:value="11560">
            <text:p>11560</text:p>
          </table:table-cell>
          <table:table-cell office:value-type="float" office:value="1938">
            <text:p>1938</text:p>
          </table:table-cell>
          <table:table-cell office:value-type="float" office:value="13219">
            <text:p>13219</text:p>
          </table:table-cell>
          <table:table-cell office:value-type="float" office:value="12654">
            <text:p>12654</text:p>
          </table:table-cell>
          <table:table-cell office:value-type="float" office:value="14482">
            <text:p>14482</text:p>
          </table:table-cell>
          <table:table-cell office:value-type="float" office:value="14853">
            <text:p>14853</text:p>
          </table:table-cell>
          <table:table-cell office:value-type="float" office:value="17020">
            <text:p>17020</text:p>
          </table:table-cell>
          <table:table-cell office:value-type="string">
            <text:p>Ootsuka Aki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8.80%</text:p>
          </table:table-cell>
          <table:table-cell office:value-type="string">
            <text:p>0.66% / 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Divinity, Greek Mythology Male, Hominidae Servant, Humanoid, King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EMIYA (Assassin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エミヤ〔アサシン〕</text:p>
          </table:table-cell>
          <table:table-cell office:value-type="string">
            <text:p>Emiya Kiritsugu (衛宮切嗣, Emiya Kiritsugu?), Magus Killer</text:p>
          </table:table-cell>
          <table:table-cell office:value-type="float" office:value="12">
            <text:p>12</text:p>
          </table:table-cell>
          <table:table-cell office:value-type="float" office:value="1493">
            <text:p>1493</text:p>
          </table:table-cell>
          <table:table-cell office:value-type="float" office:value="8958">
            <text:p>8958</text:p>
          </table:table-cell>
          <table:table-cell office:value-type="float" office:value="1786">
            <text:p>1786</text:p>
          </table:table-cell>
          <table:table-cell office:value-type="float" office:value="11168">
            <text:p>11168</text:p>
          </table:table-cell>
          <table:table-cell office:value-type="float" office:value="10846">
            <text:p>10846</text:p>
          </table:table-cell>
          <table:table-cell office:value-type="float" office:value="13541">
            <text:p>13541</text:p>
          </table:table-cell>
          <table:table-cell office:value-type="float" office:value="12735">
            <text:p>12735</text:p>
          </table:table-cell>
          <table:table-cell office:value-type="float" office:value="15915">
            <text:p>15915</text:p>
          </table:table-cell>
          <table:table-cell office:value-type="string">
            <text:p>Koyama Rikiya, Ohara Sayaka</text:p>
          </table:table-cell>
          <table:table-cell office:value-type="string">
            <text:p>AKIRA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.60%</text:p>
          </table:table-cell>
          <table:table-cell office:value-type="string">
            <text:p>0.46% /  0.28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8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5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Hassan of the Hundred Face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百貌のハサン</text:p>
          </table:table-cell>
          <table:table-cell office:value-type="string">
            <text:p>Leader of Hashasheen (暗殺教団教主, Ansatsu Kyōdan Kyōshu?)Asa-ko (アサ子?), Hundred-Faced Hassan, Hassan of the Hundred Personas</text:p>
          </table:table-cell>
          <table:table-cell office:value-type="float" office:value="7">
            <text:p>7</text:p>
          </table:table-cell>
          <table:table-cell office:value-type="float" office:value="1241">
            <text:p>1241</text:p>
          </table:table-cell>
          <table:table-cell office:value-type="float" office:value="6686">
            <text:p>6686</text:p>
          </table:table-cell>
          <table:table-cell office:value-type="float" office:value="1675">
            <text:p>1675</text:p>
          </table:table-cell>
          <table:table-cell office:value-type="float" office:value="9310">
            <text:p>9310</text:p>
          </table:table-cell>
          <table:table-cell office:value-type="float" office:value="9049">
            <text:p>9049</text:p>
          </table:table-cell>
          <table:table-cell office:value-type="float" office:value="12623">
            <text:p>12623</text:p>
          </table:table-cell>
          <table:table-cell office:value-type="float" office:value="10628">
            <text:p>10628</text:p>
          </table:table-cell>
          <table:table-cell office:value-type="float" office:value="14837">
            <text:p>14837</text:p>
          </table:table-cell>
          <table:table-cell office:value-type="string">
            <text:p>Abe Akina</text:p>
          </table:table-cell>
          <table:table-cell office:value-type="string">
            <text:p>Task Ohna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.50%</text:p>
          </table:table-cell>
          <table:table-cell office:value-type="string">
            <text:p>0.48% /  0.38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13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Irisviel (Dress of Heave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アイリスフィール〔天の衣〕</text:p>
          </table:table-cell>
          <table:table-cell office:value-type="string">
            <text:p>Irisviel von Einzbern, Iri, White Holy Grail, Irisviel (Holy Grail)</text:p>
          </table:table-cell>
          <table:table-cell office:value-type="float" office:value="12">
            <text:p>12</text:p>
          </table:table-cell>
          <table:table-cell office:value-type="float" office:value="1372">
            <text:p>1372</text:p>
          </table:table-cell>
          <table:table-cell office:value-type="float" office:value="8237">
            <text:p>8237</text:p>
          </table:table-cell>
          <table:table-cell office:value-type="float" office:value="1996">
            <text:p>1996</text:p>
          </table:table-cell>
          <table:table-cell office:value-type="float" office:value="12476">
            <text:p>12476</text:p>
          </table:table-cell>
          <table:table-cell office:value-type="float" office:value="9973">
            <text:p>9973</text:p>
          </table:table-cell>
          <table:table-cell office:value-type="float" office:value="15127">
            <text:p>15127</text:p>
          </table:table-cell>
          <table:table-cell office:value-type="float" office:value="11710">
            <text:p>11710</text:p>
          </table:table-cell>
          <table:table-cell office:value-type="float" office:value="17778">
            <text:p>17778</text:p>
          </table:table-cell>
          <table:table-cell office:value-type="string">
            <text:p>Ohara Sayaka</text:p>
          </table:table-cell>
          <table:table-cell office:value-type="string">
            <text:p>Shimaudon</text:p>
          </table:table-cell>
          <table:table-cell office:value-type="string">
            <text:p>Sky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42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Magecraf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Shuten D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酒呑童子</text:p>
          </table:table-cell>
          <table:table-cell office:value-type="string">
            <text:p>Shuten-Douji, Ibuki Dōji, Saṃghāta Hell Berserker (バーサーカー・衆合地獄?)</text:p>
          </table:table-cell>
          <table:table-cell office:value-type="float" office:value="16">
            <text:p>16</text:p>
          </table:table-cell>
          <table:table-cell office:value-type="float" office:value="1853">
            <text:p>1853</text:p>
          </table:table-cell>
          <table:table-cell office:value-type="float" office:value="11993">
            <text:p>11993</text:p>
          </table:table-cell>
          <table:table-cell office:value-type="float" office:value="1881">
            <text:p>1881</text:p>
          </table:table-cell>
          <table:table-cell office:value-type="float" office:value="12825">
            <text:p>12825</text:p>
          </table:table-cell>
          <table:table-cell office:value-type="float" office:value="13128">
            <text:p>13128</text:p>
          </table:table-cell>
          <table:table-cell office:value-type="float" office:value="14050">
            <text:p>14050</text:p>
          </table:table-cell>
          <table:table-cell office:value-type="float" office:value="15410">
            <text:p>15410</text:p>
          </table:table-cell>
          <table:table-cell office:value-type="float" office:value="16513">
            <text:p>16513</text:p>
          </table:table-cell>
          <table:table-cell office:value-type="string">
            <text:p>Yūki Aoi</text:p>
          </table:table-cell>
          <table:table-cell office:value-type="string">
            <text:p>Honjou Raita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25%</text:p>
          </table:table-cell>
          <table:table-cell office:value-type="string">
            <text:p>0.55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emonic, Divinity, Dragon, Humanoid, Non-Hominidae Servant, Oni, Servant, Seven Knights Servant, Shuten Dōji (Trait)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Xuanzang Sanzang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玄奘三蔵</text:p>
          </table:table-cell>
          <table:table-cell office:value-type="string">
            <text:p>The Bonze of Tang Dynasty (唐代の法師, Tō-dai no Hōshi?)Genjou Sanzou</text:p>
          </table:table-cell>
          <table:table-cell office:value-type="float" office:value="16">
            <text:p>16</text:p>
          </table:table-cell>
          <table:table-cell office:value-type="float" office:value="1801">
            <text:p>1801</text:p>
          </table:table-cell>
          <table:table-cell office:value-type="float" office:value="11658">
            <text:p>11658</text:p>
          </table:table-cell>
          <table:table-cell office:value-type="float" office:value="1901">
            <text:p>1901</text:p>
          </table:table-cell>
          <table:table-cell office:value-type="float" office:value="12965">
            <text:p>12965</text:p>
          </table:table-cell>
          <table:table-cell office:value-type="float" office:value="12761">
            <text:p>12761</text:p>
          </table:table-cell>
          <table:table-cell office:value-type="float" office:value="14204">
            <text:p>14204</text:p>
          </table:table-cell>
          <table:table-cell office:value-type="float" office:value="14979">
            <text:p>14979</text:p>
          </table:table-cell>
          <table:table-cell office:value-type="float" office:value="16693">
            <text:p>16693</text:p>
          </table:table-cell>
          <table:table-cell office:value-type="string">
            <text:p>Komatsu Mikako</text:p>
          </table:table-cell>
          <table:table-cell office:value-type="string">
            <text:p>Okazaki Takeshi</text:p>
          </table:table-cell>
          <table:table-cell office:value-type="string">
            <text:p>Man</text:p>
          </table:table-cell>
          <table:table-cell office:value-type="string">
            <text:p>52</text:p>
          </table:table-cell>
          <table:table-cell office:value-type="string">
            <text:p>11%</text:p>
          </table:table-cell>
          <table:table-cell office:value-type="string">
            <text:p>0.82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2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Minamoto no Raik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源頼光</text:p>
          </table:table-cell>
          <table:table-cell office:value-type="string">
            <text:p>Minamoto no Yorimitsu, Ushi Gozen (丑御前?), Kālasūtra Hell Rider (ライダー・黒縄地獄?)</text:p>
          </table:table-cell>
          <table:table-cell office:value-type="float" office:value="16">
            <text:p>16</text:p>
          </table:table-cell>
          <table:table-cell office:value-type="float" office:value="1786">
            <text:p>1786</text:p>
          </table:table-cell>
          <table:table-cell office:value-type="float" office:value="11556">
            <text:p>11556</text:p>
          </table:table-cell>
          <table:table-cell office:value-type="float" office:value="1980">
            <text:p>1980</text:p>
          </table:table-cell>
          <table:table-cell office:value-type="float" office:value="13500">
            <text:p>13500</text:p>
          </table:table-cell>
          <table:table-cell office:value-type="float" office:value="12650">
            <text:p>12650</text:p>
          </table:table-cell>
          <table:table-cell office:value-type="float" office:value="14790">
            <text:p>14790</text:p>
          </table:table-cell>
          <table:table-cell office:value-type="float" office:value="14848">
            <text:p>14848</text:p>
          </table:table-cell>
          <table:table-cell office:value-type="float" office:value="17382">
            <text:p>17382</text:p>
          </table:table-cell>
          <table:table-cell office:value-type="string">
            <text:p>Tomatsu Haruka</text:p>
          </table:table-cell>
          <table:table-cell office:value-type="string">
            <text:p>Honjou Raita</text:p>
          </table:table-cell>
          <table:table-cell office:value-type="string">
            <text:p>Sky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46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Genji, 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+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Sakata Kintoki (Rid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坂田金時</text:p>
          </table:table-cell>
          <table:table-cell office:value-type="string">
            <text:p>Kintarō (金太郎?)</text:p>
          </table:table-cell>
          <table:table-cell office:value-type="float" office:value="12">
            <text:p>12</text:p>
          </table:table-cell>
          <table:table-cell office:value-type="float" office:value="1636">
            <text:p>1636</text:p>
          </table:table-cell>
          <table:table-cell office:value-type="float" office:value="9819">
            <text:p>9819</text:p>
          </table:table-cell>
          <table:table-cell office:value-type="float" office:value="1728">
            <text:p>1728</text:p>
          </table:table-cell>
          <table:table-cell office:value-type="float" office:value="10800">
            <text:p>10800</text:p>
          </table:table-cell>
          <table:table-cell office:value-type="float" office:value="11889">
            <text:p>11889</text:p>
          </table:table-cell>
          <table:table-cell office:value-type="float" office:value="13095">
            <text:p>13095</text:p>
          </table:table-cell>
          <table:table-cell office:value-type="float" office:value="13959">
            <text:p>13959</text:p>
          </table:table-cell>
          <table:table-cell office:value-type="float" office:value="15390">
            <text:p>15390</text:p>
          </table:table-cell>
          <table:table-cell office:value-type="string">
            <text:p>Yusa Kōji</text:p>
          </table:table-cell>
          <table:table-cell office:value-type="string">
            <text:p>Honjou Raita</text:p>
          </table:table-cell>
          <table:table-cell office:value-type="string">
            <text:p>Earth</text:p>
          </table:table-cell>
          <table:table-cell office:value-type="string">
            <text:p>198</text:p>
          </table:table-cell>
          <table:table-cell office:value-type="string">
            <text:p>9%</text:p>
          </table:table-cell>
          <table:table-cell office:value-type="string">
            <text:p>1.15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Fairy Tale Servant, Genji, 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Ibaraki Dōj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茨木童子</text:p>
          </table:table-cell>
          <table:table-cell office:value-type="string">
            <text:p>Ibaraki-Douji, Banana Oni</text:p>
          </table:table-cell>
          <table:table-cell office:value-type="float" office:value="12">
            <text:p>12</text:p>
          </table:table-cell>
          <table:table-cell office:value-type="float" office:value="1606">
            <text:p>1606</text:p>
          </table:table-cell>
          <table:table-cell office:value-type="float" office:value="9636">
            <text:p>9636</text:p>
          </table:table-cell>
          <table:table-cell office:value-type="float" office:value="1752">
            <text:p>1752</text:p>
          </table:table-cell>
          <table:table-cell office:value-type="float" office:value="10954">
            <text:p>10954</text:p>
          </table:table-cell>
          <table:table-cell office:value-type="float" office:value="11667">
            <text:p>11667</text:p>
          </table:table-cell>
          <table:table-cell office:value-type="float" office:value="13282">
            <text:p>13282</text:p>
          </table:table-cell>
          <table:table-cell office:value-type="float" office:value="13699">
            <text:p>13699</text:p>
          </table:table-cell>
          <table:table-cell office:value-type="float" office:value="15610">
            <text:p>15610</text:p>
          </table:table-cell>
          <table:table-cell office:value-type="string">
            <text:p>Touyama Nao</text:p>
          </table:table-cell>
          <table:table-cell office:value-type="string">
            <text:p>Hidari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1.03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emonic, Humanoid, Non-Hominidae Servant, Oni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Fūma Kotarō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風魔小太郎</text:p>
          </table:table-cell>
          <table:table-cell office:value-type="string">
            <text:p>Fuuma Kotarou, Fuuma "Evil-Wind" Kotarou</text:p>
          </table:table-cell>
          <table:table-cell office:value-type="float" office:value="7">
            <text:p>7</text:p>
          </table:table-cell>
          <table:table-cell office:value-type="float" office:value="1316">
            <text:p>1316</text:p>
          </table:table-cell>
          <table:table-cell office:value-type="float" office:value="7091">
            <text:p>7091</text:p>
          </table:table-cell>
          <table:table-cell office:value-type="float" office:value="1592">
            <text:p>1592</text:p>
          </table:table-cell>
          <table:table-cell office:value-type="float" office:value="8844">
            <text:p>8844</text:p>
          </table:table-cell>
          <table:table-cell office:value-type="float" office:value="9597">
            <text:p>9597</text:p>
          </table:table-cell>
          <table:table-cell office:value-type="float" office:value="11991">
            <text:p>11991</text:p>
          </table:table-cell>
          <table:table-cell office:value-type="float" office:value="11272">
            <text:p>11272</text:p>
          </table:table-cell>
          <table:table-cell office:value-type="float" office:value="14094">
            <text:p>14094</text:p>
          </table:table-cell>
          <table:table-cell office:value-type="string">
            <text:p>Hanae Natsuki</text:p>
          </table:table-cell>
          <table:table-cell office:value-type="string">
            <text:p>Sasaki Shonen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25.60%</text:p>
          </table:table-cell>
          <table:table-cell office:value-type="string">
            <text:p>0.54%</text:p>
          </table:table-cell>
          <table:table-cell office:value-type="string">
            <text:p>4%</text:p>
          </table:table-cell>
          <table:table-cell office:value-type="string">
            <text:p>38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Ozymandia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オジマンディアス</text:p>
          </table:table-cell>
          <table:table-cell office:value-type="string">
            <text:p>King of Gods (神王, Shin-Ō?)Ramesses II, King of Kings, Meryamen, Sun King, God-king</text:p>
          </table:table-cell>
          <table:table-cell office:value-type="float" office:value="16">
            <text:p>16</text:p>
          </table:table-cell>
          <table:table-cell office:value-type="float" office:value="1850">
            <text:p>1850</text:p>
          </table:table-cell>
          <table:table-cell office:value-type="float" office:value="11971">
            <text:p>11971</text:p>
          </table:table-cell>
          <table:table-cell office:value-type="float" office:value="1881">
            <text:p>1881</text:p>
          </table:table-cell>
          <table:table-cell office:value-type="float" office:value="12830">
            <text:p>12830</text:p>
          </table:table-cell>
          <table:table-cell office:value-type="float" office:value="13104">
            <text:p>13104</text:p>
          </table:table-cell>
          <table:table-cell office:value-type="float" office:value="14056">
            <text:p>14056</text:p>
          </table:table-cell>
          <table:table-cell office:value-type="float" office:value="15381">
            <text:p>15381</text:p>
          </table:table-cell>
          <table:table-cell office:value-type="float" office:value="16519">
            <text:p>16519</text:p>
          </table:table-cell>
          <table:table-cell office:value-type="string">
            <text:p>Koyasu Takehito</text:p>
          </table:table-cell>
          <table:table-cell office:value-type="string">
            <text:p>Nakahara</text:p>
          </table:table-cell>
          <table:table-cell office:value-type="string">
            <text:p>Sky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Fortress</text:p>
          </table:table-cell>
          <table:table-cell office:value-type="string">
            <text:p>5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Artoria Pendragon (Lancer)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アルトリア・ペンドラゴン</text:p>
          </table:table-cell>
          <table:table-cell office:value-type="string">
            <text:p>Lion King (獅子王, Shishi-Ō?)King Arthur, King of Knights, Goddess of Rhongomyniad</text:p>
          </table:table-cell>
          <table:table-cell office:value-type="float" office:value="16">
            <text:p>16</text:p>
          </table:table-cell>
          <table:table-cell office:value-type="float" office:value="1699">
            <text:p>1699</text:p>
          </table:table-cell>
          <table:table-cell office:value-type="float" office:value="10995">
            <text:p>10995</text:p>
          </table:table-cell>
          <table:table-cell office:value-type="float" office:value="2288">
            <text:p>2288</text:p>
          </table:table-cell>
          <table:table-cell office:value-type="float" office:value="15606">
            <text:p>15606</text:p>
          </table:table-cell>
          <table:table-cell office:value-type="float" office:value="12036">
            <text:p>12036</text:p>
          </table:table-cell>
          <table:table-cell office:value-type="float" office:value="17097">
            <text:p>17097</text:p>
          </table:table-cell>
          <table:table-cell office:value-type="float" office:value="14127">
            <text:p>14127</text:p>
          </table:table-cell>
          <table:table-cell office:value-type="float" office:value="20094">
            <text:p>20094</text:p>
          </table:table-cell>
          <table:table-cell office:value-type="string">
            <text:p>Kawasumi Ayako</text:p>
          </table:table-cell>
          <table:table-cell office:value-type="string">
            <text:p>Ishida Akira</text:p>
          </table:table-cell>
          <table:table-cell office:value-type="string">
            <text:p>Sky</text:p>
          </table:table-cell>
          <table:table-cell office:value-type="string">
            <text:p>89</text:p>
          </table:table-cell>
          <table:table-cell office:value-type="string">
            <text:p>12.20%</text:p>
          </table:table-cell>
          <table:table-cell office:value-type="string">
            <text:p>1.10%</text:p>
          </table:table-cell>
          <table:table-cell office:value-type="string">
            <text:p>4%</text:p>
          </table:table-cell>
          <table:table-cell office:value-type="string">
            <text:p>24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Fortress</text:p>
          </table:table-cell>
          <table:table-cell office:value-type="string">
            <text:p>2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Nitocris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ニトクリス</text:p>
          </table:table-cell>
          <table:table-cell office:value-type="string">
            <text:p>Avatar of the Sky (天空の化身, Tenkū no Keshin?)Nitocret, Neithikerty</text:p>
          </table:table-cell>
          <table:table-cell office:value-type="float" office:value="12">
            <text:p>12</text:p>
          </table:table-cell>
          <table:table-cell office:value-type="float" office:value="1510">
            <text:p>1510</text:p>
          </table:table-cell>
          <table:table-cell office:value-type="float" office:value="9060">
            <text:p>9060</text:p>
          </table:table-cell>
          <table:table-cell office:value-type="float" office:value="1806">
            <text:p>1806</text:p>
          </table:table-cell>
          <table:table-cell office:value-type="float" office:value="11288">
            <text:p>11288</text:p>
          </table:table-cell>
          <table:table-cell office:value-type="float" office:value="10970">
            <text:p>10970</text:p>
          </table:table-cell>
          <table:table-cell office:value-type="float" office:value="13686">
            <text:p>13686</text:p>
          </table:table-cell>
          <table:table-cell office:value-type="float" office:value="12880">
            <text:p>12880</text:p>
          </table:table-cell>
          <table:table-cell office:value-type="float" office:value="16085">
            <text:p>16085</text:p>
          </table:table-cell>
          <table:table-cell office:value-type="string">
            <text:p>Tanaka Minami</text:p>
          </table:table-cell>
          <table:table-cell office:value-type="string">
            <text:p>Shimaudon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54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ominidae Servant, Humanoid, K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Lancelot (Sab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ンスロット</text:p>
          </table:table-cell>
          <table:table-cell office:value-type="string">
            <text:p>Sir Lancelot du Lac, Lord of Joyous Gard, Knight of the Lake</text:p>
          </table:table-cell>
          <table:table-cell office:value-type="float" office:value="12">
            <text:p>12</text:p>
          </table:table-cell>
          <table:table-cell office:value-type="float" office:value="1658">
            <text:p>1658</text:p>
          </table:table-cell>
          <table:table-cell office:value-type="float" office:value="9949">
            <text:p>9949</text:p>
          </table:table-cell>
          <table:table-cell office:value-type="float" office:value="1854">
            <text:p>1854</text:p>
          </table:table-cell>
          <table:table-cell office:value-type="float" office:value="11589">
            <text:p>11589</text:p>
          </table:table-cell>
          <table:table-cell office:value-type="float" office:value="12046">
            <text:p>12046</text:p>
          </table:table-cell>
          <table:table-cell office:value-type="float" office:value="14051">
            <text:p>14051</text:p>
          </table:table-cell>
          <table:table-cell office:value-type="float" office:value="14144">
            <text:p>14144</text:p>
          </table:table-cell>
          <table:table-cell office:value-type="float" office:value="16514">
            <text:p>16514</text:p>
          </table:table-cell>
          <table:table-cell office:value-type="string">
            <text:p>Okiayu Ryoutarou</text:p>
          </table:table-cell>
          <table:table-cell office:value-type="string">
            <text:p>Shimadoriru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Trista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トリスタン</text:p>
          </table:table-cell>
          <table:table-cell office:value-type="string">
            <text:p>Drustanus, Trystan, Tristram, Trischin, Child of Sadness, Tristão</text:p>
          </table:table-cell>
          <table:table-cell office:value-type="float" office:value="12">
            <text:p>12</text:p>
          </table:table-cell>
          <table:table-cell office:value-type="float" office:value="1622">
            <text:p>1622</text:p>
          </table:table-cell>
          <table:table-cell office:value-type="float" office:value="9735">
            <text:p>9735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1787">
            <text:p>11787</text:p>
          </table:table-cell>
          <table:table-cell office:value-type="float" office:value="14110">
            <text:p>14110</text:p>
          </table:table-cell>
          <table:table-cell office:value-type="float" office:value="13840">
            <text:p>13840</text:p>
          </table:table-cell>
          <table:table-cell office:value-type="float" office:value="16583">
            <text:p>16583</text:p>
          </table:table-cell>
          <table:table-cell office:value-type="string">
            <text:p>Uchiyama Kōki</text:p>
          </table:table-cell>
          <table:table-cell office:value-type="string">
            <text:p>Morii Shizuki</text:p>
          </table:table-cell>
          <table:table-cell office:value-type="string">
            <text:p>Earth</text:p>
          </table:table-cell>
          <table:table-cell office:value-type="string">
            <text:p>145</text:p>
          </table:table-cell>
          <table:table-cell office:value-type="string">
            <text:p>8.1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Round Table Knigh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6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Gawai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ガウェイン</text:p>
          </table:table-cell>
          <table:table-cell office:value-type="string">
            <text:p>Holy Sword of the Sun (太陽の聖剣, Taiyō no Seiken?)Knight of the Sun, White Knight of the Round Table</text:p>
          </table:table-cell>
          <table:table-cell office:value-type="float" office:value="12">
            <text:p>12</text:p>
          </table:table-cell>
          <table:table-cell office:value-type="float" office:value="1695">
            <text:p>1695</text:p>
          </table:table-cell>
          <table:table-cell office:value-type="float" office:value="10173">
            <text:p>10173</text:p>
          </table:table-cell>
          <table:table-cell office:value-type="float" office:value="1827">
            <text:p>1827</text:p>
          </table:table-cell>
          <table:table-cell office:value-type="float" office:value="11419">
            <text:p>11419</text:p>
          </table:table-cell>
          <table:table-cell office:value-type="float" office:value="12317">
            <text:p>12317</text:p>
          </table:table-cell>
          <table:table-cell office:value-type="float" office:value="13845">
            <text:p>13845</text:p>
          </table:table-cell>
          <table:table-cell office:value-type="float" office:value="14462">
            <text:p>14462</text:p>
          </table:table-cell>
          <table:table-cell office:value-type="float" office:value="16272">
            <text:p>16272</text:p>
          </table:table-cell>
          <table:table-cell office:value-type="string">
            <text:p>Mizushima Takahiro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1.14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Hassan of the Serenity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静謐のハサン</text:p>
          </table:table-cell>
          <table:table-cell office:value-type="string">
            <text:p>Mary</text:p>
          </table:table-cell>
          <table:table-cell office:value-type="float" office:value="7">
            <text:p>7</text:p>
          </table:table-cell>
          <table:table-cell office:value-type="float" office:value="1232">
            <text:p>1232</text:p>
          </table:table-cell>
          <table:table-cell office:value-type="float" office:value="6636">
            <text:p>6636</text:p>
          </table:table-cell>
          <table:table-cell office:value-type="float" office:value="1675">
            <text:p>1675</text:p>
          </table:table-cell>
          <table:table-cell office:value-type="float" office:value="9310">
            <text:p>9310</text:p>
          </table:table-cell>
          <table:table-cell office:value-type="float" office:value="8981">
            <text:p>8981</text:p>
          </table:table-cell>
          <table:table-cell office:value-type="float" office:value="12623">
            <text:p>12623</text:p>
          </table:table-cell>
          <table:table-cell office:value-type="float" office:value="10548">
            <text:p>10548</text:p>
          </table:table-cell>
          <table:table-cell office:value-type="float" office:value="14837">
            <text:p>14837</text:p>
          </table:table-cell>
          <table:table-cell office:value-type="string">
            <text:p>Senbongi Sayaka</text:p>
          </table:table-cell>
          <table:table-cell office:value-type="string">
            <text:p>Nakahara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60%</text:p>
          </table:table-cell>
          <table:table-cell office:value-type="string">
            <text:p>0.53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Tawara Tōt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俵藤太</text:p>
          </table:table-cell>
          <table:table-cell office:value-type="string">
            <text:p>Fujiwara no Hidesato (藤原秀郷?), Tawara no Touta</text:p>
          </table:table-cell>
          <table:table-cell office:value-type="float" office:value="7">
            <text:p>7</text:p>
          </table:table-cell>
          <table:table-cell office:value-type="float" office:value="1306">
            <text:p>1306</text:p>
          </table:table-cell>
          <table:table-cell office:value-type="float" office:value="7032">
            <text:p>7032</text:p>
          </table:table-cell>
          <table:table-cell office:value-type="float" office:value="1764">
            <text:p>1764</text:p>
          </table:table-cell>
          <table:table-cell office:value-type="float" office:value="9800">
            <text:p>9800</text:p>
          </table:table-cell>
          <table:table-cell office:value-type="float" office:value="9517">
            <text:p>9517</text:p>
          </table:table-cell>
          <table:table-cell office:value-type="float" office:value="13287">
            <text:p>13287</text:p>
          </table:table-cell>
          <table:table-cell office:value-type="float" office:value="11177">
            <text:p>11177</text:p>
          </table:table-cell>
          <table:table-cell office:value-type="float" office:value="15618">
            <text:p>15618</text:p>
          </table:table-cell>
          <table:table-cell office:value-type="string">
            <text:p>Suzumura Kenichi</text:p>
          </table:table-cell>
          <table:table-cell office:value-type="string">
            <text:p>Simosi</text:p>
          </table:table-cell>
          <table:table-cell office:value-type="string">
            <text:p>Man</text:p>
          </table:table-cell>
          <table:table-cell office:value-type="string">
            <text:p>150</text:p>
          </table:table-cell>
          <table:table-cell office:value-type="string">
            <text:p>7.8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Bedivere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ベディヴィエール</text:p>
          </table:table-cell>
          <table:table-cell office:value-type="string">
            <text:p>The Silver Arm (銀色の腕, Gin'iro no Ude?)Lucius, The Shining Airgetlám, Wandering Knight (放浪の騎士, Hōrō no kishi)</text:p>
          </table:table-cell>
          <table:table-cell office:value-type="float" office:value="7">
            <text:p>7</text:p>
          </table:table-cell>
          <table:table-cell office:value-type="float" office:value="1416">
            <text:p>1416</text:p>
          </table:table-cell>
          <table:table-cell office:value-type="float" office:value="7627">
            <text:p>7627</text:p>
          </table:table-cell>
          <table:table-cell office:value-type="float" office:value="1727">
            <text:p>1727</text:p>
          </table:table-cell>
          <table:table-cell office:value-type="float" office:value="9595">
            <text:p>9595</text:p>
          </table:table-cell>
          <table:table-cell office:value-type="float" office:value="10322">
            <text:p>10322</text:p>
          </table:table-cell>
          <table:table-cell office:value-type="float" office:value="13009">
            <text:p>13009</text:p>
          </table:table-cell>
          <table:table-cell office:value-type="float" office:value="12123">
            <text:p>12123</text:p>
          </table:table-cell>
          <table:table-cell office:value-type="float" office:value="15291">
            <text:p>15291</text:p>
          </table:table-cell>
          <table:table-cell office:value-type="string">
            <text:p>Miyano Mamoru</text:p>
          </table:table-cell>
          <table:table-cell office:value-type="string">
            <text:p>Tenkuu Sphere</text:p>
          </table:table-cell>
          <table:table-cell office:value-type="string">
            <text:p>Star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1.11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2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Leonardo Da Vinc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レオナルド・ダ・ヴィンチ</text:p>
          </table:table-cell>
          <table:table-cell office:value-type="string">
            <text:p>Universal Genius (万能の天才?), Da Vinci-chan (ダ・ヴィンチちゃん?), Shopkeeper</text:p>
          </table:table-cell>
          <table:table-cell office:value-type="float" office:value="16">
            <text:p>16</text:p>
          </table:table-cell>
          <table:table-cell office:value-type="float" office:value="1637">
            <text:p>1637</text:p>
          </table:table-cell>
          <table:table-cell office:value-type="float" office:value="10598">
            <text:p>10598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601">
            <text:p>11601</text:p>
          </table:table-cell>
          <table:table-cell office:value-type="float" office:value="15621">
            <text:p>15621</text:p>
          </table:table-cell>
          <table:table-cell office:value-type="float" office:value="13617">
            <text:p>13617</text:p>
          </table:table-cell>
          <table:table-cell office:value-type="float" office:value="18359">
            <text:p>18359</text:p>
          </table:table-cell>
          <table:table-cell office:value-type="string">
            <text:p>Sakamoto Maaya</text:p>
          </table:table-cell>
          <table:table-cell office:value-type="string">
            <text:p>Simosi</text:p>
          </table:table-cell>
          <table:table-cell office:value-type="string">
            <text:p>Star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54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Anti-Army</text:p>
          </table:table-cell>
          <table:table-cell office:value-type="string">
            <text:p>1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Tamamo no Mae (L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玉藻の前; タマモちゃんサマー</text:p>
          </table:table-cell>
          <table:table-cell office:value-type="string">
            <text:p>Summer Tamamo-chan, Tamamo Shark</text:p>
          </table:table-cell>
          <table:table-cell office:value-type="float" office:value="16">
            <text:p>16</text:p>
          </table:table-cell>
          <table:table-cell office:value-type="float" office:value="1657">
            <text:p>1657</text:p>
          </table:table-cell>
          <table:table-cell office:value-type="float" office:value="10726">
            <text:p>10726</text:p>
          </table:table-cell>
          <table:table-cell office:value-type="float" office:value="2221">
            <text:p>2221</text:p>
          </table:table-cell>
          <table:table-cell office:value-type="float" office:value="15147">
            <text:p>15147</text:p>
          </table:table-cell>
          <table:table-cell office:value-type="float" office:value="11741">
            <text:p>11741</text:p>
          </table:table-cell>
          <table:table-cell office:value-type="float" office:value="16594">
            <text:p>16594</text:p>
          </table:table-cell>
          <table:table-cell office:value-type="float" office:value="13782">
            <text:p>13782</text:p>
          </table:table-cell>
          <table:table-cell office:value-type="float" office:value="19503">
            <text:p>19503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Sky</text:p>
          </table:table-cell>
          <table:table-cell office:value-type="string">
            <text:p>91</text:p>
          </table:table-cell>
          <table:table-cell office:value-type="string">
            <text:p>12.20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Goddess Servant, Humanoid, Non-Hominidae Servant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Artoria Pendragon (Arch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ルトリア・ペンドラゴン</text:p>
          </table:table-cell>
          <table:table-cell office:value-type="string">
            <text:p>Archuria, Squirtoria</text:p>
          </table:table-cell>
          <table:table-cell office:value-type="float" office:value="16">
            <text:p>16</text:p>
          </table:table-cell>
          <table:table-cell office:value-type="float" office:value="1742">
            <text:p>1742</text:p>
          </table:table-cell>
          <table:table-cell office:value-type="float" office:value="11276">
            <text:p>11276</text:p>
          </table:table-cell>
          <table:table-cell office:value-type="float" office:value="2134">
            <text:p>2134</text:p>
          </table:table-cell>
          <table:table-cell office:value-type="float" office:value="14553">
            <text:p>14553</text:p>
          </table:table-cell>
          <table:table-cell office:value-type="float" office:value="12343">
            <text:p>12343</text:p>
          </table:table-cell>
          <table:table-cell office:value-type="float" office:value="15943">
            <text:p>15943</text:p>
          </table:table-cell>
          <table:table-cell office:value-type="float" office:value="14488">
            <text:p>14488</text:p>
          </table:table-cell>
          <table:table-cell office:value-type="float" office:value="18738">
            <text:p>18738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25.8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ound Table Knight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Marie Antoinette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マリー・アントワネット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10">
            <text:p>1510</text:p>
          </table:table-cell>
          <table:table-cell office:value-type="float" office:value="9060">
            <text:p>9060</text:p>
          </table:table-cell>
          <table:table-cell office:value-type="float" office:value="1824">
            <text:p>1824</text:p>
          </table:table-cell>
          <table:table-cell office:value-type="float" office:value="11404">
            <text:p>11404</text:p>
          </table:table-cell>
          <table:table-cell office:value-type="float" office:value="10970">
            <text:p>10970</text:p>
          </table:table-cell>
          <table:table-cell office:value-type="float" office:value="13827">
            <text:p>13827</text:p>
          </table:table-cell>
          <table:table-cell office:value-type="float" office:value="12880">
            <text:p>12880</text:p>
          </table:table-cell>
          <table:table-cell office:value-type="float" office:value="16251">
            <text:p>16251</text:p>
          </table:table-cell>
          <table:table-cell office:value-type="string">
            <text:p>Taneda Risa</text:p>
          </table:table-cell>
          <table:table-cell office:value-type="string">
            <text:p>Ginka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90%</text:p>
          </table:table-cell>
          <table:table-cell office:value-type="string">
            <text:p>0.32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Anti-Populace</text:p>
          </table:table-cell>
          <table:table-cell office:value-type="string">
            <text:p>3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Anne Bonny &amp; Mary Read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ン・ボニー＆メアリー・リード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74">
            <text:p>1574</text:p>
          </table:table-cell>
          <table:table-cell office:value-type="float" office:value="9446">
            <text:p>9446</text:p>
          </table:table-cell>
          <table:table-cell office:value-type="float" office:value="1843">
            <text:p>1843</text:p>
          </table:table-cell>
          <table:table-cell office:value-type="float" office:value="11521">
            <text:p>11521</text:p>
          </table:table-cell>
          <table:table-cell office:value-type="float" office:value="11437">
            <text:p>11437</text:p>
          </table:table-cell>
          <table:table-cell office:value-type="float" office:value="13969">
            <text:p>13969</text:p>
          </table:table-cell>
          <table:table-cell office:value-type="float" office:value="13429">
            <text:p>13429</text:p>
          </table:table-cell>
          <table:table-cell office:value-type="float" office:value="16418">
            <text:p>16418</text:p>
          </table:table-cell>
          <table:table-cell office:value-type="string">
            <text:p>Nonaka Ai, Kawasumi Ayako</text:p>
          </table:table-cell>
          <table:table-cell office:value-type="string">
            <text:p>I-IV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.10%</text:p>
          </table:table-cell>
          <table:table-cell office:value-type="string">
            <text:p>0.85%</text:p>
          </table:table-cell>
          <table:table-cell office:value-type="string">
            <text:p>3%</text:p>
          </table:table-cell>
          <table:table-cell office:value-type="string">
            <text:p>40.5%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9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Mordred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モードレッド</text:p>
          </table:table-cell>
          <table:table-cell office:value-type="string">
            <text:p>Miss Surfer Mor, Miss Su-Mor</text:p>
          </table:table-cell>
          <table:table-cell office:value-type="float" office:value="12">
            <text:p>12</text:p>
          </table:table-cell>
          <table:table-cell office:value-type="float" office:value="1535">
            <text:p>1535</text:p>
          </table:table-cell>
          <table:table-cell office:value-type="float" office:value="9212">
            <text:p>9212</text:p>
          </table:table-cell>
          <table:table-cell office:value-type="float" office:value="1824">
            <text:p>1824</text:p>
          </table:table-cell>
          <table:table-cell office:value-type="float" office:value="11400">
            <text:p>11400</text:p>
          </table:table-cell>
          <table:table-cell office:value-type="float" office:value="11154">
            <text:p>11154</text:p>
          </table:table-cell>
          <table:table-cell office:value-type="float" office:value="13822">
            <text:p>13822</text:p>
          </table:table-cell>
          <table:table-cell office:value-type="float" office:value="13096">
            <text:p>13096</text:p>
          </table:table-cell>
          <table:table-cell office:value-type="float" office:value="16245">
            <text:p>16245</text:p>
          </table:table-cell>
          <table:table-cell office:value-type="string">
            <text:p>Sawashiro Miyuk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204</text:p>
          </table:table-cell>
          <table:table-cell office:value-type="string">
            <text:p>9.20%</text:p>
          </table:table-cell>
          <table:table-cell office:value-type="string">
            <text:p>0.71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Dragon, Hominidae Servant, Humanoid, Round Table Knight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Wave</text:p>
          </table:table-cell>
          <table:table-cell office:value-type="string">
            <text:p>5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Scáthach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スカサハ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08">
            <text:p>1508</text:p>
          </table:table-cell>
          <table:table-cell office:value-type="float" office:value="9049">
            <text:p>9049</text:p>
          </table:table-cell>
          <table:table-cell office:value-type="float" office:value="1786">
            <text:p>1786</text:p>
          </table:table-cell>
          <table:table-cell office:value-type="float" office:value="11168">
            <text:p>11168</text:p>
          </table:table-cell>
          <table:table-cell office:value-type="float" office:value="10956">
            <text:p>10956</text:p>
          </table:table-cell>
          <table:table-cell office:value-type="float" office:value="13541">
            <text:p>13541</text:p>
          </table:table-cell>
          <table:table-cell office:value-type="float" office:value="12864">
            <text:p>12864</text:p>
          </table:table-cell>
          <table:table-cell office:value-type="float" office:value="15915">
            <text:p>15915</text:p>
          </table:table-cell>
          <table:table-cell office:value-type="string">
            <text:p>Noto Mamiko</text:p>
          </table:table-cell>
          <table:table-cell office:value-type="string">
            <text:p>Koyama Hirokazu</text:p>
          </table:table-cell>
          <table:table-cell office:value-type="string">
            <text:p>Star</text:p>
          </table:table-cell>
          <table:table-cell office:value-type="string">
            <text:p>98</text:p>
          </table:table-cell>
          <table:table-cell office:value-type="string">
            <text:p>25.6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Kiyohime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清姫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89">
            <text:p>1489</text:p>
          </table:table-cell>
          <table:table-cell office:value-type="float" office:value="8936">
            <text:p>8936</text:p>
          </table:table-cell>
          <table:table-cell office:value-type="float" office:value="1899">
            <text:p>1899</text:p>
          </table:table-cell>
          <table:table-cell office:value-type="float" office:value="11870">
            <text:p>11870</text:p>
          </table:table-cell>
          <table:table-cell office:value-type="float" office:value="10820">
            <text:p>10820</text:p>
          </table:table-cell>
          <table:table-cell office:value-type="float" office:value="14392">
            <text:p>14392</text:p>
          </table:table-cell>
          <table:table-cell office:value-type="float" office:value="12704">
            <text:p>12704</text:p>
          </table:table-cell>
          <table:table-cell office:value-type="float" office:value="16915">
            <text:p>16915</text:p>
          </table:table-cell>
          <table:table-cell office:value-type="string">
            <text:p>Taneda Risa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92</text:p>
          </table:table-cell>
          <table:table-cell office:value-type="string">
            <text:p>12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Servant, Seven Knights Servant, Summer Mode Servant, Weak to Enuma Elish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Martha (Rul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マルタ</text:p>
          </table:table-cell>
          <table:table-cell office:value-type="string">
            <text:p>Saint Martha (Ruler)</text:p>
          </table:table-cell>
          <table:table-cell office:value-type="float" office:value="12">
            <text:p>12</text:p>
          </table:table-cell>
          <table:table-cell office:value-type="float" office:value="1591">
            <text:p>1591</text:p>
          </table:table-cell>
          <table:table-cell office:value-type="float" office:value="9546">
            <text:p>9546</text:p>
          </table:table-cell>
          <table:table-cell office:value-type="float" office:value="1800">
            <text:p>1800</text:p>
          </table:table-cell>
          <table:table-cell office:value-type="float" office:value="11250">
            <text:p>11250</text:p>
          </table:table-cell>
          <table:table-cell office:value-type="float" office:value="11558">
            <text:p>11558</text:p>
          </table:table-cell>
          <table:table-cell office:value-type="float" office:value="13640">
            <text:p>13640</text:p>
          </table:table-cell>
          <table:table-cell office:value-type="float" office:value="13571">
            <text:p>13571</text:p>
          </table:table-cell>
          <table:table-cell office:value-type="float" office:value="16031">
            <text:p>16031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Anti-Dragon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Illyasviel von Einzber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イリヤスフィール・フォン・アインツベルン</text:p>
          </table:table-cell>
          <table:table-cell office:value-type="string">
            <text:p>Illya</text:p>
          </table:table-cell>
          <table:table-cell office:value-type="float" office:value="16">
            <text:p>16</text:p>
          </table:table-cell>
          <table:table-cell office:value-type="float" office:value="1677">
            <text:p>1677</text:p>
          </table:table-cell>
          <table:table-cell office:value-type="float" office:value="10857">
            <text:p>10857</text:p>
          </table:table-cell>
          <table:table-cell office:value-type="float" office:value="2027">
            <text:p>2027</text:p>
          </table:table-cell>
          <table:table-cell office:value-type="float" office:value="13825">
            <text:p>13825</text:p>
          </table:table-cell>
          <table:table-cell office:value-type="float" office:value="11885">
            <text:p>11885</text:p>
          </table:table-cell>
          <table:table-cell office:value-type="float" office:value="15146">
            <text:p>15146</text:p>
          </table:table-cell>
          <table:table-cell office:value-type="float" office:value="13950">
            <text:p>13950</text:p>
          </table:table-cell>
          <table:table-cell office:value-type="float" office:value="17800">
            <text:p>17800</text:p>
          </table:table-cell>
          <table:table-cell office:value-type="string">
            <text:p>Kadowaki Mai, Takano Naoko</text:p>
          </table:table-cell>
          <table:table-cell office:value-type="string">
            <text:p>Hiroyama Hiroshi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32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hild Servant, Costume-Owning, Hominidae Servant, Humanoid, Illya, Living Huma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Chloe von Einzber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クロエ・フォン・アインツベルン</text:p>
          </table:table-cell>
          <table:table-cell office:value-type="string">
            <text:p>Kuro</text:p>
          </table:table-cell>
          <table:table-cell office:value-type="float" office:value="12">
            <text:p>12</text:p>
          </table:table-cell>
          <table:table-cell office:value-type="float" office:value="1640">
            <text:p>1640</text:p>
          </table:table-cell>
          <table:table-cell office:value-type="float" office:value="9845">
            <text:p>9845</text:p>
          </table:table-cell>
          <table:table-cell office:value-type="float" office:value="1746">
            <text:p>1746</text:p>
          </table:table-cell>
          <table:table-cell office:value-type="float" office:value="10914">
            <text:p>10914</text:p>
          </table:table-cell>
          <table:table-cell office:value-type="float" office:value="11920">
            <text:p>11920</text:p>
          </table:table-cell>
          <table:table-cell office:value-type="float" office:value="13239">
            <text:p>13239</text:p>
          </table:table-cell>
          <table:table-cell office:value-type="float" office:value="13996">
            <text:p>13996</text:p>
          </table:table-cell>
          <table:table-cell office:value-type="float" office:value="15553">
            <text:p>15553</text:p>
          </table:table-cell>
          <table:table-cell office:value-type="string">
            <text:p>Saito Chiwa</text:p>
          </table:table-cell>
          <table:table-cell office:value-type="string">
            <text:p>Hiroyama Hiroshi</text:p>
          </table:table-cell>
          <table:table-cell office:value-type="string">
            <text:p>Sky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38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Living Huma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Elizabeth Báthory (Brave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エリザベート・バートリー〔ブレイブ〕</text:p>
          </table:table-cell>
          <table:table-cell office:value-type="string">
            <text:p>Brave-Eliza, Elizabeth Bathory (Brave)</text:p>
          </table:table-cell>
          <table:table-cell office:value-type="float" office:value="12">
            <text:p>12</text:p>
          </table:table-cell>
          <table:table-cell office:value-type="float" office:value="1649">
            <text:p>1649</text:p>
          </table:table-cell>
          <table:table-cell office:value-type="float" office:value="9899">
            <text:p>9899</text:p>
          </table:table-cell>
          <table:table-cell office:value-type="float" office:value="1799">
            <text:p>1799</text:p>
          </table:table-cell>
          <table:table-cell office:value-type="float" office:value="11248">
            <text:p>11248</text:p>
          </table:table-cell>
          <table:table-cell office:value-type="float" office:value="11986">
            <text:p>11986</text:p>
          </table:table-cell>
          <table:table-cell office:value-type="float" office:value="13638">
            <text:p>13638</text:p>
          </table:table-cell>
          <table:table-cell office:value-type="float" office:value="14073">
            <text:p>14073</text:p>
          </table:table-cell>
          <table:table-cell office:value-type="float" office:value="16029">
            <text:p>16029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9.9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ragon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Cleopatr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クレオパトラ</text:p>
          </table:table-cell>
          <table:table-cell office:value-type="string">
            <text:p>The Last Pharaoh</text:p>
          </table:table-cell>
          <table:table-cell office:value-type="float" office:value="16">
            <text:p>16</text:p>
          </table:table-cell>
          <table:table-cell office:value-type="float" office:value="1713">
            <text:p>1713</text:p>
          </table:table-cell>
          <table:table-cell office:value-type="float" office:value="11088">
            <text:p>11088</text:p>
          </table:table-cell>
          <table:table-cell office:value-type="float" office:value="1965">
            <text:p>1965</text:p>
          </table:table-cell>
          <table:table-cell office:value-type="float" office:value="13402">
            <text:p>13402</text:p>
          </table:table-cell>
          <table:table-cell office:value-type="float" office:value="12138">
            <text:p>12138</text:p>
          </table:table-cell>
          <table:table-cell office:value-type="float" office:value="14682">
            <text:p>14682</text:p>
          </table:table-cell>
          <table:table-cell office:value-type="float" office:value="14247">
            <text:p>14247</text:p>
          </table:table-cell>
          <table:table-cell office:value-type="float" office:value="17256">
            <text:p>17256</text:p>
          </table:table-cell>
          <table:table-cell office:value-type="string">
            <text:p>Kugimiya Rie</text:p>
          </table:table-cell>
          <table:table-cell office:value-type="string">
            <text:p>Komatsuzaki Rui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5.50%</text:p>
          </table:table-cell>
          <table:table-cell office:value-type="string">
            <text:p>1.06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Levitating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Vlad III (EXTRA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ヴラド三世〔EXTRA〕</text:p>
          </table:table-cell>
          <table:table-cell office:value-type="string">
            <text:p>Vlad the Impaler, Vlad Ţepeş, Count Dracula</text:p>
          </table:table-cell>
          <table:table-cell office:value-type="float" office:value="12">
            <text:p>12</text:p>
          </table:table-cell>
          <table:table-cell office:value-type="float" office:value="1462">
            <text:p>1462</text:p>
          </table:table-cell>
          <table:table-cell office:value-type="float" office:value="8775">
            <text:p>8775</text:p>
          </table:table-cell>
          <table:table-cell office:value-type="float" office:value="2080">
            <text:p>2080</text:p>
          </table:table-cell>
          <table:table-cell office:value-type="float" office:value="13005">
            <text:p>13005</text:p>
          </table:table-cell>
          <table:table-cell office:value-type="float" office:value="10625">
            <text:p>10625</text:p>
          </table:table-cell>
          <table:table-cell office:value-type="float" office:value="15769">
            <text:p>15769</text:p>
          </table:table-cell>
          <table:table-cell office:value-type="float" office:value="12475">
            <text:p>12475</text:p>
          </table:table-cell>
          <table:table-cell office:value-type="float" office:value="18533">
            <text:p>18533</text:p>
          </table:table-cell>
          <table:table-cell office:value-type="string">
            <text:p>Egawa Hisa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88</text:p>
          </table:table-cell>
          <table:table-cell office:value-type="string">
            <text:p>11.60%</text:p>
          </table:table-cell>
          <table:table-cell office:value-type="string">
            <text:p>1.10%</text:p>
          </table:table-cell>
          <table:table-cell office:value-type="string">
            <text:p>4%</text:p>
          </table:table-cell>
          <table:table-cell office:value-type="string">
            <text:p>24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Stout Defender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Jeanne d'Arc Alter Santa Lily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ジャンヌ・ダルク・オルタ・サンタ・リリィ</text:p>
          </table:table-cell>
          <table:table-cell office:value-type="string">
            <text:p>Joan of Arc</text:p>
          </table:table-cell>
          <table:table-cell office:value-type="float" office:value="12">
            <text:p>12</text:p>
          </table:table-cell>
          <table:table-cell office:value-type="float" office:value="1543">
            <text:p>1543</text:p>
          </table:table-cell>
          <table:table-cell office:value-type="float" office:value="9261">
            <text:p>9261</text:p>
          </table:table-cell>
          <table:table-cell office:value-type="float" office:value="1899">
            <text:p>1899</text:p>
          </table:table-cell>
          <table:table-cell office:value-type="float" office:value="11870">
            <text:p>11870</text:p>
          </table:table-cell>
          <table:table-cell office:value-type="float" office:value="11213">
            <text:p>11213</text:p>
          </table:table-cell>
          <table:table-cell office:value-type="float" office:value="14392">
            <text:p>14392</text:p>
          </table:table-cell>
          <table:table-cell office:value-type="float" office:value="13166">
            <text:p>13166</text:p>
          </table:table-cell>
          <table:table-cell office:value-type="float" office:value="16915">
            <text:p>16915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2</text:p>
          </table:table-cell>
          <table:table-cell office:value-type="string">
            <text:p>12.1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Child Servant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Isht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イシュタル</text:p>
          </table:table-cell>
          <table:table-cell office:value-type="string">
            <text:p>Goddess of Venus (金星の女神, Kinsei no Megami?)Inanna, Mistress of Heaven, Tohsaka Rin (遠坂凛, Tōsaka Rin?)</text:p>
          </table:table-cell>
          <table:table-cell office:value-type="float" office:value="16">
            <text:p>16</text:p>
          </table:table-cell>
          <table:table-cell office:value-type="float" office:value="1893">
            <text:p>1893</text:p>
          </table:table-cell>
          <table:table-cell office:value-type="float" office:value="12252">
            <text:p>12252</text:p>
          </table:table-cell>
          <table:table-cell office:value-type="float" office:value="2048">
            <text:p>2048</text:p>
          </table:table-cell>
          <table:table-cell office:value-type="float" office:value="13965">
            <text:p>13965</text:p>
          </table:table-cell>
          <table:table-cell office:value-type="float" office:value="13412">
            <text:p>13412</text:p>
          </table:table-cell>
          <table:table-cell office:value-type="float" office:value="15299">
            <text:p>15299</text:p>
          </table:table-cell>
          <table:table-cell office:value-type="float" office:value="15742">
            <text:p>15742</text:p>
          </table:table-cell>
          <table:table-cell office:value-type="float" office:value="17981">
            <text:p>17981</text:p>
          </table:table-cell>
          <table:table-cell office:value-type="string">
            <text:p>Ueda Kana</text:p>
          </table:table-cell>
          <table:table-cell office:value-type="string">
            <text:p>Morii Shizuki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45%</text:p>
          </table:table-cell>
          <table:table-cell office:value-type="string">
            <text:p>3%</text:p>
          </table:table-cell>
          <table:table-cell office:value-type="string">
            <text:p>22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evitating Servant, Living Human, Pseudo-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7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Mountain</text:p>
          </table:table-cell>
          <table:table-cell office:value-type="string">
            <text:p>3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Enkidu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エルキドゥ</text:p>
          </table:table-cell>
          <table:table-cell office:value-type="string">
            <text:p>Chains of Heaven (天の鎖, Ten no Kusari?), Kingu</text:p>
          </table:table-cell>
          <table:table-cell office:value-type="float" office:value="16">
            <text:p>16</text:p>
          </table:table-cell>
          <table:table-cell office:value-type="float" office:value="1666">
            <text:p>1666</text:p>
          </table:table-cell>
          <table:table-cell office:value-type="float" office:value="10780">
            <text:p>10780</text:p>
          </table:table-cell>
          <table:table-cell office:value-type="float" office:value="2244">
            <text:p>2244</text:p>
          </table:table-cell>
          <table:table-cell office:value-type="float" office:value="15300">
            <text:p>15300</text:p>
          </table:table-cell>
          <table:table-cell office:value-type="float" office:value="11800">
            <text:p>11800</text:p>
          </table:table-cell>
          <table:table-cell office:value-type="float" office:value="16762">
            <text:p>16762</text:p>
          </table:table-cell>
          <table:table-cell office:value-type="float" office:value="13851">
            <text:p>13851</text:p>
          </table:table-cell>
          <table:table-cell office:value-type="float" office:value="19699">
            <text:p>19699</text:p>
          </table:table-cell>
          <table:table-cell office:value-type="string">
            <text:p>Kobayashi Yū</text:p>
          </table:table-cell>
          <table:table-cell office:value-type="string">
            <text:p>Morii Shizuki</text:p>
          </table:table-cell>
          <table:table-cell office:value-type="string">
            <text:p>Sky</text:p>
          </table:table-cell>
          <table:table-cell office:value-type="string">
            <text:p>90</text:p>
          </table:table-cell>
          <table:table-cell office:value-type="string">
            <text:p>12%</text:p>
          </table:table-cell>
          <table:table-cell office:value-type="string">
            <text:p>0.53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Costume-Owning, Feminine Looking, Humanoid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Purge</text:p>
          </table:table-cell>
          <table:table-cell office:value-type="string">
            <text:p>5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Quetzalcoatl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ケツァル・コアトル</text:p>
          </table:table-cell>
          <table:table-cell office:value-type="string">
            <text:p>Feathered Serpent, Winged Serpent, Great Firebird of the Sun, Wind of Mesoamerica, Coatl</text:p>
          </table:table-cell>
          <table:table-cell office:value-type="float" office:value="16">
            <text:p>16</text:p>
          </table:table-cell>
          <table:table-cell office:value-type="float" office:value="1854">
            <text:p>1854</text:p>
          </table:table-cell>
          <table:table-cell office:value-type="float" office:value="12001">
            <text:p>12001</text:p>
          </table:table-cell>
          <table:table-cell office:value-type="float" office:value="1900">
            <text:p>1900</text:p>
          </table:table-cell>
          <table:table-cell office:value-type="float" office:value="12960">
            <text:p>12960</text:p>
          </table:table-cell>
          <table:table-cell office:value-type="float" office:value="13137">
            <text:p>13137</text:p>
          </table:table-cell>
          <table:table-cell office:value-type="float" office:value="14198">
            <text:p>14198</text:p>
          </table:table-cell>
          <table:table-cell office:value-type="float" office:value="15420">
            <text:p>15420</text:p>
          </table:table-cell>
          <table:table-cell office:value-type="float" office:value="16687">
            <text:p>16687</text:p>
          </table:table-cell>
          <table:table-cell office:value-type="string">
            <text:p>Endou Aya</text:p>
          </table:table-cell>
          <table:table-cell office:value-type="string">
            <text:p>Hiroe Rei</text:p>
          </table:table-cell>
          <table:table-cell office:value-type="string">
            <text:p>Sky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90%</text:p>
          </table:table-cell>
          <table:table-cell office:value-type="string">
            <text:p>3%</text:p>
          </table:table-cell>
          <table:table-cell office:value-type="string">
            <text:p>2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Immune to Pigify, King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Anti-Fortress</text:p>
          </table:table-cell>
          <table:table-cell office:value-type="string">
            <text:p>1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Gilgamesh (Cast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ギルガメッシュ</text:p>
          </table:table-cell>
          <table:table-cell office:value-type="string">
            <text:p>Sovereign of Magic Wands (魔杖の支配者, Majō no Shihai-sha?)Sage King (賢王, Ken-ō?)</text:p>
          </table:table-cell>
          <table:table-cell office:value-type="float" office:value="12">
            <text:p>12</text:p>
          </table:table-cell>
          <table:table-cell office:value-type="float" office:value="1410">
            <text:p>1410</text:p>
          </table:table-cell>
          <table:table-cell office:value-type="float" office:value="8460">
            <text:p>8460</text:p>
          </table:table-cell>
          <table:table-cell office:value-type="float" office:value="1920">
            <text:p>1920</text:p>
          </table:table-cell>
          <table:table-cell office:value-type="float" office:value="12005">
            <text:p>12005</text:p>
          </table:table-cell>
          <table:table-cell office:value-type="float" office:value="10243">
            <text:p>10243</text:p>
          </table:table-cell>
          <table:table-cell office:value-type="float" office:value="14556">
            <text:p>14556</text:p>
          </table:table-cell>
          <table:table-cell office:value-type="float" office:value="12027">
            <text:p>12027</text:p>
          </table:table-cell>
          <table:table-cell office:value-type="float" office:value="17108">
            <text:p>17108</text:p>
          </table:table-cell>
          <table:table-cell office:value-type="string">
            <text:p>Seki Tomokazu</text:p>
          </table:table-cell>
          <table:table-cell office:value-type="string">
            <text:p>Ginka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90%</text:p>
          </table:table-cell>
          <table:table-cell office:value-type="string">
            <text:p>0.32% /  0.16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King, Loved One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 ~ Anti-Fortress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Medusa (Lanc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メドゥーサ, アナ</text:p>
          </table:table-cell>
          <table:table-cell office:value-type="string">
            <text:p>Medousiana, Medusa Lily, Anna, Ana</text:p>
          </table:table-cell>
          <table:table-cell office:value-type="float" office:value="12">
            <text:p>12</text:p>
          </table:table-cell>
          <table:table-cell office:value-type="float" office:value="1375">
            <text:p>1375</text:p>
          </table:table-cell>
          <table:table-cell office:value-type="float" office:value="8253">
            <text:p>8253</text:p>
          </table:table-cell>
          <table:table-cell office:value-type="float" office:value="2099">
            <text:p>2099</text:p>
          </table:table-cell>
          <table:table-cell office:value-type="float" office:value="13119">
            <text:p>13119</text:p>
          </table:table-cell>
          <table:table-cell office:value-type="float" office:value="9993">
            <text:p>9993</text:p>
          </table:table-cell>
          <table:table-cell office:value-type="float" office:value="15907">
            <text:p>15907</text:p>
          </table:table-cell>
          <table:table-cell office:value-type="float" office:value="11733">
            <text:p>11733</text:p>
          </table:table-cell>
          <table:table-cell office:value-type="float" office:value="18695">
            <text:p>18695</text:p>
          </table:table-cell>
          <table:table-cell office:value-type="string">
            <text:p>Asakawa Yuu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89</text:p>
          </table:table-cell>
          <table:table-cell office:value-type="string">
            <text:p>12.20%</text:p>
          </table:table-cell>
          <table:table-cell office:value-type="string">
            <text:p>0.44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hild Servant, Divine Spirit, Divinity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Gorgo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venger</text:p>
          </table:table-cell>
          <table:table-cell office:value-type="string">
            <text:p>ゴルゴーン</text:p>
          </table:table-cell>
          <table:table-cell office:value-type="string">
            <text:p>Medusa</text:p>
          </table:table-cell>
          <table:table-cell office:value-type="float" office:value="12">
            <text:p>12</text:p>
          </table:table-cell>
          <table:table-cell office:value-type="float" office:value="1784">
            <text:p>1784</text:p>
          </table:table-cell>
          <table:table-cell office:value-type="float" office:value="10706">
            <text:p>10706</text:p>
          </table:table-cell>
          <table:table-cell office:value-type="float" office:value="1631">
            <text:p>1631</text:p>
          </table:table-cell>
          <table:table-cell office:value-type="float" office:value="10197">
            <text:p>10197</text:p>
          </table:table-cell>
          <table:table-cell office:value-type="float" office:value="12963">
            <text:p>12963</text:p>
          </table:table-cell>
          <table:table-cell office:value-type="float" office:value="12364">
            <text:p>12364</text:p>
          </table:table-cell>
          <table:table-cell office:value-type="float" office:value="15220">
            <text:p>15220</text:p>
          </table:table-cell>
          <table:table-cell office:value-type="float" office:value="14531">
            <text:p>14531</text:p>
          </table:table-cell>
          <table:table-cell office:value-type="string">
            <text:p>Asakawa Yuu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37%</text:p>
          </table:table-cell>
          <table:table-cell office:value-type="string">
            <text:p>5%</text:p>
          </table:table-cell>
          <table:table-cell office:value-type="string">
            <text:p>7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Humanoid, Non-Hominidae Servant, 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Jaguar Man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ジャガーマン</text:p>
          </table:table-cell>
          <table:table-cell office:value-type="string">
            <text:p>Jaguar Warrior (NA), Fujimura Taiga (藤村大河, Fujimura Taiga?)</text:p>
          </table:table-cell>
          <table:table-cell office:value-type="float" office:value="7">
            <text:p>7</text:p>
          </table:table-cell>
          <table:table-cell office:value-type="float" office:value="1304">
            <text:p>1304</text:p>
          </table:table-cell>
          <table:table-cell office:value-type="float" office:value="7022">
            <text:p>7022</text:p>
          </table:table-cell>
          <table:table-cell office:value-type="float" office:value="1726">
            <text:p>1726</text:p>
          </table:table-cell>
          <table:table-cell office:value-type="float" office:value="9593">
            <text:p>9593</text:p>
          </table:table-cell>
          <table:table-cell office:value-type="float" office:value="9503">
            <text:p>9503</text:p>
          </table:table-cell>
          <table:table-cell office:value-type="float" office:value="13007">
            <text:p>13007</text:p>
          </table:table-cell>
          <table:table-cell office:value-type="float" office:value="11161">
            <text:p>11161</text:p>
          </table:table-cell>
          <table:table-cell office:value-type="float" office:value="15288">
            <text:p>15288</text:p>
          </table:table-cell>
          <table:table-cell office:value-type="string">
            <text:p>Itō Miki</text:p>
          </table:table-cell>
          <table:table-cell office:value-type="string">
            <text:p>Aotsuki Takao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2%</text:p>
          </table:table-cell>
          <table:table-cell office:value-type="string">
            <text:p>1.05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nimal Characteristics Servant, Divinity, Hominidae Servant, Humanoid, Living Human, Pseudo-Servant, Servant, Seven Knights Servant, Weak to Enuma Elish, Wild Beast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2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Merl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マーリン</text:p>
          </table:table-cell>
          <table:table-cell office:value-type="string">
            <text:p>Magus of Flowers</text:p>
          </table:table-cell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float" office:value="10546">
            <text:p>10546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544">
            <text:p>11544</text:p>
          </table:table-cell>
          <table:table-cell office:value-type="float" office:value="15621">
            <text:p>15621</text:p>
          </table:table-cell>
          <table:table-cell office:value-type="float" office:value="13551">
            <text:p>13551</text:p>
          </table:table-cell>
          <table:table-cell office:value-type="float" office:value="18359">
            <text:p>18359</text:p>
          </table:table-cell>
          <table:table-cell office:value-type="string">
            <text:p>Sakurai Takahiro, Kawasumi Ayako</text:p>
          </table:table-cell>
          <table:table-cell office:value-type="string">
            <text:p>Taiki</text:p>
          </table:table-cell>
          <table:table-cell office:value-type="string">
            <text:p>Earth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Miyamoto Musash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宮本武蔵; 新免武蔵守藤原玄信</text:p>
          </table:table-cell>
          <table:table-cell office:value-type="string">
            <text:p>Flower of Tengen (天元の花, Tengen no Hana?), Shinmen Musashi no Kami Fujiwara no HarunobuBennosuke (弁之助), Niten Dōraku (二天道楽), Shinmen Takezō, DATA LOST</text:p>
          </table:table-cell>
          <table:table-cell office:value-type="float" office:value="16">
            <text:p>16</text:p>
          </table:table-cell>
          <table:table-cell office:value-type="float" office:value="1860">
            <text:p>1860</text:p>
          </table:table-cell>
          <table:table-cell office:value-type="float" office:value="12037">
            <text:p>12037</text:p>
          </table:table-cell>
          <table:table-cell office:value-type="float" office:value="1999">
            <text:p>1999</text:p>
          </table:table-cell>
          <table:table-cell office:value-type="float" office:value="13635">
            <text:p>13635</text:p>
          </table:table-cell>
          <table:table-cell office:value-type="float" office:value="13176">
            <text:p>13176</text:p>
          </table:table-cell>
          <table:table-cell office:value-type="float" office:value="14938">
            <text:p>14938</text:p>
          </table:table-cell>
          <table:table-cell office:value-type="float" office:value="15466">
            <text:p>15466</text:p>
          </table:table-cell>
          <table:table-cell office:value-type="float" office:value="17556">
            <text:p>17556</text:p>
          </table:table-cell>
          <table:table-cell office:value-type="string">
            <text:p>Sakura Ayane</text:p>
          </table:table-cell>
          <table:table-cell office:value-type="string">
            <text:p>Koyama Hirokazu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7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"The Old Man of the Mountain"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"山の翁"</text:p>
          </table:table-cell>
          <table:table-cell office:value-type="string">
            <text:p>King Hassan, First Hassan, Hassan-i Sabbah, Grand Assassin</text:p>
          </table:table-cell>
          <table:table-cell office:value-type="float" office:value="16">
            <text:p>16</text:p>
          </table:table-cell>
          <table:table-cell office:value-type="float" office:value="1831">
            <text:p>1831</text:p>
          </table:table-cell>
          <table:table-cell office:value-type="float" office:value="11848">
            <text:p>11848</text:p>
          </table:table-cell>
          <table:table-cell office:value-type="float" office:value="1956">
            <text:p>1956</text:p>
          </table:table-cell>
          <table:table-cell office:value-type="float" office:value="13338">
            <text:p>13338</text:p>
          </table:table-cell>
          <table:table-cell office:value-type="float" office:value="12969">
            <text:p>12969</text:p>
          </table:table-cell>
          <table:table-cell office:value-type="float" office:value="14612">
            <text:p>14612</text:p>
          </table:table-cell>
          <table:table-cell office:value-type="float" office:value="15223">
            <text:p>15223</text:p>
          </table:table-cell>
          <table:table-cell office:value-type="float" office:value="17173">
            <text:p>17173</text:p>
          </table:table-cell>
          <table:table-cell office:value-type="string">
            <text:p>Nakata Jouji</text:p>
          </table:table-cell>
          <table:table-cell office:value-type="string">
            <text:p>Ryota-H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5.50%</text:p>
          </table:table-cell>
          <table:table-cell office:value-type="string">
            <text:p>1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Mysterious Heroine X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謎のヒロインＸ〔オルタ〕</text:p>
          </table:table-cell>
          <table:table-cell office:value-type="string">
            <text:p>MHX Alter, MHXA, Ecchan</text:p>
          </table:table-cell>
          <table:table-cell office:value-type="float" office:value="16">
            <text:p>16</text:p>
          </table:table-cell>
          <table:table-cell office:value-type="float" office:value="1717">
            <text:p>1717</text:p>
          </table:table-cell>
          <table:table-cell office:value-type="float" office:value="11113">
            <text:p>11113</text:p>
          </table:table-cell>
          <table:table-cell office:value-type="float" office:value="2079">
            <text:p>2079</text:p>
          </table:table-cell>
          <table:table-cell office:value-type="float" office:value="14175">
            <text:p>14175</text:p>
          </table:table-cell>
          <table:table-cell office:value-type="float" office:value="12165">
            <text:p>12165</text:p>
          </table:table-cell>
          <table:table-cell office:value-type="float" office:value="15529">
            <text:p>15529</text:p>
          </table:table-cell>
          <table:table-cell office:value-type="float" office:value="14279">
            <text:p>14279</text:p>
          </table:table-cell>
          <table:table-cell office:value-type="float" office:value="18251">
            <text:p>18251</text:p>
          </table:table-cell>
          <table:table-cell office:value-type="string">
            <text:p>Kawasumi Ayako</text:p>
          </table:table-cell>
          <table:table-cell office:value-type="string">
            <text:p>BUNBUN</text:p>
          </table:table-cell>
          <table:table-cell office:value-type="string">
            <text:p>Star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1.07%</text:p>
          </table:table-cell>
          <table:table-cell office:value-type="string">
            <text:p>5%</text:p>
          </table:table-cell>
          <table:table-cell office:value-type="string">
            <text:p>37.3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Hominidae Servant, Humanoid, King, Round Table Knight, Servant, Seven Knights Serva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9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James Moriarty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ジェームズ・モリアーティ</text:p>
          </table:table-cell>
          <table:table-cell office:value-type="string">
            <text:p>Archer of Shinjuku (新宿のアーチャー?), Professor Moriarty, The Napoléon of Crime, Sherlock Holmes Rival</text:p>
          </table:table-cell>
          <table:table-cell office:value-type="float" office:value="16">
            <text:p>16</text:p>
          </table:table-cell>
          <table:table-cell office:value-type="float" office:value="1820">
            <text:p>1820</text:p>
          </table:table-cell>
          <table:table-cell office:value-type="float" office:value="11781">
            <text:p>11781</text:p>
          </table:table-cell>
          <table:table-cell office:value-type="float" office:value="2007">
            <text:p>2007</text:p>
          </table:table-cell>
          <table:table-cell office:value-type="float" office:value="13685">
            <text:p>13685</text:p>
          </table:table-cell>
          <table:table-cell office:value-type="float" office:value="12896">
            <text:p>12896</text:p>
          </table:table-cell>
          <table:table-cell office:value-type="float" office:value="14992">
            <text:p>14992</text:p>
          </table:table-cell>
          <table:table-cell office:value-type="float" office:value="15137">
            <text:p>15137</text:p>
          </table:table-cell>
          <table:table-cell office:value-type="float" office:value="17620">
            <text:p>17620</text:p>
          </table:table-cell>
          <table:table-cell office:value-type="string">
            <text:p>Hashi Takaya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3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12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EMIYA (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エミヤ〔オルタ〕</text:p>
          </table:table-cell>
          <table:table-cell office:value-type="string">
            <text:p>Emiya Shirou (衛宮士郎, Emiya Shirō?), Detroit Emiya, Demiya, Edgemiya, Edgy Emiya</text:p>
          </table:table-cell>
          <table:table-cell office:value-type="float" office:value="12">
            <text:p>12</text:p>
          </table:table-cell>
          <table:table-cell office:value-type="float" office:value="1499">
            <text:p>1499</text:p>
          </table:table-cell>
          <table:table-cell office:value-type="float" office:value="8996">
            <text:p>8996</text:p>
          </table:table-cell>
          <table:table-cell office:value-type="float" office:value="1960">
            <text:p>1960</text:p>
          </table:table-cell>
          <table:table-cell office:value-type="float" office:value="12250">
            <text:p>12250</text:p>
          </table:table-cell>
          <table:table-cell office:value-type="float" office:value="10892">
            <text:p>10892</text:p>
          </table:table-cell>
          <table:table-cell office:value-type="float" office:value="14853">
            <text:p>14853</text:p>
          </table:table-cell>
          <table:table-cell office:value-type="float" office:value="12789">
            <text:p>12789</text:p>
          </table:table-cell>
          <table:table-cell office:value-type="float" office:value="17456">
            <text:p>17456</text:p>
          </table:table-cell>
          <table:table-cell office:value-type="string">
            <text:p>Suwabe Junichi</text:p>
          </table:table-cell>
          <table:table-cell office:value-type="string">
            <text:p>Sasaki Shonen</text:p>
          </table:table-cell>
          <table:table-cell office:value-type="string">
            <text:p>Man</text:p>
          </table:table-cell>
          <table:table-cell office:value-type="string">
            <text:p>145</text:p>
          </table:table-cell>
          <table:table-cell office:value-type="string">
            <text:p>7.90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~A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Hessian Lob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venger</text:p>
          </table:table-cell>
          <table:table-cell office:value-type="string">
            <text:p>ヘシアン・ロボ</text:p>
          </table:table-cell>
          <table:table-cell office:value-type="string">
            <text:p>Avenger of Shinjuku (新宿のアヴェンジャー?), Rider of Shinjuku (新宿のライダー?), King of Currumpaw (Wolf), Hesse, headless knight</text:p>
          </table:table-cell>
          <table:table-cell office:value-type="float" office:value="12">
            <text:p>12</text:p>
          </table:table-cell>
          <table:table-cell office:value-type="float" office:value="1771">
            <text:p>1771</text:p>
          </table:table-cell>
          <table:table-cell office:value-type="float" office:value="10628">
            <text:p>10628</text:p>
          </table:table-cell>
          <table:table-cell office:value-type="float" office:value="1591">
            <text:p>1591</text:p>
          </table:table-cell>
          <table:table-cell office:value-type="float" office:value="9949">
            <text:p>9949</text:p>
          </table:table-cell>
          <table:table-cell office:value-type="float" office:value="12868">
            <text:p>12868</text:p>
          </table:table-cell>
          <table:table-cell office:value-type="float" office:value="12063">
            <text:p>12063</text:p>
          </table:table-cell>
          <table:table-cell office:value-type="float" office:value="15109">
            <text:p>15109</text:p>
          </table:table-cell>
          <table:table-cell office:value-type="float" office:value="14178">
            <text:p>14178</text:p>
          </table:table-cell>
          <table:table-cell office:value-type="string">
            <text:p>Takeuchi Ryouta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79%</text:p>
          </table:table-cell>
          <table:table-cell office:value-type="string">
            <text:p>5%</text:p>
          </table:table-cell>
          <table:table-cell office:value-type="string">
            <text:p>1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Animal Characteristics Servant, Demonic Beast Servant, Fairy Tale Servant, Humanoid, Non-Hominidae Servant, Servant, Weak to Enuma Elish, Wild 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Yan Qing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燕青</text:p>
          </table:table-cell>
          <table:table-cell office:value-type="string">
            <text:p>Assassin of Shinjuku (新宿のアサシン?), Langzi (Wanderer / Prodigal), Ensei, Shinshin-san, Doppelgänger</text:p>
          </table:table-cell>
          <table:table-cell office:value-type="float" office:value="12">
            <text:p>12</text:p>
          </table:table-cell>
          <table:table-cell office:value-type="float" office:value="1443">
            <text:p>1443</text:p>
          </table:table-cell>
          <table:table-cell office:value-type="float" office:value="8661">
            <text:p>8661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0487">
            <text:p>10487</text:p>
          </table:table-cell>
          <table:table-cell office:value-type="float" office:value="14110">
            <text:p>14110</text:p>
          </table:table-cell>
          <table:table-cell office:value-type="float" office:value="12313">
            <text:p>12313</text:p>
          </table:table-cell>
          <table:table-cell office:value-type="float" office:value="16583">
            <text:p>16583</text:p>
          </table:table-cell>
          <table:table-cell office:value-type="string">
            <text:p>Okamoto Nobuhiko</text:p>
          </table:table-cell>
          <table:table-cell office:value-type="string">
            <text:p>Shimaudon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25.6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Mount Lia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11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Arthur Pendragon (Prototype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アーサー・ペンドラゴン〔プロトタイプ〕</text:p>
          </table:table-cell>
          <table:table-cell office:value-type="string">
            <text:p>Knight of Sky Silver, Proto Saber, Red Dragon, King of Knights, King Arthur, Artorius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2049">
            <text:p>2049</text:p>
          </table:table-cell>
          <table:table-cell office:value-type="float" office:value="13975">
            <text:p>13975</text:p>
          </table:table-cell>
          <table:table-cell office:value-type="float" office:value="13645">
            <text:p>13645</text:p>
          </table:table-cell>
          <table:table-cell office:value-type="float" office:value="15310">
            <text:p>15310</text:p>
          </table:table-cell>
          <table:table-cell office:value-type="float" office:value="16016">
            <text:p>16016</text:p>
          </table:table-cell>
          <table:table-cell office:value-type="float" office:value="17994">
            <text:p>17994</text:p>
          </table:table-cell>
          <table:table-cell office:value-type="string">
            <text:p>Sakurai Takahiro</text:p>
          </table:table-cell>
          <table:table-cell office:value-type="string">
            <text:p>Nakahara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4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thur, Costume-Owning, Dragon, Hominidae Servant, Humanoid, King, Loved One, Riding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???</text:p>
          </table:table-cell>
          <table:table-cell office:value-type="string">
            <text:p>3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Hijikata Toshiz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土方歳三</text:p>
          </table:table-cell>
          <table:table-cell office:value-type="string">
            <text:p>Hijikata Toshizou, Demon of the Battlefield; Berserker of Bakumatsu Period; Vice Captain of Shinsengumi</text:p>
          </table:table-cell>
          <table:table-cell office:value-type="float" office:value="16">
            <text:p>16</text:p>
          </table:table-cell>
          <table:table-cell office:value-type="float" office:value="1868">
            <text:p>1868</text:p>
          </table:table-cell>
          <table:table-cell office:value-type="float" office:value="12089">
            <text:p>12089</text:p>
          </table:table-cell>
          <table:table-cell office:value-type="float" office:value="1764">
            <text:p>1764</text:p>
          </table:table-cell>
          <table:table-cell office:value-type="float" office:value="12028">
            <text:p>12028</text:p>
          </table:table-cell>
          <table:table-cell office:value-type="float" office:value="13234">
            <text:p>13234</text:p>
          </table:table-cell>
          <table:table-cell office:value-type="float" office:value="13178">
            <text:p>13178</text:p>
          </table:table-cell>
          <table:table-cell office:value-type="float" office:value="15533">
            <text:p>15533</text:p>
          </table:table-cell>
          <table:table-cell office:value-type="float" office:value="15486">
            <text:p>15486</text:p>
          </table:table-cell>
          <table:table-cell office:value-type="string">
            <text:p>Hoshino Takanori</text:p>
          </table:table-cell>
          <table:table-cell office:value-type="string">
            <text:p>Yogo Yuuki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1.08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hinsengumi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C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Chach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茶々</text:p>
          </table:table-cell>
          <table:table-cell office:value-type="string">
            <text:p>Yodo-dono (淀殿?)</text:p>
          </table:table-cell>
          <table:table-cell office:value-type="float" office:value="12">
            <text:p>12</text:p>
          </table:table-cell>
          <table:table-cell office:value-type="float" office:value="1490">
            <text:p>1490</text:p>
          </table:table-cell>
          <table:table-cell office:value-type="float" office:value="8945">
            <text:p>8945</text:p>
          </table:table-cell>
          <table:table-cell office:value-type="float" office:value="1764">
            <text:p>1764</text:p>
          </table:table-cell>
          <table:table-cell office:value-type="float" office:value="11025">
            <text:p>11025</text:p>
          </table:table-cell>
          <table:table-cell office:value-type="float" office:value="10831">
            <text:p>10831</text:p>
          </table:table-cell>
          <table:table-cell office:value-type="float" office:value="13368">
            <text:p>13368</text:p>
          </table:table-cell>
          <table:table-cell office:value-type="float" office:value="12717">
            <text:p>12717</text:p>
          </table:table-cell>
          <table:table-cell office:value-type="float" office:value="15711">
            <text:p>15711</text:p>
          </table:table-cell>
          <table:table-cell office:value-type="string">
            <text:p>Asumi Kana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1.03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Fortress</text:p>
          </table:table-cell>
          <table:table-cell office:value-type="string">
            <text:p>8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Meltrylli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メルトリリス</text:p>
          </table:table-cell>
          <table:table-cell office:value-type="string">
            <text:p>Meltlilith, Alter Ego S, Artemis, Lotan, Sarasvati</text:p>
          </table:table-cell>
          <table:table-cell office:value-type="float" office:value="16">
            <text:p>16</text:p>
          </table:table-cell>
          <table:table-cell office:value-type="float" office:value="1807">
            <text:p>1807</text:p>
          </table:table-cell>
          <table:table-cell office:value-type="float" office:value="11692">
            <text:p>11692</text:p>
          </table:table-cell>
          <table:table-cell office:value-type="float" office:value="1965">
            <text:p>1965</text:p>
          </table:table-cell>
          <table:table-cell office:value-type="float" office:value="13402">
            <text:p>13402</text:p>
          </table:table-cell>
          <table:table-cell office:value-type="float" office:value="12799">
            <text:p>12799</text:p>
          </table:table-cell>
          <table:table-cell office:value-type="float" office:value="14682">
            <text:p>14682</text:p>
          </table:table-cell>
          <table:table-cell office:value-type="float" office:value="15023">
            <text:p>15023</text:p>
          </table:table-cell>
          <table:table-cell office:value-type="float" office:value="17256">
            <text:p>17256</text:p>
          </table:table-cell>
          <table:table-cell office:value-type="string">
            <text:p>Hayami Saor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92%</text:p>
          </table:table-cell>
          <table:table-cell office:value-type="string">
            <text:p>4%</text:p>
          </table:table-cell>
          <table:table-cell office:value-type="string">
            <text:p>3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Goddess Servant, Humanoid, Immune to Pigify, Mechanical, Non-Hominidae Servant, Riding, 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Personnel</text:p>
          </table:table-cell>
          <table:table-cell office:value-type="string">
            <text:p>8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Passionlip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パッションリップ</text:p>
          </table:table-cell>
          <table:table-cell office:value-type="string">
            <text:p>Alter Ego M, Parvati, Brynhildr, Durga</text:p>
          </table:table-cell>
          <table:table-cell office:value-type="float" office:value="12">
            <text:p>12</text:p>
          </table:table-cell>
          <table:table-cell office:value-type="float" office:value="1716">
            <text:p>1716</text:p>
          </table:table-cell>
          <table:table-cell office:value-type="float" office:value="10299">
            <text:p>10299</text:p>
          </table:table-cell>
          <table:table-cell office:value-type="float" office:value="1744">
            <text:p>1744</text:p>
          </table:table-cell>
          <table:table-cell office:value-type="float" office:value="10901">
            <text:p>10901</text:p>
          </table:table-cell>
          <table:table-cell office:value-type="float" office:value="12470">
            <text:p>12470</text:p>
          </table:table-cell>
          <table:table-cell office:value-type="float" office:value="13217">
            <text:p>13217</text:p>
          </table:table-cell>
          <table:table-cell office:value-type="float" office:value="14641">
            <text:p>14641</text:p>
          </table:table-cell>
          <table:table-cell office:value-type="float" office:value="15534">
            <text:p>15534</text:p>
          </table:table-cell>
          <table:table-cell office:value-type="string">
            <text:p>Ogura Yu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9.90%</text:p>
          </table:table-cell>
          <table:table-cell office:value-type="string">
            <text:p>0.77%</text:p>
          </table:table-cell>
          <table:table-cell office:value-type="string">
            <text:p>4%</text:p>
          </table:table-cell>
          <table:table-cell office:value-type="string">
            <text:p>35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Goddess Servant, Humanoid, Immune to Pigify, Mechanical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2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Suzuka Goze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鈴鹿御前</text:p>
          </table:table-cell>
          <table:table-cell office:value-type="string">
            <text:p>Tate Eboshi, JK Saber</text:p>
          </table:table-cell>
          <table:table-cell office:value-type="float" office:value="12">
            <text:p>12</text:p>
          </table:table-cell>
          <table:table-cell office:value-type="float" office:value="1590">
            <text:p>1590</text:p>
          </table:table-cell>
          <table:table-cell office:value-type="float" office:value="9544">
            <text:p>9544</text:p>
          </table:table-cell>
          <table:table-cell office:value-type="float" office:value="1880">
            <text:p>1880</text:p>
          </table:table-cell>
          <table:table-cell office:value-type="float" office:value="11753">
            <text:p>11753</text:p>
          </table:table-cell>
          <table:table-cell office:value-type="float" office:value="11556">
            <text:p>11556</text:p>
          </table:table-cell>
          <table:table-cell office:value-type="float" office:value="14250">
            <text:p>14250</text:p>
          </table:table-cell>
          <table:table-cell office:value-type="float" office:value="13568">
            <text:p>13568</text:p>
          </table:table-cell>
          <table:table-cell office:value-type="float" office:value="16748">
            <text:p>16748</text:p>
          </table:table-cell>
          <table:table-cell office:value-type="string">
            <text:p>Touyama Nao</text:p>
          </table:table-cell>
          <table:table-cell office:value-type="string">
            <text:p>Takenoko Seijin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Oni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BB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Moon Cancer</text:p>
          </table:table-cell>
          <table:table-cell office:value-type="string">
            <text:p>ＢＢ</text:p>
          </table:table-cell>
          <table:table-cell office:value-type="string">
            <text:p>Mysterious Black Magus</text:p>
          </table:table-cell>
          <table:table-cell office:value-type="float" office:value="12">
            <text:p>12</text:p>
          </table:table-cell>
          <table:table-cell office:value-type="float" office:value="1366">
            <text:p>1366</text:p>
          </table:table-cell>
          <table:table-cell office:value-type="float" office:value="8197">
            <text:p>8197</text:p>
          </table:table-cell>
          <table:table-cell office:value-type="float" office:value="2182">
            <text:p>2182</text:p>
          </table:table-cell>
          <table:table-cell office:value-type="float" office:value="13643">
            <text:p>13643</text:p>
          </table:table-cell>
          <table:table-cell office:value-type="float" office:value="9925">
            <text:p>9925</text:p>
          </table:table-cell>
          <table:table-cell office:value-type="float" office:value="16542">
            <text:p>16542</text:p>
          </table:table-cell>
          <table:table-cell office:value-type="float" office:value="11653">
            <text:p>11653</text:p>
          </table:table-cell>
          <table:table-cell office:value-type="float" office:value="19442">
            <text:p>19442</text:p>
          </table:table-cell>
          <table:table-cell office:value-type="string">
            <text:p>Shitaya Norik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52</text:p>
          </table:table-cell>
          <table:table-cell office:value-type="string">
            <text:p>14.7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0.6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Goddess Servant, Hominidae Servant, Humanoid, Immune to Pigify, Mechanical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Sesshōin Kiar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殺生院キアラ</text:p>
          </table:table-cell>
          <table:table-cell office:value-type="string">
            <text:p>Sessyoin Kiara, Sesshouin Kiara, Demonic Bodhisattva, Last Prophet, Beast III/R</text:p>
          </table:table-cell>
          <table:table-cell office:value-type="float" office:value="16">
            <text:p>16</text:p>
          </table:table-cell>
          <table:table-cell office:value-type="float" office:value="1803">
            <text:p>1803</text:p>
          </table:table-cell>
          <table:table-cell office:value-type="float" office:value="11668">
            <text:p>11668</text:p>
          </table:table-cell>
          <table:table-cell office:value-type="float" office:value="2142">
            <text:p>2142</text:p>
          </table:table-cell>
          <table:table-cell office:value-type="float" office:value="14606">
            <text:p>14606</text:p>
          </table:table-cell>
          <table:table-cell office:value-type="float" office:value="12772">
            <text:p>12772</text:p>
          </table:table-cell>
          <table:table-cell office:value-type="float" office:value="16001">
            <text:p>16001</text:p>
          </table:table-cell>
          <table:table-cell office:value-type="float" office:value="14992">
            <text:p>14992</text:p>
          </table:table-cell>
          <table:table-cell office:value-type="float" office:value="18806">
            <text:p>18806</text:p>
          </table:table-cell>
          <table:table-cell office:value-type="string">
            <text:p>Tanaka Rie</text:p>
          </table:table-cell>
          <table:table-cell office:value-type="string">
            <text:p>Wada Arco</text:p>
          </table:table-cell>
          <table:table-cell office:value-type="string">
            <text:p>Beast</text:p>
          </table:table-cell>
          <table:table-cell office:value-type="string">
            <text:p>97</text:p>
          </table:table-cell>
          <table:table-cell office:value-type="string">
            <text:p>10%</text:p>
          </table:table-cell>
          <table:table-cell office:value-type="string">
            <text:p>0.55%</text:p>
          </table:table-cell>
          <table:table-cell office:value-type="string">
            <text:p>4%</text:p>
          </table:table-cell>
          <table:table-cell office:value-type="string">
            <text:p>25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Goddess Servant, Hominidae Servant, Humanoid, 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Scheherazad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シェヘラザード</text:p>
          </table:table-cell>
          <table:table-cell office:value-type="string">
            <text:p>Caster of Nightless City (不夜城のキャスター?), Shahrazad (Persian)</text:p>
          </table:table-cell>
          <table:table-cell office:value-type="float" office:value="16">
            <text:p>16</text:p>
          </table:table-cell>
          <table:table-cell office:value-type="float" office:value="1423">
            <text:p>1423</text:p>
          </table:table-cell>
          <table:table-cell office:value-type="float" office:value="9212">
            <text:p>9212</text:p>
          </table:table-cell>
          <table:table-cell office:value-type="float" office:value="2324">
            <text:p>2324</text:p>
          </table:table-cell>
          <table:table-cell office:value-type="float" office:value="15846">
            <text:p>15846</text:p>
          </table:table-cell>
          <table:table-cell office:value-type="float" office:value="10084">
            <text:p>10084</text:p>
          </table:table-cell>
          <table:table-cell office:value-type="float" office:value="17360">
            <text:p>17360</text:p>
          </table:table-cell>
          <table:table-cell office:value-type="float" office:value="11836">
            <text:p>11836</text:p>
          </table:table-cell>
          <table:table-cell office:value-type="float" office:value="20402">
            <text:p>20402</text:p>
          </table:table-cell>
          <table:table-cell office:value-type="string">
            <text:p>Inoue Kikuko</text:p>
          </table:table-cell>
          <table:table-cell office:value-type="string">
            <text:p>Namaniku ATK (Nitroplus)</text:p>
          </table:table-cell>
          <table:table-cell office:value-type="string">
            <text:p>Man</text:p>
          </table:table-cell>
          <table:table-cell office:value-type="string">
            <text:p>52</text:p>
          </table:table-cell>
          <table:table-cell office:value-type="string">
            <text:p>10.8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48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King</text:p>
          </table:table-cell>
          <table:table-cell office:value-type="string">
            <text:p>5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Wu Zetia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武則天</text:p>
          </table:table-cell>
          <table:table-cell office:value-type="string">
            <text:p>Assassin of Nightless City (不夜城のアサシン?), Fūyā-chan, Nite Brite, Bu Sokuten</text:p>
          </table:table-cell>
          <table:table-cell office:value-type="float" office:value="12">
            <text:p>12</text:p>
          </table:table-cell>
          <table:table-cell office:value-type="float" office:value="1496">
            <text:p>1496</text:p>
          </table:table-cell>
          <table:table-cell office:value-type="float" office:value="8981">
            <text:p>8981</text:p>
          </table:table-cell>
          <table:table-cell office:value-type="float" office:value="1750">
            <text:p>1750</text:p>
          </table:table-cell>
          <table:table-cell office:value-type="float" office:value="10942">
            <text:p>10942</text:p>
          </table:table-cell>
          <table:table-cell office:value-type="float" office:value="10874">
            <text:p>10874</text:p>
          </table:table-cell>
          <table:table-cell office:value-type="float" office:value="13267">
            <text:p>13267</text:p>
          </table:table-cell>
          <table:table-cell office:value-type="float" office:value="12768">
            <text:p>12768</text:p>
          </table:table-cell>
          <table:table-cell office:value-type="float" office:value="15593">
            <text:p>15593</text:p>
          </table:table-cell>
          <table:table-cell office:value-type="string">
            <text:p>Izawa Shiori</text:p>
          </table:table-cell>
          <table:table-cell office:value-type="string">
            <text:p>Harada Takehito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50%</text:p>
          </table:table-cell>
          <table:table-cell office:value-type="string">
            <text:p>0.87%</text:p>
          </table:table-cell>
          <table:table-cell office:value-type="string">
            <text:p>4%</text:p>
          </table:table-cell>
          <table:table-cell office:value-type="string">
            <text:p>38.5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K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Penthesile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ペンテシレイア</text:p>
          </table:table-cell>
          <table:table-cell office:value-type="string">
            <text:p>Berserker of El Dorado (エルドラドのバーサーカー?), Amazones CEO</text:p>
          </table:table-cell>
          <table:table-cell office:value-type="float" office:value="12">
            <text:p>12</text:p>
          </table:table-cell>
          <table:table-cell office:value-type="float" office:value="1750">
            <text:p>1750</text:p>
          </table:table-cell>
          <table:table-cell office:value-type="float" office:value="10502">
            <text:p>10502</text:p>
          </table:table-cell>
          <table:table-cell office:value-type="float" office:value="1628">
            <text:p>1628</text:p>
          </table:table-cell>
          <table:table-cell office:value-type="float" office:value="10175">
            <text:p>10175</text:p>
          </table:table-cell>
          <table:table-cell office:value-type="float" office:value="12716">
            <text:p>12716</text:p>
          </table:table-cell>
          <table:table-cell office:value-type="float" office:value="12337">
            <text:p>12337</text:p>
          </table:table-cell>
          <table:table-cell office:value-type="float" office:value="14930">
            <text:p>14930</text:p>
          </table:table-cell>
          <table:table-cell office:value-type="float" office:value="14499">
            <text:p>14499</text:p>
          </table:table-cell>
          <table:table-cell office:value-type="string">
            <text:p>Shimamura Yuu</text:p>
          </table:table-cell>
          <table:table-cell office:value-type="string">
            <text:p>Shinjirō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1.07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K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Christopher Columbu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クリストファー・コロンブス</text:p>
          </table:table-cell>
          <table:table-cell office:value-type="string">
            <text:p>Rider of Resistance (レジスタンスのライダー?), Cristoforo Colombo, Cristóbal Colón, Cristóvão Colombo</text:p>
          </table:table-cell>
          <table:table-cell office:value-type="float" office:value="7">
            <text:p>7</text:p>
          </table:table-cell>
          <table:table-cell office:value-type="float" office:value="1216">
            <text:p>1216</text:p>
          </table:table-cell>
          <table:table-cell office:value-type="float" office:value="6552">
            <text:p>6552</text:p>
          </table:table-cell>
          <table:table-cell office:value-type="float" office:value="1728">
            <text:p>1728</text:p>
          </table:table-cell>
          <table:table-cell office:value-type="float" office:value="9600">
            <text:p>9600</text:p>
          </table:table-cell>
          <table:table-cell office:value-type="float" office:value="8867">
            <text:p>8867</text:p>
          </table:table-cell>
          <table:table-cell office:value-type="float" office:value="13016">
            <text:p>13016</text:p>
          </table:table-cell>
          <table:table-cell office:value-type="float" office:value="10415">
            <text:p>10415</text:p>
          </table:table-cell>
          <table:table-cell office:value-type="float" office:value="15299">
            <text:p>15299</text:p>
          </table:table-cell>
          <table:table-cell office:value-type="string">
            <text:p>Ootsuka Houchuu</text:p>
          </table:table-cell>
          <table:table-cell office:value-type="string">
            <text:p>Motomurabito</text:p>
          </table:table-cell>
          <table:table-cell office:value-type="string">
            <text:p>Man</text:p>
          </table:table-cell>
          <table:table-cell office:value-type="string">
            <text:p>208</text:p>
          </table:table-cell>
          <table:table-cell office:value-type="string">
            <text:p>8.9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50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Sherlock Holme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シャーロック・ホームズ</text:p>
          </table:table-cell>
          <table:table-cell office:value-type="string">
            <text:p>The One who Illuminates the Truth (真実を照らす者, Shinjitsu wo Terasu mono?), Holmes, Felp</text:p>
          </table:table-cell>
          <table:table-cell office:value-type="float" office:value="16">
            <text:p>16</text:p>
          </table:table-cell>
          <table:table-cell office:value-type="float" office:value="1776">
            <text:p>1776</text:p>
          </table:table-cell>
          <table:table-cell office:value-type="float" office:value="11495">
            <text:p>11495</text:p>
          </table:table-cell>
          <table:table-cell office:value-type="float" office:value="1960">
            <text:p>1960</text:p>
          </table:table-cell>
          <table:table-cell office:value-type="float" office:value="13365">
            <text:p>13365</text:p>
          </table:table-cell>
          <table:table-cell office:value-type="float" office:value="12583">
            <text:p>12583</text:p>
          </table:table-cell>
          <table:table-cell office:value-type="float" office:value="14642">
            <text:p>14642</text:p>
          </table:table-cell>
          <table:table-cell office:value-type="float" office:value="14770">
            <text:p>14770</text:p>
          </table:table-cell>
          <table:table-cell office:value-type="float" office:value="17208">
            <text:p>17208</text:p>
          </table:table-cell>
          <table:table-cell office:value-type="string">
            <text:p>Mizushima Takahiro</text:p>
          </table:table-cell>
          <table:table-cell office:value-type="string">
            <text:p>Yamanaka Kotetsu</text:p>
          </table:table-cell>
          <table:table-cell office:value-type="string">
            <text:p>Star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Anti-World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Paul Bunyan</text:p>
          </table:table-cell>
          <table:table-cell office:value-type="string">
            <text:p>1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ポール・バニヤン</text:p>
          </table:table-cell>
          <table:table-cell office:value-type="string">
            <text:p>Berserker of Learning with Manga</text:p>
          </table:table-cell>
          <table:table-cell office:value-type="float" office:value="3">
            <text:p>3</text:p>
          </table:table-cell>
          <table:table-cell office:value-type="float" office:value="1099">
            <text:p>1099</text:p>
          </table:table-cell>
          <table:table-cell office:value-type="float" office:value="6044">
            <text:p>6044</text:p>
          </table:table-cell>
          <table:table-cell office:value-type="float" office:value="1239">
            <text:p>1239</text:p>
          </table:table-cell>
          <table:table-cell office:value-type="float" office:value="6196">
            <text:p>6196</text:p>
          </table:table-cell>
          <table:table-cell office:value-type="float" office:value="9391">
            <text:p>9391</text:p>
          </table:table-cell>
          <table:table-cell office:value-type="float" office:value="9551">
            <text:p>9551</text:p>
          </table:table-cell>
          <table:table-cell office:value-type="float" office:value="11068">
            <text:p>11068</text:p>
          </table:table-cell>
          <table:table-cell office:value-type="float" office:value="11232">
            <text:p>11232</text:p>
          </table:table-cell>
          <table:table-cell office:value-type="string">
            <text:p>Omigawa Chiaki</text:p>
          </table:table-cell>
          <table:table-cell office:value-type="string">
            <text:p>Riyo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67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Child Servant, Costume-Owning, Fairy Tale Servant, Giant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2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Nero Claudius (Cas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ネロ・クラウディウス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677">
            <text:p>1677</text:p>
          </table:table-cell>
          <table:table-cell office:value-type="float" office:value="10857">
            <text:p>10857</text:p>
          </table:table-cell>
          <table:table-cell office:value-type="float" office:value="2007">
            <text:p>2007</text:p>
          </table:table-cell>
          <table:table-cell office:value-type="float" office:value="13685">
            <text:p>13685</text:p>
          </table:table-cell>
          <table:table-cell office:value-type="float" office:value="11885">
            <text:p>11885</text:p>
          </table:table-cell>
          <table:table-cell office:value-type="float" office:value="14992">
            <text:p>14992</text:p>
          </table:table-cell>
          <table:table-cell office:value-type="float" office:value="13950">
            <text:p>13950</text:p>
          </table:table-cell>
          <table:table-cell office:value-type="float" office:value="17620">
            <text:p>17620</text:p>
          </table:table-cell>
          <table:table-cell office:value-type="string">
            <text:p>Tange Sakura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1.10%</text:p>
          </table:table-cell>
          <table:table-cell office:value-type="string">
            <text:p>0.40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King, Riding, Roman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Frankenstein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フランケンシュタイン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58">
            <text:p>1558</text:p>
          </table:table-cell>
          <table:table-cell office:value-type="float" office:value="9353">
            <text:p>9353</text:p>
          </table:table-cell>
          <table:table-cell office:value-type="float" office:value="1919">
            <text:p>1919</text:p>
          </table:table-cell>
          <table:table-cell office:value-type="float" office:value="11993">
            <text:p>11993</text:p>
          </table:table-cell>
          <table:table-cell office:value-type="float" office:value="11325">
            <text:p>11325</text:p>
          </table:table-cell>
          <table:table-cell office:value-type="float" office:value="14541">
            <text:p>14541</text:p>
          </table:table-cell>
          <table:table-cell office:value-type="float" office:value="13297">
            <text:p>13297</text:p>
          </table:table-cell>
          <table:table-cell office:value-type="float" office:value="17090">
            <text:p>17090</text:p>
          </table:table-cell>
          <table:table-cell office:value-type="string">
            <text:p>Nonaka Ai</text:p>
          </table:table-cell>
          <table:table-cell office:value-type="string">
            <text:p>Okazaki Takesh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9.90%</text:p>
          </table:table-cell>
          <table:table-cell office:value-type="string">
            <text:p>0.70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Hominidae Servant, Humanoid, Mechanical, Rid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D~B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Nitocris (Assassi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ニトクリス</text:p>
          </table:table-cell>
          <table:table-cell office:value-type="string">
            <text:p>Medjed (メジェド?)</text:p>
          </table:table-cell>
          <table:table-cell office:value-type="float" office:value="12">
            <text:p>12</text:p>
          </table:table-cell>
          <table:table-cell office:value-type="float" office:value="1468">
            <text:p>1468</text:p>
          </table:table-cell>
          <table:table-cell office:value-type="float" office:value="8812">
            <text:p>8812</text:p>
          </table:table-cell>
          <table:table-cell office:value-type="float" office:value="1843">
            <text:p>1843</text:p>
          </table:table-cell>
          <table:table-cell office:value-type="float" office:value="11518">
            <text:p>11518</text:p>
          </table:table-cell>
          <table:table-cell office:value-type="float" office:value="10670">
            <text:p>10670</text:p>
          </table:table-cell>
          <table:table-cell office:value-type="float" office:value="13965">
            <text:p>13965</text:p>
          </table:table-cell>
          <table:table-cell office:value-type="float" office:value="12528">
            <text:p>12528</text:p>
          </table:table-cell>
          <table:table-cell office:value-type="float" office:value="16413">
            <text:p>16413</text:p>
          </table:table-cell>
          <table:table-cell office:value-type="string">
            <text:p>Tanaka Minami</text:p>
          </table:table-cell>
          <table:table-cell office:value-type="string">
            <text:p>Shimaudon</text:p>
          </table:table-cell>
          <table:table-cell office:value-type="string">
            <text:p>Sky</text:p>
          </table:table-cell>
          <table:table-cell office:value-type="string">
            <text:p>102</text:p>
          </table:table-cell>
          <table:table-cell office:value-type="string">
            <text:p>25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33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K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Oda Nobunaga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織田信長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91">
            <text:p>1691</text:p>
          </table:table-cell>
          <table:table-cell office:value-type="float" office:value="10146">
            <text:p>10146</text:p>
          </table:table-cell>
          <table:table-cell office:value-type="float" office:value="1603">
            <text:p>1603</text:p>
          </table:table-cell>
          <table:table-cell office:value-type="float" office:value="10023">
            <text:p>10023</text:p>
          </table:table-cell>
          <table:table-cell office:value-type="float" office:value="12285">
            <text:p>12285</text:p>
          </table:table-cell>
          <table:table-cell office:value-type="float" office:value="12153">
            <text:p>12153</text:p>
          </table:table-cell>
          <table:table-cell office:value-type="float" office:value="14424">
            <text:p>14424</text:p>
          </table:table-cell>
          <table:table-cell office:value-type="float" office:value="14283">
            <text:p>14283</text:p>
          </table:table-cell>
          <table:table-cell office:value-type="string">
            <text:p>Kugimiya Rie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93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King, Nobunaga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~EX</text:p>
          </table:table-cell>
          <table:table-cell office:value-type="string">
            <text:p>Anti-Divine</text:p>
          </table:table-cell>
          <table:table-cell office:value-type="string">
            <text:p>12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Artoria Pendragon (Rider 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Maid Alter, Demonic Chief Maid, King of Maids</text:p>
          </table:table-cell>
          <table:table-cell office:value-type="float" office:value="16">
            <text:p>16</text:p>
          </table:table-cell>
          <table:table-cell office:value-type="float" office:value="1665">
            <text:p>1665</text:p>
          </table:table-cell>
          <table:table-cell office:value-type="float" office:value="10776">
            <text:p>10776</text:p>
          </table:table-cell>
          <table:table-cell office:value-type="float" office:value="2090">
            <text:p>2090</text:p>
          </table:table-cell>
          <table:table-cell office:value-type="float" office:value="14256">
            <text:p>14256</text:p>
          </table:table-cell>
          <table:table-cell office:value-type="float" office:value="11796">
            <text:p>11796</text:p>
          </table:table-cell>
          <table:table-cell office:value-type="float" office:value="15618">
            <text:p>15618</text:p>
          </table:table-cell>
          <table:table-cell office:value-type="float" office:value="13846">
            <text:p>13846</text:p>
          </table:table-cell>
          <table:table-cell office:value-type="float" office:value="18355">
            <text:p>18355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9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Helena Blavatsky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エレナ・ブラヴァツキー</text:p>
          </table:table-cell>
          <table:table-cell office:value-type="string">
            <text:p>Elena Blavatsky</text:p>
          </table:table-cell>
          <table:table-cell office:value-type="float" office:value="12">
            <text:p>12</text:p>
          </table:table-cell>
          <table:table-cell office:value-type="float" office:value="1574">
            <text:p>1574</text:p>
          </table:table-cell>
          <table:table-cell office:value-type="float" office:value="9446">
            <text:p>9446</text:p>
          </table:table-cell>
          <table:table-cell office:value-type="float" office:value="1824">
            <text:p>1824</text:p>
          </table:table-cell>
          <table:table-cell office:value-type="float" office:value="11404">
            <text:p>11404</text:p>
          </table:table-cell>
          <table:table-cell office:value-type="float" office:value="11437">
            <text:p>11437</text:p>
          </table:table-cell>
          <table:table-cell office:value-type="float" office:value="13827">
            <text:p>13827</text:p>
          </table:table-cell>
          <table:table-cell office:value-type="float" office:value="13429">
            <text:p>13429</text:p>
          </table:table-cell>
          <table:table-cell office:value-type="float" office:value="16251">
            <text:p>16251</text:p>
          </table:table-cell>
          <table:table-cell office:value-type="string">
            <text:p>Kanemoto Hisako</text:p>
          </table:table-cell>
          <table:table-cell office:value-type="string">
            <text:p>MatsuRyuu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38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Minamoto no Raikō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源頼光</text:p>
          </table:table-cell>
          <table:table-cell office:value-type="string">
            <text:p>Minamoto no Yorimitsu, Minamoto no Raikou</text:p>
          </table:table-cell>
          <table:table-cell office:value-type="float" office:value="12">
            <text:p>12</text:p>
          </table:table-cell>
          <table:table-cell office:value-type="float" office:value="1528">
            <text:p>1528</text:p>
          </table:table-cell>
          <table:table-cell office:value-type="float" office:value="9168">
            <text:p>9168</text:p>
          </table:table-cell>
          <table:table-cell office:value-type="float" office:value="1938">
            <text:p>1938</text:p>
          </table:table-cell>
          <table:table-cell office:value-type="float" office:value="12112">
            <text:p>12112</text:p>
          </table:table-cell>
          <table:table-cell office:value-type="float" office:value="11100">
            <text:p>11100</text:p>
          </table:table-cell>
          <table:table-cell office:value-type="float" office:value="14686">
            <text:p>14686</text:p>
          </table:table-cell>
          <table:table-cell office:value-type="float" office:value="13033">
            <text:p>13033</text:p>
          </table:table-cell>
          <table:table-cell office:value-type="float" office:value="17260">
            <text:p>17260</text:p>
          </table:table-cell>
          <table:table-cell office:value-type="string">
            <text:p>Tomatsu Haruka</text:p>
          </table:table-cell>
          <table:table-cell office:value-type="string">
            <text:p>Honjou Raita</text:p>
          </table:table-cell>
          <table:table-cell office:value-type="string">
            <text:p>Sky</text:p>
          </table:table-cell>
          <table:table-cell office:value-type="string">
            <text:p>89</text:p>
          </table:table-cell>
          <table:table-cell office:value-type="string">
            <text:p>11.80%</text:p>
          </table:table-cell>
          <table:table-cell office:value-type="string">
            <text:p>0.75%</text:p>
          </table:table-cell>
          <table:table-cell office:value-type="string">
            <text:p>4.00%</text:p>
          </table:table-cell>
          <table:table-cell office:value-type="string">
            <text:p>24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Genji, Hominidae Servant, Humanoid, Rid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Ishtar (Rid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イシュタル</text:p>
          </table:table-cell>
          <table:table-cell office:value-type="string">
            <text:p>Inanna, Mistress of Heaven, Tohsaka Rin (遠坂凛, Tōsaka Rin?)</text:p>
          </table:table-cell>
          <table:table-cell office:value-type="float" office:value="12">
            <text:p>12</text:p>
          </table:table-cell>
          <table:table-cell office:value-type="float" office:value="1600">
            <text:p>1600</text:p>
          </table:table-cell>
          <table:table-cell office:value-type="float" office:value="9603">
            <text:p>9603</text:p>
          </table:table-cell>
          <table:table-cell office:value-type="float" office:value="1710">
            <text:p>1710</text:p>
          </table:table-cell>
          <table:table-cell office:value-type="float" office:value="10692">
            <text:p>10692</text:p>
          </table:table-cell>
          <table:table-cell office:value-type="float" office:value="11627">
            <text:p>11627</text:p>
          </table:table-cell>
          <table:table-cell office:value-type="float" office:value="12964">
            <text:p>12964</text:p>
          </table:table-cell>
          <table:table-cell office:value-type="float" office:value="13652">
            <text:p>13652</text:p>
          </table:table-cell>
          <table:table-cell office:value-type="float" office:value="15236">
            <text:p>15236</text:p>
          </table:table-cell>
          <table:table-cell office:value-type="string">
            <text:p>Ueda Kana</text:p>
          </table:table-cell>
          <table:table-cell office:value-type="string">
            <text:p>Morii Shizuki</text:p>
          </table:table-cell>
          <table:table-cell office:value-type="string">
            <text:p>Sky</text:p>
          </table:table-cell>
          <table:table-cell office:value-type="string">
            <text:p>200</text:p>
          </table:table-cell>
          <table:table-cell office:value-type="string">
            <text:p>9%</text:p>
          </table:table-cell>
          <table:table-cell office:value-type="string">
            <text:p>0.68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evitating Servant, Living Human, Pseudo-Servant, Riding, Servant, Seven Knights Servant, Summer Mode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Parvat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パールヴァティー</text:p>
          </table:table-cell>
          <table:table-cell office:value-type="string">
            <text:p>Par, Pārvatī, Matou Sakura (間桐桜, Matō Sakura?), Goddess Uma (烏摩妃, Umahi?), Loka Mata</text:p>
          </table:table-cell>
          <table:table-cell office:value-type="float" office:value="12">
            <text:p>12</text:p>
          </table:table-cell>
          <table:table-cell office:value-type="float" office:value="1354">
            <text:p>1354</text:p>
          </table:table-cell>
          <table:table-cell office:value-type="float" office:value="8127">
            <text:p>8127</text:p>
          </table:table-cell>
          <table:table-cell office:value-type="float" office:value="2120">
            <text:p>2120</text:p>
          </table:table-cell>
          <table:table-cell office:value-type="float" office:value="13253">
            <text:p>13253</text:p>
          </table:table-cell>
          <table:table-cell office:value-type="float" office:value="9840">
            <text:p>9840</text:p>
          </table:table-cell>
          <table:table-cell office:value-type="float" office:value="16069">
            <text:p>16069</text:p>
          </table:table-cell>
          <table:table-cell office:value-type="float" office:value="11554">
            <text:p>11554</text:p>
          </table:table-cell>
          <table:table-cell office:value-type="float" office:value="18886">
            <text:p>18886</text:p>
          </table:table-cell>
          <table:table-cell office:value-type="string">
            <text:p>Shitaya Noriko</text:p>
          </table:table-cell>
          <table:table-cell office:value-type="string">
            <text:p>Aotsuki Takao</text:p>
          </table:table-cell>
          <table:table-cell office:value-type="string">
            <text:p>Sky</text:p>
          </table:table-cell>
          <table:table-cell office:value-type="string">
            <text:p>90</text:p>
          </table:table-cell>
          <table:table-cell office:value-type="string">
            <text:p>11.80%</text:p>
          </table:table-cell>
          <table:table-cell office:value-type="string">
            <text:p>1.08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Female, Hominidae Servant, Humanoid, Immune to Pigify, Living Human, Pseudo-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Tomoe Goze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巴御前</text:p>
          </table:table-cell>
          <table:table-cell office:value-type="string">
            <text:p>Archer Inferno (アーチャー・インフェルノ?)</text:p>
          </table:table-cell>
          <table:table-cell office:value-type="float" office:value="12">
            <text:p>12</text:p>
          </table:table-cell>
          <table:table-cell office:value-type="float" office:value="1657">
            <text:p>1657</text:p>
          </table:table-cell>
          <table:table-cell office:value-type="float" office:value="9946">
            <text:p>9946</text:p>
          </table:table-cell>
          <table:table-cell office:value-type="float" office:value="1728">
            <text:p>1728</text:p>
          </table:table-cell>
          <table:table-cell office:value-type="float" office:value="10804">
            <text:p>10804</text:p>
          </table:table-cell>
          <table:table-cell office:value-type="float" office:value="12043">
            <text:p>12043</text:p>
          </table:table-cell>
          <table:table-cell office:value-type="float" office:value="13100">
            <text:p>13100</text:p>
          </table:table-cell>
          <table:table-cell office:value-type="float" office:value="14140">
            <text:p>14140</text:p>
          </table:table-cell>
          <table:table-cell office:value-type="float" office:value="15396">
            <text:p>15396</text:p>
          </table:table-cell>
          <table:table-cell office:value-type="string">
            <text:p>Kanemoto Hisako</text:p>
          </table:table-cell>
          <table:table-cell office:value-type="string">
            <text:p>Shirabi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7.9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Demonic, Genji, Hominidae Servant, Humanoid, Oni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Mochizuki Chiyom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望月千代女</text:p>
          </table:table-cell>
          <table:table-cell office:value-type="string">
            <text:p>Assassin Paraíso (アサシン・パライソ?)</text:p>
          </table:table-cell>
          <table:table-cell office:value-type="float" office:value="12">
            <text:p>12</text:p>
          </table:table-cell>
          <table:table-cell office:value-type="float" office:value="1418">
            <text:p>1418</text:p>
          </table:table-cell>
          <table:table-cell office:value-type="float" office:value="8510">
            <text:p>8510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0304">
            <text:p>10304</text:p>
          </table:table-cell>
          <table:table-cell office:value-type="float" office:value="14110">
            <text:p>14110</text:p>
          </table:table-cell>
          <table:table-cell office:value-type="float" office:value="12098">
            <text:p>12098</text:p>
          </table:table-cell>
          <table:table-cell office:value-type="float" office:value="16583">
            <text:p>16583</text:p>
          </table:table-cell>
          <table:table-cell office:value-type="string">
            <text:p>Sakura Ayane</text:p>
          </table:table-cell>
          <table:table-cell office:value-type="string">
            <text:p>Hiroyama Hiroshi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25.50%</text:p>
          </table:table-cell>
          <table:table-cell office:value-type="string">
            <text:p>0.80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Hōzōin Inshu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宝蔵院胤舜</text:p>
          </table:table-cell>
          <table:table-cell office:value-type="string">
            <text:p>Houzouin Inshun, Lancer Purgatorio (ランサー・プルガトリオ?)</text:p>
          </table:table-cell>
          <table:table-cell office:value-type="float" office:value="7">
            <text:p>7</text:p>
          </table:table-cell>
          <table:table-cell office:value-type="float" office:value="1261">
            <text:p>1261</text:p>
          </table:table-cell>
          <table:table-cell office:value-type="float" office:value="6791">
            <text:p>6791</text:p>
          </table:table-cell>
          <table:table-cell office:value-type="float" office:value="1799">
            <text:p>1799</text:p>
          </table:table-cell>
          <table:table-cell office:value-type="float" office:value="9996">
            <text:p>9996</text:p>
          </table:table-cell>
          <table:table-cell office:value-type="float" office:value="9191">
            <text:p>9191</text:p>
          </table:table-cell>
          <table:table-cell office:value-type="float" office:value="13553">
            <text:p>13553</text:p>
          </table:table-cell>
          <table:table-cell office:value-type="float" office:value="10794">
            <text:p>10794</text:p>
          </table:table-cell>
          <table:table-cell office:value-type="float" office:value="15930">
            <text:p>15930</text:p>
          </table:table-cell>
          <table:table-cell office:value-type="string">
            <text:p>Namikawa Daisuke</text:p>
          </table:table-cell>
          <table:table-cell office:value-type="string">
            <text:p>MatsuRyuu</text:p>
          </table:table-cell>
          <table:table-cell office:value-type="string">
            <text:p>Man</text:p>
          </table:table-cell>
          <table:table-cell office:value-type="string">
            <text:p>90</text:p>
          </table:table-cell>
          <table:table-cell office:value-type="string">
            <text:p>12.20%</text:p>
          </table:table-cell>
          <table:table-cell office:value-type="string">
            <text:p>1.06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Mal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Yagyū Munenori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柳生但馬守宗矩</text:p>
          </table:table-cell>
          <table:table-cell office:value-type="string">
            <text:p>Yagyuu Munenori, Ryūtan</text:p>
          </table:table-cell>
          <table:table-cell office:value-type="float" office:value="12">
            <text:p>12</text:p>
          </table:table-cell>
          <table:table-cell office:value-type="float" office:value="1666">
            <text:p>1666</text:p>
          </table:table-cell>
          <table:table-cell office:value-type="float" office:value="9999">
            <text:p>9999</text:p>
          </table:table-cell>
          <table:table-cell office:value-type="float" office:value="1781">
            <text:p>1781</text:p>
          </table:table-cell>
          <table:table-cell office:value-type="float" office:value="11135">
            <text:p>11135</text:p>
          </table:table-cell>
          <table:table-cell office:value-type="float" office:value="12107">
            <text:p>12107</text:p>
          </table:table-cell>
          <table:table-cell office:value-type="float" office:value="13501">
            <text:p>13501</text:p>
          </table:table-cell>
          <table:table-cell office:value-type="float" office:value="14215">
            <text:p>14215</text:p>
          </table:table-cell>
          <table:table-cell office:value-type="float" office:value="15868">
            <text:p>15868</text:p>
          </table:table-cell>
          <table:table-cell office:value-type="string">
            <text:p>Yamaji Kazuhiro</text:p>
          </table:table-cell>
          <table:table-cell office:value-type="string">
            <text:p>Furumi Showichi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.3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enji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 Secret Technique</text:p>
          </table:table-cell>
          <table:table-cell office:value-type="string">
            <text:p>4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Katō Danzō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加藤段蔵</text:p>
          </table:table-cell>
          <table:table-cell office:value-type="string">
            <text:p>Katou Danzou, Katou "Black Kite" Danzo, Flying Katou (飛び加藤, ???? ???ō), Kite Katou</text:p>
          </table:table-cell>
          <table:table-cell office:value-type="float" office:value="12">
            <text:p>12</text:p>
          </table:table-cell>
          <table:table-cell office:value-type="float" office:value="1489">
            <text:p>1489</text:p>
          </table:table-cell>
          <table:table-cell office:value-type="float" office:value="8935">
            <text:p>8935</text:p>
          </table:table-cell>
          <table:table-cell office:value-type="float" office:value="1768">
            <text:p>1768</text:p>
          </table:table-cell>
          <table:table-cell office:value-type="float" office:value="11055">
            <text:p>11055</text:p>
          </table:table-cell>
          <table:table-cell office:value-type="float" office:value="10818">
            <text:p>10818</text:p>
          </table:table-cell>
          <table:table-cell office:value-type="float" office:value="13404">
            <text:p>13404</text:p>
          </table:table-cell>
          <table:table-cell office:value-type="float" office:value="12702">
            <text:p>12702</text:p>
          </table:table-cell>
          <table:table-cell office:value-type="float" office:value="15754">
            <text:p>15754</text:p>
          </table:table-cell>
          <table:table-cell office:value-type="string">
            <text:p>Akesaka Satomi</text:p>
          </table:table-cell>
          <table:table-cell office:value-type="string">
            <text:p>Soga Makot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25.5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emale, Hominidae Servant, Humanoid, Mechanical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Beast</text:p>
          </table:table-cell>
          <table:table-cell office:value-type="string">
            <text:p>3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Osakabehim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刑部姫</text:p>
          </table:table-cell>
          <table:table-cell office:value-type="string">
            <text:p>Okki</text:p>
          </table:table-cell>
          <table:table-cell office:value-type="float" office:value="16">
            <text:p>16</text:p>
          </table:table-cell>
          <table:table-cell office:value-type="float" office:value="1672">
            <text:p>1672</text:p>
          </table:table-cell>
          <table:table-cell office:value-type="float" office:value="10824">
            <text:p>10824</text:p>
          </table:table-cell>
          <table:table-cell office:value-type="float" office:value="2027">
            <text:p>2027</text:p>
          </table:table-cell>
          <table:table-cell office:value-type="float" office:value="13822">
            <text:p>13822</text:p>
          </table:table-cell>
          <table:table-cell office:value-type="float" office:value="11849">
            <text:p>11849</text:p>
          </table:table-cell>
          <table:table-cell office:value-type="float" office:value="15143">
            <text:p>15143</text:p>
          </table:table-cell>
          <table:table-cell office:value-type="float" office:value="13908">
            <text:p>13908</text:p>
          </table:table-cell>
          <table:table-cell office:value-type="float" office:value="17796">
            <text:p>17796</text:p>
          </table:table-cell>
          <table:table-cell office:value-type="string">
            <text:p>Fukuen Misato</text:p>
          </table:table-cell>
          <table:table-cell office:value-type="string">
            <text:p>Moriyama Daisuke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24.60%</text:p>
          </table:table-cell>
          <table:table-cell office:value-type="string">
            <text:p>0.83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Fortress (Self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Mecha Eli-cha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メカエリチャン</text:p>
          </table:table-cell>
          <table:table-cell office:value-type="string">
            <text:p>Magus Aegis Elizabeth Channel</text:p>
          </table:table-cell>
          <table:table-cell office:value-type="float" office:value="12">
            <text:p>12</text:p>
          </table:table-cell>
          <table:table-cell office:value-type="float" office:value="1666">
            <text:p>1666</text:p>
          </table:table-cell>
          <table:table-cell office:value-type="float" office:value="9997">
            <text:p>9997</text:p>
          </table:table-cell>
          <table:table-cell office:value-type="float" office:value="1744">
            <text:p>1744</text:p>
          </table:table-cell>
          <table:table-cell office:value-type="float" office:value="10901">
            <text:p>10901</text:p>
          </table:table-cell>
          <table:table-cell office:value-type="float" office:value="12104">
            <text:p>12104</text:p>
          </table:table-cell>
          <table:table-cell office:value-type="float" office:value="13217">
            <text:p>13217</text:p>
          </table:table-cell>
          <table:table-cell office:value-type="float" office:value="14212">
            <text:p>14212</text:p>
          </table:table-cell>
          <table:table-cell office:value-type="float" office:value="15534">
            <text:p>15534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9.70%</text:p>
          </table:table-cell>
          <table:table-cell office:value-type="string">
            <text:p>0.90%</text:p>
          </table:table-cell>
          <table:table-cell office:value-type="string">
            <text:p>4%</text:p>
          </table:table-cell>
          <table:table-cell office:value-type="string">
            <text:p>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umanoid, Immune to Pigify, Mechanical, Non-Hominidae Servant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 Individual</text:p>
          </table:table-cell>
          <table:table-cell office:value-type="string">
            <text:p>8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Mecha Eli-chan Mk.II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メカエリチャンⅡ号機</text:p>
          </table:table-cell>
          <table:table-cell office:value-type="string">
            <text:p>Magus Aegis Elizabeth Channel II, MK.II</text:p>
          </table:table-cell>
          <table:table-cell office:value-type="float" office:value="12">
            <text:p>12</text:p>
          </table:table-cell>
          <table:table-cell office:value-type="float" office:value="1666">
            <text:p>1666</text:p>
          </table:table-cell>
          <table:table-cell office:value-type="float" office:value="9997">
            <text:p>9997</text:p>
          </table:table-cell>
          <table:table-cell office:value-type="float" office:value="1744">
            <text:p>1744</text:p>
          </table:table-cell>
          <table:table-cell office:value-type="float" office:value="10901">
            <text:p>10901</text:p>
          </table:table-cell>
          <table:table-cell office:value-type="float" office:value="12104">
            <text:p>12104</text:p>
          </table:table-cell>
          <table:table-cell office:value-type="float" office:value="13217">
            <text:p>13217</text:p>
          </table:table-cell>
          <table:table-cell office:value-type="float" office:value="14212">
            <text:p>14212</text:p>
          </table:table-cell>
          <table:table-cell office:value-type="float" office:value="15534">
            <text:p>15534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9.70%</text:p>
          </table:table-cell>
          <table:table-cell office:value-type="string">
            <text:p>0.90%</text:p>
          </table:table-cell>
          <table:table-cell office:value-type="string">
            <text:p>4%</text:p>
          </table:table-cell>
          <table:table-cell office:value-type="string">
            <text:p>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umanoid, Immune to Pigify, Mechanical, Non-Hominidae Servant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 Individual</text:p>
          </table:table-cell>
          <table:table-cell office:value-type="string">
            <text:p>8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Circ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キルケー</text:p>
          </table:table-cell>
          <table:table-cell office:value-type="string">
            <text:p>Caster of Okeanos (オケアノスのキャスター?), Falcon Witch</text:p>
          </table:table-cell>
          <table:table-cell office:value-type="float" office:value="12">
            <text:p>12</text:p>
          </table:table-cell>
          <table:table-cell office:value-type="float" office:value="1445">
            <text:p>1445</text:p>
          </table:table-cell>
          <table:table-cell office:value-type="float" office:value="8671">
            <text:p>8671</text:p>
          </table:table-cell>
          <table:table-cell office:value-type="float" office:value="1960">
            <text:p>1960</text:p>
          </table:table-cell>
          <table:table-cell office:value-type="float" office:value="12250">
            <text:p>12250</text:p>
          </table:table-cell>
          <table:table-cell office:value-type="float" office:value="10499">
            <text:p>10499</text:p>
          </table:table-cell>
          <table:table-cell office:value-type="float" office:value="14853">
            <text:p>14853</text:p>
          </table:table-cell>
          <table:table-cell office:value-type="float" office:value="12327">
            <text:p>12327</text:p>
          </table:table-cell>
          <table:table-cell office:value-type="float" office:value="17456">
            <text:p>17456</text:p>
          </table:table-cell>
          <table:table-cell office:value-type="string">
            <text:p>Akaneya Himika</text:p>
          </table:table-cell>
          <table:table-cell office:value-type="string">
            <text:p>Hidari</text:p>
          </table:table-cell>
          <table:table-cell office:value-type="string">
            <text:p>Sky</text:p>
          </table:table-cell>
          <table:table-cell office:value-type="string">
            <text:p>51</text:p>
          </table:table-cell>
          <table:table-cell office:value-type="string">
            <text:p>10.80%</text:p>
          </table:table-cell>
          <table:table-cell office:value-type="string">
            <text:p>0.39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Levitating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Nezh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哪吒</text:p>
          </table:table-cell>
          <table:table-cell office:value-type="string">
            <text:p>Nata, Nataku</text:p>
          </table:table-cell>
          <table:table-cell office:value-type="float" office:value="12">
            <text:p>12</text:p>
          </table:table-cell>
          <table:table-cell office:value-type="float" office:value="1547">
            <text:p>1547</text:p>
          </table:table-cell>
          <table:table-cell office:value-type="float" office:value="9284">
            <text:p>9284</text:p>
          </table:table-cell>
          <table:table-cell office:value-type="float" office:value="1938">
            <text:p>1938</text:p>
          </table:table-cell>
          <table:table-cell office:value-type="float" office:value="12112">
            <text:p>12112</text:p>
          </table:table-cell>
          <table:table-cell office:value-type="float" office:value="11241">
            <text:p>11241</text:p>
          </table:table-cell>
          <table:table-cell office:value-type="float" office:value="14686">
            <text:p>14686</text:p>
          </table:table-cell>
          <table:table-cell office:value-type="float" office:value="13198">
            <text:p>13198</text:p>
          </table:table-cell>
          <table:table-cell office:value-type="float" office:value="17260">
            <text:p>17260</text:p>
          </table:table-cell>
          <table:table-cell office:value-type="string">
            <text:p>Ogura Yui</text:p>
          </table:table-cell>
          <table:table-cell office:value-type="string">
            <text:p>Aotsuki Takao</text:p>
          </table:table-cell>
          <table:table-cell office:value-type="string">
            <text:p>Sky</text:p>
          </table:table-cell>
          <table:table-cell office:value-type="string">
            <text:p>91</text:p>
          </table:table-cell>
          <table:table-cell office:value-type="string">
            <text:p>12.2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umanoid, Levitating Servant, Mechanical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Queen of Sheba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シバの女王</text:p>
          </table:table-cell>
          <table:table-cell office:value-type="string">
            <text:p>Caster of Midrash (ミドラーシュのキャスター?), Bilqis, Makeda, Tituba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40">
            <text:p>1940</text:p>
          </table:table-cell>
          <table:table-cell office:value-type="float" office:value="12127">
            <text:p>12127</text:p>
          </table:table-cell>
          <table:table-cell office:value-type="float" office:value="10448">
            <text:p>10448</text:p>
          </table:table-cell>
          <table:table-cell office:value-type="float" office:value="14704">
            <text:p>14704</text:p>
          </table:table-cell>
          <table:table-cell office:value-type="float" office:value="12267">
            <text:p>12267</text:p>
          </table:table-cell>
          <table:table-cell office:value-type="float" office:value="17281">
            <text:p>17281</text:p>
          </table:table-cell>
          <table:table-cell office:value-type="string">
            <text:p>Satou Satomi</text:p>
          </table:table-cell>
          <table:table-cell office:value-type="string">
            <text:p>Katou Itsuwa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8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Abigail William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アビゲイル・ウィリアムズ</text:p>
          </table:table-cell>
          <table:table-cell office:value-type="string">
            <text:p>The Key to the Gate, Sut-Typhon, Yog-Sothoth, All-in-One, One-in-All, Abby</text:p>
          </table:table-cell>
          <table:table-cell office:value-type="float" office:value="16">
            <text:p>16</text:p>
          </table:table-cell>
          <table:table-cell office:value-type="float" office:value="1870">
            <text:p>1870</text:p>
          </table:table-cell>
          <table:table-cell office:value-type="float" office:value="12100">
            <text:p>12100</text:p>
          </table:table-cell>
          <table:table-cell office:value-type="float" office:value="2019">
            <text:p>2019</text:p>
          </table:table-cell>
          <table:table-cell office:value-type="float" office:value="13770">
            <text:p>13770</text:p>
          </table:table-cell>
          <table:table-cell office:value-type="float" office:value="13245">
            <text:p>13245</text:p>
          </table:table-cell>
          <table:table-cell office:value-type="float" office:value="15086">
            <text:p>15086</text:p>
          </table:table-cell>
          <table:table-cell office:value-type="float" office:value="15547">
            <text:p>15547</text:p>
          </table:table-cell>
          <table:table-cell office:value-type="float" office:value="17730">
            <text:p>17730</text:p>
          </table:table-cell>
          <table:table-cell office:value-type="string">
            <text:p>Ōwada Hitomi</text:p>
          </table:table-cell>
          <table:table-cell office:value-type="string">
            <text:p>Kuroboshi Kouhaku</text:p>
          </table:table-cell>
          <table:table-cell office:value-type="string">
            <text:p>Earth</text:p>
          </table:table-cell>
          <table:table-cell office:value-type="string">
            <text:p>148</text:p>
          </table:table-cell>
          <table:table-cell office:value-type="string">
            <text:p>14.80%</text:p>
          </table:table-cell>
          <table:table-cell office:value-type="string">
            <text:p>0.25%</text:p>
          </table:table-cell>
          <table:table-cell office:value-type="string">
            <text:p>3%</text:p>
          </table:table-cell>
          <table:table-cell office:value-type="string">
            <text:p>7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ivinity, Enuma Elish Nullification, Existence Outside the Domain, Hominidae Servant, Humanoid, Servant, Threat to Humanity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Ereshkigal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エレシュキガル</text:p>
          </table:table-cell>
          <table:table-cell office:value-type="string">
            <text:p>The Goddess of the Netherworld, Tohsaka Rin (遠坂凛, Tōsaka Rin?)</text:p>
          </table:table-cell>
          <table:table-cell office:value-type="float" office:value="16">
            <text:p>16</text:p>
          </table:table-cell>
          <table:table-cell office:value-type="float" office:value="1598">
            <text:p>1598</text:p>
          </table:table-cell>
          <table:table-cell office:value-type="float" office:value="10343">
            <text:p>10343</text:p>
          </table:table-cell>
          <table:table-cell office:value-type="float" office:value="2356">
            <text:p>2356</text:p>
          </table:table-cell>
          <table:table-cell office:value-type="float" office:value="16065">
            <text:p>16065</text:p>
          </table:table-cell>
          <table:table-cell office:value-type="float" office:value="11322">
            <text:p>11322</text:p>
          </table:table-cell>
          <table:table-cell office:value-type="float" office:value="17600">
            <text:p>17600</text:p>
          </table:table-cell>
          <table:table-cell office:value-type="float" office:value="13290">
            <text:p>13290</text:p>
          </table:table-cell>
          <table:table-cell office:value-type="float" office:value="20684">
            <text:p>20684</text:p>
          </table:table-cell>
          <table:table-cell office:value-type="string">
            <text:p>Ueda Kana</text:p>
          </table:table-cell>
          <table:table-cell office:value-type="string">
            <text:p>Morii Shizuki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1.80%</text:p>
          </table:table-cell>
          <table:table-cell office:value-type="string">
            <text:p>0.54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ivinity, Female, Hominidae Servant, Humanoid, Immune to Pigify, King, Pseudo-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Mountain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Altera the San(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アルテラ・ザ・サン〔タ〕</text:p>
          </table:table-cell>
          <table:table-cell office:value-type="string">
            <text:p>Attila Santa, Etzel, Santera</text:p>
          </table:table-cell>
          <table:table-cell office:value-type="float" office:value="12">
            <text:p>12</text:p>
          </table:table-cell>
          <table:table-cell office:value-type="float" office:value="1626">
            <text:p>1626</text:p>
          </table:table-cell>
          <table:table-cell office:value-type="float" office:value="9759">
            <text:p>9759</text:p>
          </table:table-cell>
          <table:table-cell office:value-type="float" office:value="1862">
            <text:p>1862</text:p>
          </table:table-cell>
          <table:table-cell office:value-type="float" office:value="11637">
            <text:p>11637</text:p>
          </table:table-cell>
          <table:table-cell office:value-type="float" office:value="11816">
            <text:p>11816</text:p>
          </table:table-cell>
          <table:table-cell office:value-type="float" office:value="14110">
            <text:p>14110</text:p>
          </table:table-cell>
          <table:table-cell office:value-type="float" office:value="13874">
            <text:p>13874</text:p>
          </table:table-cell>
          <table:table-cell office:value-type="float" office:value="16583">
            <text:p>16583</text:p>
          </table:table-cell>
          <table:table-cell office:value-type="string">
            <text:p>Noto Mamiko</text:p>
          </table:table-cell>
          <table:table-cell office:value-type="string">
            <text:p>huke</text:p>
          </table:table-cell>
          <table:table-cell office:value-type="string">
            <text:p>Star</text:p>
          </table:table-cell>
          <table:table-cell office:value-type="string">
            <text:p>153</text:p>
          </table:table-cell>
          <table:table-cell office:value-type="string">
            <text:p>8.1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Enuma Elish Nullification, Hominidae Servant, Humanoid, King, Riding, Servant, Seven Knights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10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Katsushika Hokusa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葛飾北斎</text:p>
          </table:table-cell>
          <table:table-cell office:value-type="string">
            <text:p>Katsushika Oui (葛飾 応為, Katsushika Ōi?, Daughter); Tokitarō, Toto-sama, Extraterrestrial Octopus, Darusen, The Old Man Mad About Art Manji (画狂老人卍, Gakyō Rōjin Manji?, Last renamed name), Cthulhu</text:p>
          </table:table-cell>
          <table:table-cell office:value-type="float" office:value="16">
            <text:p>16</text:p>
          </table:table-cell>
          <table:table-cell office:value-type="float" office:value="1870">
            <text:p>1870</text:p>
          </table:table-cell>
          <table:table-cell office:value-type="float" office:value="12100">
            <text:p>12100</text:p>
          </table:table-cell>
          <table:table-cell office:value-type="float" office:value="1940">
            <text:p>1940</text:p>
          </table:table-cell>
          <table:table-cell office:value-type="float" office:value="13230">
            <text:p>13230</text:p>
          </table:table-cell>
          <table:table-cell office:value-type="float" office:value="13245">
            <text:p>13245</text:p>
          </table:table-cell>
          <table:table-cell office:value-type="float" office:value="14494">
            <text:p>14494</text:p>
          </table:table-cell>
          <table:table-cell office:value-type="float" office:value="15547">
            <text:p>15547</text:p>
          </table:table-cell>
          <table:table-cell office:value-type="float" office:value="17034">
            <text:p>17034</text:p>
          </table:table-cell>
          <table:table-cell office:value-type="string">
            <text:p>Yukana</text:p>
          </table:table-cell>
          <table:table-cell office:value-type="string">
            <text:p>Kuroboshi Kouhaku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15%</text:p>
          </table:table-cell>
          <table:table-cell office:value-type="string">
            <text:p>0.33%</text:p>
          </table:table-cell>
          <table:table-cell office:value-type="string">
            <text:p>3%</text:p>
          </table:table-cell>
          <table:table-cell office:value-type="string">
            <text:p>7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Semirami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セミラミス</text:p>
          </table:table-cell>
          <table:table-cell office:value-type="string">
            <text:p>Empress of Assyria (アッシリアの女帝, Asshiria no Jotei?)Assassin of Red</text:p>
          </table:table-cell>
          <table:table-cell office:value-type="float" office:value="16">
            <text:p>16</text:p>
          </table:table-cell>
          <table:table-cell office:value-type="float" office:value="1747">
            <text:p>1747</text:p>
          </table:table-cell>
          <table:table-cell office:value-type="float" office:value="11309">
            <text:p>11309</text:p>
          </table:table-cell>
          <table:table-cell office:value-type="float" office:value="1945">
            <text:p>1945</text:p>
          </table:table-cell>
          <table:table-cell office:value-type="float" office:value="13266">
            <text:p>13266</text:p>
          </table:table-cell>
          <table:table-cell office:value-type="float" office:value="12379">
            <text:p>12379</text:p>
          </table:table-cell>
          <table:table-cell office:value-type="float" office:value="14533">
            <text:p>14533</text:p>
          </table:table-cell>
          <table:table-cell office:value-type="float" office:value="14531">
            <text:p>14531</text:p>
          </table:table-cell>
          <table:table-cell office:value-type="float" office:value="17081">
            <text:p>17081</text:p>
          </table:table-cell>
          <table:table-cell office:value-type="string">
            <text:p>Shindou Ke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24.70%</text:p>
          </table:table-cell>
          <table:table-cell office:value-type="string">
            <text:p>0.39%</text:p>
          </table:table-cell>
          <table:table-cell office:value-type="string">
            <text:p>4%</text:p>
          </table:table-cell>
          <table:table-cell office:value-type="string">
            <text:p>33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5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Asagami Fujino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浅上藤乃</text:p>
          </table:table-cell>
          <table:table-cell office:value-type="string">
            <text:p>Fujinon</text:p>
          </table:table-cell>
          <table:table-cell office:value-type="float" office:value="12">
            <text:p>12</text:p>
          </table:table-cell>
          <table:table-cell office:value-type="float" office:value="1716">
            <text:p>1716</text:p>
          </table:table-cell>
          <table:table-cell office:value-type="float" office:value="10299">
            <text:p>10299</text:p>
          </table:table-cell>
          <table:table-cell office:value-type="float" office:value="1764">
            <text:p>1764</text:p>
          </table:table-cell>
          <table:table-cell office:value-type="float" office:value="11025">
            <text:p>11025</text:p>
          </table:table-cell>
          <table:table-cell office:value-type="float" office:value="12470">
            <text:p>12470</text:p>
          </table:table-cell>
          <table:table-cell office:value-type="float" office:value="13368">
            <text:p>13368</text:p>
          </table:table-cell>
          <table:table-cell office:value-type="float" office:value="14641">
            <text:p>14641</text:p>
          </table:table-cell>
          <table:table-cell office:value-type="float" office:value="15711">
            <text:p>15711</text:p>
          </table:table-cell>
          <table:table-cell office:value-type="string">
            <text:p>Noto Mamiko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7.9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Living Human, Servant, Seven Knights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3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Anastasi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アナスタシア</text:p>
          </table:table-cell>
          <table:table-cell office:value-type="string">
            <text:p>Anastasia Nikolaevna Romanova, Grand Duchess of Russia, Grand Duchess of the Beast Nation (獣国の皇女?)</text:p>
          </table:table-cell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float" office:value="10546">
            <text:p>10546</text:p>
          </table:table-cell>
          <table:table-cell office:value-type="float" office:value="2091">
            <text:p>2091</text:p>
          </table:table-cell>
          <table:table-cell office:value-type="float" office:value="14259">
            <text:p>14259</text:p>
          </table:table-cell>
          <table:table-cell office:value-type="float" office:value="11544">
            <text:p>11544</text:p>
          </table:table-cell>
          <table:table-cell office:value-type="float" office:value="15621">
            <text:p>15621</text:p>
          </table:table-cell>
          <table:table-cell office:value-type="float" office:value="13551">
            <text:p>13551</text:p>
          </table:table-cell>
          <table:table-cell office:value-type="float" office:value="18359">
            <text:p>18359</text:p>
          </table:table-cell>
          <table:table-cell office:value-type="string">
            <text:p>Hara Yumi</text:p>
          </table:table-cell>
          <table:table-cell office:value-type="string">
            <text:p>sime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Spiritual</text:p>
          </table:table-cell>
          <table:table-cell office:value-type="string">
            <text:p>4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Atalanta (Alt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アタランテ〔オルタ〕</text:p>
          </table:table-cell>
          <table:table-cell office:value-type="string">
            <text:p>Nyalter</text:p>
          </table:table-cell>
          <table:table-cell office:value-type="float" office:value="12">
            <text:p>12</text:p>
          </table:table-cell>
          <table:table-cell office:value-type="float" office:value="1634">
            <text:p>1634</text:p>
          </table:table-cell>
          <table:table-cell office:value-type="float" office:value="9806">
            <text:p>9806</text:p>
          </table:table-cell>
          <table:table-cell office:value-type="float" office:value="1701">
            <text:p>1701</text:p>
          </table:table-cell>
          <table:table-cell office:value-type="float" office:value="10634">
            <text:p>10634</text:p>
          </table:table-cell>
          <table:table-cell office:value-type="float" office:value="11873">
            <text:p>11873</text:p>
          </table:table-cell>
          <table:table-cell office:value-type="float" office:value="12894">
            <text:p>12894</text:p>
          </table:table-cell>
          <table:table-cell office:value-type="float" office:value="13941">
            <text:p>13941</text:p>
          </table:table-cell>
          <table:table-cell office:value-type="float" office:value="15154">
            <text:p>15154</text:p>
          </table:table-cell>
          <table:table-cell office:value-type="string">
            <text:p>Hayami Saor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5.10%</text:p>
          </table:table-cell>
          <table:table-cell office:value-type="string">
            <text:p>1.05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Argo-Related, Hominidae Servant, Humanoid, Servant, Seven Knights Servant, Weak to Enuma Elish, Wild 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Avicebro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アヴィケブロン</text:p>
          </table:table-cell>
          <table:table-cell office:value-type="string">
            <text:p>Golem Master (ゴーレムマスター, Gōremu Masutā?)Solomon ibn Gabirol, Caster of Black</text:p>
          </table:table-cell>
          <table:table-cell office:value-type="float" office:value="7">
            <text:p>7</text:p>
          </table:table-cell>
          <table:table-cell office:value-type="float" office:value="1184">
            <text:p>1184</text:p>
          </table:table-cell>
          <table:table-cell office:value-type="float" office:value="6376">
            <text:p>6376</text:p>
          </table:table-cell>
          <table:table-cell office:value-type="float" office:value="1796">
            <text:p>1796</text:p>
          </table:table-cell>
          <table:table-cell office:value-type="float" office:value="9981">
            <text:p>9981</text:p>
          </table:table-cell>
          <table:table-cell office:value-type="float" office:value="8629">
            <text:p>8629</text:p>
          </table:table-cell>
          <table:table-cell office:value-type="float" office:value="13533">
            <text:p>13533</text:p>
          </table:table-cell>
          <table:table-cell office:value-type="float" office:value="10135">
            <text:p>10135</text:p>
          </table:table-cell>
          <table:table-cell office:value-type="float" office:value="15906">
            <text:p>15906</text:p>
          </table:table-cell>
          <table:table-cell office:value-type="string">
            <text:p>Miyamoto Mitsuru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7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Antonio Salieri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Avenger</text:p>
          </table:table-cell>
          <table:table-cell office:value-type="string">
            <text:p>アントニオ・サリエリ</text:p>
          </table:table-cell>
          <table:table-cell office:value-type="string">
            <text:p>Man in Grey</text:p>
          </table:table-cell>
          <table:table-cell office:value-type="float" office:value="7">
            <text:p>7</text:p>
          </table:table-cell>
          <table:table-cell office:value-type="float" office:value="1509">
            <text:p>1509</text:p>
          </table:table-cell>
          <table:table-cell office:value-type="float" office:value="8125">
            <text:p>8125</text:p>
          </table:table-cell>
          <table:table-cell office:value-type="float" office:value="1411">
            <text:p>1411</text:p>
          </table:table-cell>
          <table:table-cell office:value-type="float" office:value="7840">
            <text:p>7840</text:p>
          </table:table-cell>
          <table:table-cell office:value-type="float" office:value="10996">
            <text:p>10996</text:p>
          </table:table-cell>
          <table:table-cell office:value-type="float" office:value="10630">
            <text:p>10630</text:p>
          </table:table-cell>
          <table:table-cell office:value-type="float" office:value="12914">
            <text:p>12914</text:p>
          </table:table-cell>
          <table:table-cell office:value-type="float" office:value="12494">
            <text:p>12494</text:p>
          </table:table-cell>
          <table:table-cell office:value-type="string">
            <text:p>Seki Toshihiko</text:p>
          </table:table-cell>
          <table:table-cell office:value-type="string">
            <text:p>PFALZ</text:p>
          </table:table-cell>
          <table:table-cell office:value-type="string">
            <text:p>Earth</text:p>
          </table:table-cell>
          <table:table-cell office:value-type="string">
            <text:p>30</text:p>
          </table:table-cell>
          <table:table-cell office:value-type="string">
            <text:p>6.10%</text:p>
          </table:table-cell>
          <table:table-cell office:value-type="string">
            <text:p>0.70%</text:p>
          </table:table-cell>
          <table:table-cell office:value-type="string">
            <text:p>5%</text:p>
          </table:table-cell>
          <table:table-cell office:value-type="string">
            <text:p>8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Ivan the Terribl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イヴァン雷帝</text:p>
          </table:table-cell>
          <table:table-cell office:value-type="string">
            <text:p>Ivan Vasilyevich; Ivan Grozny; Thunderous Emperor; Ivan IV; Ivan the Formidable; Ivan the Fearsome; Grand Prince of Moscow</text:p>
          </table:table-cell>
          <table:table-cell office:value-type="float" office:value="16">
            <text:p>16</text:p>
          </table:table-cell>
          <table:table-cell office:value-type="float" office:value="1795">
            <text:p>1795</text:p>
          </table:table-cell>
          <table:table-cell office:value-type="float" office:value="11619">
            <text:p>11619</text:p>
          </table:table-cell>
          <table:table-cell office:value-type="float" office:value="1948">
            <text:p>1948</text:p>
          </table:table-cell>
          <table:table-cell office:value-type="float" office:value="13284">
            <text:p>13284</text:p>
          </table:table-cell>
          <table:table-cell office:value-type="float" office:value="12719">
            <text:p>12719</text:p>
          </table:table-cell>
          <table:table-cell office:value-type="float" office:value="14553">
            <text:p>14553</text:p>
          </table:table-cell>
          <table:table-cell office:value-type="float" office:value="14929">
            <text:p>14929</text:p>
          </table:table-cell>
          <table:table-cell office:value-type="float" office:value="17104">
            <text:p>17104</text:p>
          </table:table-cell>
          <table:table-cell office:value-type="string">
            <text:p>Kuroda Takaya</text:p>
          </table:table-cell>
          <table:table-cell office:value-type="string">
            <text:p>danciao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8.90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Animal Characteristics Servant, Giant, Hominidae Servant, Humanoid, King, Riding, Servant, Seven Knights Servant, Weak to Enuma Elish, Wild Beas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Achille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キレウス</text:p>
          </table:table-cell>
          <table:table-cell office:value-type="string">
            <text:p>The Swift Hero (駿足の英雄, Shunsoku no Eiyū?)Rider of Red, Achilleus, Akhilles</text:p>
          </table:table-cell>
          <table:table-cell office:value-type="float" office:value="16">
            <text:p>16</text:p>
          </table:table-cell>
          <table:table-cell office:value-type="float" office:value="1836">
            <text:p>1836</text:p>
          </table:table-cell>
          <table:table-cell office:value-type="float" office:value="11883">
            <text:p>11883</text:p>
          </table:table-cell>
          <table:table-cell office:value-type="float" office:value="1938">
            <text:p>1938</text:p>
          </table:table-cell>
          <table:table-cell office:value-type="float" office:value="13219">
            <text:p>13219</text:p>
          </table:table-cell>
          <table:table-cell office:value-type="float" office:value="13008">
            <text:p>13008</text:p>
          </table:table-cell>
          <table:table-cell office:value-type="float" office:value="14482">
            <text:p>14482</text:p>
          </table:table-cell>
          <table:table-cell office:value-type="float" office:value="15268">
            <text:p>15268</text:p>
          </table:table-cell>
          <table:table-cell office:value-type="float" office:value="17020">
            <text:p>17020</text:p>
          </table:table-cell>
          <table:table-cell office:value-type="string">
            <text:p>Furukawa Makoto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196</text:p>
          </table:table-cell>
          <table:table-cell office:value-type="string">
            <text:p>9.1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Divinity, Greek Mythology Male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Chir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ケイローン</text:p>
          </table:table-cell>
          <table:table-cell office:value-type="string">
            <text:p>Great Sage of Centaurs (ケンタウロスの大賢者, Kentaurosu no Dai Kenja?)Archer of Black, Kheiron</text:p>
          </table:table-cell>
          <table:table-cell office:value-type="float" office:value="12">
            <text:p>12</text:p>
          </table:table-cell>
          <table:table-cell office:value-type="float" office:value="1549">
            <text:p>1549</text:p>
          </table:table-cell>
          <table:table-cell office:value-type="float" office:value="9294">
            <text:p>9294</text:p>
          </table:table-cell>
          <table:table-cell office:value-type="float" office:value="1960">
            <text:p>1960</text:p>
          </table:table-cell>
          <table:table-cell office:value-type="float" office:value="12250">
            <text:p>12250</text:p>
          </table:table-cell>
          <table:table-cell office:value-type="float" office:value="11253">
            <text:p>11253</text:p>
          </table:table-cell>
          <table:table-cell office:value-type="float" office:value="14853">
            <text:p>14853</text:p>
          </table:table-cell>
          <table:table-cell office:value-type="float" office:value="13212">
            <text:p>13212</text:p>
          </table:table-cell>
          <table:table-cell office:value-type="float" office:value="17456">
            <text:p>17456</text:p>
          </table:table-cell>
          <table:table-cell office:value-type="string">
            <text:p>Takeuchi Shunsuke</text:p>
          </table:table-cell>
          <table:table-cell office:value-type="string">
            <text:p>Konoe Ototsugu</text:p>
          </table:table-cell>
          <table:table-cell office:value-type="string">
            <text:p>Sky</text:p>
          </table:table-cell>
          <table:table-cell office:value-type="string">
            <text:p>148</text:p>
          </table:table-cell>
          <table:table-cell office:value-type="string">
            <text:p>8.1</text:p>
          </table:table-cell>
          <table:table-cell office:value-type="string">
            <text:p>0.6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Divine Spirit, Divinity, Greek Mythology Male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Sieg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ジーク</text:p>
          </table:table-cell>
          <table:table-cell office:value-type="string">
            <text:p>Homunculus, Detached and Kind Dragon, Evil Dragon Fafnir</text:p>
          </table:table-cell>
          <table:table-cell office:value-type="float" office:value="12">
            <text:p>12</text:p>
          </table:table-cell>
          <table:table-cell office:value-type="float" office:value="1399">
            <text:p>1399</text:p>
          </table:table-cell>
          <table:table-cell office:value-type="float" office:value="8394">
            <text:p>8394</text:p>
          </table:table-cell>
          <table:table-cell office:value-type="float" office:value="1806">
            <text:p>1806</text:p>
          </table:table-cell>
          <table:table-cell office:value-type="float" office:value="11288">
            <text:p>11288</text:p>
          </table:table-cell>
          <table:table-cell office:value-type="float" office:value="10163">
            <text:p>10163</text:p>
          </table:table-cell>
          <table:table-cell office:value-type="float" office:value="13686">
            <text:p>13686</text:p>
          </table:table-cell>
          <table:table-cell office:value-type="float" office:value="11933">
            <text:p>11933</text:p>
          </table:table-cell>
          <table:table-cell office:value-type="float" office:value="16085">
            <text:p>16085</text:p>
          </table:table-cell>
          <table:table-cell office:value-type="string">
            <text:p>Hanae Natsuki</text:p>
          </table:table-cell>
          <table:table-cell office:value-type="string">
            <text:p>Konoe Ototsugu</text:p>
          </table:table-cell>
          <table:table-cell office:value-type="string">
            <text:p>Man</text:p>
          </table:table-cell>
          <table:table-cell office:value-type="string">
            <text:p>50</text:p>
          </table:table-cell>
          <table:table-cell office:value-type="string">
            <text:p>10.8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54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Dragon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 (Self)</text:p>
          </table:table-cell>
          <table:table-cell office:value-type="string">
            <text:p>3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Okita Sōji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沖田総司〔オルタ〕; 魔人神・沖田総司</text:p>
          </table:table-cell>
          <table:table-cell office:value-type="string">
            <text:p>Majin Saber (魔人神セイバー?), Okita Souji (Alter), Majin - Okita Sōji, Devil Okita Sōji Alternative (魔人神・沖田総司オルタナティブ), 煉獄オルタ (Rengoku Alter?)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1862">
            <text:p>1862</text:p>
          </table:table-cell>
          <table:table-cell office:value-type="float" office:value="12696">
            <text:p>12696</text:p>
          </table:table-cell>
          <table:table-cell office:value-type="float" office:value="13645">
            <text:p>13645</text:p>
          </table:table-cell>
          <table:table-cell office:value-type="float" office:value="13909">
            <text:p>13909</text:p>
          </table:table-cell>
          <table:table-cell office:value-type="float" office:value="16016">
            <text:p>16016</text:p>
          </table:table-cell>
          <table:table-cell office:value-type="float" office:value="16347">
            <text:p>16347</text:p>
          </table:table-cell>
          <table:table-cell office:value-type="string">
            <text:p>Yūki Aoi, Nakamura Yuuich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10.20%</text:p>
          </table:table-cell>
          <table:table-cell office:value-type="string">
            <text:p>0.77%</text:p>
          </table:table-cell>
          <table:table-cell office:value-type="string">
            <text:p>4%</text:p>
          </table:table-cell>
          <table:table-cell office:value-type="string">
            <text:p>35%</text:p>
          </table:table-cell>
          <table:table-cell office:value-type="string">
            <text:p>Neutral Balanced</text:p>
          </table:table-cell>
          <table:table-cell office:value-type="string">
            <text:p>Artoria Face, Costume-Owning, Hominidae Servant, Humanoid, Loved One, Servant, Shinsengumi Servant, Weak to Enuma Elish</text:p>
          </table:table-cell>
          <table:table-cell office:value-type="string">
            <text:p>QQABB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World</text:p>
          </table:table-cell>
          <table:table-cell office:value-type="string">
            <text:p>7</text:p>
          </table:table-cell>
          <table:table-cell office:value-type="string">
            <text:p>None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Okada Izō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岡田以蔵</text:p>
          </table:table-cell>
          <table:table-cell office:value-type="string">
            <text:p>Manslayer Izō (人斬り以蔵, Hitokiri Izō?), Okada Izou, Ghost of Tosa, Dā Oka</text:p>
          </table:table-cell>
          <table:table-cell office:value-type="float" office:value="7">
            <text:p>7</text:p>
          </table:table-cell>
          <table:table-cell office:value-type="float" office:value="1277">
            <text:p>1277</text:p>
          </table:table-cell>
          <table:table-cell office:value-type="float" office:value="6879">
            <text:p>6879</text:p>
          </table:table-cell>
          <table:table-cell office:value-type="float" office:value="1592">
            <text:p>1592</text:p>
          </table:table-cell>
          <table:table-cell office:value-type="float" office:value="8844">
            <text:p>8844</text:p>
          </table:table-cell>
          <table:table-cell office:value-type="float" office:value="9310">
            <text:p>9310</text:p>
          </table:table-cell>
          <table:table-cell office:value-type="float" office:value="11991">
            <text:p>11991</text:p>
          </table:table-cell>
          <table:table-cell office:value-type="float" office:value="10934">
            <text:p>10934</text:p>
          </table:table-cell>
          <table:table-cell office:value-type="float" office:value="14094">
            <text:p>14094</text:p>
          </table:table-cell>
          <table:table-cell office:value-type="string">
            <text:p>Yoshino Hiroyuki</text:p>
          </table:table-cell>
          <table:table-cell office:value-type="string">
            <text:p>lack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%</text:p>
          </table:table-cell>
          <table:table-cell office:value-type="string">
            <text:p>0.79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Mal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4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Sakamoto Ryōm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坂本龍馬</text:p>
          </table:table-cell>
          <table:table-cell office:value-type="string">
            <text:p>Oryō (お竜?), Hero of Reformation (維新の英雄, Ishin no Eiyū?), Sakamoto Ryouma</text:p>
          </table:table-cell>
          <table:table-cell office:value-type="float" office:value="12">
            <text:p>12</text:p>
          </table:table-cell>
          <table:table-cell office:value-type="float" office:value="1425">
            <text:p>1425</text:p>
          </table:table-cell>
          <table:table-cell office:value-type="float" office:value="8555">
            <text:p>8555</text:p>
          </table:table-cell>
          <table:table-cell office:value-type="float" office:value="1900">
            <text:p>1900</text:p>
          </table:table-cell>
          <table:table-cell office:value-type="float" office:value="11880">
            <text:p>11880</text:p>
          </table:table-cell>
          <table:table-cell office:value-type="float" office:value="10358">
            <text:p>10358</text:p>
          </table:table-cell>
          <table:table-cell office:value-type="float" office:value="14404">
            <text:p>14404</text:p>
          </table:table-cell>
          <table:table-cell office:value-type="float" office:value="12162">
            <text:p>12162</text:p>
          </table:table-cell>
          <table:table-cell office:value-type="float" office:value="16929">
            <text:p>16929</text:p>
          </table:table-cell>
          <table:table-cell office:value-type="string">
            <text:p>Kase Yasuyuki, Horie Yui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203</text:p>
          </table:table-cell>
          <table:table-cell office:value-type="string">
            <text:p>9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Napolé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ナポレオン</text:p>
          </table:table-cell>
          <table:table-cell office:value-type="string">
            <text:p>Man of Possibilities (可能性の男, Kanōsei no Otoko?)Napoléon Bonaparte (ナポレオン・ボナパルト), Napoléon I, Emperor of the French, King of Italy, Good Fellow of Everlasting Flame (消えぬ炎の快男児?)</text:p>
          </table:table-cell>
          <table:table-cell office:value-type="float" office:value="16">
            <text:p>16</text:p>
          </table:table-cell>
          <table:table-cell office:value-type="float" office:value="1859">
            <text:p>1859</text:p>
          </table:table-cell>
          <table:table-cell office:value-type="float" office:value="12033">
            <text:p>12033</text:p>
          </table:table-cell>
          <table:table-cell office:value-type="float" office:value="1920">
            <text:p>1920</text:p>
          </table:table-cell>
          <table:table-cell office:value-type="float" office:value="13097">
            <text:p>13097</text:p>
          </table:table-cell>
          <table:table-cell office:value-type="float" office:value="13172">
            <text:p>13172</text:p>
          </table:table-cell>
          <table:table-cell office:value-type="float" office:value="14348">
            <text:p>14348</text:p>
          </table:table-cell>
          <table:table-cell office:value-type="float" office:value="15461">
            <text:p>15461</text:p>
          </table:table-cell>
          <table:table-cell office:value-type="float" office:value="16863">
            <text:p>16863</text:p>
          </table:table-cell>
          <table:table-cell office:value-type="string">
            <text:p>Hino Satoshi</text:p>
          </table:table-cell>
          <table:table-cell office:value-type="string">
            <text:p>Ryota-H</text:p>
          </table:table-cell>
          <table:table-cell office:value-type="string">
            <text:p>Star</text:p>
          </table:table-cell>
          <table:table-cell office:value-type="string">
            <text:p>150</text:p>
          </table:table-cell>
          <table:table-cell office:value-type="string">
            <text:p>8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King, Loved One, Servant, Seven Knights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Sigurd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シグルド</text:p>
          </table:table-cell>
          <table:table-cell office:value-type="string">
            <text:p>Siegfried, King of Warriors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2049">
            <text:p>2049</text:p>
          </table:table-cell>
          <table:table-cell office:value-type="float" office:value="13975">
            <text:p>13975</text:p>
          </table:table-cell>
          <table:table-cell office:value-type="float" office:value="13645">
            <text:p>13645</text:p>
          </table:table-cell>
          <table:table-cell office:value-type="float" office:value="15310">
            <text:p>15310</text:p>
          </table:table-cell>
          <table:table-cell office:value-type="float" office:value="16016">
            <text:p>16016</text:p>
          </table:table-cell>
          <table:table-cell office:value-type="float" office:value="17994">
            <text:p>17994</text:p>
          </table:table-cell>
          <table:table-cell office:value-type="string">
            <text:p>Tsuda Kenjirō</text:p>
          </table:table-cell>
          <table:table-cell office:value-type="string">
            <text:p>Miwa Shirō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10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ostume-Owning, Divinity, Dragon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Fortress</text:p>
          </table:table-cell>
          <table:table-cell office:value-type="string">
            <text:p>7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Valkyri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ワルキューレ</text:p>
          </table:table-cell>
          <table:table-cell office:value-type="string">
            <text:p>Daughters of the Great God (大神の娘たち?), ヴァルキリー, Walküre, Ortlinde, Hildr, Thrúd (Þrúðr)</text:p>
          </table:table-cell>
          <table:table-cell office:value-type="float" office:value="12">
            <text:p>12</text:p>
          </table:table-cell>
          <table:table-cell office:value-type="float" office:value="1339">
            <text:p>1339</text:p>
          </table:table-cell>
          <table:table-cell office:value-type="float" office:value="8037">
            <text:p>8037</text:p>
          </table:table-cell>
          <table:table-cell office:value-type="float" office:value="2244">
            <text:p>2244</text:p>
          </table:table-cell>
          <table:table-cell office:value-type="float" office:value="14025">
            <text:p>14025</text:p>
          </table:table-cell>
          <table:table-cell office:value-type="float" office:value="9731">
            <text:p>9731</text:p>
          </table:table-cell>
          <table:table-cell office:value-type="float" office:value="17005">
            <text:p>17005</text:p>
          </table:table-cell>
          <table:table-cell office:value-type="float" office:value="11426">
            <text:p>11426</text:p>
          </table:table-cell>
          <table:table-cell office:value-type="float" office:value="19986">
            <text:p>19986</text:p>
          </table:table-cell>
          <table:table-cell office:value-type="string">
            <text:p>Tanaka Minami, Komatsu Mikako, Amamiya Sora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87</text:p>
          </table:table-cell>
          <table:table-cell office:value-type="string">
            <text:p>12%</text:p>
          </table:table-cell>
          <table:table-cell office:value-type="string">
            <text:p>0.86%</text:p>
          </table:table-cell>
          <table:table-cell office:value-type="string">
            <text:p>4%</text:p>
          </table:table-cell>
          <table:table-cell office:value-type="string">
            <text:p>23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Levitating Servant, Non-Hominidae Servant, Servant, Seven Knights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Scáthach-Skað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スカサハ＝スカディ</text:p>
          </table:table-cell>
          <table:table-cell office:value-type="string">
            <text:p>スカサハ＝スカジ, Scathach=Skadi, Scáthach (Caster), Skadi, Queen of Ice and Snow</text:p>
          </table:table-cell>
          <table:table-cell office:value-type="float" office:value="16">
            <text:p>16</text:p>
          </table:table-cell>
          <table:table-cell office:value-type="float" office:value="1661">
            <text:p>1661</text:p>
          </table:table-cell>
          <table:table-cell office:value-type="float" office:value="10753">
            <text:p>10753</text:p>
          </table:table-cell>
          <table:table-cell office:value-type="float" office:value="2112">
            <text:p>2112</text:p>
          </table:table-cell>
          <table:table-cell office:value-type="float" office:value="14406">
            <text:p>14406</text:p>
          </table:table-cell>
          <table:table-cell office:value-type="float" office:value="11771">
            <text:p>11771</text:p>
          </table:table-cell>
          <table:table-cell office:value-type="float" office:value="15782">
            <text:p>15782</text:p>
          </table:table-cell>
          <table:table-cell office:value-type="float" office:value="13817">
            <text:p>13817</text:p>
          </table:table-cell>
          <table:table-cell office:value-type="float" office:value="18549">
            <text:p>18549</text:p>
          </table:table-cell>
          <table:table-cell office:value-type="string">
            <text:p>Noto Mamiko</text:p>
          </table:table-cell>
          <table:table-cell office:value-type="string">
            <text:p>Koyama Hirokazu</text:p>
          </table:table-cell>
          <table:table-cell office:value-type="string">
            <text:p>Sky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0.67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Immune to Pigify, King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Army, War Declaration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Jeanne d'Arc (Arch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ジャンヌ・ダルク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626">
            <text:p>1626</text:p>
          </table:table-cell>
          <table:table-cell office:value-type="float" office:value="10525">
            <text:p>10525</text:p>
          </table:table-cell>
          <table:table-cell office:value-type="float" office:value="2309">
            <text:p>2309</text:p>
          </table:table-cell>
          <table:table-cell office:value-type="float" office:value="15743">
            <text:p>15743</text:p>
          </table:table-cell>
          <table:table-cell office:value-type="float" office:value="11521">
            <text:p>11521</text:p>
          </table:table-cell>
          <table:table-cell office:value-type="float" office:value="17247">
            <text:p>17247</text:p>
          </table:table-cell>
          <table:table-cell office:value-type="float" office:value="13523">
            <text:p>13523</text:p>
          </table:table-cell>
          <table:table-cell office:value-type="float" office:value="20270">
            <text:p>20270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68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Ibaraki Dōji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茨木童子</text:p>
          </table:table-cell>
          <table:table-cell office:value-type="string">
            <text:p>Ibaraki-Douji (Lancer), Banana Oni</text:p>
          </table:table-cell>
          <table:table-cell office:value-type="float" office:value="12">
            <text:p>12</text:p>
          </table:table-cell>
          <table:table-cell office:value-type="float" office:value="1522">
            <text:p>1522</text:p>
          </table:table-cell>
          <table:table-cell office:value-type="float" office:value="9133">
            <text:p>9133</text:p>
          </table:table-cell>
          <table:table-cell office:value-type="float" office:value="1976">
            <text:p>1976</text:p>
          </table:table-cell>
          <table:table-cell office:value-type="float" office:value="12354">
            <text:p>12354</text:p>
          </table:table-cell>
          <table:table-cell office:value-type="float" office:value="11058">
            <text:p>11058</text:p>
          </table:table-cell>
          <table:table-cell office:value-type="float" office:value="14979">
            <text:p>14979</text:p>
          </table:table-cell>
          <table:table-cell office:value-type="float" office:value="12984">
            <text:p>12984</text:p>
          </table:table-cell>
          <table:table-cell office:value-type="float" office:value="17605">
            <text:p>17605</text:p>
          </table:table-cell>
          <table:table-cell office:value-type="string">
            <text:p>Touyama Nao</text:p>
          </table:table-cell>
          <table:table-cell office:value-type="string">
            <text:p>Hidari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1.70%</text:p>
          </table:table-cell>
          <table:table-cell office:value-type="string">
            <text:p>1.06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emonic, Humanoid, Non-Hominidae Servant, Oni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+</text:p>
          </table:table-cell>
          <table:table-cell office:value-type="string">
            <text:p>Anti-Barrier / 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Ushiwakamaru (Assassi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牛若丸</text:p>
          </table:table-cell>
          <table:table-cell office:value-type="string">
            <text:p>Minamoto no Yoshitsune (源義経?)</text:p>
          </table:table-cell>
          <table:table-cell office:value-type="float" office:value="12">
            <text:p>12</text:p>
          </table:table-cell>
          <table:table-cell office:value-type="float" office:value="1576">
            <text:p>1576</text:p>
          </table:table-cell>
          <table:table-cell office:value-type="float" office:value="9456">
            <text:p>9456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449">
            <text:p>11449</text:p>
          </table:table-cell>
          <table:table-cell office:value-type="float" office:value="12828">
            <text:p>12828</text:p>
          </table:table-cell>
          <table:table-cell office:value-type="float" office:value="13443">
            <text:p>13443</text:p>
          </table:table-cell>
          <table:table-cell office:value-type="float" office:value="15077">
            <text:p>15077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25.30%</text:p>
          </table:table-cell>
          <table:table-cell office:value-type="string">
            <text:p>0.54%</text:p>
          </table:table-cell>
          <table:table-cell office:value-type="string">
            <text:p>4%</text:p>
          </table:table-cell>
          <table:table-cell office:value-type="string">
            <text:p>38.5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Fairy Tale Servant, Genji, Hominidae Servant, Humanoid, Loved One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Jeanne d'Arc (Berserker 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ジャンヌ・ダルク〔オルタ〕</text:p>
          </table:table-cell>
          <table:table-cell office:value-type="string">
            <text:p>Summer Jalter</text:p>
          </table:table-cell>
          <table:table-cell office:value-type="float" office:value="12">
            <text:p>12</text:p>
          </table:table-cell>
          <table:table-cell office:value-type="float" office:value="1716">
            <text:p>1716</text:p>
          </table:table-cell>
          <table:table-cell office:value-type="float" office:value="10298">
            <text:p>10298</text:p>
          </table:table-cell>
          <table:table-cell office:value-type="float" office:value="1587">
            <text:p>1587</text:p>
          </table:table-cell>
          <table:table-cell office:value-type="float" office:value="9922">
            <text:p>9922</text:p>
          </table:table-cell>
          <table:table-cell office:value-type="float" office:value="12469">
            <text:p>12469</text:p>
          </table:table-cell>
          <table:table-cell office:value-type="float" office:value="12030">
            <text:p>12030</text:p>
          </table:table-cell>
          <table:table-cell office:value-type="float" office:value="14640">
            <text:p>14640</text:p>
          </table:table-cell>
          <table:table-cell office:value-type="float" office:value="14139">
            <text:p>14139</text:p>
          </table:table-cell>
          <table:table-cell office:value-type="string">
            <text:p>Sakamoto Maay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0.52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BB (Summ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ＢＢ</text:p>
          </table:table-cell>
          <table:table-cell office:value-type="string">
            <text:p>BB (SSR), BB (Pele), BB-thotep, Nyarlathotep</text:p>
          </table:table-cell>
          <table:table-cell office:value-type="float" office:value="16">
            <text:p>16</text:p>
          </table:table-cell>
          <table:table-cell office:value-type="float" office:value="1728">
            <text:p>1728</text:p>
          </table:table-cell>
          <table:table-cell office:value-type="float" office:value="11182">
            <text:p>11182</text:p>
          </table:table-cell>
          <table:table-cell office:value-type="float" office:value="2172">
            <text:p>2172</text:p>
          </table:table-cell>
          <table:table-cell office:value-type="float" office:value="14812">
            <text:p>14812</text:p>
          </table:table-cell>
          <table:table-cell office:value-type="float" office:value="12240">
            <text:p>12240</text:p>
          </table:table-cell>
          <table:table-cell office:value-type="float" office:value="16227">
            <text:p>16227</text:p>
          </table:table-cell>
          <table:table-cell office:value-type="float" office:value="14367">
            <text:p>14367</text:p>
          </table:table-cell>
          <table:table-cell office:value-type="float" office:value="19071">
            <text:p>19071</text:p>
          </table:table-cell>
          <table:table-cell office:value-type="string">
            <text:p>Shitaya Noriko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52</text:p>
          </table:table-cell>
          <table:table-cell office:value-type="string">
            <text:p>14.8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0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Existence Outside the Domain, Giant, Goddess Servant, Immune to Pigify, Mechanical, Non-Hominidae Servant, Servant, Summer Mode Servant, Super Large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3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Queen Medb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女王メイヴ</text:p>
          </table:table-cell>
          <table:table-cell office:value-type="string">
            <text:p>Medb (Saber)</text:p>
          </table:table-cell>
          <table:table-cell office:value-type="float" office:value="12">
            <text:p>12</text:p>
          </table:table-cell>
          <table:table-cell office:value-type="float" office:value="1336">
            <text:p>1336</text:p>
          </table:table-cell>
          <table:table-cell office:value-type="float" office:value="8017">
            <text:p>8017</text:p>
          </table:table-cell>
          <table:table-cell office:value-type="float" office:value="2177">
            <text:p>2177</text:p>
          </table:table-cell>
          <table:table-cell office:value-type="float" office:value="13609">
            <text:p>13609</text:p>
          </table:table-cell>
          <table:table-cell office:value-type="float" office:value="9707">
            <text:p>9707</text:p>
          </table:table-cell>
          <table:table-cell office:value-type="float" office:value="16501">
            <text:p>16501</text:p>
          </table:table-cell>
          <table:table-cell office:value-type="float" office:value="11397">
            <text:p>11397</text:p>
          </table:table-cell>
          <table:table-cell office:value-type="float" office:value="19393">
            <text:p>19393</text:p>
          </table:table-cell>
          <table:table-cell office:value-type="string">
            <text:p>Sakura Ayane</text:p>
          </table:table-cell>
          <table:table-cell office:value-type="string">
            <text:p>Takayama Kisai</text:p>
          </table:table-cell>
          <table:table-cell office:value-type="string">
            <text:p>Earth</text:p>
          </table:table-cell>
          <table:table-cell office:value-type="string">
            <text:p>104</text:p>
          </table:table-cell>
          <table:table-cell office:value-type="string">
            <text:p>10%</text:p>
          </table:table-cell>
          <table:table-cell office:value-type="string">
            <text:p>0.72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King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Mysterious Heroine XX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謎のヒロインＸＸ</text:p>
          </table:table-cell>
          <table:table-cell office:value-type="string">
            <text:p>MHXX, Mysterious Heroine X (Foreigner)</text:p>
          </table:table-cell>
          <table:table-cell office:value-type="float" office:value="12">
            <text:p>12</text:p>
          </table:table-cell>
          <table:table-cell office:value-type="float" office:value="1625">
            <text:p>1625</text:p>
          </table:table-cell>
          <table:table-cell office:value-type="float" office:value="9751">
            <text:p>9751</text:p>
          </table:table-cell>
          <table:table-cell office:value-type="float" office:value="1800">
            <text:p>1800</text:p>
          </table:table-cell>
          <table:table-cell office:value-type="float" office:value="11250">
            <text:p>11250</text:p>
          </table:table-cell>
          <table:table-cell office:value-type="float" office:value="11806">
            <text:p>11806</text:p>
          </table:table-cell>
          <table:table-cell office:value-type="float" office:value="13640">
            <text:p>13640</text:p>
          </table:table-cell>
          <table:table-cell office:value-type="float" office:value="13862">
            <text:p>13862</text:p>
          </table:table-cell>
          <table:table-cell office:value-type="float" office:value="16031">
            <text:p>16031</text:p>
          </table:table-cell>
          <table:table-cell office:value-type="string">
            <text:p>Kawasumi Ayako</text:p>
          </table:table-cell>
          <table:table-cell office:value-type="string">
            <text:p>BUNBUN</text:p>
          </table:table-cell>
          <table:table-cell office:value-type="string">
            <text:p>Star</text:p>
          </table:table-cell>
          <table:table-cell office:value-type="string">
            <text:p>147</text:p>
          </table:table-cell>
          <table:table-cell office:value-type="string">
            <text:p>15%</text:p>
          </table:table-cell>
          <table:table-cell office:value-type="string">
            <text:p>0.64%</text:p>
          </table:table-cell>
          <table:table-cell office:value-type="string">
            <text:p>3%</text:p>
          </table:table-cell>
          <table:table-cell office:value-type="string">
            <text:p>1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Existence Outside the Domain, Hominidae Servant, Humanoid, King, Loved One, Riding, Servant, Summer Mode 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Diarmuid Ua Duibhne (Sab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ディルムッド・オディナ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74">
            <text:p>1674</text:p>
          </table:table-cell>
          <table:table-cell office:value-type="float" office:value="10048">
            <text:p>10048</text:p>
          </table:table-cell>
          <table:table-cell office:value-type="float" office:value="1818">
            <text:p>1818</text:p>
          </table:table-cell>
          <table:table-cell office:value-type="float" office:value="11362">
            <text:p>11362</text:p>
          </table:table-cell>
          <table:table-cell office:value-type="float" office:value="12166">
            <text:p>12166</text:p>
          </table:table-cell>
          <table:table-cell office:value-type="float" office:value="13776">
            <text:p>13776</text:p>
          </table:table-cell>
          <table:table-cell office:value-type="float" office:value="14285">
            <text:p>14285</text:p>
          </table:table-cell>
          <table:table-cell office:value-type="float" office:value="16191">
            <text:p>16191</text:p>
          </table:table-cell>
          <table:table-cell office:value-type="string">
            <text:p>Midorikawa Hikaru</text:p>
          </table:table-cell>
          <table:table-cell office:value-type="string">
            <text:p>Azusa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10.20%</text:p>
          </table:table-cell>
          <table:table-cell office:value-type="string">
            <text:p>0.73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Sitonai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lter Ego</text:p>
          </table:table-cell>
          <table:table-cell office:value-type="string">
            <text:p>シトナイ</text:p>
          </table:table-cell>
          <table:table-cell office:value-type="string">
            <text:p>Illyasviel von Einzbern, Freyja, Louhi</text:p>
          </table:table-cell>
          <table:table-cell office:value-type="float" office:value="16">
            <text:p>16</text:p>
          </table:table-cell>
          <table:table-cell office:value-type="float" office:value="1803">
            <text:p>1803</text:p>
          </table:table-cell>
          <table:table-cell office:value-type="float" office:value="11668">
            <text:p>11668</text:p>
          </table:table-cell>
          <table:table-cell office:value-type="float" office:value="2048">
            <text:p>2048</text:p>
          </table:table-cell>
          <table:table-cell office:value-type="float" office:value="13965">
            <text:p>13965</text:p>
          </table:table-cell>
          <table:table-cell office:value-type="float" office:value="12772">
            <text:p>12772</text:p>
          </table:table-cell>
          <table:table-cell office:value-type="float" office:value="15299">
            <text:p>15299</text:p>
          </table:table-cell>
          <table:table-cell office:value-type="float" office:value="14992">
            <text:p>14992</text:p>
          </table:table-cell>
          <table:table-cell office:value-type="float" office:value="17981">
            <text:p>17981</text:p>
          </table:table-cell>
          <table:table-cell office:value-type="string">
            <text:p>Kadowaki Mai</text:p>
          </table:table-cell>
          <table:table-cell office:value-type="string">
            <text:p>BLACK</text:p>
          </table:table-cell>
          <table:table-cell office:value-type="string">
            <text:p>Sky</text:p>
          </table:table-cell>
          <table:table-cell office:value-type="string">
            <text:p>102</text:p>
          </table:table-cell>
          <table:table-cell office:value-type="string">
            <text:p>10.20%</text:p>
          </table:table-cell>
          <table:table-cell office:value-type="string">
            <text:p>0.83%</text:p>
          </table:table-cell>
          <table:table-cell office:value-type="string">
            <text:p>4%</text:p>
          </table:table-cell>
          <table:table-cell office:value-type="string">
            <text:p>25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Divinity, Fairy Tale Servant, Hominidae Servant, Humanoid, Illya, Immune to Pigify, Pseudo-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Spirit</text:p>
          </table:table-cell>
          <table:table-cell office:value-type="string">
            <text:p>6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Shuten Dōji (Cas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酒呑童子</text:p>
          </table:table-cell>
          <table:table-cell office:value-type="string">
            <text:p>Magifender Girl Oni Cure (護法少女・鬼救阿, Gohō Shōjo Onikyua?), Dharmapala Girl Oni Cure</text:p>
          </table:table-cell>
          <table:table-cell office:value-type="float" office:value="12">
            <text:p>12</text:p>
          </table:table-cell>
          <table:table-cell office:value-type="float" office:value="1589">
            <text:p>1589</text:p>
          </table:table-cell>
          <table:table-cell office:value-type="float" office:value="9538">
            <text:p>9538</text:p>
          </table:table-cell>
          <table:table-cell office:value-type="float" office:value="1764">
            <text:p>1764</text:p>
          </table:table-cell>
          <table:table-cell office:value-type="float" office:value="11025">
            <text:p>11025</text:p>
          </table:table-cell>
          <table:table-cell office:value-type="float" office:value="11549">
            <text:p>11549</text:p>
          </table:table-cell>
          <table:table-cell office:value-type="float" office:value="13368">
            <text:p>13368</text:p>
          </table:table-cell>
          <table:table-cell office:value-type="float" office:value="13560">
            <text:p>13560</text:p>
          </table:table-cell>
          <table:table-cell office:value-type="float" office:value="15711">
            <text:p>15711</text:p>
          </table:table-cell>
          <table:table-cell office:value-type="string">
            <text:p>Yūki Aoi, Touyama Nao</text:p>
          </table:table-cell>
          <table:table-cell office:value-type="string">
            <text:p>Honjou Raita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1%</text:p>
          </table:table-cell>
          <table:table-cell office:value-type="string">
            <text:p>0.46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Divinity, Dragon, Female, Humanoid, Non-Hominidae Servant, Oni, Servant, Seven Knights Servant, Shuten Dōji (Trait)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13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Xiang Yu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項羽</text:p>
          </table:table-cell>
          <table:table-cell office:value-type="string">
            <text:p>Kuaiji Zero, 西楚霸王, Xī Chǔ Bà Wáng, Kō U</text:p>
          </table:table-cell>
          <table:table-cell office:value-type="float" office:value="16">
            <text:p>16</text:p>
          </table:table-cell>
          <table:table-cell office:value-type="float" office:value="1794">
            <text:p>1794</text:p>
          </table:table-cell>
          <table:table-cell office:value-type="float" office:value="11613">
            <text:p>11613</text:p>
          </table:table-cell>
          <table:table-cell office:value-type="float" office:value="2019">
            <text:p>2019</text:p>
          </table:table-cell>
          <table:table-cell office:value-type="float" office:value="13770">
            <text:p>13770</text:p>
          </table:table-cell>
          <table:table-cell office:value-type="float" office:value="12712">
            <text:p>12712</text:p>
          </table:table-cell>
          <table:table-cell office:value-type="float" office:value="15086">
            <text:p>15086</text:p>
          </table:table-cell>
          <table:table-cell office:value-type="float" office:value="14922">
            <text:p>14922</text:p>
          </table:table-cell>
          <table:table-cell office:value-type="float" office:value="17730">
            <text:p>17730</text:p>
          </table:table-cell>
          <table:table-cell office:value-type="string">
            <text:p>Yamadera Kouichi</text:p>
          </table:table-cell>
          <table:table-cell office:value-type="string">
            <text:p>danciao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.10%</text:p>
          </table:table-cell>
          <table:table-cell office:value-type="string">
            <text:p>0.51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iant, Hominidae Servant, Humanoid, Mechanical, Servant, Seven Knights Servant, Weak to Enuma Elis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Lanling Wang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蘭陵王</text:p>
          </table:table-cell>
          <table:table-cell office:value-type="string">
            <text:p>Prince of Lan Ling, Lan Ling Wang, Ran-ryō Ō, Gao Changgong (高長恭?)</text:p>
          </table:table-cell>
          <table:table-cell office:value-type="float" office:value="12">
            <text:p>12</text:p>
          </table:table-cell>
          <table:table-cell office:value-type="float" office:value="1518">
            <text:p>1518</text:p>
          </table:table-cell>
          <table:table-cell office:value-type="float" office:value="9112">
            <text:p>9112</text:p>
          </table:table-cell>
          <table:table-cell office:value-type="float" office:value="2020">
            <text:p>2020</text:p>
          </table:table-cell>
          <table:table-cell office:value-type="float" office:value="12625">
            <text:p>12625</text:p>
          </table:table-cell>
          <table:table-cell office:value-type="float" office:value="11033">
            <text:p>11033</text:p>
          </table:table-cell>
          <table:table-cell office:value-type="float" office:value="15308">
            <text:p>15308</text:p>
          </table:table-cell>
          <table:table-cell office:value-type="float" office:value="12954">
            <text:p>12954</text:p>
          </table:table-cell>
          <table:table-cell office:value-type="float" office:value="17991">
            <text:p>17991</text:p>
          </table:table-cell>
          <table:table-cell office:value-type="string">
            <text:p>Mori Nanako</text:p>
          </table:table-cell>
          <table:table-cell office:value-type="string">
            <text:p>hou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10.20%</text:p>
          </table:table-cell>
          <table:table-cell office:value-type="string">
            <text:p>0.65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</text:p>
          </table:table-cell>
          <table:table-cell office:value-type="string">
            <text:p>Anti-Army (Encampment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Qin Liangyu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秦良玉</text:p>
          </table:table-cell>
          <table:table-cell office:value-type="string">
            <text:p>Shin Ryō-Gyoku</text:p>
          </table:table-cell>
          <table:table-cell office:value-type="float" office:value="12">
            <text:p>12</text:p>
          </table:table-cell>
          <table:table-cell office:value-type="float" office:value="1382">
            <text:p>1382</text:p>
          </table:table-cell>
          <table:table-cell office:value-type="float" office:value="8295">
            <text:p>8295</text:p>
          </table:table-cell>
          <table:table-cell office:value-type="float" office:value="2142">
            <text:p>2142</text:p>
          </table:table-cell>
          <table:table-cell office:value-type="float" office:value="13387">
            <text:p>13387</text:p>
          </table:table-cell>
          <table:table-cell office:value-type="float" office:value="10043">
            <text:p>10043</text:p>
          </table:table-cell>
          <table:table-cell office:value-type="float" office:value="16231">
            <text:p>16231</text:p>
          </table:table-cell>
          <table:table-cell office:value-type="float" office:value="11792">
            <text:p>11792</text:p>
          </table:table-cell>
          <table:table-cell office:value-type="float" office:value="19076">
            <text:p>19076</text:p>
          </table:table-cell>
          <table:table-cell office:value-type="string">
            <text:p>Shitaya Noriko</text:p>
          </table:table-cell>
          <table:table-cell office:value-type="string">
            <text:p>Shimadoriru</text:p>
          </table:table-cell>
          <table:table-cell office:value-type="string">
            <text:p>Man</text:p>
          </table:table-cell>
          <table:table-cell office:value-type="string">
            <text:p>91</text:p>
          </table:table-cell>
          <table:table-cell office:value-type="string">
            <text:p>12.10%</text:p>
          </table:table-cell>
          <table:table-cell office:value-type="string">
            <text:p>0.79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Personnel (Self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Shi Huang D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始皇帝</text:p>
          </table:table-cell>
          <table:table-cell office:value-type="string">
            <text:p>First Emperor, Qin Shi Huang (秦始皇?), Ying Zheng (嬴政?), Zheng, the King of Qin  (秦王政?), the Son of Heaven, Shikoutei</text:p>
          </table:table-cell>
          <table:table-cell office:value-type="float" office:value="16">
            <text:p>16</text:p>
          </table:table-cell>
          <table:table-cell office:value-type="float" office:value="1541">
            <text:p>1541</text:p>
          </table:table-cell>
          <table:table-cell office:value-type="float" office:value="9977">
            <text:p>9977</text:p>
          </table:table-cell>
          <table:table-cell office:value-type="float" office:value="2321">
            <text:p>2321</text:p>
          </table:table-cell>
          <table:table-cell office:value-type="float" office:value="15828">
            <text:p>15828</text:p>
          </table:table-cell>
          <table:table-cell office:value-type="float" office:value="10921">
            <text:p>10921</text:p>
          </table:table-cell>
          <table:table-cell office:value-type="float" office:value="17340">
            <text:p>17340</text:p>
          </table:table-cell>
          <table:table-cell office:value-type="float" office:value="12819">
            <text:p>12819</text:p>
          </table:table-cell>
          <table:table-cell office:value-type="float" office:value="20379">
            <text:p>20379</text:p>
          </table:table-cell>
          <table:table-cell office:value-type="string">
            <text:p>Fukuyama Jun</text:p>
          </table:table-cell>
          <table:table-cell office:value-type="string">
            <text:p>Toh Azuma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47%</text:p>
          </table:table-cell>
          <table:table-cell office:value-type="string">
            <text:p>3%</text:p>
          </table:table-cell>
          <table:table-cell office:value-type="string">
            <text:p>23.60%</text:p>
          </table:table-cell>
          <table:table-cell office:value-type="string">
            <text:p>Lawful Good</text:p>
          </table:table-cell>
          <table:table-cell office:value-type="string">
            <text:p>Unknown</text:p>
          </table:table-cell>
          <table:table-cell office:value-type="string">
            <text:p>Hominidae Servant, Humanoid, Immune to Pigify, King, 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Barrier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Consort Yu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虞美人</text:p>
          </table:table-cell>
          <table:table-cell office:value-type="string">
            <text:p>Yu Mei-ren, Yu the Beauty, Akuta Hinako (芥ヒナコ?)Crimson Beauty Under the Moon (紅の月下美人?), Gubijin, Gucchan, Gussama</text:p>
          </table:table-cell>
          <table:table-cell office:value-type="float" office:value="12">
            <text:p>12</text:p>
          </table:table-cell>
          <table:table-cell office:value-type="float" office:value="1328">
            <text:p>1328</text:p>
          </table:table-cell>
          <table:table-cell office:value-type="float" office:value="7970">
            <text:p>7970</text:p>
          </table:table-cell>
          <table:table-cell office:value-type="float" office:value="2142">
            <text:p>2142</text:p>
          </table:table-cell>
          <table:table-cell office:value-type="float" office:value="13389">
            <text:p>13389</text:p>
          </table:table-cell>
          <table:table-cell office:value-type="float" office:value="9650">
            <text:p>9650</text:p>
          </table:table-cell>
          <table:table-cell office:value-type="float" office:value="16234">
            <text:p>16234</text:p>
          </table:table-cell>
          <table:table-cell office:value-type="float" office:value="11330">
            <text:p>11330</text:p>
          </table:table-cell>
          <table:table-cell office:value-type="float" office:value="19079">
            <text:p>19079</text:p>
          </table:table-cell>
          <table:table-cell office:value-type="string">
            <text:p>Ise Mariya</text:p>
          </table:table-cell>
          <table:table-cell office:value-type="string">
            <text:p>toi8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24.70%</text:p>
          </table:table-cell>
          <table:table-cell office:value-type="string">
            <text:p>0.75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nsort Yu (Trait), Demonic, Humanoid, Immune to Pigify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C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Red Hare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赤兎馬</text:p>
          </table:table-cell>
          <table:table-cell office:value-type="string">
            <text:p>Sekitoba (セキトバ?)</text:p>
          </table:table-cell>
          <table:table-cell office:value-type="float" office:value="7">
            <text:p>7</text:p>
          </table:table-cell>
          <table:table-cell office:value-type="float" office:value="1194">
            <text:p>1194</text:p>
          </table:table-cell>
          <table:table-cell office:value-type="float" office:value="6434">
            <text:p>6434</text:p>
          </table:table-cell>
          <table:table-cell office:value-type="float" office:value="1886">
            <text:p>1886</text:p>
          </table:table-cell>
          <table:table-cell office:value-type="float" office:value="10483">
            <text:p>10483</text:p>
          </table:table-cell>
          <table:table-cell office:value-type="float" office:value="8708">
            <text:p>8708</text:p>
          </table:table-cell>
          <table:table-cell office:value-type="float" office:value="14214">
            <text:p>14214</text:p>
          </table:table-cell>
          <table:table-cell office:value-type="float" office:value="10227">
            <text:p>10227</text:p>
          </table:table-cell>
          <table:table-cell office:value-type="float" office:value="16707">
            <text:p>16707</text:p>
          </table:table-cell>
          <table:table-cell office:value-type="string">
            <text:p>Midorikawa Hikaru</text:p>
          </table:table-cell>
          <table:table-cell office:value-type="string">
            <text:p>Midorikawa Miho</text:p>
          </table:table-cell>
          <table:table-cell office:value-type="string">
            <text:p>Earth</text:p>
          </table:table-cell>
          <table:table-cell office:value-type="string">
            <text:p>198</text:p>
          </table:table-cell>
          <table:table-cell office:value-type="string">
            <text:p>9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nimal Characteristics Servant, Demonic Beast Servant, Humanoid, Loved One, Non-Hominidae Servant, Riding, Servant, Seven Knights Servant, Weak to Enuma Elish, Wild Beas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Bradamant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ブラダマンテ</text:p>
          </table:table-cell>
          <table:table-cell office:value-type="string">
            <text:p>Bradamant, Paladin of the White Feather</text:p>
          </table:table-cell>
          <table:table-cell office:value-type="float" office:value="16">
            <text:p>16</text:p>
          </table:table-cell>
          <table:table-cell office:value-type="float" office:value="1674">
            <text:p>1674</text:p>
          </table:table-cell>
          <table:table-cell office:value-type="float" office:value="10833">
            <text:p>10833</text:p>
          </table:table-cell>
          <table:table-cell office:value-type="float" office:value="2300">
            <text:p>2300</text:p>
          </table:table-cell>
          <table:table-cell office:value-type="float" office:value="15682">
            <text:p>15682</text:p>
          </table:table-cell>
          <table:table-cell office:value-type="float" office:value="11858">
            <text:p>11858</text:p>
          </table:table-cell>
          <table:table-cell office:value-type="float" office:value="17180">
            <text:p>17180</text:p>
          </table:table-cell>
          <table:table-cell office:value-type="float" office:value="13919">
            <text:p>13919</text:p>
          </table:table-cell>
          <table:table-cell office:value-type="float" office:value="20191">
            <text:p>20191</text:p>
          </table:table-cell>
          <table:table-cell office:value-type="string">
            <text:p>Morinaga Chitose</text:p>
          </table:table-cell>
          <table:table-cell office:value-type="string">
            <text:p>saitom</text:p>
          </table:table-cell>
          <table:table-cell office:value-type="string">
            <text:p>Earth</text:p>
          </table:table-cell>
          <table:table-cell office:value-type="string">
            <text:p>88</text:p>
          </table:table-cell>
          <table:table-cell office:value-type="string">
            <text:p>12.10%</text:p>
          </table:table-cell>
          <table:table-cell office:value-type="string">
            <text:p>0.70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Quetzalcoatl (Samba/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ケツァル・コアトル〔サンバ／サンタ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14">
            <text:p>1614</text:p>
          </table:table-cell>
          <table:table-cell office:value-type="float" office:value="9687">
            <text:p>9687</text:p>
          </table:table-cell>
          <table:table-cell office:value-type="float" office:value="1809">
            <text:p>1809</text:p>
          </table:table-cell>
          <table:table-cell office:value-type="float" office:value="11306">
            <text:p>11306</text:p>
          </table:table-cell>
          <table:table-cell office:value-type="float" office:value="11729">
            <text:p>11729</text:p>
          </table:table-cell>
          <table:table-cell office:value-type="float" office:value="13708">
            <text:p>13708</text:p>
          </table:table-cell>
          <table:table-cell office:value-type="float" office:value="13771">
            <text:p>13771</text:p>
          </table:table-cell>
          <table:table-cell office:value-type="float" office:value="16111">
            <text:p>16111</text:p>
          </table:table-cell>
          <table:table-cell office:value-type="string">
            <text:p>Endou Aya, Itō Miki</text:p>
          </table:table-cell>
          <table:table-cell office:value-type="string">
            <text:p>Hiroe Rei</text:p>
          </table:table-cell>
          <table:table-cell office:value-type="string">
            <text:p>Sky</text:p>
          </table:table-cell>
          <table:table-cell office:value-type="string">
            <text:p>104</text:p>
          </table:table-cell>
          <table:table-cell office:value-type="string">
            <text:p>10%</text:p>
          </table:table-cell>
          <table:table-cell office:value-type="string">
            <text:p>0.71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ominidae Servant, Humanoid, Immune to Pigify, King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Beni-Enm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紅閻魔; 舌斬り雀の紅閻魔</text:p>
          </table:table-cell>
          <table:table-cell office:value-type="string">
            <text:p>Tongue-Cut Sparrow Benienma, Crimson Vermillion Beni-Enma</text:p>
          </table:table-cell>
          <table:table-cell office:value-type="float" office:value="16">
            <text:p>16</text:p>
          </table:table-cell>
          <table:table-cell office:value-type="float" office:value="1793">
            <text:p>1793</text:p>
          </table:table-cell>
          <table:table-cell office:value-type="float" office:value="11607">
            <text:p>11607</text:p>
          </table:table-cell>
          <table:table-cell office:value-type="float" office:value="2047">
            <text:p>2047</text:p>
          </table:table-cell>
          <table:table-cell office:value-type="float" office:value="13960">
            <text:p>13960</text:p>
          </table:table-cell>
          <table:table-cell office:value-type="float" office:value="12706">
            <text:p>12706</text:p>
          </table:table-cell>
          <table:table-cell office:value-type="float" office:value="15294">
            <text:p>15294</text:p>
          </table:table-cell>
          <table:table-cell office:value-type="float" office:value="14914">
            <text:p>14914</text:p>
          </table:table-cell>
          <table:table-cell office:value-type="float" office:value="17974">
            <text:p>17974</text:p>
          </table:table-cell>
          <table:table-cell office:value-type="string">
            <text:p>Kuno Misaki</text:p>
          </table:table-cell>
          <table:table-cell office:value-type="string">
            <text:p>Harada Takehit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.30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nimal Characteristics Servant, Child Servant, Fairy Tale Servant, Humanoid, Levitating Servant, Non-Hominidae Servant, Oni, Servant, Seven Knights Servant, Weak to Enuma Elis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Li Shuwen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李書文</text:p>
          </table:table-cell>
          <table:table-cell office:value-type="string">
            <text:p>Royal Guard Chief (衛士長, Ēshi-chō?); Massage Expert (按摩の達人, Anma no Tatsujin?), Old Li, Security Guard (警備員, Kēbiin?), Captain of the Guard (NA), Li Shuwen of No Second Strike</text:p>
          </table:table-cell>
          <table:table-cell office:value-type="float" office:value="16">
            <text:p>16</text:p>
          </table:table-cell>
          <table:table-cell office:value-type="float" office:value="1772">
            <text:p>1772</text:p>
          </table:table-cell>
          <table:table-cell office:value-type="float" office:value="11470">
            <text:p>11470</text:p>
          </table:table-cell>
          <table:table-cell office:value-type="float" office:value="1843">
            <text:p>1843</text:p>
          </table:table-cell>
          <table:table-cell office:value-type="float" office:value="12568">
            <text:p>12568</text:p>
          </table:table-cell>
          <table:table-cell office:value-type="float" office:value="12556">
            <text:p>12556</text:p>
          </table:table-cell>
          <table:table-cell office:value-type="float" office:value="13769">
            <text:p>13769</text:p>
          </table:table-cell>
          <table:table-cell office:value-type="float" office:value="14738">
            <text:p>14738</text:p>
          </table:table-cell>
          <table:table-cell office:value-type="float" office:value="16182">
            <text:p>16182</text:p>
          </table:table-cell>
          <table:table-cell office:value-type="string">
            <text:p>Yasui Kunihiko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97</text:p>
          </table:table-cell>
          <table:table-cell office:value-type="string">
            <text:p>25.30%</text:p>
          </table:table-cell>
          <table:table-cell office:value-type="string">
            <text:p>0.99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-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Miyu Edelfelt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美遊・エーデルフェルト; 朔月美遊</text:p>
          </table:table-cell>
          <table:table-cell office:value-type="string">
            <text:p>Sakatsuki Miyu (朔月美遊?), Emiya Miyu (衛宮美遊?), Child of God (神稚児, Kami Chigo?)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20">
            <text:p>1920</text:p>
          </table:table-cell>
          <table:table-cell office:value-type="float" office:value="12005">
            <text:p>12005</text:p>
          </table:table-cell>
          <table:table-cell office:value-type="float" office:value="10448">
            <text:p>10448</text:p>
          </table:table-cell>
          <table:table-cell office:value-type="float" office:value="14556">
            <text:p>14556</text:p>
          </table:table-cell>
          <table:table-cell office:value-type="float" office:value="12267">
            <text:p>12267</text:p>
          </table:table-cell>
          <table:table-cell office:value-type="float" office:value="17108">
            <text:p>17108</text:p>
          </table:table-cell>
          <table:table-cell office:value-type="string">
            <text:p>Nazuka Kaori, Kakazu Yumi</text:p>
          </table:table-cell>
          <table:table-cell office:value-type="string">
            <text:p>Hiroyama Hiroshi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0.9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Living Human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 ~ Anti-World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Murasaki Shikibu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紫式部</text:p>
          </table:table-cell>
          <table:table-cell office:value-type="string">
            <text:p>Fujiwara no Kaoruko (藤原香子?), Lady Murasaki</text:p>
          </table:table-cell>
          <table:table-cell office:value-type="float" office:value="16">
            <text:p>16</text:p>
          </table:table-cell>
          <table:table-cell office:value-type="float" office:value="1757">
            <text:p>1757</text:p>
          </table:table-cell>
          <table:table-cell office:value-type="float" office:value="11374">
            <text:p>11374</text:p>
          </table:table-cell>
          <table:table-cell office:value-type="float" office:value="1882">
            <text:p>1882</text:p>
          </table:table-cell>
          <table:table-cell office:value-type="float" office:value="12833">
            <text:p>12833</text:p>
          </table:table-cell>
          <table:table-cell office:value-type="float" office:value="12451">
            <text:p>12451</text:p>
          </table:table-cell>
          <table:table-cell office:value-type="float" office:value="14059">
            <text:p>14059</text:p>
          </table:table-cell>
          <table:table-cell office:value-type="float" office:value="14614">
            <text:p>14614</text:p>
          </table:table-cell>
          <table:table-cell office:value-type="float" office:value="16523">
            <text:p>16523</text:p>
          </table:table-cell>
          <table:table-cell office:value-type="string">
            <text:p>Kayano Ai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45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Poetry</text:p>
          </table:table-cell>
          <table:table-cell office:value-type="string">
            <text:p>6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Kingprote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キングプロテア</text:p>
          </table:table-cell>
          <table:table-cell office:value-type="string">
            <text:p>Alter Ego G, Tiamat</text:p>
          </table:table-cell>
          <table:table-cell office:value-type="float" office:value="16">
            <text:p>16</text:p>
          </table:table-cell>
          <table:table-cell office:value-type="float" office:value="1983">
            <text:p>1983</text:p>
          </table:table-cell>
          <table:table-cell office:value-type="float" office:value="12835">
            <text:p>12835</text:p>
          </table:table-cell>
          <table:table-cell office:value-type="float" office:value="1956">
            <text:p>1956</text:p>
          </table:table-cell>
          <table:table-cell office:value-type="float" office:value="13338">
            <text:p>13338</text:p>
          </table:table-cell>
          <table:table-cell office:value-type="float" office:value="14050">
            <text:p>14050</text:p>
          </table:table-cell>
          <table:table-cell office:value-type="float" office:value="14612">
            <text:p>14612</text:p>
          </table:table-cell>
          <table:table-cell office:value-type="float" office:value="16492">
            <text:p>16492</text:p>
          </table:table-cell>
          <table:table-cell office:value-type="float" office:value="17173">
            <text:p>17173</text:p>
          </table:table-cell>
          <table:table-cell office:value-type="string">
            <text:p>Han Megum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56%</text:p>
          </table:table-cell>
          <table:table-cell office:value-type="string">
            <text:p>4%</text:p>
          </table:table-cell>
          <table:table-cell office:value-type="string">
            <text:p>4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ivinity, Giant, Humanoid, Immune to Pigify, Mechanical, Non-Hominidae Servant, Servant, Super Large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E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Kam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カーマ</text:p>
          </table:table-cell>
          <table:table-cell office:value-type="string">
            <text:p>Kamadeva (カーマデーヴァ?), Matou Sakura (間桐桜, Matō Sakura?), Beast III/L</text:p>
          </table:table-cell>
          <table:table-cell office:value-type="float" office:value="16">
            <text:p>16</text:p>
          </table:table-cell>
          <table:table-cell office:value-type="float" office:value="1781">
            <text:p>1781</text:p>
          </table:table-cell>
          <table:table-cell office:value-type="float" office:value="11528">
            <text:p>11528</text:p>
          </table:table-cell>
          <table:table-cell office:value-type="float" office:value="1890">
            <text:p>1890</text:p>
          </table:table-cell>
          <table:table-cell office:value-type="float" office:value="12889">
            <text:p>12889</text:p>
          </table:table-cell>
          <table:table-cell office:value-type="float" office:value="12619">
            <text:p>12619</text:p>
          </table:table-cell>
          <table:table-cell office:value-type="float" office:value="14120">
            <text:p>14120</text:p>
          </table:table-cell>
          <table:table-cell office:value-type="float" office:value="14812">
            <text:p>14812</text:p>
          </table:table-cell>
          <table:table-cell office:value-type="float" office:value="16595">
            <text:p>16595</text:p>
          </table:table-cell>
          <table:table-cell office:value-type="string">
            <text:p>Shitaya Noriko</text:p>
          </table:table-cell>
          <table:table-cell office:value-type="string">
            <text:p>ReDrop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25%</text:p>
          </table:table-cell>
          <table:table-cell office:value-type="string">
            <text:p>0.74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Pseudo-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Sima Yi (Reines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司馬懿〔ライネス〕</text:p>
          </table:table-cell>
          <table:table-cell office:value-type="string">
            <text:p>Reines El-Melloi Archisorte (ライネス・エルメロイ・アーチゾルテ?), Sima Zhongda</text:p>
          </table:table-cell>
          <table:table-cell office:value-type="float" office:value="16">
            <text:p>16</text:p>
          </table:table-cell>
          <table:table-cell office:value-type="float" office:value="1766">
            <text:p>1766</text:p>
          </table:table-cell>
          <table:table-cell office:value-type="float" office:value="11427">
            <text:p>11427</text:p>
          </table:table-cell>
          <table:table-cell office:value-type="float" office:value="1986">
            <text:p>1986</text:p>
          </table:table-cell>
          <table:table-cell office:value-type="float" office:value="13543">
            <text:p>13543</text:p>
          </table:table-cell>
          <table:table-cell office:value-type="float" office:value="12509">
            <text:p>12509</text:p>
          </table:table-cell>
          <table:table-cell office:value-type="float" office:value="14837">
            <text:p>14837</text:p>
          </table:table-cell>
          <table:table-cell office:value-type="float" office:value="14682">
            <text:p>14682</text:p>
          </table:table-cell>
          <table:table-cell office:value-type="float" office:value="17437">
            <text:p>17437</text:p>
          </table:table-cell>
          <table:table-cell office:value-type="string">
            <text:p>Minase In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8.90%</text:p>
          </table:table-cell>
          <table:table-cell office:value-type="string">
            <text:p>0.64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Living Human, Pseudo-Servant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+</text:p>
          </table:table-cell>
          <table:table-cell office:value-type="string">
            <text:p>Anti-Formation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Astrae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uler</text:p>
          </table:table-cell>
          <table:table-cell office:value-type="string">
            <text:p>アストライア</text:p>
          </table:table-cell>
          <table:table-cell office:value-type="string">
            <text:p>Luviagelita Edelfelt (ルヴィアゼリッタ・エーデルフェルト?), Lady Justice</text:p>
          </table:table-cell>
          <table:table-cell office:value-type="float" office:value="12">
            <text:p>12</text:p>
          </table:table-cell>
          <table:table-cell office:value-type="float" office:value="1622">
            <text:p>1622</text:p>
          </table:table-cell>
          <table:table-cell office:value-type="float" office:value="9734">
            <text:p>9734</text:p>
          </table:table-cell>
          <table:table-cell office:value-type="float" office:value="1845">
            <text:p>1845</text:p>
          </table:table-cell>
          <table:table-cell office:value-type="float" office:value="11531">
            <text:p>11531</text:p>
          </table:table-cell>
          <table:table-cell office:value-type="float" office:value="11786">
            <text:p>11786</text:p>
          </table:table-cell>
          <table:table-cell office:value-type="float" office:value="13981">
            <text:p>13981</text:p>
          </table:table-cell>
          <table:table-cell office:value-type="float" office:value="13838">
            <text:p>13838</text:p>
          </table:table-cell>
          <table:table-cell office:value-type="float" office:value="16432">
            <text:p>16432</text:p>
          </table:table-cell>
          <table:table-cell office:value-type="string">
            <text:p>Itō Shizuka</text:p>
          </table:table-cell>
          <table:table-cell office:value-type="string">
            <text:p>Toh Azuma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9.90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17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iving Human, Pseudo-Servant, Roman, 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Evil</text:p>
          </table:table-cell>
          <table:table-cell office:value-type="string">
            <text:p>8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Gray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グレイ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76">
            <text:p>1576</text:p>
          </table:table-cell>
          <table:table-cell office:value-type="float" office:value="9456">
            <text:p>9456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449">
            <text:p>11449</text:p>
          </table:table-cell>
          <table:table-cell office:value-type="float" office:value="12828">
            <text:p>12828</text:p>
          </table:table-cell>
          <table:table-cell office:value-type="float" office:value="13443">
            <text:p>13443</text:p>
          </table:table-cell>
          <table:table-cell office:value-type="float" office:value="15077">
            <text:p>15077</text:p>
          </table:table-cell>
          <table:table-cell office:value-type="string">
            <text:p>Ueda Reina, Ono Daisuke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25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44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Living Human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Jinako Carigir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Moon Cancer</text:p>
          </table:table-cell>
          <table:table-cell office:value-type="string">
            <text:p>大いなる石像神; ジナコ＝カリギリ</text:p>
          </table:table-cell>
          <table:table-cell office:value-type="string">
            <text:p>Ganesha (ガネーシャ?), Great Statue God</text:p>
          </table:table-cell>
          <table:table-cell office:value-type="float" office:value="16">
            <text:p>16</text:p>
          </table:table-cell>
          <table:table-cell office:value-type="float" office:value="1416">
            <text:p>1416</text:p>
          </table:table-cell>
          <table:table-cell office:value-type="float" office:value="9166">
            <text:p>9166</text:p>
          </table:table-cell>
          <table:table-cell office:value-type="float" office:value="2617">
            <text:p>2617</text:p>
          </table:table-cell>
          <table:table-cell office:value-type="float" office:value="17844">
            <text:p>17844</text:p>
          </table:table-cell>
          <table:table-cell office:value-type="float" office:value="10034">
            <text:p>10034</text:p>
          </table:table-cell>
          <table:table-cell office:value-type="float" office:value="19549">
            <text:p>19549</text:p>
          </table:table-cell>
          <table:table-cell office:value-type="float" office:value="11777">
            <text:p>11777</text:p>
          </table:table-cell>
          <table:table-cell office:value-type="float" office:value="22975">
            <text:p>22975</text:p>
          </table:table-cell>
          <table:table-cell office:value-type="string">
            <text:p>Yūki Aoi</text:p>
          </table:table-cell>
          <table:table-cell office:value-type="string">
            <text:p>Wada Arco</text:p>
          </table:table-cell>
          <table:table-cell office:value-type="string">
            <text:p>Sky</text:p>
          </table:table-cell>
          <table:table-cell office:value-type="string">
            <text:p>51</text:p>
          </table:table-cell>
          <table:table-cell office:value-type="string">
            <text:p>14.50%</text:p>
          </table:table-cell>
          <table:table-cell office:value-type="string">
            <text:p>0.35%</text:p>
          </table:table-cell>
          <table:table-cell office:value-type="string">
            <text:p>3%</text:p>
          </table:table-cell>
          <table:table-cell office:value-type="string">
            <text:p>0.7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iving Human, Obstacle Maker, Pseudo-Servant, Riding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Lakshmiba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クシュミー・バーイー</text:p>
          </table:table-cell>
          <table:table-cell office:value-type="string">
            <text:p>Lakshmi Bai, Rani of Jhansi, Jeanne d'Arc of India</text:p>
          </table:table-cell>
          <table:table-cell office:value-type="float" office:value="12">
            <text:p>12</text:p>
          </table:table-cell>
          <table:table-cell office:value-type="float" office:value="1658">
            <text:p>1658</text:p>
          </table:table-cell>
          <table:table-cell office:value-type="float" office:value="9949">
            <text:p>9949</text:p>
          </table:table-cell>
          <table:table-cell office:value-type="float" office:value="1818">
            <text:p>1818</text:p>
          </table:table-cell>
          <table:table-cell office:value-type="float" office:value="11362">
            <text:p>11362</text:p>
          </table:table-cell>
          <table:table-cell office:value-type="float" office:value="12046">
            <text:p>12046</text:p>
          </table:table-cell>
          <table:table-cell office:value-type="float" office:value="13776">
            <text:p>13776</text:p>
          </table:table-cell>
          <table:table-cell office:value-type="float" office:value="14144">
            <text:p>14144</text:p>
          </table:table-cell>
          <table:table-cell office:value-type="float" office:value="16191">
            <text:p>16191</text:p>
          </table:table-cell>
          <table:table-cell office:value-type="string">
            <text:p>Satou Rin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6</text:p>
          </table:table-cell>
          <table:table-cell office:value-type="string">
            <text:p>10%</text:p>
          </table:table-cell>
          <table:table-cell office:value-type="string">
            <text:p>1.01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Divinity, Hominidae Servant, Humanoid, Riding, Servant, Seven Knights Servant, Stout Defender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William Tell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ウィリアム・テル</text:p>
          </table:table-cell>
          <table:table-cell office:value-type="string">
            <text:p>Wilhelm Tell, Guillermo Tell, Guillaume Tell</text:p>
          </table:table-cell>
          <table:table-cell office:value-type="float" office:value="7">
            <text:p>7</text:p>
          </table:table-cell>
          <table:table-cell office:value-type="float" office:value="1371">
            <text:p>1371</text:p>
          </table:table-cell>
          <table:table-cell office:value-type="float" office:value="7384">
            <text:p>7384</text:p>
          </table:table-cell>
          <table:table-cell office:value-type="float" office:value="1675">
            <text:p>1675</text:p>
          </table:table-cell>
          <table:table-cell office:value-type="float" office:value="9310">
            <text:p>9310</text:p>
          </table:table-cell>
          <table:table-cell office:value-type="float" office:value="9993">
            <text:p>9993</text:p>
          </table:table-cell>
          <table:table-cell office:value-type="float" office:value="12623">
            <text:p>12623</text:p>
          </table:table-cell>
          <table:table-cell office:value-type="float" office:value="11737">
            <text:p>11737</text:p>
          </table:table-cell>
          <table:table-cell office:value-type="float" office:value="14837">
            <text:p>14837</text:p>
          </table:table-cell>
          <table:table-cell office:value-type="string">
            <text:p>Fujii Hayato</text:p>
          </table:table-cell>
          <table:table-cell office:value-type="string">
            <text:p>Takahashi Keitarō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6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Fairy Tale Servant, 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Arjuna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アルジュナ〔オルタ〕</text:p>
          </table:table-cell>
          <table:table-cell office:value-type="string">
            <text:p>Deified Arjuna (神たるアルジュナ?), The Final Dark God (黒き最後の神?)</text:p>
          </table:table-cell>
          <table:table-cell office:value-type="float" office:value="16">
            <text:p>16</text:p>
          </table:table-cell>
          <table:table-cell office:value-type="float" office:value="1803">
            <text:p>1803</text:p>
          </table:table-cell>
          <table:table-cell office:value-type="float" office:value="11669">
            <text:p>11669</text:p>
          </table:table-cell>
          <table:table-cell office:value-type="float" office:value="2029">
            <text:p>2029</text:p>
          </table:table-cell>
          <table:table-cell office:value-type="float" office:value="13837">
            <text:p>13837</text:p>
          </table:table-cell>
          <table:table-cell office:value-type="float" office:value="12773">
            <text:p>12773</text:p>
          </table:table-cell>
          <table:table-cell office:value-type="float" office:value="15159">
            <text:p>15159</text:p>
          </table:table-cell>
          <table:table-cell office:value-type="float" office:value="14993">
            <text:p>14993</text:p>
          </table:table-cell>
          <table:table-cell office:value-type="float" office:value="17816">
            <text:p>17816</text:p>
          </table:table-cell>
          <table:table-cell office:value-type="string">
            <text:p>Shimazaki Nobunaga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9</text:p>
          </table:table-cell>
          <table:table-cell office:value-type="string">
            <text:p>5.10%</text:p>
          </table:table-cell>
          <table:table-cell office:value-type="string">
            <text:p>0.98%</text:p>
          </table:table-cell>
          <table:table-cell office:value-type="string">
            <text:p>5%</text:p>
          </table:table-cell>
          <table:table-cell office:value-type="string">
            <text:p>35.70%</text:p>
          </table:table-cell>
          <table:table-cell office:value-type="string">
            <text:p>Lawful Good &amp; Evil</text:p>
          </table:table-cell>
          <table:table-cell office:value-type="string">
            <text:p>Male</text:p>
          </table:table-cell>
          <table:table-cell office:value-type="string">
            <text:p>Costume-Owning, Divine Spirit, Divinity, Hominidae Servant, Humanoid, Immune to Pigify, Levitating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5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Aśvatthāma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アシュヴァッターマン</text:p>
          </table:table-cell>
          <table:table-cell office:value-type="string">
            <text:p>Aśvatthāmā, Ashwatthama, Drauni</text:p>
          </table:table-cell>
          <table:table-cell office:value-type="float" office:value="12">
            <text:p>12</text:p>
          </table:table-cell>
          <table:table-cell office:value-type="float" office:value="1708">
            <text:p>1708</text:p>
          </table:table-cell>
          <table:table-cell office:value-type="float" office:value="10249">
            <text:p>10249</text:p>
          </table:table-cell>
          <table:table-cell office:value-type="float" office:value="1799">
            <text:p>1799</text:p>
          </table:table-cell>
          <table:table-cell office:value-type="float" office:value="11245">
            <text:p>11245</text:p>
          </table:table-cell>
          <table:table-cell office:value-type="float" office:value="12409">
            <text:p>12409</text:p>
          </table:table-cell>
          <table:table-cell office:value-type="float" office:value="13634">
            <text:p>13634</text:p>
          </table:table-cell>
          <table:table-cell office:value-type="float" office:value="14570">
            <text:p>14570</text:p>
          </table:table-cell>
          <table:table-cell office:value-type="float" office:value="16024">
            <text:p>16024</text:p>
          </table:table-cell>
          <table:table-cell office:value-type="string">
            <text:p>Suzuki Tatsuhisa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153</text:p>
          </table:table-cell>
          <table:table-cell office:value-type="string">
            <text:p>8.1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Immune to Pigify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Asclepiu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アスクレピオス</text:p>
          </table:table-cell>
          <table:table-cell office:value-type="string">
            <text:p>God of Medicine, Hepius, Esculápio</text:p>
          </table:table-cell>
          <table:table-cell office:value-type="float" office:value="7">
            <text:p>7</text:p>
          </table:table-cell>
          <table:table-cell office:value-type="float" office:value="1184">
            <text:p>1184</text:p>
          </table:table-cell>
          <table:table-cell office:value-type="float" office:value="6376">
            <text:p>6376</text:p>
          </table:table-cell>
          <table:table-cell office:value-type="float" office:value="1815">
            <text:p>1815</text:p>
          </table:table-cell>
          <table:table-cell office:value-type="float" office:value="10084">
            <text:p>10084</text:p>
          </table:table-cell>
          <table:table-cell office:value-type="float" office:value="8629">
            <text:p>8629</text:p>
          </table:table-cell>
          <table:table-cell office:value-type="float" office:value="13672">
            <text:p>13672</text:p>
          </table:table-cell>
          <table:table-cell office:value-type="float" office:value="10135">
            <text:p>10135</text:p>
          </table:table-cell>
          <table:table-cell office:value-type="float" office:value="16070">
            <text:p>16070</text:p>
          </table:table-cell>
          <table:table-cell office:value-type="string">
            <text:p>Suzuki Ryouta</text:p>
          </table:table-cell>
          <table:table-cell office:value-type="string">
            <text:p>Teita</text:p>
          </table:table-cell>
          <table:table-cell office:value-type="string">
            <text:p>Earth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rgo-Related, Costume-Owning, Divinity, Greek Mythology Male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Demon King Nobunag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織田信長; 織田吉法師; 魔王信長</text:p>
          </table:table-cell>
          <table:table-cell office:value-type="string">
            <text:p>Oda Nobunaga (Avenger); Oda Kippōshi; Maou Nobunaga</text:p>
          </table:table-cell>
          <table:table-cell office:value-type="float" office:value="16">
            <text:p>16</text:p>
          </table:table-cell>
          <table:table-cell office:value-type="float" office:value="1953">
            <text:p>1953</text:p>
          </table:table-cell>
          <table:table-cell office:value-type="float" office:value="12641">
            <text:p>12641</text:p>
          </table:table-cell>
          <table:table-cell office:value-type="float" office:value="1724">
            <text:p>1724</text:p>
          </table:table-cell>
          <table:table-cell office:value-type="float" office:value="11761">
            <text:p>11761</text:p>
          </table:table-cell>
          <table:table-cell office:value-type="float" office:value="13838">
            <text:p>13838</text:p>
          </table:table-cell>
          <table:table-cell office:value-type="float" office:value="12885">
            <text:p>12885</text:p>
          </table:table-cell>
          <table:table-cell office:value-type="float" office:value="16242">
            <text:p>16242</text:p>
          </table:table-cell>
          <table:table-cell office:value-type="float" office:value="15143">
            <text:p>15143</text:p>
          </table:table-cell>
          <table:table-cell office:value-type="string">
            <text:p>Kugimiya Rie</text:p>
          </table:table-cell>
          <table:table-cell office:value-type="string">
            <text:p>pako</text:p>
          </table:table-cell>
          <table:table-cell office:value-type="string">
            <text:p>Earth</text:p>
          </table:table-cell>
          <table:table-cell office:value-type="string">
            <text:p>30</text:p>
          </table:table-cell>
          <table:table-cell office:value-type="string">
            <text:p>5.90%</text:p>
          </table:table-cell>
          <table:table-cell office:value-type="string">
            <text:p>0.49%</text:p>
          </table:table-cell>
          <table:table-cell office:value-type="string">
            <text:p>5%</text:p>
          </table:table-cell>
          <table:table-cell office:value-type="string">
            <text:p>7%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King, Nobunaga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-</text:p>
          </table:table-cell>
          <table:table-cell office:value-type="string">
            <text:p>Anti-Divine</text:p>
          </table:table-cell>
          <table:table-cell office:value-type="string">
            <text:p>6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Mori Nagayoshi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森長可</text:p>
          </table:table-cell>
          <table:table-cell office:value-type="string">
            <text:p>Demon Musashi (鬼武蔵, Oni Musashi?), Mori-kun</text:p>
          </table:table-cell>
          <table:table-cell office:value-type="float" office:value="7">
            <text:p>7</text:p>
          </table:table-cell>
          <table:table-cell office:value-type="float" office:value="1436">
            <text:p>1436</text:p>
          </table:table-cell>
          <table:table-cell office:value-type="float" office:value="7732">
            <text:p>7732</text:p>
          </table:table-cell>
          <table:table-cell office:value-type="float" office:value="1443">
            <text:p>1443</text:p>
          </table:table-cell>
          <table:table-cell office:value-type="float" office:value="8019">
            <text:p>8019</text:p>
          </table:table-cell>
          <table:table-cell office:value-type="float" office:value="10464">
            <text:p>10464</text:p>
          </table:table-cell>
          <table:table-cell office:value-type="float" office:value="11510">
            <text:p>11510</text:p>
          </table:table-cell>
          <table:table-cell office:value-type="float" office:value="12290">
            <text:p>12290</text:p>
          </table:table-cell>
          <table:table-cell office:value-type="float" office:value="12780">
            <text:p>12780</text:p>
          </table:table-cell>
          <table:table-cell office:value-type="string">
            <text:p>Taniyama Kishou</text:p>
          </table:table-cell>
          <table:table-cell office:value-type="string">
            <text:p>Dd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50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Chaotic Insane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Nagao Kagetor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長尾景虎</text:p>
          </table:table-cell>
          <table:table-cell office:value-type="string">
            <text:p>Uesugi Kenshin (上杉謙信?), Dragon of Echigo (越後の龍?), Lancer of Eight Flowers (八華のランサー?)</text:p>
          </table:table-cell>
          <table:table-cell office:value-type="float" office:value="12">
            <text:p>12</text:p>
          </table:table-cell>
          <table:table-cell office:value-type="float" office:value="1602">
            <text:p>1602</text:p>
          </table:table-cell>
          <table:table-cell office:value-type="float" office:value="9617">
            <text:p>9617</text:p>
          </table:table-cell>
          <table:table-cell office:value-type="float" office:value="1817">
            <text:p>1817</text:p>
          </table:table-cell>
          <table:table-cell office:value-type="float" office:value="11360">
            <text:p>11360</text:p>
          </table:table-cell>
          <table:table-cell office:value-type="float" office:value="11644">
            <text:p>11644</text:p>
          </table:table-cell>
          <table:table-cell office:value-type="float" office:value="13774">
            <text:p>13774</text:p>
          </table:table-cell>
          <table:table-cell office:value-type="float" office:value="13672">
            <text:p>13672</text:p>
          </table:table-cell>
          <table:table-cell office:value-type="float" office:value="16188">
            <text:p>16188</text:p>
          </table:table-cell>
          <table:table-cell office:value-type="string">
            <text:p>Mizuki Nana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89</text:p>
          </table:table-cell>
          <table:table-cell office:value-type="string">
            <text:p>12.20%</text:p>
          </table:table-cell>
          <table:table-cell office:value-type="string">
            <text:p>0.45%</text:p>
          </table:table-cell>
          <table:table-cell office:value-type="string">
            <text:p>4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Leonardo Da Vinci (Rid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レオナルド・ダ・ヴィンチ</text:p>
          </table:table-cell>
          <table:table-cell office:value-type="string">
            <text:p>Da Vinci Lily, Loli Vinci, Gran Cavallo</text:p>
          </table:table-cell>
          <table:table-cell office:value-type="float" office:value="16">
            <text:p>16</text:p>
          </table:table-cell>
          <table:table-cell office:value-type="float" office:value="1681">
            <text:p>1681</text:p>
          </table:table-cell>
          <table:table-cell office:value-type="float" office:value="10883">
            <text:p>10883</text:p>
          </table:table-cell>
          <table:table-cell office:value-type="float" office:value="2069">
            <text:p>2069</text:p>
          </table:table-cell>
          <table:table-cell office:value-type="float" office:value="14112">
            <text:p>14112</text:p>
          </table:table-cell>
          <table:table-cell office:value-type="float" office:value="11913">
            <text:p>11913</text:p>
          </table:table-cell>
          <table:table-cell office:value-type="float" office:value="15460">
            <text:p>15460</text:p>
          </table:table-cell>
          <table:table-cell office:value-type="float" office:value="13984">
            <text:p>13984</text:p>
          </table:table-cell>
          <table:table-cell office:value-type="float" office:value="18170">
            <text:p>18170</text:p>
          </table:table-cell>
          <table:table-cell office:value-type="string">
            <text:p>Sakamoto Maaya</text:p>
          </table:table-cell>
          <table:table-cell office:value-type="string">
            <text:p>Simosi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49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hild Servant, Costume-Owning, Enuma Elish Nullification, Hominidae Servant, Humanoid, Riding, Servant, Seven Knights Servant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Barrier</text:p>
          </table:table-cell>
          <table:table-cell office:value-type="string">
            <text:p>3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Jason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Saber</text:p>
          </table:table-cell>
          <table:table-cell office:value-type="string">
            <text:p>イアソン</text:p>
          </table:table-cell>
          <table:table-cell office:value-type="string">
            <text:p>Leader of the Argonauts (アルゴナウタイの長?), Hero Scout, Aeson, Jasão</text:p>
          </table:table-cell>
          <table:table-cell office:value-type="float" office:value="3">
            <text:p>3</text:p>
          </table:table-cell>
          <table:table-cell office:value-type="float" office:value="992">
            <text:p>992</text:p>
          </table:table-cell>
          <table:table-cell office:value-type="float" office:value="5457">
            <text:p>5457</text:p>
          </table:table-cell>
          <table:table-cell office:value-type="float" office:value="1515">
            <text:p>1515</text:p>
          </table:table-cell>
          <table:table-cell office:value-type="float" office:value="7575">
            <text:p>7575</text:p>
          </table:table-cell>
          <table:table-cell office:value-type="float" office:value="8479">
            <text:p>8479</text:p>
          </table:table-cell>
          <table:table-cell office:value-type="float" office:value="11677">
            <text:p>11677</text:p>
          </table:table-cell>
          <table:table-cell office:value-type="float" office:value="9993">
            <text:p>9993</text:p>
          </table:table-cell>
          <table:table-cell office:value-type="float" office:value="13731">
            <text:p>13731</text:p>
          </table:table-cell>
          <table:table-cell office:value-type="string">
            <text:p>Hoshi Soichiro</text:p>
          </table:table-cell>
          <table:table-cell office:value-type="string">
            <text:p>BLACK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37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Greek Mythology Male, 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+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Paris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Archer</text:p>
          </table:table-cell>
          <table:table-cell office:value-type="string">
            <text:p>パリス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157">
            <text:p>1157</text:p>
          </table:table-cell>
          <table:table-cell office:value-type="float" office:value="6523">
            <text:p>6523</text:p>
          </table:table-cell>
          <table:table-cell office:value-type="float" office:value="1474">
            <text:p>1474</text:p>
          </table:table-cell>
          <table:table-cell office:value-type="float" office:value="7834">
            <text:p>7834</text:p>
          </table:table-cell>
          <table:table-cell office:value-type="float" office:value="9452">
            <text:p>9452</text:p>
          </table:table-cell>
          <table:table-cell office:value-type="float" office:value="11306">
            <text:p>11306</text:p>
          </table:table-cell>
          <table:table-cell office:value-type="float" office:value="11132">
            <text:p>11132</text:p>
          </table:table-cell>
          <table:table-cell office:value-type="float" office:value="13297">
            <text:p>13297</text:p>
          </table:table-cell>
          <table:table-cell office:value-type="string">
            <text:p>Terasaki Yuka</text:p>
          </table:table-cell>
          <table:table-cell office:value-type="string">
            <text:p>Rin Kususaga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30.3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rgo-Related, Child Servant, Greek Mythology Male, 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Gareth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Lancer</text:p>
          </table:table-cell>
          <table:table-cell office:value-type="string">
            <text:p>ガレス</text:p>
          </table:table-cell>
          <table:table-cell office:value-type="string">
            <text:p>Guerrehet, Beaumains (Beautiful Hands), Gareth the Gentle</text:p>
          </table:table-cell>
          <table:table-cell office:value-type="float" office:value="4">
            <text:p>4</text:p>
          </table:table-cell>
          <table:table-cell office:value-type="float" office:value="960">
            <text:p>960</text:p>
          </table:table-cell>
          <table:table-cell office:value-type="float" office:value="5413">
            <text:p>5413</text:p>
          </table:table-cell>
          <table:table-cell office:value-type="float" office:value="1795">
            <text:p>1795</text:p>
          </table:table-cell>
          <table:table-cell office:value-type="float" office:value="9537">
            <text:p>9537</text:p>
          </table:table-cell>
          <table:table-cell office:value-type="float" office:value="7844">
            <text:p>7844</text:p>
          </table:table-cell>
          <table:table-cell office:value-type="float" office:value="13764">
            <text:p>13764</text:p>
          </table:table-cell>
          <table:table-cell office:value-type="float" office:value="9238">
            <text:p>9238</text:p>
          </table:table-cell>
          <table:table-cell office:value-type="float" office:value="16187">
            <text:p>16187</text:p>
          </table:table-cell>
          <table:table-cell office:value-type="string">
            <text:p>Kuwahara Yuuki</text:p>
          </table:table-cell>
          <table:table-cell office:value-type="string">
            <text:p>Nekotawawa</text:p>
          </table:table-cell>
          <table:table-cell office:value-type="string">
            <text:p>Earth</text:p>
          </table:table-cell>
          <table:table-cell office:value-type="string">
            <text:p>88</text:p>
          </table:table-cell>
          <table:table-cell office:value-type="string">
            <text:p>12.1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36.0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Round Table Knigh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Bartholomew Roberts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Rider</text:p>
          </table:table-cell>
          <table:table-cell office:value-type="string">
            <text:p>バーソロミュー・ロバーツ</text:p>
          </table:table-cell>
          <table:table-cell office:value-type="string">
            <text:p>Black Bart, Salazar?</text:p>
          </table:table-cell>
          <table:table-cell office:value-type="float" office:value="3">
            <text:p>3</text:p>
          </table:table-cell>
          <table:table-cell office:value-type="float" office:value="993">
            <text:p>993</text:p>
          </table:table-cell>
          <table:table-cell office:value-type="float" office:value="5461">
            <text:p>5461</text:p>
          </table:table-cell>
          <table:table-cell office:value-type="float" office:value="1344">
            <text:p>1344</text:p>
          </table:table-cell>
          <table:table-cell office:value-type="float" office:value="6720">
            <text:p>6720</text:p>
          </table:table-cell>
          <table:table-cell office:value-type="float" office:value="8485">
            <text:p>8485</text:p>
          </table:table-cell>
          <table:table-cell office:value-type="float" office:value="10359">
            <text:p>10359</text:p>
          </table:table-cell>
          <table:table-cell office:value-type="float" office:value="10000">
            <text:p>10000</text:p>
          </table:table-cell>
          <table:table-cell office:value-type="float" office:value="12182">
            <text:p>12182</text:p>
          </table:table-cell>
          <table:table-cell office:value-type="string">
            <text:p>Kobayashi Chiaki</text:p>
          </table:table-cell>
          <table:table-cell office:value-type="string">
            <text:p>Mata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8.90%</text:p>
          </table:table-cell>
          <table:table-cell office:value-type="string">
            <text:p>0.65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C+~B+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Chen Gong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Caster</text:p>
          </table:table-cell>
          <table:table-cell office:value-type="string">
            <text:p>陳宮</text:p>
          </table:table-cell>
          <table:table-cell office:value-type="string">
            <text:p>Chén gōng, 公臺, Gongtai, Chinkyū</text:p>
          </table:table-cell>
          <table:table-cell office:value-type="float" office:value="4">
            <text:p>4</text:p>
          </table:table-cell>
          <table:table-cell office:value-type="float" office:value="1085">
            <text:p>1085</text:p>
          </table:table-cell>
          <table:table-cell office:value-type="float" office:value="6119">
            <text:p>6119</text:p>
          </table:table-cell>
          <table:table-cell office:value-type="float" office:value="1459">
            <text:p>1459</text:p>
          </table:table-cell>
          <table:table-cell office:value-type="float" office:value="7755">
            <text:p>7755</text:p>
          </table:table-cell>
          <table:table-cell office:value-type="float" office:value="8867">
            <text:p>8867</text:p>
          </table:table-cell>
          <table:table-cell office:value-type="float" office:value="11192">
            <text:p>11192</text:p>
          </table:table-cell>
          <table:table-cell office:value-type="float" office:value="10443">
            <text:p>10443</text:p>
          </table:table-cell>
          <table:table-cell office:value-type="float" office:value="13163">
            <text:p>13163</text:p>
          </table:table-cell>
          <table:table-cell office:value-type="string">
            <text:p>Madono Mitsuak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49</text:p>
          </table:table-cell>
          <table:table-cell office:value-type="string">
            <text:p>11%</text:p>
          </table:table-cell>
          <table:table-cell office:value-type="string">
            <text:p>0.40%</text:p>
          </table:table-cell>
          <table:table-cell office:value-type="string">
            <text:p>3%</text:p>
          </table:table-cell>
          <table:table-cell office:value-type="string">
            <text:p>42.0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Mal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4OC Extra Hit: 4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Charlotte Corday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Assassin</text:p>
          </table:table-cell>
          <table:table-cell office:value-type="string">
            <text:p>シャルロット・コルデー</text:p>
          </table:table-cell>
          <table:table-cell office:value-type="string">
            <text:p>Angel of Assassination (暗殺の天使, Ansatsu no Tenshi?), Marie-Anne Charlotte Corday d'Armont</text:p>
          </table:table-cell>
          <table:table-cell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5488">
            <text:p>5488</text:p>
          </table:table-cell>
          <table:table-cell office:value-type="float" office:value="1244">
            <text:p>1244</text:p>
          </table:table-cell>
          <table:table-cell office:value-type="float" office:value="6220">
            <text:p>6220</text:p>
          </table:table-cell>
          <table:table-cell office:value-type="float" office:value="8528">
            <text:p>8528</text:p>
          </table:table-cell>
          <table:table-cell office:value-type="float" office:value="9588">
            <text:p>9588</text:p>
          </table:table-cell>
          <table:table-cell office:value-type="float" office:value="10050">
            <text:p>10050</text:p>
          </table:table-cell>
          <table:table-cell office:value-type="float" office:value="11275">
            <text:p>11275</text:p>
          </table:table-cell>
          <table:table-cell office:value-type="string">
            <text:p>Horie Yui</text:p>
          </table:table-cell>
          <table:table-cell office:value-type="string">
            <text:p>Aotsuki Takao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24.70%</text:p>
          </table:table-cell>
          <table:table-cell office:value-type="string">
            <text:p>0.52%</text:p>
          </table:table-cell>
          <table:table-cell office:value-type="string">
            <text:p>4%</text:p>
          </table:table-cell>
          <table:table-cell office:value-type="string">
            <text:p>5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Salome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Berserker</text:p>
          </table:table-cell>
          <table:table-cell office:value-type="string">
            <text:p>サロメ</text:p>
          </table:table-cell>
          <table:table-cell office:value-type="string">
            <text:p>Salomé</text:p>
          </table:table-cell>
          <table:table-cell office:value-type="float" office:value="4">
            <text:p>4</text:p>
          </table:table-cell>
          <table:table-cell office:value-type="float" office:value="1221">
            <text:p>1221</text:p>
          </table:table-cell>
          <table:table-cell office:value-type="float" office:value="6884">
            <text:p>6884</text:p>
          </table:table-cell>
          <table:table-cell office:value-type="float" office:value="1296">
            <text:p>1296</text:p>
          </table:table-cell>
          <table:table-cell office:value-type="float" office:value="6885">
            <text:p>6885</text:p>
          </table:table-cell>
          <table:table-cell office:value-type="float" office:value="9975">
            <text:p>9975</text:p>
          </table:table-cell>
          <table:table-cell office:value-type="float" office:value="9936">
            <text:p>9936</text:p>
          </table:table-cell>
          <table:table-cell office:value-type="float" office:value="11748">
            <text:p>11748</text:p>
          </table:table-cell>
          <table:table-cell office:value-type="float" office:value="11685">
            <text:p>11685</text:p>
          </table:table-cell>
          <table:table-cell office:value-type="string">
            <text:p>Bridcutt Sarah Emi</text:p>
          </table:table-cell>
          <table:table-cell office:value-type="string">
            <text:p>Simosi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5.00%</text:p>
          </table:table-cell>
          <table:table-cell office:value-type="string">
            <text:p>0.51%</text:p>
          </table:table-cell>
          <table:table-cell office:value-type="string">
            <text:p>5%</text:p>
          </table:table-cell>
          <table:table-cell office:value-type="string">
            <text:p>58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Levitating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Miyamoto Musashi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宮本武蔵; 新免武蔵守藤原玄信</text:p>
          </table:table-cell>
          <table:table-cell office:value-type="string">
            <text:p>Shinmen Musashi no Kami Fujiwara no HarunobuMiyamoto Iori (宮本伊織)</text:p>
          </table:table-cell>
          <table:table-cell office:value-type="float" office:value="16">
            <text:p>16</text:p>
          </table:table-cell>
          <table:table-cell office:value-type="float" office:value="1964">
            <text:p>1964</text:p>
          </table:table-cell>
          <table:table-cell office:value-type="float" office:value="12712">
            <text:p>12712</text:p>
          </table:table-cell>
          <table:table-cell office:value-type="float" office:value="1782">
            <text:p>1782</text:p>
          </table:table-cell>
          <table:table-cell office:value-type="float" office:value="12150">
            <text:p>12150</text:p>
          </table:table-cell>
          <table:table-cell office:value-type="float" office:value="13915">
            <text:p>13915</text:p>
          </table:table-cell>
          <table:table-cell office:value-type="float" office:value="13311">
            <text:p>13311</text:p>
          </table:table-cell>
          <table:table-cell office:value-type="float" office:value="16334">
            <text:p>16334</text:p>
          </table:table-cell>
          <table:table-cell office:value-type="float" office:value="15664">
            <text:p>15664</text:p>
          </table:table-cell>
          <table:table-cell office:value-type="string">
            <text:p>Sakura Ayane</text:p>
          </table:table-cell>
          <table:table-cell office:value-type="string">
            <text:p>Koyama Hirokazu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5%</text:p>
          </table:table-cell>
          <table:table-cell office:value-type="string">
            <text:p>0.51%</text:p>
          </table:table-cell>
          <table:table-cell office:value-type="string">
            <text:p>5%</text:p>
          </table:table-cell>
          <table:table-cell office:value-type="string">
            <text:p>52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Osakabehime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刑部姫</text:p>
          </table:table-cell>
          <table:table-cell office:value-type="string">
            <text:p>Okki</text:p>
          </table:table-cell>
          <table:table-cell office:value-type="float" office:value="12">
            <text:p>12</text:p>
          </table:table-cell>
          <table:table-cell office:value-type="float" office:value="1482">
            <text:p>1482</text:p>
          </table:table-cell>
          <table:table-cell office:value-type="float" office:value="8895">
            <text:p>8895</text:p>
          </table:table-cell>
          <table:table-cell office:value-type="float" office:value="1996">
            <text:p>1996</text:p>
          </table:table-cell>
          <table:table-cell office:value-type="float" office:value="12476">
            <text:p>12476</text:p>
          </table:table-cell>
          <table:table-cell office:value-type="float" office:value="10770">
            <text:p>10770</text:p>
          </table:table-cell>
          <table:table-cell office:value-type="float" office:value="15127">
            <text:p>15127</text:p>
          </table:table-cell>
          <table:table-cell office:value-type="float" office:value="12645">
            <text:p>12645</text:p>
          </table:table-cell>
          <table:table-cell office:value-type="float" office:value="17778">
            <text:p>17778</text:p>
          </table:table-cell>
          <table:table-cell office:value-type="string">
            <text:p>Fukuen Misato</text:p>
          </table:table-cell>
          <table:table-cell office:value-type="string">
            <text:p>Moriyama Daisuke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Army (One Large Platoon)</text:p>
          </table:table-cell>
          <table:table-cell office:value-type="string">
            <text:p>4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Carmilla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カーミラ</text:p>
          </table:table-cell>
          <table:table-cell office:value-type="string">
            <text:p>Mistress C (ミストレス・Ｃ?)</text:p>
          </table:table-cell>
          <table:table-cell office:value-type="float" office:value="12">
            <text:p>12</text:p>
          </table:table-cell>
          <table:table-cell office:value-type="float" office:value="1608">
            <text:p>1608</text:p>
          </table:table-cell>
          <table:table-cell office:value-type="float" office:value="9651">
            <text:p>9651</text:p>
          </table:table-cell>
          <table:table-cell office:value-type="float" office:value="1676">
            <text:p>1676</text:p>
          </table:table-cell>
          <table:table-cell office:value-type="float" office:value="10476">
            <text:p>10476</text:p>
          </table:table-cell>
          <table:table-cell office:value-type="float" office:value="11685">
            <text:p>11685</text:p>
          </table:table-cell>
          <table:table-cell office:value-type="float" office:value="12702">
            <text:p>12702</text:p>
          </table:table-cell>
          <table:table-cell office:value-type="float" office:value="13720">
            <text:p>13720</text:p>
          </table:table-cell>
          <table:table-cell office:value-type="float" office:value="14982">
            <text:p>14982</text:p>
          </table:table-cell>
          <table:table-cell office:value-type="string">
            <text:p>Tanaka Atsuko</text:p>
          </table:table-cell>
          <table:table-cell office:value-type="string">
            <text:p>okojo</text:p>
          </table:table-cell>
          <table:table-cell office:value-type="string">
            <text:p>Earth</text:p>
          </table:table-cell>
          <table:table-cell office:value-type="string">
            <text:p>200</text:p>
          </table:table-cell>
          <table:table-cell office:value-type="string">
            <text:p>9.10%</text:p>
          </table:table-cell>
          <table:table-cell office:value-type="string">
            <text:p>0.52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Katsushika Hokusai (Sab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葛飾北斎</text:p>
          </table:table-cell>
          <table:table-cell office:value-type="string">
            <text:p>Katsushika Oui (葛飾 応為, Katsushika Ōi?, Daughter); Tokitarō, Dragon-Crested Octopus, Darusen, The Old Man Mad About Art Manji (画狂老人卍, Gakyō Rōjin Manji?, Last renamed name)</text:p>
          </table:table-cell>
          <table:table-cell office:value-type="float" office:value="12">
            <text:p>12</text:p>
          </table:table-cell>
          <table:table-cell office:value-type="float" office:value="1564">
            <text:p>1564</text:p>
          </table:table-cell>
          <table:table-cell office:value-type="float" office:value="9389">
            <text:p>9389</text:p>
          </table:table-cell>
          <table:table-cell office:value-type="float" office:value="1899">
            <text:p>1899</text:p>
          </table:table-cell>
          <table:table-cell office:value-type="float" office:value="11873">
            <text:p>11873</text:p>
          </table:table-cell>
          <table:table-cell office:value-type="float" office:value="11368">
            <text:p>11368</text:p>
          </table:table-cell>
          <table:table-cell office:value-type="float" office:value="14396">
            <text:p>14396</text:p>
          </table:table-cell>
          <table:table-cell office:value-type="float" office:value="13348">
            <text:p>13348</text:p>
          </table:table-cell>
          <table:table-cell office:value-type="float" office:value="16919">
            <text:p>16919</text:p>
          </table:table-cell>
          <table:table-cell office:value-type="string">
            <text:p>Yukana</text:p>
          </table:table-cell>
          <table:table-cell office:value-type="string">
            <text:p>Kuroboshi Kouhaku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10%</text:p>
          </table:table-cell>
          <table:table-cell office:value-type="string">
            <text:p>0.46%</text:p>
          </table:table-cell>
          <table:table-cell office:value-type="string">
            <text:p>3%</text:p>
          </table:table-cell>
          <table:table-cell office:value-type="string">
            <text:p>28.8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Summer Mode 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Artoria Pendragon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アルトリア･ペンドラゴン</text:p>
          </table:table-cell>
          <table:table-cell office:value-type="string">
            <text:p>Artoria Ruler, Bunny King, Summer Lion King</text:p>
          </table:table-cell>
          <table:table-cell office:value-type="float" office:value="16">
            <text:p>16</text:p>
          </table:table-cell>
          <table:table-cell office:value-type="float" office:value="1482">
            <text:p>1482</text:p>
          </table:table-cell>
          <table:table-cell office:value-type="float" office:value="9593">
            <text:p>9593</text:p>
          </table:table-cell>
          <table:table-cell office:value-type="float" office:value="2480">
            <text:p>2480</text:p>
          </table:table-cell>
          <table:table-cell office:value-type="float" office:value="16912">
            <text:p>16912</text:p>
          </table:table-cell>
          <table:table-cell office:value-type="float" office:value="10501">
            <text:p>10501</text:p>
          </table:table-cell>
          <table:table-cell office:value-type="float" office:value="18528">
            <text:p>18528</text:p>
          </table:table-cell>
          <table:table-cell office:value-type="float" office:value="12326">
            <text:p>12326</text:p>
          </table:table-cell>
          <table:table-cell office:value-type="float" office:value="21775">
            <text:p>21775</text:p>
          </table:table-cell>
          <table:table-cell office:value-type="string">
            <text:p>Kawasumi Ayako</text:p>
          </table:table-cell>
          <table:table-cell office:value-type="string">
            <text:p>Ishida Akira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10.0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21.0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Animal Characteristics Servant, Arthur, Artoria Face, Dragon, Hominidae Servant, Humanoid, King, Round Table Knight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Mysterious Alter Ego Λ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謎のアルターエゴ・Λ; ラムダリリス</text:p>
          </table:table-cell>
          <table:table-cell office:value-type="string">
            <text:p>Mysterious Alter Ego Lambda, Lambdaryllis, Meltryllis (Lancer), Leviathan, Cruel Swim Tutu</text:p>
          </table:table-cell>
          <table:table-cell office:value-type="float" office:value="12">
            <text:p>12</text:p>
          </table:table-cell>
          <table:table-cell office:value-type="float" office:value="1543">
            <text:p>1543</text:p>
          </table:table-cell>
          <table:table-cell office:value-type="float" office:value="9261">
            <text:p>9261</text:p>
          </table:table-cell>
          <table:table-cell office:value-type="float" office:value="1879">
            <text:p>1879</text:p>
          </table:table-cell>
          <table:table-cell office:value-type="float" office:value="11749">
            <text:p>11749</text:p>
          </table:table-cell>
          <table:table-cell office:value-type="float" office:value="11213">
            <text:p>11213</text:p>
          </table:table-cell>
          <table:table-cell office:value-type="float" office:value="14246">
            <text:p>14246</text:p>
          </table:table-cell>
          <table:table-cell office:value-type="float" office:value="13166">
            <text:p>13166</text:p>
          </table:table-cell>
          <table:table-cell office:value-type="float" office:value="16743">
            <text:p>16743</text:p>
          </table:table-cell>
          <table:table-cell office:value-type="string">
            <text:p>Hayami Saori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91</text:p>
          </table:table-cell>
          <table:table-cell office:value-type="string">
            <text:p>12.10%</text:p>
          </table:table-cell>
          <table:table-cell office:value-type="string">
            <text:p>0.76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emonic, Divinity, Dragon, Goddess Servant, Humanoid, Immune to Pigify, Mechanical, Non-Hominidae Servant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Okita J Sōj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オキタ・Ｊ・ソウジ, 沖田総司</text:p>
          </table:table-cell>
          <table:table-cell office:value-type="string">
            <text:p>Okita Jet Sōji, Okita Sōji (Assassin)</text:p>
          </table:table-cell>
          <table:table-cell office:value-type="float" office:value="12">
            <text:p>12</text:p>
          </table:table-cell>
          <table:table-cell office:value-type="float" office:value="1556">
            <text:p>1556</text:p>
          </table:table-cell>
          <table:table-cell office:value-type="float" office:value="9337">
            <text:p>9337</text:p>
          </table:table-cell>
          <table:table-cell office:value-type="float" office:value="1658">
            <text:p>1658</text:p>
          </table:table-cell>
          <table:table-cell office:value-type="float" office:value="10366">
            <text:p>10366</text:p>
          </table:table-cell>
          <table:table-cell office:value-type="float" office:value="11305">
            <text:p>11305</text:p>
          </table:table-cell>
          <table:table-cell office:value-type="float" office:value="12569">
            <text:p>12569</text:p>
          </table:table-cell>
          <table:table-cell office:value-type="float" office:value="13274">
            <text:p>13274</text:p>
          </table:table-cell>
          <table:table-cell office:value-type="float" office:value="14772">
            <text:p>14772</text:p>
          </table:table-cell>
          <table:table-cell office:value-type="string">
            <text:p>Yūki Ao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9</text:p>
          </table:table-cell>
          <table:table-cell office:value-type="string">
            <text:p>25.30%</text:p>
          </table:table-cell>
          <table:table-cell office:value-type="string">
            <text:p>0.92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Artoria Face, Existence Outside the Domain, Hominidae Servant, Humanoid, Servant, Seven Knights Servant, Shinsengumi Servant, Summer Mode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Space Isht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スペース・イシュタル</text:p>
          </table:table-cell>
          <table:table-cell office:value-type="string">
            <text:p>Ashtart, Ishtar, Ishtar-Ashtart, Ashtoreth, Ishtarin</text:p>
          </table:table-cell>
          <table:table-cell office:value-type="float" office:value="16">
            <text:p>16</text:p>
          </table:table-cell>
          <table:table-cell office:value-type="float" office:value="1949">
            <text:p>1949</text:p>
          </table:table-cell>
          <table:table-cell office:value-type="float" office:value="12612">
            <text:p>12612</text:p>
          </table:table-cell>
          <table:table-cell office:value-type="float" office:value="1912">
            <text:p>1912</text:p>
          </table:table-cell>
          <table:table-cell office:value-type="float" office:value="13041">
            <text:p>13041</text:p>
          </table:table-cell>
          <table:table-cell office:value-type="float" office:value="13806">
            <text:p>13806</text:p>
          </table:table-cell>
          <table:table-cell office:value-type="float" office:value="14287">
            <text:p>14287</text:p>
          </table:table-cell>
          <table:table-cell office:value-type="float" office:value="16205">
            <text:p>16205</text:p>
          </table:table-cell>
          <table:table-cell office:value-type="float" office:value="16791">
            <text:p>16791</text:p>
          </table:table-cell>
          <table:table-cell office:value-type="string">
            <text:p>Ueda Kana</text:p>
          </table:table-cell>
          <table:table-cell office:value-type="string">
            <text:p>Morii Shizuki</text:p>
          </table:table-cell>
          <table:table-cell office:value-type="string">
            <text:p>Star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69%</text:p>
          </table:table-cell>
          <table:table-cell office:value-type="string">
            <text:p>5%</text:p>
          </table:table-cell>
          <table:table-cell office:value-type="string">
            <text:p>5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Enuma Elish Nullification, Humanoid, Immune to Pigify, Non-Hominidae Servant, 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Star</text:p>
          </table:table-cell>
          <table:table-cell office:value-type="string">
            <text:p>3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Calamity Jan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カラミティ・ジェーン</text:p>
          </table:table-cell>
          <table:table-cell office:value-type="string">
            <text:p>Martha Jane Canary, Martha Jane Cannary</text:p>
          </table:table-cell>
          <table:table-cell office:value-type="float" office:value="12">
            <text:p>12</text:p>
          </table:table-cell>
          <table:table-cell office:value-type="float" office:value="1499">
            <text:p>1499</text:p>
          </table:table-cell>
          <table:table-cell office:value-type="float" office:value="8996">
            <text:p>8996</text:p>
          </table:table-cell>
          <table:table-cell office:value-type="float" office:value="1999">
            <text:p>1999</text:p>
          </table:table-cell>
          <table:table-cell office:value-type="float" office:value="12495">
            <text:p>12495</text:p>
          </table:table-cell>
          <table:table-cell office:value-type="float" office:value="10892">
            <text:p>10892</text:p>
          </table:table-cell>
          <table:table-cell office:value-type="float" office:value="15150">
            <text:p>15150</text:p>
          </table:table-cell>
          <table:table-cell office:value-type="float" office:value="12789">
            <text:p>12789</text:p>
          </table:table-cell>
          <table:table-cell office:value-type="float" office:value="17805">
            <text:p>17805</text:p>
          </table:table-cell>
          <table:table-cell office:value-type="string">
            <text:p>Touyama Nao</text:p>
          </table:table-cell>
          <table:table-cell office:value-type="string">
            <text:p>B-suke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71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Astolfo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アストルフォ</text:p>
          </table:table-cell>
          <table:table-cell office:value-type="string">
            <text:p>Knight of Evaporated Sanity (理性蒸発の騎士, Risei Jōhatsu no Kishi?), Sailor Paladin</text:p>
          </table:table-cell>
          <table:table-cell office:value-type="float" office:value="16">
            <text:p>16</text:p>
          </table:table-cell>
          <table:table-cell office:value-type="float" office:value="1807">
            <text:p>1807</text:p>
          </table:table-cell>
          <table:table-cell office:value-type="float" office:value="11694">
            <text:p>11694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2801">
            <text:p>12801</text:p>
          </table:table-cell>
          <table:table-cell office:value-type="float" office:value="15609">
            <text:p>15609</text:p>
          </table:table-cell>
          <table:table-cell office:value-type="float" office:value="15025">
            <text:p>15025</text:p>
          </table:table-cell>
          <table:table-cell office:value-type="float" office:value="18345">
            <text:p>18345</text:p>
          </table:table-cell>
          <table:table-cell office:value-type="string">
            <text:p>Ookubo Rum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103</text:p>
          </table:table-cell>
          <table:table-cell office:value-type="string">
            <text:p>10.10%</text:p>
          </table:table-cell>
          <table:table-cell office:value-type="string">
            <text:p>0.52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Animal Characteristics Servant, Feminine Looking, 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7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9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Nightingale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ナイチンゲール</text:p>
          </table:table-cell>
          <table:table-cell office:value-type="string">
            <text:p>Angel of Crimea (クリミアの天使, Kurimia no Tenshi?)Florence Nightingale (フローレンス・ナイチンゲール), Mercédès, The White Cloth of Steel, The Lady with the Lamp.</text:p>
          </table:table-cell>
          <table:table-cell office:value-type="float" office:value="12">
            <text:p>12</text:p>
          </table:table-cell>
          <table:table-cell office:value-type="float" office:value="1643">
            <text:p>1643</text:p>
          </table:table-cell>
          <table:table-cell office:value-type="float" office:value="9858">
            <text:p>9858</text:p>
          </table:table-cell>
          <table:table-cell office:value-type="float" office:value="1772">
            <text:p>1772</text:p>
          </table:table-cell>
          <table:table-cell office:value-type="float" office:value="11080">
            <text:p>11080</text:p>
          </table:table-cell>
          <table:table-cell office:value-type="float" office:value="11936">
            <text:p>11936</text:p>
          </table:table-cell>
          <table:table-cell office:value-type="float" office:value="13434">
            <text:p>13434</text:p>
          </table:table-cell>
          <table:table-cell office:value-type="float" office:value="14014">
            <text:p>14014</text:p>
          </table:table-cell>
          <table:table-cell office:value-type="float" office:value="15789">
            <text:p>15789</text:p>
          </table:table-cell>
          <table:table-cell office:value-type="string">
            <text:p>Sawashiro Miyuki</text:p>
          </table:table-cell>
          <table:table-cell office:value-type="string">
            <text:p>Takahashi Keitarō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60%</text:p>
          </table:table-cell>
          <table:table-cell office:value-type="string">
            <text:p>3%</text:p>
          </table:table-cell>
          <table:table-cell office:value-type="string">
            <text:p>39.3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Super Ori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超人オリオン</text:p>
          </table:table-cell>
          <table:table-cell office:value-type="string">
            <text:p>Orion, Superhuman Orion, Grand Archer</text:p>
          </table:table-cell>
          <table:table-cell office:value-type="float" office:value="16">
            <text:p>16</text:p>
          </table:table-cell>
          <table:table-cell office:value-type="float" office:value="1940">
            <text:p>1940</text:p>
          </table:table-cell>
          <table:table-cell office:value-type="float" office:value="12557">
            <text:p>12557</text:p>
          </table:table-cell>
          <table:table-cell office:value-type="float" office:value="1979">
            <text:p>1979</text:p>
          </table:table-cell>
          <table:table-cell office:value-type="float" office:value="13494">
            <text:p>13494</text:p>
          </table:table-cell>
          <table:table-cell office:value-type="float" office:value="13746">
            <text:p>13746</text:p>
          </table:table-cell>
          <table:table-cell office:value-type="float" office:value="14783">
            <text:p>14783</text:p>
          </table:table-cell>
          <table:table-cell office:value-type="float" office:value="16134">
            <text:p>16134</text:p>
          </table:table-cell>
          <table:table-cell office:value-type="float" office:value="17374">
            <text:p>17374</text:p>
          </table:table-cell>
          <table:table-cell office:value-type="string">
            <text:p>Canna Nobutoshi</text:p>
          </table:table-cell>
          <table:table-cell office:value-type="string">
            <text:p>I-IV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96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Greek Mythology Male, Hominidae Servant, Humanoid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 (Self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Mandricardo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ンドリカルド</text:p>
          </table:table-cell>
          <table:table-cell office:value-type="string">
            <text:p>Rodomonte, My Friend</text:p>
          </table:table-cell>
          <table:table-cell office:value-type="float" office:value="7">
            <text:p>7</text:p>
          </table:table-cell>
          <table:table-cell office:value-type="float" office:value="1254">
            <text:p>1254</text:p>
          </table:table-cell>
          <table:table-cell office:value-type="float" office:value="6756">
            <text:p>6756</text:p>
          </table:table-cell>
          <table:table-cell office:value-type="float" office:value="1728">
            <text:p>1728</text:p>
          </table:table-cell>
          <table:table-cell office:value-type="float" office:value="9600">
            <text:p>9600</text:p>
          </table:table-cell>
          <table:table-cell office:value-type="float" office:value="9143">
            <text:p>9143</text:p>
          </table:table-cell>
          <table:table-cell office:value-type="float" office:value="13016">
            <text:p>13016</text:p>
          </table:table-cell>
          <table:table-cell office:value-type="float" office:value="10739">
            <text:p>10739</text:p>
          </table:table-cell>
          <table:table-cell office:value-type="float" office:value="15299">
            <text:p>15299</text:p>
          </table:table-cell>
          <table:table-cell office:value-type="string">
            <text:p>Masuda Toshiki</text:p>
          </table:table-cell>
          <table:table-cell office:value-type="string">
            <text:p>Ginka</text:p>
          </table:table-cell>
          <table:table-cell office:value-type="string">
            <text:p>Man</text:p>
          </table:table-cell>
          <table:table-cell office:value-type="string">
            <text:p>200</text:p>
          </table:table-cell>
          <table:table-cell office:value-type="string">
            <text:p>9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King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Europ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エウロペ</text:p>
          </table:table-cell>
          <table:table-cell office:value-type="string">
            <text:p>Europe</text:p>
          </table:table-cell>
          <table:table-cell office:value-type="float" office:value="16">
            <text:p>16</text:p>
          </table:table-cell>
          <table:table-cell office:value-type="float" office:value="1813">
            <text:p>1813</text:p>
          </table:table-cell>
          <table:table-cell office:value-type="float" office:value="11737">
            <text:p>11737</text:p>
          </table:table-cell>
          <table:table-cell office:value-type="float" office:value="1843">
            <text:p>1843</text:p>
          </table:table-cell>
          <table:table-cell office:value-type="float" office:value="12571">
            <text:p>12571</text:p>
          </table:table-cell>
          <table:table-cell office:value-type="float" office:value="12848">
            <text:p>12848</text:p>
          </table:table-cell>
          <table:table-cell office:value-type="float" office:value="13219">
            <text:p>13219</text:p>
          </table:table-cell>
          <table:table-cell office:value-type="float" office:value="15081">
            <text:p>15081</text:p>
          </table:table-cell>
          <table:table-cell office:value-type="float" office:value="16186">
            <text:p>16186</text:p>
          </table:table-cell>
          <table:table-cell office:value-type="string">
            <text:p>M・A・O</text:p>
          </table:table-cell>
          <table:table-cell office:value-type="string">
            <text:p>redjuice</text:p>
          </table:table-cell>
          <table:table-cell office:value-type="string">
            <text:p>Sky</text:p>
          </table:table-cell>
          <table:table-cell office:value-type="string">
            <text:p>205</text:p>
          </table:table-cell>
          <table:table-cell office:value-type="string">
            <text:p>8.9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Yang Guife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楊貴妃</text:p>
          </table:table-cell>
          <table:table-cell office:value-type="string">
            <text:p>Yang Yuhuan (楊玉環?), Cthugha, Youkihi, Yuyu, Taizhen</text:p>
          </table:table-cell>
          <table:table-cell office:value-type="float" office:value="16">
            <text:p>16</text:p>
          </table:table-cell>
          <table:table-cell office:value-type="float" office:value="1907">
            <text:p>1907</text:p>
          </table:table-cell>
          <table:table-cell office:value-type="float" office:value="12342">
            <text:p>12342</text:p>
          </table:table-cell>
          <table:table-cell office:value-type="float" office:value="1960">
            <text:p>1960</text:p>
          </table:table-cell>
          <table:table-cell office:value-type="float" office:value="13365">
            <text:p>13365</text:p>
          </table:table-cell>
          <table:table-cell office:value-type="float" office:value="13510">
            <text:p>13510</text:p>
          </table:table-cell>
          <table:table-cell office:value-type="float" office:value="14642">
            <text:p>14642</text:p>
          </table:table-cell>
          <table:table-cell office:value-type="float" office:value="15858">
            <text:p>15858</text:p>
          </table:table-cell>
          <table:table-cell office:value-type="float" office:value="17208">
            <text:p>17208</text:p>
          </table:table-cell>
          <table:table-cell office:value-type="string">
            <text:p>Yoshimura Haruka</text:p>
          </table:table-cell>
          <table:table-cell office:value-type="string">
            <text:p>Kuroboshi Kouhaku</text:p>
          </table:table-cell>
          <table:table-cell office:value-type="string">
            <text:p>Man</text:p>
          </table:table-cell>
          <table:table-cell office:value-type="string">
            <text:p>147</text:p>
          </table:table-cell>
          <table:table-cell office:value-type="string">
            <text:p>15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Unit / Anti-Countr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Sei Shōnag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清少納言</text:p>
          </table:table-cell>
          <table:table-cell office:value-type="string">
            <text:p>Sparkling Archer (キラキラのアーチャー?), Nagiko-san (なぎこさん?)</text:p>
          </table:table-cell>
          <table:table-cell office:value-type="float" office:value="16">
            <text:p>16</text:p>
          </table:table-cell>
          <table:table-cell office:value-type="float" office:value="1888">
            <text:p>1888</text:p>
          </table:table-cell>
          <table:table-cell office:value-type="float" office:value="12218">
            <text:p>12218</text:p>
          </table:table-cell>
          <table:table-cell office:value-type="float" office:value="1901">
            <text:p>1901</text:p>
          </table:table-cell>
          <table:table-cell office:value-type="float" office:value="12965">
            <text:p>12965</text:p>
          </table:table-cell>
          <table:table-cell office:value-type="float" office:value="13374">
            <text:p>13374</text:p>
          </table:table-cell>
          <table:table-cell office:value-type="float" office:value="14204">
            <text:p>14204</text:p>
          </table:table-cell>
          <table:table-cell office:value-type="float" office:value="15699">
            <text:p>15699</text:p>
          </table:table-cell>
          <table:table-cell office:value-type="float" office:value="16693">
            <text:p>16693</text:p>
          </table:table-cell>
          <table:table-cell office:value-type="string">
            <text:p>Fairouz Ai</text:p>
          </table:table-cell>
          <table:table-cell office:value-type="string">
            <text:p>Mika Pikazo</text:p>
          </table:table-cell>
          <table:table-cell office:value-type="string">
            <text:p>Man</text:p>
          </table:table-cell>
          <table:table-cell office:value-type="string">
            <text:p>153</text:p>
          </table:table-cell>
          <table:table-cell office:value-type="string">
            <text:p>8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D++</text:p>
          </table:table-cell>
          <table:table-cell office:value-type="string">
            <text:p>Poetry</text:p>
          </table:table-cell>
          <table:table-cell office:value-type="string">
            <text:p>4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Odysseu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オデュッセウス</text:p>
          </table:table-cell>
          <table:table-cell office:value-type="string">
            <text:p>Ulysses, Vlixes</text:p>
          </table:table-cell>
          <table:table-cell office:value-type="float" office:value="16">
            <text:p>16</text:p>
          </table:table-cell>
          <table:table-cell office:value-type="float" office:value="1822">
            <text:p>1822</text:p>
          </table:table-cell>
          <table:table-cell office:value-type="float" office:value="11795">
            <text:p>11795</text:p>
          </table:table-cell>
          <table:table-cell office:value-type="float" office:value="1948">
            <text:p>1948</text:p>
          </table:table-cell>
          <table:table-cell office:value-type="float" office:value="13284">
            <text:p>13284</text:p>
          </table:table-cell>
          <table:table-cell office:value-type="float" office:value="12911">
            <text:p>12911</text:p>
          </table:table-cell>
          <table:table-cell office:value-type="float" office:value="14553">
            <text:p>14553</text:p>
          </table:table-cell>
          <table:table-cell office:value-type="float" office:value="15155">
            <text:p>15155</text:p>
          </table:table-cell>
          <table:table-cell office:value-type="float" office:value="17104">
            <text:p>17104</text:p>
          </table:table-cell>
          <table:table-cell office:value-type="string">
            <text:p>Kirimoto Takuya</text:p>
          </table:table-cell>
          <table:table-cell office:value-type="string">
            <text:p>redjuice</text:p>
          </table:table-cell>
          <table:table-cell office:value-type="string">
            <text:p>Earth</text:p>
          </table:table-cell>
          <table:table-cell office:value-type="string">
            <text:p>208</text:p>
          </table:table-cell>
          <table:table-cell office:value-type="string">
            <text:p>8.9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3.70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King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+</text:p>
          </table:table-cell>
          <table:table-cell office:value-type="string">
            <text:p>Anti-Countr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Dioscur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ディオスクロイ</text:p>
          </table:table-cell>
          <table:table-cell office:value-type="string">
            <text:p>Dioskouroi, the Gemini Twins, Castor &amp; Pollux (カストロ &amp; ポルクス?)</text:p>
          </table:table-cell>
          <table:table-cell office:value-type="float" office:value="16">
            <text:p>16</text:p>
          </table:table-cell>
          <table:table-cell office:value-type="float" office:value="1829">
            <text:p>1829</text:p>
          </table:table-cell>
          <table:table-cell office:value-type="float" office:value="11840">
            <text:p>11840</text:p>
          </table:table-cell>
          <table:table-cell office:value-type="float" office:value="2174">
            <text:p>2174</text:p>
          </table:table-cell>
          <table:table-cell office:value-type="float" office:value="14824">
            <text:p>14824</text:p>
          </table:table-cell>
          <table:table-cell office:value-type="float" office:value="12961">
            <text:p>12961</text:p>
          </table:table-cell>
          <table:table-cell office:value-type="float" office:value="16240">
            <text:p>16240</text:p>
          </table:table-cell>
          <table:table-cell office:value-type="float" office:value="15213">
            <text:p>15213</text:p>
          </table:table-cell>
          <table:table-cell office:value-type="float" office:value="19087">
            <text:p>19087</text:p>
          </table:table-cell>
          <table:table-cell office:value-type="string">
            <text:p>Uchida Yuuma, Uchida Maaya</text:p>
          </table:table-cell>
          <table:table-cell office:value-type="string">
            <text:p>Taiki</text:p>
          </table:table-cell>
          <table:table-cell office:value-type="string">
            <text:p>Sky</text:p>
          </table:table-cell>
          <table:table-cell office:value-type="string">
            <text:p>99</text:p>
          </table:table-cell>
          <table:table-cell office:value-type="string">
            <text:p>10%</text:p>
          </table:table-cell>
          <table:table-cell office:value-type="string">
            <text:p>0.51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Argo-Related, Divine Spirit, Divinity, Feminine Looking, Hominidae Servant, Humanoid, Immune to Pigify, Loved One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Caenis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カイニス</text:p>
          </table:table-cell>
          <table:table-cell office:value-type="string">
            <text:p>Caeneus, Poseidon's Proxy, Golden Caenis(黄金のカイニス)</text:p>
          </table:table-cell>
          <table:table-cell office:value-type="float" office:value="12">
            <text:p>12</text:p>
          </table:table-cell>
          <table:table-cell office:value-type="float" office:value="1649">
            <text:p>1649</text:p>
          </table:table-cell>
          <table:table-cell office:value-type="float" office:value="9896">
            <text:p>9896</text:p>
          </table:table-cell>
          <table:table-cell office:value-type="float" office:value="1845">
            <text:p>1845</text:p>
          </table:table-cell>
          <table:table-cell office:value-type="float" office:value="11532">
            <text:p>11532</text:p>
          </table:table-cell>
          <table:table-cell office:value-type="float" office:value="11982">
            <text:p>11982</text:p>
          </table:table-cell>
          <table:table-cell office:value-type="float" office:value="13982">
            <text:p>13982</text:p>
          </table:table-cell>
          <table:table-cell office:value-type="float" office:value="14068">
            <text:p>14068</text:p>
          </table:table-cell>
          <table:table-cell office:value-type="float" office:value="16433">
            <text:p>16433</text:p>
          </table:table-cell>
          <table:table-cell office:value-type="string">
            <text:p>Komatsu Mikako</text:p>
          </table:table-cell>
          <table:table-cell office:value-type="string">
            <text:p>Azusa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2.20%</text:p>
          </table:table-cell>
          <table:table-cell office:value-type="string">
            <text:p>0.86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Neutral Evil</text:p>
          </table:table-cell>
          <table:table-cell office:value-type="string">
            <text:p>Unknown</text:p>
          </table:table-cell>
          <table:table-cell office:value-type="string">
            <text:p>Argo-Related, Caenis (Trait), Divine Spirit, Divinity, Feminine Looking, Humanoid, Immune to Pigify, King, Loved One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Romulus-Quirinu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ロムルス＝クィリヌス</text:p>
          </table:table-cell>
          <table:table-cell office:value-type="string">
            <text:p>Romulus, Quirinus, Romulus=Quirinus, The Divine Ancestor, King of Nation Building, Roma, Grand Lancer</text:p>
          </table:table-cell>
          <table:table-cell office:value-type="float" office:value="16">
            <text:p>16</text:p>
          </table:table-cell>
          <table:table-cell office:value-type="float" office:value="1896">
            <text:p>1896</text:p>
          </table:table-cell>
          <table:table-cell office:value-type="float" office:value="12273">
            <text:p>12273</text:p>
          </table:table-cell>
          <table:table-cell office:value-type="float" office:value="1999">
            <text:p>1999</text:p>
          </table:table-cell>
          <table:table-cell office:value-type="float" office:value="13632">
            <text:p>13632</text:p>
          </table:table-cell>
          <table:table-cell office:value-type="float" office:value="13435">
            <text:p>13435</text:p>
          </table:table-cell>
          <table:table-cell office:value-type="float" office:value="14934">
            <text:p>14934</text:p>
          </table:table-cell>
          <table:table-cell office:value-type="float" office:value="15770">
            <text:p>15770</text:p>
          </table:table-cell>
          <table:table-cell office:value-type="float" office:value="17552">
            <text:p>17552</text:p>
          </table:table-cell>
          <table:table-cell office:value-type="string">
            <text:p>Okiayu Ryoutarou</text:p>
          </table:table-cell>
          <table:table-cell office:value-type="string">
            <text:p>Koyama Hirokazu</text:p>
          </table:table-cell>
          <table:table-cell office:value-type="string">
            <text:p>Sky</text:p>
          </table:table-cell>
          <table:table-cell office:value-type="string">
            <text:p>93</text:p>
          </table:table-cell>
          <table:table-cell office:value-type="string">
            <text:p>12.20%</text:p>
          </table:table-cell>
          <table:table-cell office:value-type="string">
            <text:p>0.59%</text:p>
          </table:table-cell>
          <table:table-cell office:value-type="string">
            <text:p>4%</text:p>
          </table:table-cell>
          <table:table-cell office:value-type="string">
            <text:p>26%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Divine Spirit, Divinity, Humanoid, Immune to Pigify, Non-Hominidae Servant, Roman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Star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Voyage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ボイジャー</text:p>
          </table:table-cell>
          <table:table-cell office:value-type="string">
            <text:p>Voyager 1, Little Prince, Pran</text:p>
          </table:table-cell>
          <table:table-cell office:value-type="float" office:value="16">
            <text:p>16</text:p>
          </table:table-cell>
          <table:table-cell office:value-type="float" office:value="1615">
            <text:p>1615</text:p>
          </table:table-cell>
          <table:table-cell office:value-type="float" office:value="10450">
            <text:p>10450</text:p>
          </table:table-cell>
          <table:table-cell office:value-type="float" office:value="2286">
            <text:p>2286</text:p>
          </table:table-cell>
          <table:table-cell office:value-type="float" office:value="15592">
            <text:p>15592</text:p>
          </table:table-cell>
          <table:table-cell office:value-type="float" office:value="11439">
            <text:p>11439</text:p>
          </table:table-cell>
          <table:table-cell office:value-type="float" office:value="17082">
            <text:p>17082</text:p>
          </table:table-cell>
          <table:table-cell office:value-type="float" office:value="13427">
            <text:p>13427</text:p>
          </table:table-cell>
          <table:table-cell office:value-type="float" office:value="20076">
            <text:p>20076</text:p>
          </table:table-cell>
          <table:table-cell office:value-type="string">
            <text:p>Iguchi Yuka</text:p>
          </table:table-cell>
          <table:table-cell office:value-type="string">
            <text:p>NOCO</text:p>
          </table:table-cell>
          <table:table-cell office:value-type="string">
            <text:p>Star</text:p>
          </table:table-cell>
          <table:table-cell office:value-type="string">
            <text:p>153</text:p>
          </table:table-cell>
          <table:table-cell office:value-type="string">
            <text:p>15.10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7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hild Servant, Enuma Elish Nullification, Existence Outside the Domain, Fairy Tale Servant, Humanoid, Levitating Servant, Non-Hominidae Servant, 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Planet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Kijyo Kōyō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鬼女紅葉</text:p>
          </table:table-cell>
          <table:table-cell office:value-type="string">
            <text:p>Momiji (紅葉?)</text:p>
          </table:table-cell>
          <table:table-cell office:value-type="float" office:value="12">
            <text:p>12</text:p>
          </table:table-cell>
          <table:table-cell office:value-type="float" office:value="1529">
            <text:p>1529</text:p>
          </table:table-cell>
          <table:table-cell office:value-type="float" office:value="9177">
            <text:p>9177</text:p>
          </table:table-cell>
          <table:table-cell office:value-type="float" office:value="1800">
            <text:p>1800</text:p>
          </table:table-cell>
          <table:table-cell office:value-type="float" office:value="11250">
            <text:p>11250</text:p>
          </table:table-cell>
          <table:table-cell office:value-type="float" office:value="11111">
            <text:p>11111</text:p>
          </table:table-cell>
          <table:table-cell office:value-type="float" office:value="13640">
            <text:p>13640</text:p>
          </table:table-cell>
          <table:table-cell office:value-type="float" office:value="13046">
            <text:p>13046</text:p>
          </table:table-cell>
          <table:table-cell office:value-type="float" office:value="16031">
            <text:p>16031</text:p>
          </table:table-cell>
          <table:table-cell office:value-type="string">
            <text:p>Hikasa Yōko</text:p>
          </table:table-cell>
          <table:table-cell office:value-type="string">
            <text:p>NOCO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85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emonic, Dragon, Humanoid, Non-Hominidae Servant, Oni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Utsumi Erice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宇津見エリセ</text:p>
          </table:table-cell>
          <table:table-cell office:value-type="string">
            <text:p>Erichi (エリち?), Grim Reaper</text:p>
          </table:table-cell>
          <table:table-cell office:value-type="float" office:value="12">
            <text:p>12</text:p>
          </table:table-cell>
          <table:table-cell office:value-type="float" office:value="1520">
            <text:p>1520</text:p>
          </table:table-cell>
          <table:table-cell office:value-type="float" office:value="9122">
            <text:p>9122</text:p>
          </table:table-cell>
          <table:table-cell office:value-type="float" office:value="1918">
            <text:p>1918</text:p>
          </table:table-cell>
          <table:table-cell office:value-type="float" office:value="11991">
            <text:p>11991</text:p>
          </table:table-cell>
          <table:table-cell office:value-type="float" office:value="11045">
            <text:p>11045</text:p>
          </table:table-cell>
          <table:table-cell office:value-type="float" office:value="14539">
            <text:p>14539</text:p>
          </table:table-cell>
          <table:table-cell office:value-type="float" office:value="12968">
            <text:p>12968</text:p>
          </table:table-cell>
          <table:table-cell office:value-type="float" office:value="17087">
            <text:p>17087</text:p>
          </table:table-cell>
          <table:table-cell office:value-type="string">
            <text:p>Kitō Akari</text:p>
          </table:table-cell>
          <table:table-cell office:value-type="string">
            <text:p>NOCO</text:p>
          </table:table-cell>
          <table:table-cell office:value-type="string">
            <text:p>Man</text:p>
          </table:table-cell>
          <table:table-cell office:value-type="string">
            <text:p>87</text:p>
          </table:table-cell>
          <table:table-cell office:value-type="string">
            <text:p>12%</text:p>
          </table:table-cell>
          <table:table-cell office:value-type="string">
            <text:p>0.63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Child Servant, Divinity, Hominidae Servant, Humanoid, Living Human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Artoria Caste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アルトリア・キャスター</text:p>
          </table:table-cell>
          <table:table-cell office:value-type="string">
            <text:p>Altria Caster; Castoria; Artoria Avalon (アルトリア・アヴァロン?)</text:p>
          </table:table-cell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float" office:value="10546">
            <text:p>10546</text:p>
          </table:table-cell>
          <table:table-cell office:value-type="float" office:value="2112">
            <text:p>2112</text:p>
          </table:table-cell>
          <table:table-cell office:value-type="float" office:value="14406">
            <text:p>14406</text:p>
          </table:table-cell>
          <table:table-cell office:value-type="float" office:value="11544">
            <text:p>11544</text:p>
          </table:table-cell>
          <table:table-cell office:value-type="float" office:value="15782">
            <text:p>15782</text:p>
          </table:table-cell>
          <table:table-cell office:value-type="float" office:value="13551">
            <text:p>13551</text:p>
          </table:table-cell>
          <table:table-cell office:value-type="float" office:value="18549">
            <text:p>18549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Star</text:p>
          </table:table-cell>
          <table:table-cell office:value-type="string">
            <text:p>50</text:p>
          </table:table-cell>
          <table:table-cell office:value-type="string">
            <text:p>11%</text:p>
          </table:table-cell>
          <table:table-cell office:value-type="string">
            <text:p>0.54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Caster (Trait), Artoria Face, Enuma Elish Nullification, Humanoid, Non-Hominidae Servant, Round Table Knight, Servant, Seven Knights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Sesshōin Kiara (Moon C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殺生院キアラ</text:p>
          </table:table-cell>
          <table:table-cell office:value-type="string">
            <text:p>Yaobikuni (八百比丘尼?), Sessyoin Kiara, Sesshouin Kiara, Shen Kiara (蜃・キアラ?)</text:p>
          </table:table-cell>
          <table:table-cell office:value-type="float" office:value="16">
            <text:p>16</text:p>
          </table:table-cell>
          <table:table-cell office:value-type="float" office:value="1719">
            <text:p>1719</text:p>
          </table:table-cell>
          <table:table-cell office:value-type="float" office:value="11128">
            <text:p>11128</text:p>
          </table:table-cell>
          <table:table-cell office:value-type="float" office:value="2249">
            <text:p>2249</text:p>
          </table:table-cell>
          <table:table-cell office:value-type="float" office:value="15336">
            <text:p>15336</text:p>
          </table:table-cell>
          <table:table-cell office:value-type="float" office:value="12181">
            <text:p>12181</text:p>
          </table:table-cell>
          <table:table-cell office:value-type="float" office:value="16801">
            <text:p>16801</text:p>
          </table:table-cell>
          <table:table-cell office:value-type="float" office:value="14298">
            <text:p>14298</text:p>
          </table:table-cell>
          <table:table-cell office:value-type="float" office:value="19746">
            <text:p>19746</text:p>
          </table:table-cell>
          <table:table-cell office:value-type="string">
            <text:p>Tanaka Rie</text:p>
          </table:table-cell>
          <table:table-cell office:value-type="string">
            <text:p>Wada Arco</text:p>
          </table:table-cell>
          <table:table-cell office:value-type="string">
            <text:p>Earth</text:p>
          </table:table-cell>
          <table:table-cell office:value-type="string">
            <text:p>50</text:p>
          </table:table-cell>
          <table:table-cell office:value-type="string">
            <text:p>14.80%</text:p>
          </table:table-cell>
          <table:table-cell office:value-type="string">
            <text:p>0.60%</text:p>
          </table:table-cell>
          <table:table-cell office:value-type="string">
            <text:p>3%</text:p>
          </table:table-cell>
          <table:table-cell office:value-type="string">
            <text:p>0.5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Goddess Servant, Humanoid, Non-Hominidae Servant, 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World</text:p>
          </table:table-cell>
          <table:table-cell office:value-type="string">
            <text:p>3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Illyasviel von Einzbern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イリヤスフィール・フォン・アインツベルン</text:p>
          </table:table-cell>
          <table:table-cell office:value-type="string">
            <text:p>Illya</text:p>
          </table:table-cell>
          <table:table-cell office:value-type="float" office:value="12">
            <text:p>12</text:p>
          </table:table-cell>
          <table:table-cell office:value-type="float" office:value="1683">
            <text:p>1683</text:p>
          </table:table-cell>
          <table:table-cell office:value-type="float" office:value="10098">
            <text:p>10098</text:p>
          </table:table-cell>
          <table:table-cell office:value-type="float" office:value="1746">
            <text:p>1746</text:p>
          </table:table-cell>
          <table:table-cell office:value-type="float" office:value="10914">
            <text:p>10914</text:p>
          </table:table-cell>
          <table:table-cell office:value-type="float" office:value="12226">
            <text:p>12226</text:p>
          </table:table-cell>
          <table:table-cell office:value-type="float" office:value="13233">
            <text:p>13233</text:p>
          </table:table-cell>
          <table:table-cell office:value-type="float" office:value="14355">
            <text:p>14355</text:p>
          </table:table-cell>
          <table:table-cell office:value-type="float" office:value="15553">
            <text:p>15553</text:p>
          </table:table-cell>
          <table:table-cell office:value-type="string">
            <text:p>Kadowaki Mai, Takano Naoko</text:p>
          </table:table-cell>
          <table:table-cell office:value-type="string">
            <text:p>Hiroyama Hiroshi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63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Illya, Living Human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Brynhildr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ブリュンヒルデ</text:p>
          </table:table-cell>
          <table:table-cell office:value-type="string">
            <text:p>Brynhild (Brünnhilde), Sigrdrífa, Brunilda</text:p>
          </table:table-cell>
          <table:table-cell office:value-type="float" office:value="12">
            <text:p>12</text:p>
          </table:table-cell>
          <table:table-cell office:value-type="float" office:value="1699">
            <text:p>1699</text:p>
          </table:table-cell>
          <table:table-cell office:value-type="float" office:value="10197">
            <text:p>10197</text:p>
          </table:table-cell>
          <table:table-cell office:value-type="float" office:value="1603">
            <text:p>1603</text:p>
          </table:table-cell>
          <table:table-cell office:value-type="float" office:value="10023">
            <text:p>10023</text:p>
          </table:table-cell>
          <table:table-cell office:value-type="float" office:value="12346">
            <text:p>12346</text:p>
          </table:table-cell>
          <table:table-cell office:value-type="float" office:value="12153">
            <text:p>12153</text:p>
          </table:table-cell>
          <table:table-cell office:value-type="float" office:value="14496">
            <text:p>14496</text:p>
          </table:table-cell>
          <table:table-cell office:value-type="float" office:value="14283">
            <text:p>14283</text:p>
          </table:table-cell>
          <table:table-cell office:value-type="string">
            <text:p>Noto Mamiko</text:p>
          </table:table-cell>
          <table:table-cell office:value-type="string">
            <text:p>Miwa Shirō</text:p>
          </table:table-cell>
          <table:table-cell office:value-type="string">
            <text:p>Sky</text:p>
          </table:table-cell>
          <table:table-cell office:value-type="string">
            <text:p>10</text:p>
          </table:table-cell>
          <table:table-cell office:value-type="string">
            <text:p>5.10%</text:p>
          </table:table-cell>
          <table:table-cell office:value-type="string">
            <text:p>0.85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Servant, Seven Knights Servant, Summer Mode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 / 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Consort Yu (Lanc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虞美人</text:p>
          </table:table-cell>
          <table:table-cell office:value-type="string">
            <text:p>Yu Mei-ren, Yu the Beauty, Akuta Hinako (芥ヒナコ?)Crimson Beauty Under the Moon (紅の月下美人?), Gubijin, Gucchan</text:p>
          </table:table-cell>
          <table:table-cell office:value-type="float" office:value="12">
            <text:p>12</text:p>
          </table:table-cell>
          <table:table-cell office:value-type="float" office:value="1649">
            <text:p>1649</text:p>
          </table:table-cell>
          <table:table-cell office:value-type="float" office:value="9896">
            <text:p>9896</text:p>
          </table:table-cell>
          <table:table-cell office:value-type="float" office:value="1799">
            <text:p>1799</text:p>
          </table:table-cell>
          <table:table-cell office:value-type="float" office:value="11245">
            <text:p>11245</text:p>
          </table:table-cell>
          <table:table-cell office:value-type="float" office:value="11982">
            <text:p>11982</text:p>
          </table:table-cell>
          <table:table-cell office:value-type="float" office:value="13634">
            <text:p>13634</text:p>
          </table:table-cell>
          <table:table-cell office:value-type="float" office:value="14068">
            <text:p>14068</text:p>
          </table:table-cell>
          <table:table-cell office:value-type="float" office:value="16024">
            <text:p>16024</text:p>
          </table:table-cell>
          <table:table-cell office:value-type="string">
            <text:p>Ise Mariya</text:p>
          </table:table-cell>
          <table:table-cell office:value-type="string">
            <text:p>toi8</text:p>
          </table:table-cell>
          <table:table-cell office:value-type="string">
            <text:p>Earth</text:p>
          </table:table-cell>
          <table:table-cell office:value-type="string">
            <text:p>89</text:p>
          </table:table-cell>
          <table:table-cell office:value-type="string">
            <text:p>12.20%</text:p>
          </table:table-cell>
          <table:table-cell office:value-type="string">
            <text:p>1.10%</text:p>
          </table:table-cell>
          <table:table-cell office:value-type="string">
            <text:p>4%</text:p>
          </table:table-cell>
          <table:table-cell office:value-type="string">
            <text:p>24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nsort Yu (Trait), Demonic, Humanoid, Immune to Pigify, Non-Hominidae Servant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Abigail Williams (Summ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アビゲイル・ウィリアムズ〔夏〕</text:p>
          </table:table-cell>
          <table:table-cell office:value-type="string">
            <text:p>The Key to the Gate, Sut-Typhon, Yog-Sothoth, All-in-One, One-in-All, Abby</text:p>
          </table:table-cell>
          <table:table-cell office:value-type="float" office:value="16">
            <text:p>16</text:p>
          </table:table-cell>
          <table:table-cell office:value-type="float" office:value="1820">
            <text:p>1820</text:p>
          </table:table-cell>
          <table:table-cell office:value-type="float" office:value="11781">
            <text:p>11781</text:p>
          </table:table-cell>
          <table:table-cell office:value-type="float" office:value="2090">
            <text:p>2090</text:p>
          </table:table-cell>
          <table:table-cell office:value-type="float" office:value="14250">
            <text:p>14250</text:p>
          </table:table-cell>
          <table:table-cell office:value-type="float" office:value="12896">
            <text:p>12896</text:p>
          </table:table-cell>
          <table:table-cell office:value-type="float" office:value="15611">
            <text:p>15611</text:p>
          </table:table-cell>
          <table:table-cell office:value-type="float" office:value="15137">
            <text:p>15137</text:p>
          </table:table-cell>
          <table:table-cell office:value-type="float" office:value="18347">
            <text:p>18347</text:p>
          </table:table-cell>
          <table:table-cell office:value-type="string">
            <text:p>Ōwada Hitomi</text:p>
          </table:table-cell>
          <table:table-cell office:value-type="string">
            <text:p>Kuroboshi Kouhaku</text:p>
          </table:table-cell>
          <table:table-cell office:value-type="string">
            <text:p>Earth</text:p>
          </table:table-cell>
          <table:table-cell office:value-type="string">
            <text:p>150</text:p>
          </table:table-cell>
          <table:table-cell office:value-type="string">
            <text:p>15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6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hild Servant, Divinity, Enuma Elish Nullification, Existence Outside the Domain, Hominidae Servant, Humanoid, Servant, Summer Mode Servant, Threat to Humanity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Tomoe Gozen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巴御前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90">
            <text:p>1590</text:p>
          </table:table-cell>
          <table:table-cell office:value-type="float" office:value="9544">
            <text:p>9544</text:p>
          </table:table-cell>
          <table:table-cell office:value-type="float" office:value="1957">
            <text:p>1957</text:p>
          </table:table-cell>
          <table:table-cell office:value-type="float" office:value="12233">
            <text:p>12233</text:p>
          </table:table-cell>
          <table:table-cell office:value-type="float" office:value="11556">
            <text:p>11556</text:p>
          </table:table-cell>
          <table:table-cell office:value-type="float" office:value="14832">
            <text:p>14832</text:p>
          </table:table-cell>
          <table:table-cell office:value-type="float" office:value="13568">
            <text:p>13568</text:p>
          </table:table-cell>
          <table:table-cell office:value-type="float" office:value="17432">
            <text:p>17432</text:p>
          </table:table-cell>
          <table:table-cell office:value-type="string">
            <text:p>Kanemoto Hisako</text:p>
          </table:table-cell>
          <table:table-cell office:value-type="string">
            <text:p>Shirab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emonic, Genji, Hominidae Servant, Humanoid, Oni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Murasaki Shikibu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紫式部</text:p>
          </table:table-cell>
          <table:table-cell office:value-type="string">
            <text:p>Fujiwara no Kaoruko (藤原香子?), Lady Murasaki</text:p>
          </table:table-cell>
          <table:table-cell office:value-type="float" office:value="12">
            <text:p>12</text:p>
          </table:table-cell>
          <table:table-cell office:value-type="float" office:value="1455">
            <text:p>1455</text:p>
          </table:table-cell>
          <table:table-cell office:value-type="float" office:value="8730">
            <text:p>8730</text:p>
          </table:table-cell>
          <table:table-cell office:value-type="float" office:value="1900">
            <text:p>1900</text:p>
          </table:table-cell>
          <table:table-cell office:value-type="float" office:value="11880">
            <text:p>11880</text:p>
          </table:table-cell>
          <table:table-cell office:value-type="float" office:value="10570">
            <text:p>10570</text:p>
          </table:table-cell>
          <table:table-cell office:value-type="float" office:value="14404">
            <text:p>14404</text:p>
          </table:table-cell>
          <table:table-cell office:value-type="float" office:value="12411">
            <text:p>12411</text:p>
          </table:table-cell>
          <table:table-cell office:value-type="float" office:value="16929">
            <text:p>16929</text:p>
          </table:table-cell>
          <table:table-cell office:value-type="string">
            <text:p>Kayano Ai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8.80%</text:p>
          </table:table-cell>
          <table:table-cell office:value-type="string">
            <text:p>0.53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Himik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卑弥呼</text:p>
          </table:table-cell>
          <table:table-cell office:value-type="string">
            <text:p>Shingi Waō (親魏倭王?)</text:p>
          </table:table-cell>
          <table:table-cell office:value-type="float" office:value="16">
            <text:p>16</text:p>
          </table:table-cell>
          <table:table-cell office:value-type="float" office:value="1647">
            <text:p>1647</text:p>
          </table:table-cell>
          <table:table-cell office:value-type="float" office:value="10659">
            <text:p>10659</text:p>
          </table:table-cell>
          <table:table-cell office:value-type="float" office:value="2200">
            <text:p>2200</text:p>
          </table:table-cell>
          <table:table-cell office:value-type="float" office:value="15000">
            <text:p>15000</text:p>
          </table:table-cell>
          <table:table-cell office:value-type="float" office:value="11668">
            <text:p>11668</text:p>
          </table:table-cell>
          <table:table-cell office:value-type="float" office:value="16433">
            <text:p>16433</text:p>
          </table:table-cell>
          <table:table-cell office:value-type="float" office:value="13696">
            <text:p>13696</text:p>
          </table:table-cell>
          <table:table-cell office:value-type="float" office:value="19313">
            <text:p>19313</text:p>
          </table:table-cell>
          <table:table-cell office:value-type="string">
            <text:p>Tamura Yukari</text:p>
          </table:table-cell>
          <table:table-cell office:value-type="string">
            <text:p>toi8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9.9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Barrier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Saitō Hajim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斎藤一</text:p>
          </table:table-cell>
          <table:table-cell office:value-type="string">
            <text:p>Hajime-chan</text:p>
          </table:table-cell>
          <table:table-cell office:value-type="float" office:value="12">
            <text:p>12</text:p>
          </table:table-cell>
          <table:table-cell office:value-type="float" office:value="1570">
            <text:p>1570</text:p>
          </table:table-cell>
          <table:table-cell office:value-type="float" office:value="9425">
            <text:p>9425</text:p>
          </table:table-cell>
          <table:table-cell office:value-type="float" office:value="1899">
            <text:p>1899</text:p>
          </table:table-cell>
          <table:table-cell office:value-type="float" office:value="11873">
            <text:p>11873</text:p>
          </table:table-cell>
          <table:table-cell office:value-type="float" office:value="11412">
            <text:p>11412</text:p>
          </table:table-cell>
          <table:table-cell office:value-type="float" office:value="14396">
            <text:p>14396</text:p>
          </table:table-cell>
          <table:table-cell office:value-type="float" office:value="13399">
            <text:p>13399</text:p>
          </table:table-cell>
          <table:table-cell office:value-type="float" office:value="16919">
            <text:p>16919</text:p>
          </table:table-cell>
          <table:table-cell office:value-type="string">
            <text:p>Ishikawa Kaito</text:p>
          </table:table-cell>
          <table:table-cell office:value-type="string">
            <text:p>Ikezawa Shin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Shinsengumi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7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Oda Nobukatsu</text:p>
          </table:table-cell>
          <table:table-cell office:value-type="string">
            <text:p>1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織田信勝</text:p>
          </table:table-cell>
          <table:table-cell office:value-type="string">
            <text:p>Oda Nobuyuki, Kattsu</text:p>
          </table:table-cell>
          <table:table-cell office:value-type="float" office:value="3">
            <text:p>3</text:p>
          </table:table-cell>
          <table:table-cell office:value-type="float" office:value="930">
            <text:p>930</text:p>
          </table:table-cell>
          <table:table-cell office:value-type="float" office:value="5116">
            <text:p>5116</text:p>
          </table:table-cell>
          <table:table-cell office:value-type="float" office:value="1512">
            <text:p>1512</text:p>
          </table:table-cell>
          <table:table-cell office:value-type="float" office:value="7563">
            <text:p>7563</text:p>
          </table:table-cell>
          <table:table-cell office:value-type="float" office:value="7949">
            <text:p>7949</text:p>
          </table:table-cell>
          <table:table-cell office:value-type="float" office:value="11659">
            <text:p>11659</text:p>
          </table:table-cell>
          <table:table-cell office:value-type="float" office:value="9368">
            <text:p>9368</text:p>
          </table:table-cell>
          <table:table-cell office:value-type="float" office:value="13710">
            <text:p>13710</text:p>
          </table:table-cell>
          <table:table-cell office:value-type="string">
            <text:p>Yamashita Daiki, Kugimiya Rie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145</text:p>
          </table:table-cell>
          <table:table-cell office:value-type="string">
            <text:p>7.90%</text:p>
          </table:table-cell>
          <table:table-cell office:value-type="string">
            <text:p>0.75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Van Gog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ヴァン・ゴッホ</text:p>
          </table:table-cell>
          <table:table-cell office:value-type="string">
            <text:p>Vincent Van Gogh (ヴィンセント・ヴァン・ゴッホ?), Clytie (クリュティエ?), Clytie-Van Gogh (クリュティエ＝ヴァン・ゴッホ?), Vulthoom, Gsarthotegga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1220">
            <text:p>11220</text:p>
          </table:table-cell>
          <table:table-cell office:value-type="float" office:value="2200">
            <text:p>2200</text:p>
          </table:table-cell>
          <table:table-cell office:value-type="float" office:value="15000">
            <text:p>15000</text:p>
          </table:table-cell>
          <table:table-cell office:value-type="float" office:value="12282">
            <text:p>12282</text:p>
          </table:table-cell>
          <table:table-cell office:value-type="float" office:value="16433">
            <text:p>16433</text:p>
          </table:table-cell>
          <table:table-cell office:value-type="float" office:value="14416">
            <text:p>14416</text:p>
          </table:table-cell>
          <table:table-cell office:value-type="float" office:value="19313">
            <text:p>19313</text:p>
          </table:table-cell>
          <table:table-cell office:value-type="string">
            <text:p>Takahashi Karin</text:p>
          </table:table-cell>
          <table:table-cell office:value-type="string">
            <text:p>Kibadori Rue</text:p>
          </table:table-cell>
          <table:table-cell office:value-type="string">
            <text:p>Earth</text:p>
          </table:table-cell>
          <table:table-cell office:value-type="string">
            <text:p>147</text:p>
          </table:table-cell>
          <table:table-cell office:value-type="string">
            <text:p>14.90%</text:p>
          </table:table-cell>
          <table:table-cell office:value-type="string">
            <text:p>0.76%</text:p>
          </table:table-cell>
          <table:table-cell office:value-type="string">
            <text:p>3%</text:p>
          </table:table-cell>
          <table:table-cell office:value-type="string">
            <text:p>6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ivinity, Existence Outside the Domain, Hominidae Servant, Humanoid, Servant, Threat to Humanity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Nemo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ネモ</text:p>
          </table:table-cell>
          <table:table-cell office:value-type="string">
            <text:p>Captain Nemo, Captain, Prince, Nameless, Prince Dakkar, Triton</text:p>
          </table:table-cell>
          <table:table-cell office:value-type="float" office:value="16">
            <text:p>16</text:p>
          </table:table-cell>
          <table:table-cell office:value-type="float" office:value="1766">
            <text:p>1766</text:p>
          </table:table-cell>
          <table:table-cell office:value-type="float" office:value="11427">
            <text:p>11427</text:p>
          </table:table-cell>
          <table:table-cell office:value-type="float" office:value="2006">
            <text:p>2006</text:p>
          </table:table-cell>
          <table:table-cell office:value-type="float" office:value="13680">
            <text:p>13680</text:p>
          </table:table-cell>
          <table:table-cell office:value-type="float" office:value="12509">
            <text:p>12509</text:p>
          </table:table-cell>
          <table:table-cell office:value-type="float" office:value="14987">
            <text:p>14987</text:p>
          </table:table-cell>
          <table:table-cell office:value-type="float" office:value="14682">
            <text:p>14682</text:p>
          </table:table-cell>
          <table:table-cell office:value-type="float" office:value="17614">
            <text:p>17614</text:p>
          </table:table-cell>
          <table:table-cell office:value-type="string">
            <text:p>Hanamori Yumiri</text:p>
          </table:table-cell>
          <table:table-cell office:value-type="string">
            <text:p>DANGERDROP</text:p>
          </table:table-cell>
          <table:table-cell office:value-type="string">
            <text:p>Sky</text:p>
          </table:table-cell>
          <table:table-cell office:value-type="string">
            <text:p>204</text:p>
          </table:table-cell>
          <table:table-cell office:value-type="string">
            <text:p>8.9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Argo-Related, Costume-Owning, Divine Spirit, Divinity, Greek Mythology Male, 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Ashiya Dōm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蘆屋道満</text:p>
          </table:table-cell>
          <table:table-cell office:value-type="string">
            <text:p>Dōma Hōshi (道摩法師?), Beautiful Carnivore, DOMAN, Manbo-chan, Limbo (リンボ?), Rakshasa King - Skull Eboshi Ashiya Dōman (羅刹王・髑髏烏帽子蘆屋道満?)</text:p>
          </table:table-cell>
          <table:table-cell office:value-type="float" office:value="16">
            <text:p>16</text:p>
          </table:table-cell>
          <table:table-cell office:value-type="float" office:value="1893">
            <text:p>1893</text:p>
          </table:table-cell>
          <table:table-cell office:value-type="float" office:value="12252">
            <text:p>12252</text:p>
          </table:table-cell>
          <table:table-cell office:value-type="float" office:value="1945">
            <text:p>1945</text:p>
          </table:table-cell>
          <table:table-cell office:value-type="float" office:value="13266">
            <text:p>13266</text:p>
          </table:table-cell>
          <table:table-cell office:value-type="float" office:value="13412">
            <text:p>13412</text:p>
          </table:table-cell>
          <table:table-cell office:value-type="float" office:value="14533">
            <text:p>14533</text:p>
          </table:table-cell>
          <table:table-cell office:value-type="float" office:value="15742">
            <text:p>15742</text:p>
          </table:table-cell>
          <table:table-cell office:value-type="float" office:value="17081">
            <text:p>17081</text:p>
          </table:table-cell>
          <table:table-cell office:value-type="string">
            <text:p>Morikawa Toshiyuki</text:p>
          </table:table-cell>
          <table:table-cell office:value-type="string">
            <text:p>Furumi Showichi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9.70%</text:p>
          </table:table-cell>
          <table:table-cell office:value-type="string">
            <text:p>0.70%</text:p>
          </table:table-cell>
          <table:table-cell office:value-type="string">
            <text:p>4%</text:p>
          </table:table-cell>
          <table:table-cell office:value-type="string">
            <text:p>25%</text:p>
          </table:table-cell>
          <table:table-cell office:value-type="string">
            <text:p>Chaotic Evil</text:p>
          </table:table-cell>
          <table:table-cell office:value-type="string">
            <text:p>Unknown</text:p>
          </table:table-cell>
          <table:table-cell office:value-type="string">
            <text:p>Costume-Owning, Demonic, Divinity, Humanoid, Immune to Pigify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City</text:p>
          </table:table-cell>
          <table:table-cell office:value-type="string">
            <text:p>5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Watanabe no Tsun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渡辺綱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87">
            <text:p>1687</text:p>
          </table:table-cell>
          <table:table-cell office:value-type="float" office:value="10123">
            <text:p>10123</text:p>
          </table:table-cell>
          <table:table-cell office:value-type="float" office:value="1799">
            <text:p>1799</text:p>
          </table:table-cell>
          <table:table-cell office:value-type="float" office:value="11248">
            <text:p>11248</text:p>
          </table:table-cell>
          <table:table-cell office:value-type="float" office:value="12257">
            <text:p>12257</text:p>
          </table:table-cell>
          <table:table-cell office:value-type="float" office:value="13638">
            <text:p>13638</text:p>
          </table:table-cell>
          <table:table-cell office:value-type="float" office:value="14391">
            <text:p>14391</text:p>
          </table:table-cell>
          <table:table-cell office:value-type="float" office:value="16029">
            <text:p>16029</text:p>
          </table:table-cell>
          <table:table-cell office:value-type="string">
            <text:p>Akabane Kenji</text:p>
          </table:table-cell>
          <table:table-cell office:value-type="string">
            <text:p>Hidari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60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Genji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Demon</text:p>
          </table:table-cell>
          <table:table-cell office:value-type="string">
            <text:p>3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Ibuki D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伊吹童子</text:p>
          </table:table-cell>
          <table:table-cell office:value-type="string">
            <text:p>Shuten Dōji, Ibuki Douji</text:p>
          </table:table-cell>
          <table:table-cell office:value-type="float" office:value="16">
            <text:p>16</text:p>
          </table:table-cell>
          <table:table-cell office:value-type="float" office:value="1964">
            <text:p>1964</text:p>
          </table:table-cell>
          <table:table-cell office:value-type="float" office:value="12709">
            <text:p>12709</text:p>
          </table:table-cell>
          <table:table-cell office:value-type="float" office:value="1979">
            <text:p>1979</text:p>
          </table:table-cell>
          <table:table-cell office:value-type="float" office:value="13498">
            <text:p>13498</text:p>
          </table:table-cell>
          <table:table-cell office:value-type="float" office:value="13912">
            <text:p>13912</text:p>
          </table:table-cell>
          <table:table-cell office:value-type="float" office:value="14788">
            <text:p>14788</text:p>
          </table:table-cell>
          <table:table-cell office:value-type="float" office:value="16330">
            <text:p>16330</text:p>
          </table:table-cell>
          <table:table-cell office:value-type="float" office:value="17379">
            <text:p>17379</text:p>
          </table:table-cell>
          <table:table-cell office:value-type="string">
            <text:p>Yūki Aoi</text:p>
          </table:table-cell>
          <table:table-cell office:value-type="string">
            <text:p>Honjou Raita</text:p>
          </table:table-cell>
          <table:table-cell office:value-type="string">
            <text:p>Sky</text:p>
          </table:table-cell>
          <table:table-cell office:value-type="string">
            <text:p>98</text:p>
          </table:table-cell>
          <table:table-cell office:value-type="string">
            <text:p>9.9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17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e Spirit, Divinity, Dragon, Giant, Goddess Servant, Immune to Pigify, Levitating Servant, Non-Hominidae Servant, Oni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Army / 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Vritr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ヴリトラ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905">
            <text:p>1905</text:p>
          </table:table-cell>
          <table:table-cell office:value-type="float" office:value="12332">
            <text:p>12332</text:p>
          </table:table-cell>
          <table:table-cell office:value-type="float" office:value="1999">
            <text:p>1999</text:p>
          </table:table-cell>
          <table:table-cell office:value-type="float" office:value="13632">
            <text:p>13632</text:p>
          </table:table-cell>
          <table:table-cell office:value-type="float" office:value="13499">
            <text:p>13499</text:p>
          </table:table-cell>
          <table:table-cell office:value-type="float" office:value="14934">
            <text:p>14934</text:p>
          </table:table-cell>
          <table:table-cell office:value-type="float" office:value="15845">
            <text:p>15845</text:p>
          </table:table-cell>
          <table:table-cell office:value-type="float" office:value="17552">
            <text:p>17552</text:p>
          </table:table-cell>
          <table:table-cell office:value-type="string">
            <text:p>Asahina Madoka</text:p>
          </table:table-cell>
          <table:table-cell office:value-type="string">
            <text:p>La-na</text:p>
          </table:table-cell>
          <table:table-cell office:value-type="string">
            <text:p>Sky</text:p>
          </table:table-cell>
          <table:table-cell office:value-type="string">
            <text:p>88</text:p>
          </table:table-cell>
          <table:table-cell office:value-type="string">
            <text:p>12.20%</text:p>
          </table:table-cell>
          <table:table-cell office:value-type="string">
            <text:p>0.55%</text:p>
          </table:table-cell>
          <table:table-cell office:value-type="string">
            <text:p>4%</text:p>
          </table:table-cell>
          <table:table-cell office:value-type="string">
            <text:p>24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Demonic Beast Servant, Divine Spirit, Dragon, Humanoid, Immune to Pigify, Levitating Servant, Non-Hominidae Servant, Obstacle Maker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3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Karna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カルナ〔サンタ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30">
            <text:p>1530</text:p>
          </table:table-cell>
          <table:table-cell office:value-type="float" office:value="9180">
            <text:p>9180</text:p>
          </table:table-cell>
          <table:table-cell office:value-type="float" office:value="2060">
            <text:p>2060</text:p>
          </table:table-cell>
          <table:table-cell office:value-type="float" office:value="12877">
            <text:p>12877</text:p>
          </table:table-cell>
          <table:table-cell office:value-type="float" office:value="11115">
            <text:p>11115</text:p>
          </table:table-cell>
          <table:table-cell office:value-type="float" office:value="15613">
            <text:p>15613</text:p>
          </table:table-cell>
          <table:table-cell office:value-type="float" office:value="13050">
            <text:p>13050</text:p>
          </table:table-cell>
          <table:table-cell office:value-type="float" office:value="18350">
            <text:p>18350</text:p>
          </table:table-cell>
          <table:table-cell office:value-type="string">
            <text:p>Yusa Kōji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99</text:p>
          </table:table-cell>
          <table:table-cell office:value-type="string">
            <text:p>10.2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8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Senji Muramas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千子村正</text:p>
          </table:table-cell>
          <table:table-cell office:value-type="string">
            <text:p>Sengo Muramasa, Emiya Shirō (衛宮士郎, Emiya Shirō?)</text:p>
          </table:table-cell>
          <table:table-cell office:value-type="float" office:value="16">
            <text:p>16</text:p>
          </table:table-cell>
          <table:table-cell office:value-type="float" office:value="1757">
            <text:p>1757</text:p>
          </table:table-cell>
          <table:table-cell office:value-type="float" office:value="11373">
            <text:p>11373</text:p>
          </table:table-cell>
          <table:table-cell office:value-type="float" office:value="2153">
            <text:p>2153</text:p>
          </table:table-cell>
          <table:table-cell office:value-type="float" office:value="14680">
            <text:p>14680</text:p>
          </table:table-cell>
          <table:table-cell office:value-type="float" office:value="12449">
            <text:p>12449</text:p>
          </table:table-cell>
          <table:table-cell office:value-type="float" office:value="16083">
            <text:p>16083</text:p>
          </table:table-cell>
          <table:table-cell office:value-type="float" office:value="14613">
            <text:p>14613</text:p>
          </table:table-cell>
          <table:table-cell office:value-type="float" office:value="18901">
            <text:p>18901</text:p>
          </table:table-cell>
          <table:table-cell office:value-type="string">
            <text:p>Sugiyama Noriak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9.8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Living Human, Pseudo-Servant, Servant, Seven Knights Servant, Weak to Enuma Elis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Taira no Kagekiy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平景清</text:p>
          </table:table-cell>
          <table:table-cell office:value-type="string">
            <text:p>Kurō Hōgan Yoshitsune (九郎判官義経?), Minamoto no Yoshitsune (源義経?)</text:p>
          </table:table-cell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2705">
            <text:p>12705</text:p>
          </table:table-cell>
          <table:table-cell office:value-type="float" office:value="1777">
            <text:p>1777</text:p>
          </table:table-cell>
          <table:table-cell office:value-type="float" office:value="12117">
            <text:p>12117</text:p>
          </table:table-cell>
          <table:table-cell office:value-type="float" office:value="13908">
            <text:p>13908</text:p>
          </table:table-cell>
          <table:table-cell office:value-type="float" office:value="13275">
            <text:p>13275</text:p>
          </table:table-cell>
          <table:table-cell office:value-type="float" office:value="16325">
            <text:p>16325</text:p>
          </table:table-cell>
          <table:table-cell office:value-type="float" office:value="15601">
            <text:p>15601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Earth</text:p>
          </table:table-cell>
          <table:table-cell office:value-type="string">
            <text:p>30</text:p>
          </table:table-cell>
          <table:table-cell office:value-type="string">
            <text:p>6.10%</text:p>
          </table:table-cell>
          <table:table-cell office:value-type="string">
            <text:p>0.81%</text:p>
          </table:table-cell>
          <table:table-cell office:value-type="string">
            <text:p>5%</text:p>
          </table:table-cell>
          <table:table-cell office:value-type="string">
            <text:p>7%</text:p>
          </table:table-cell>
          <table:table-cell office:value-type="string">
            <text:p>Chaotic Evil</text:p>
          </table:table-cell>
          <table:table-cell office:value-type="string">
            <text:p>Unknown</text:p>
          </table:table-cell>
          <table:table-cell office:value-type="string">
            <text:p>Feminine Looking, Genji, Hominidae Servant, Humanoid, Loved One, 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 Secret Technique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Kiichi Hōge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鬼一法眼</text:p>
          </table:table-cell>
          <table:table-cell office:value-type="string">
            <text:p>Kiichi Hougen, Oniichi Hōgen, Sōjōbō, Soujoubou</text:p>
          </table:table-cell>
          <table:table-cell office:value-type="float" office:value="12">
            <text:p>12</text:p>
          </table:table-cell>
          <table:table-cell office:value-type="float" office:value="1572">
            <text:p>1572</text:p>
          </table:table-cell>
          <table:table-cell office:value-type="float" office:value="9434">
            <text:p>9434</text:p>
          </table:table-cell>
          <table:table-cell office:value-type="float" office:value="1786">
            <text:p>1786</text:p>
          </table:table-cell>
          <table:table-cell office:value-type="float" office:value="11168">
            <text:p>11168</text:p>
          </table:table-cell>
          <table:table-cell office:value-type="float" office:value="11423">
            <text:p>11423</text:p>
          </table:table-cell>
          <table:table-cell office:value-type="float" office:value="13541">
            <text:p>13541</text:p>
          </table:table-cell>
          <table:table-cell office:value-type="float" office:value="13412">
            <text:p>13412</text:p>
          </table:table-cell>
          <table:table-cell office:value-type="float" office:value="15915">
            <text:p>15915</text:p>
          </table:table-cell>
          <table:table-cell office:value-type="string">
            <text:p>Kakuma Ai</text:p>
          </table:table-cell>
          <table:table-cell office:value-type="string">
            <text:p>Ohmori Aoi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25.60%</text:p>
          </table:table-cell>
          <table:table-cell office:value-type="string">
            <text:p>0.56%</text:p>
          </table:table-cell>
          <table:table-cell office:value-type="string">
            <text:p>4%</text:p>
          </table:table-cell>
          <table:table-cell office:value-type="string">
            <text:p>27.50%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Demonic, Feminine Looking, Humanoid, Immune to Pigify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Fortress</text:p>
          </table:table-cell>
          <table:table-cell office:value-type="string">
            <text:p>7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Amor (Caren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アムール〔カレン〕; アムール; カレン・C・オルテンシア; ゴッドカレン; デビルカレン</text:p>
          </table:table-cell>
          <table:table-cell office:value-type="string">
            <text:p>Caren C. Hortensia, Amor, God Caren, Devil Caren</text:p>
          </table:table-cell>
          <table:table-cell office:value-type="float" office:value="16">
            <text:p>16</text:p>
          </table:table-cell>
          <table:table-cell office:value-type="float" office:value="1754">
            <text:p>1754</text:p>
          </table:table-cell>
          <table:table-cell office:value-type="float" office:value="11351">
            <text:p>11351</text:p>
          </table:table-cell>
          <table:table-cell office:value-type="float" office:value="2029">
            <text:p>2029</text:p>
          </table:table-cell>
          <table:table-cell office:value-type="float" office:value="13837">
            <text:p>13837</text:p>
          </table:table-cell>
          <table:table-cell office:value-type="float" office:value="12425">
            <text:p>12425</text:p>
          </table:table-cell>
          <table:table-cell office:value-type="float" office:value="15159">
            <text:p>15159</text:p>
          </table:table-cell>
          <table:table-cell office:value-type="float" office:value="14585">
            <text:p>14585</text:p>
          </table:table-cell>
          <table:table-cell office:value-type="float" office:value="17816">
            <text:p>17816</text:p>
          </table:table-cell>
          <table:table-cell office:value-type="string">
            <text:p>Koshimizu Ami</text:p>
          </table:table-cell>
          <table:table-cell office:value-type="string">
            <text:p>Morii Shizuki</text:p>
          </table:table-cell>
          <table:table-cell office:value-type="string">
            <text:p>Sky</text:p>
          </table:table-cell>
          <table:table-cell office:value-type="string">
            <text:p>101</text:p>
          </table:table-cell>
          <table:table-cell office:value-type="string">
            <text:p>9.9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28.8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Immune to Pigify, Living Human, Pseudo-Servant, Roman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Galate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ガラテア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764">
            <text:p>1764</text:p>
          </table:table-cell>
          <table:table-cell office:value-type="float" office:value="11414">
            <text:p>11414</text:p>
          </table:table-cell>
          <table:table-cell office:value-type="float" office:value="2059">
            <text:p>2059</text:p>
          </table:table-cell>
          <table:table-cell office:value-type="float" office:value="14040">
            <text:p>14040</text:p>
          </table:table-cell>
          <table:table-cell office:value-type="float" office:value="12494">
            <text:p>12494</text:p>
          </table:table-cell>
          <table:table-cell office:value-type="float" office:value="15381">
            <text:p>15381</text:p>
          </table:table-cell>
          <table:table-cell office:value-type="float" office:value="14666">
            <text:p>14666</text:p>
          </table:table-cell>
          <table:table-cell office:value-type="float" office:value="18077">
            <text:p>18077</text:p>
          </table:table-cell>
          <table:table-cell office:value-type="string">
            <text:p>Suegara Rie</text:p>
          </table:table-cell>
          <table:table-cell office:value-type="string">
            <text:p>Shimada Fumikane</text:p>
          </table:table-cell>
          <table:table-cell office:value-type="string">
            <text:p>Earth</text:p>
          </table:table-cell>
          <table:table-cell office:value-type="string">
            <text:p>9</text:p>
          </table:table-cell>
          <table:table-cell office:value-type="string">
            <text:p>4.80%</text:p>
          </table:table-cell>
          <table:table-cell office:value-type="string">
            <text:p>0.60%</text:p>
          </table:table-cell>
          <table:table-cell office:value-type="string">
            <text:p>5%</text:p>
          </table:table-cell>
          <table:table-cell office:value-type="string">
            <text:p>43.8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umanoid, Mechanical, Non-Hominidae Servant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Object</text:p>
          </table:table-cell>
          <table:table-cell office:value-type="string">
            <text:p>9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Miss Cra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ミス・クレーン</text:p>
          </table:table-cell>
          <table:table-cell office:value-type="string">
            <text:p>Tsurume-no-Kimi (鶴女の君?)</text:p>
          </table:table-cell>
          <table:table-cell office:value-type="float" office:value="16">
            <text:p>16</text:p>
          </table:table-cell>
          <table:table-cell office:value-type="float" office:value="1506">
            <text:p>1506</text:p>
          </table:table-cell>
          <table:table-cell office:value-type="float" office:value="9749">
            <text:p>9749</text:p>
          </table:table-cell>
          <table:table-cell office:value-type="float" office:value="2195">
            <text:p>2195</text:p>
          </table:table-cell>
          <table:table-cell office:value-type="float" office:value="14971">
            <text:p>14971</text:p>
          </table:table-cell>
          <table:table-cell office:value-type="float" office:value="10672">
            <text:p>10672</text:p>
          </table:table-cell>
          <table:table-cell office:value-type="float" office:value="16401">
            <text:p>16401</text:p>
          </table:table-cell>
          <table:table-cell office:value-type="float" office:value="12526">
            <text:p>12526</text:p>
          </table:table-cell>
          <table:table-cell office:value-type="float" office:value="19276">
            <text:p>19276</text:p>
          </table:table-cell>
          <table:table-cell office:value-type="string">
            <text:p>Mizuhashi Kaori</text:p>
          </table:table-cell>
          <table:table-cell office:value-type="string">
            <text:p>Shaka P (LASENGLE)</text:p>
          </table:table-cell>
          <table:table-cell office:value-type="string">
            <text:p>Earth</text:p>
          </table:table-cell>
          <table:table-cell office:value-type="string">
            <text:p>49</text:p>
          </table:table-cell>
          <table:table-cell office:value-type="string">
            <text:p>10.80%</text:p>
          </table:table-cell>
          <table:table-cell office:value-type="string">
            <text:p>0.39%</text:p>
          </table:table-cell>
          <table:table-cell office:value-type="string">
            <text:p>3%</text:p>
          </table:table-cell>
          <table:table-cell office:value-type="string">
            <text:p>46.5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Fairy Tale Servant, Humanoid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Mysterious Idol X (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Foreigner</text:p>
          </table:table-cell>
          <table:table-cell office:value-type="string">
            <text:p>謎のアイドルＸ〔オルタ〕</text:p>
          </table:table-cell>
          <table:table-cell office:value-type="string">
            <text:p>MIXA, Ex</text:p>
          </table:table-cell>
          <table:table-cell office:value-type="float" office:value="12">
            <text:p>12</text:p>
          </table:table-cell>
          <table:table-cell office:value-type="float" office:value="1507">
            <text:p>1507</text:p>
          </table:table-cell>
          <table:table-cell office:value-type="float" office:value="9045">
            <text:p>9045</text:p>
          </table:table-cell>
          <table:table-cell office:value-type="float" office:value="1980">
            <text:p>1980</text:p>
          </table:table-cell>
          <table:table-cell office:value-type="float" office:value="12375">
            <text:p>12375</text:p>
          </table:table-cell>
          <table:table-cell office:value-type="float" office:value="10952">
            <text:p>10952</text:p>
          </table:table-cell>
          <table:table-cell office:value-type="float" office:value="15004">
            <text:p>15004</text:p>
          </table:table-cell>
          <table:table-cell office:value-type="float" office:value="12859">
            <text:p>12859</text:p>
          </table:table-cell>
          <table:table-cell office:value-type="float" office:value="17634">
            <text:p>17634</text:p>
          </table:table-cell>
          <table:table-cell office:value-type="string">
            <text:p>Kawasumi Ayako</text:p>
          </table:table-cell>
          <table:table-cell office:value-type="string">
            <text:p>BUNBUN</text:p>
          </table:table-cell>
          <table:table-cell office:value-type="string">
            <text:p>Star</text:p>
          </table:table-cell>
          <table:table-cell office:value-type="string">
            <text:p>153</text:p>
          </table:table-cell>
          <table:table-cell office:value-type="string">
            <text:p>15%</text:p>
          </table:table-cell>
          <table:table-cell office:value-type="string">
            <text:p>0.90%</text:p>
          </table:table-cell>
          <table:table-cell office:value-type="string">
            <text:p>3%</text:p>
          </table:table-cell>
          <table:table-cell office:value-type="string">
            <text:p>6.7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Existence Outside the Domain, Hominidae Servant, Humanoid, King, Round Table Knight, 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Morg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モルガン</text:p>
          </table:table-cell>
          <table:table-cell office:value-type="string">
            <text:p>Morgana le Fae (モルガン・ル・フェ?), Morgan le Fay, Vivian</text:p>
          </table:table-cell>
          <table:table-cell office:value-type="float" office:value="16">
            <text:p>16</text:p>
          </table:table-cell>
          <table:table-cell office:value-type="float" office:value="1884">
            <text:p>1884</text:p>
          </table:table-cell>
          <table:table-cell office:value-type="float" office:value="12193">
            <text:p>12193</text:p>
          </table:table-cell>
          <table:table-cell office:value-type="float" office:value="1824">
            <text:p>1824</text:p>
          </table:table-cell>
          <table:table-cell office:value-type="float" office:value="12440">
            <text:p>12440</text:p>
          </table:table-cell>
          <table:table-cell office:value-type="float" office:value="13347">
            <text:p>13347</text:p>
          </table:table-cell>
          <table:table-cell office:value-type="float" office:value="13628">
            <text:p>13628</text:p>
          </table:table-cell>
          <table:table-cell office:value-type="float" office:value="15667">
            <text:p>15667</text:p>
          </table:table-cell>
          <table:table-cell office:value-type="float" office:value="16017">
            <text:p>16017</text:p>
          </table:table-cell>
          <table:table-cell office:value-type="string">
            <text:p>Ishikawa Yui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53%</text:p>
          </table:table-cell>
          <table:table-cell office:value-type="string">
            <text:p>5%</text:p>
          </table:table-cell>
          <table:table-cell office:value-type="string">
            <text:p>37.3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oria Face, Costume-Owning, Fae, Humanoid, King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Fortress</text:p>
          </table:table-cell>
          <table:table-cell office:value-type="string">
            <text:p>6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Barghest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妖精騎士ガウェイン; バーゲスト</text:p>
          </table:table-cell>
          <table:table-cell office:value-type="string">
            <text:p>Tam Lin Gawain (NA), Faerie Knight Gawain, Bage-ko (バゲ子?), Demon Hound Barghest</text:p>
          </table:table-cell>
          <table:table-cell office:value-type="float" office:value="12">
            <text:p>12</text:p>
          </table:table-cell>
          <table:table-cell office:value-type="float" office:value="1453">
            <text:p>1453</text:p>
          </table:table-cell>
          <table:table-cell office:value-type="float" office:value="8721">
            <text:p>8721</text:p>
          </table:table-cell>
          <table:table-cell office:value-type="float" office:value="2163">
            <text:p>2163</text:p>
          </table:table-cell>
          <table:table-cell office:value-type="float" office:value="13521">
            <text:p>13521</text:p>
          </table:table-cell>
          <table:table-cell office:value-type="float" office:value="10559">
            <text:p>10559</text:p>
          </table:table-cell>
          <table:table-cell office:value-type="float" office:value="16394">
            <text:p>16394</text:p>
          </table:table-cell>
          <table:table-cell office:value-type="float" office:value="12398">
            <text:p>12398</text:p>
          </table:table-cell>
          <table:table-cell office:value-type="float" office:value="19268">
            <text:p>19268</text:p>
          </table:table-cell>
          <table:table-cell office:value-type="string">
            <text:p>Inoue Marina</text:p>
          </table:table-cell>
          <table:table-cell office:value-type="string">
            <text:p>MELON22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0.20%</text:p>
          </table:table-cell>
          <table:table-cell office:value-type="string">
            <text:p>0.74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Fae, Humanoid, Loved One, Non-Hominidae Servant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Baobhan Sith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妖精騎士トリスタン; バーヴァン・シー</text:p>
          </table:table-cell>
          <table:table-cell office:value-type="string">
            <text:p>Tam Lin Tristan (NA), Faerie Knight Tristan, Lady Spinel, Baa'van see, Tori-ko (トリ子）</text:p>
          </table:table-cell>
          <table:table-cell office:value-type="float" office:value="12">
            <text:p>12</text:p>
          </table:table-cell>
          <table:table-cell office:value-type="float" office:value="1575">
            <text:p>1575</text:p>
          </table:table-cell>
          <table:table-cell office:value-type="float" office:value="9455">
            <text:p>9455</text:p>
          </table:table-cell>
          <table:table-cell office:value-type="float" office:value="1940">
            <text:p>1940</text:p>
          </table:table-cell>
          <table:table-cell office:value-type="float" office:value="12127">
            <text:p>12127</text:p>
          </table:table-cell>
          <table:table-cell office:value-type="float" office:value="11448">
            <text:p>11448</text:p>
          </table:table-cell>
          <table:table-cell office:value-type="float" office:value="14704">
            <text:p>14704</text:p>
          </table:table-cell>
          <table:table-cell office:value-type="float" office:value="13442">
            <text:p>13442</text:p>
          </table:table-cell>
          <table:table-cell office:value-type="float" office:value="17281">
            <text:p>17281</text:p>
          </table:table-cell>
          <table:table-cell office:value-type="string">
            <text:p>Waki Azumi</text:p>
          </table:table-cell>
          <table:table-cell office:value-type="string">
            <text:p>Mochizuki Kei</text:p>
          </table:table-cell>
          <table:table-cell office:value-type="string">
            <text:p>Earth</text:p>
          </table:table-cell>
          <table:table-cell office:value-type="string">
            <text:p>147</text:p>
          </table:table-cell>
          <table:table-cell office:value-type="string">
            <text:p>8.1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Fae, Humanoid, Non-Hominidae 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élusi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妖精騎士ランスロット; メリュジーヌ</text:p>
          </table:table-cell>
          <table:table-cell office:value-type="string">
            <text:p>Tam Lin Lancelot (NA), Faerie Knight Lancelot, Albion (アルビオン?), Albion's Remnant, Melu-ko (メリュ子?)</text:p>
          </table:table-cell>
          <table:table-cell office:value-type="float" office:value="16">
            <text:p>16</text:p>
          </table:table-cell>
          <table:table-cell office:value-type="float" office:value="1878">
            <text:p>1878</text:p>
          </table:table-cell>
          <table:table-cell office:value-type="float" office:value="12154">
            <text:p>12154</text:p>
          </table:table-cell>
          <table:table-cell office:value-type="float" office:value="2070">
            <text:p>2070</text:p>
          </table:table-cell>
          <table:table-cell office:value-type="float" office:value="14114">
            <text:p>14114</text:p>
          </table:table-cell>
          <table:table-cell office:value-type="float" office:value="13304">
            <text:p>13304</text:p>
          </table:table-cell>
          <table:table-cell office:value-type="float" office:value="15462">
            <text:p>15462</text:p>
          </table:table-cell>
          <table:table-cell office:value-type="float" office:value="15617">
            <text:p>15617</text:p>
          </table:table-cell>
          <table:table-cell office:value-type="float" office:value="18172">
            <text:p>18172</text:p>
          </table:table-cell>
          <table:table-cell office:value-type="string">
            <text:p>Kouno Marika</text:p>
          </table:table-cell>
          <table:table-cell office:value-type="string">
            <text:p>CHOCO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2%</text:p>
          </table:table-cell>
          <table:table-cell office:value-type="string">
            <text:p>0.65%</text:p>
          </table:table-cell>
          <table:table-cell office:value-type="string">
            <text:p>4%</text:p>
          </table:table-cell>
          <table:table-cell office:value-type="string">
            <text:p>23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 Beast Servant, Dragon, Enuma Elish Nullification, Fae, Fairy Tale Servant, Humanoid, Immune to Pigify, Loved One, Non-Hominidae Servant, Servant, Seven Knights 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Percival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パーシヴァル</text:p>
          </table:table-cell>
          <table:table-cell office:value-type="string">
            <text:p>Holy Knight of the Dove (白鳩の聖なる騎士?)Percival of the White Light, Percival the Mighty</text:p>
          </table:table-cell>
          <table:table-cell office:value-type="float" office:value="12">
            <text:p>12</text:p>
          </table:table-cell>
          <table:table-cell office:value-type="float" office:value="1528">
            <text:p>1528</text:p>
          </table:table-cell>
          <table:table-cell office:value-type="float" office:value="9168">
            <text:p>9168</text:p>
          </table:table-cell>
          <table:table-cell office:value-type="float" office:value="1938">
            <text:p>1938</text:p>
          </table:table-cell>
          <table:table-cell office:value-type="float" office:value="12112">
            <text:p>12112</text:p>
          </table:table-cell>
          <table:table-cell office:value-type="float" office:value="11100">
            <text:p>11100</text:p>
          </table:table-cell>
          <table:table-cell office:value-type="float" office:value="14686">
            <text:p>14686</text:p>
          </table:table-cell>
          <table:table-cell office:value-type="float" office:value="13033">
            <text:p>13033</text:p>
          </table:table-cell>
          <table:table-cell office:value-type="float" office:value="17260">
            <text:p>17260</text:p>
          </table:table-cell>
          <table:table-cell office:value-type="string">
            <text:p>Matsukaze Masaya</text:p>
          </table:table-cell>
          <table:table-cell office:value-type="string">
            <text:p>Shiramine</text:p>
          </table:table-cell>
          <table:table-cell office:value-type="string">
            <text:p>Earth</text:p>
          </table:table-cell>
          <table:table-cell office:value-type="string">
            <text:p>89</text:p>
          </table:table-cell>
          <table:table-cell office:value-type="string">
            <text:p>12%</text:p>
          </table:table-cell>
          <table:table-cell office:value-type="string">
            <text:p>0.64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Round Table Knigh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~A+</text:p>
          </table:table-cell>
          <table:table-cell office:value-type="string">
            <text:p>Anti-Fortress</text:p>
          </table:table-cell>
          <table:table-cell office:value-type="string">
            <text:p>4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Koyanskaya of Ligh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光のコヤンスカヤ</text:p>
          </table:table-cell>
          <table:table-cell office:value-type="string">
            <text:p>Tamamo Vitch Koyanskaya (タマモヴィッチ・コヤンスカヤ?), Beast of Cherishment, Beast IV: L, Yaskaya (ヤースカヤ?)</text:p>
          </table:table-cell>
          <table:table-cell office:value-type="float" office:value="16">
            <text:p>16</text:p>
          </table:table-cell>
          <table:table-cell office:value-type="float" office:value="1795">
            <text:p>1795</text:p>
          </table:table-cell>
          <table:table-cell office:value-type="float" office:value="11616">
            <text:p>11616</text:p>
          </table:table-cell>
          <table:table-cell office:value-type="float" office:value="1918">
            <text:p>1918</text:p>
          </table:table-cell>
          <table:table-cell office:value-type="float" office:value="13081">
            <text:p>13081</text:p>
          </table:table-cell>
          <table:table-cell office:value-type="float" office:value="12715">
            <text:p>12715</text:p>
          </table:table-cell>
          <table:table-cell office:value-type="float" office:value="14331">
            <text:p>14331</text:p>
          </table:table-cell>
          <table:table-cell office:value-type="float" office:value="14925">
            <text:p>14925</text:p>
          </table:table-cell>
          <table:table-cell office:value-type="float" office:value="16842">
            <text:p>16842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Beast</text:p>
          </table:table-cell>
          <table:table-cell office:value-type="string">
            <text:p>102</text:p>
          </table:table-cell>
          <table:table-cell office:value-type="string">
            <text:p>25.50%</text:p>
          </table:table-cell>
          <table:table-cell office:value-type="string">
            <text:p>0.76%</text:p>
          </table:table-cell>
          <table:table-cell office:value-type="string">
            <text:p>4%</text:p>
          </table:table-cell>
          <table:table-cell office:value-type="string">
            <text:p>33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ity, Humanoid, Non-Hominidae 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World</text:p>
          </table:table-cell>
          <table:table-cell office:value-type="string">
            <text:p>8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Habetrot</text:p>
          </table:table-cell>
          <table:table-cell office:value-type="string">
            <text:p>4-Star</text:p>
          </table:table-cell>
          <table:table-cell office:value-type="string">
            <text:p>Friend</text:p>
          </table:table-cell>
          <table:table-cell office:value-type="string">
            <text:p>Rider</text:p>
          </table:table-cell>
          <table:table-cell office:value-type="string">
            <text:p>ハベトロット</text:p>
          </table:table-cell>
          <table:table-cell office:value-type="string">
            <text:p>Habenyan, Habbycat, Habemeow, Totorot (トトロット, Totorotto?); The First Tam Lin (最初の妖精騎士?)</text:p>
          </table:table-cell>
          <table:table-cell office:value-type="float" office:value="12">
            <text:p>12</text:p>
          </table:table-cell>
          <table:table-cell office:value-type="float" office:value="1440">
            <text:p>1440</text:p>
          </table:table-cell>
          <table:table-cell office:value-type="float" office:value="8642">
            <text:p>8642</text:p>
          </table:table-cell>
          <table:table-cell office:value-type="float" office:value="1881">
            <text:p>1881</text:p>
          </table:table-cell>
          <table:table-cell office:value-type="float" office:value="11760">
            <text:p>11760</text:p>
          </table:table-cell>
          <table:table-cell office:value-type="float" office:value="10464">
            <text:p>10464</text:p>
          </table:table-cell>
          <table:table-cell office:value-type="float" office:value="14259">
            <text:p>14259</text:p>
          </table:table-cell>
          <table:table-cell office:value-type="float" office:value="12286">
            <text:p>12286</text:p>
          </table:table-cell>
          <table:table-cell office:value-type="float" office:value="16758">
            <text:p>16758</text:p>
          </table:table-cell>
          <table:table-cell office:value-type="string">
            <text:p>Itō Ayasa</text:p>
          </table:table-cell>
          <table:table-cell office:value-type="string">
            <text:p>Hirai Yukio</text:p>
          </table:table-cell>
          <table:table-cell office:value-type="string">
            <text:p>Earth</text:p>
          </table:table-cell>
          <table:table-cell office:value-type="string">
            <text:p>205</text:p>
          </table:table-cell>
          <table:table-cell office:value-type="string">
            <text:p>9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Fae, Fairy Tale Servant, Humanoid, Levitating Servant, Loved One, Non-Hominidae 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Ober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オベロン</text:p>
          </table:table-cell>
          <table:table-cell office:value-type="string">
            <text:p>Faerie King (妖精王?);Oberon Vortigern (オベロン・ヴォーティガーン?);Insect of the Abyss (奈落の虫?); Abyssal Worm</text:p>
          </table:table-cell>
          <table:table-cell office:value-type="float" office:value="16">
            <text:p>16</text:p>
          </table:table-cell>
          <table:table-cell office:value-type="float" office:value="1825">
            <text:p>1825</text:p>
          </table:table-cell>
          <table:table-cell office:value-type="float" office:value="11810">
            <text:p>11810</text:p>
          </table:table-cell>
          <table:table-cell office:value-type="float" office:value="1945">
            <text:p>1945</text:p>
          </table:table-cell>
          <table:table-cell office:value-type="float" office:value="13266">
            <text:p>13266</text:p>
          </table:table-cell>
          <table:table-cell office:value-type="float" office:value="12928">
            <text:p>12928</text:p>
          </table:table-cell>
          <table:table-cell office:value-type="float" office:value="14992">
            <text:p>14992</text:p>
          </table:table-cell>
          <table:table-cell office:value-type="float" office:value="15174">
            <text:p>15174</text:p>
          </table:table-cell>
          <table:table-cell office:value-type="float" office:value="17081">
            <text:p>17081</text:p>
          </table:table-cell>
          <table:table-cell office:value-type="string">
            <text:p>Toyonaga Toshiyuki</text:p>
          </table:table-cell>
          <table:table-cell office:value-type="string">
            <text:p>Umino Chika</text:p>
          </table:table-cell>
          <table:table-cell office:value-type="string">
            <text:p>Earth</text:p>
          </table:table-cell>
          <table:table-cell office:value-type="string">
            <text:p>104</text:p>
          </table:table-cell>
          <table:table-cell office:value-type="string">
            <text:p>20.5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18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Dragon, Enuma Elish Nullification, Fae, Humanoid, King, Non-Hominidae Servant, Riding, Servant, Threat to Humanity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E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Okita Sōji (Saber 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沖田総司〔オルタ〕; 魔人神・沖田総司</text:p>
          </table:table-cell>
          <table:table-cell office:value-type="string">
            <text:p>Rengoku (煉獄?), Majin - Okita Sōji, Okita Souji Alter (Saber), Majin Saber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1999">
            <text:p>1999</text:p>
          </table:table-cell>
          <table:table-cell office:value-type="float" office:value="13635">
            <text:p>13635</text:p>
          </table:table-cell>
          <table:table-cell office:value-type="float" office:value="13645">
            <text:p>13645</text:p>
          </table:table-cell>
          <table:table-cell office:value-type="float" office:value="14938">
            <text:p>14938</text:p>
          </table:table-cell>
          <table:table-cell office:value-type="float" office:value="16016">
            <text:p>16016</text:p>
          </table:table-cell>
          <table:table-cell office:value-type="float" office:value="17556">
            <text:p>17556</text:p>
          </table:table-cell>
          <table:table-cell office:value-type="string">
            <text:p>Yūki Aoi, Nakamura Yuuichi</text:p>
          </table:table-cell>
          <table:table-cell office:value-type="string">
            <text:p>Takeuchi Takashi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10%</text:p>
          </table:table-cell>
          <table:table-cell office:value-type="string">
            <text:p>0.67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Artoria Face, Feminine Looking, Hominidae Servant, Humanoid, Servant, Seven Knights Servant, Shinsengumi Servant, Summer Mode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World</text:p>
          </table:table-cell>
          <table:table-cell office:value-type="string">
            <text:p>8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Anastasia &amp; Viy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ナスタシア＆ヴィイ</text:p>
          </table:table-cell>
          <table:table-cell office:value-type="string">
            <text:p>Anastasia (Archer)</text:p>
          </table:table-cell>
          <table:table-cell office:value-type="float" office:value="12">
            <text:p>12</text:p>
          </table:table-cell>
          <table:table-cell office:value-type="float" office:value="1590">
            <text:p>1590</text:p>
          </table:table-cell>
          <table:table-cell office:value-type="float" office:value="9542">
            <text:p>9542</text:p>
          </table:table-cell>
          <table:table-cell office:value-type="float" office:value="1806">
            <text:p>1806</text:p>
          </table:table-cell>
          <table:table-cell office:value-type="float" office:value="11288">
            <text:p>11288</text:p>
          </table:table-cell>
          <table:table-cell office:value-type="float" office:value="11553">
            <text:p>11553</text:p>
          </table:table-cell>
          <table:table-cell office:value-type="float" office:value="13686">
            <text:p>13686</text:p>
          </table:table-cell>
          <table:table-cell office:value-type="float" office:value="13565">
            <text:p>13565</text:p>
          </table:table-cell>
          <table:table-cell office:value-type="float" office:value="16085">
            <text:p>16085</text:p>
          </table:table-cell>
          <table:table-cell office:value-type="string">
            <text:p>Hara Yumi</text:p>
          </table:table-cell>
          <table:table-cell office:value-type="string">
            <text:p>sime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Charlotte Corday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シャルロット・コルデー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02">
            <text:p>1402</text:p>
          </table:table-cell>
          <table:table-cell office:value-type="float" office:value="8417">
            <text:p>8417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10191">
            <text:p>10191</text:p>
          </table:table-cell>
          <table:table-cell office:value-type="float" office:value="14407">
            <text:p>14407</text:p>
          </table:table-cell>
          <table:table-cell office:value-type="float" office:value="11966">
            <text:p>11966</text:p>
          </table:table-cell>
          <table:table-cell office:value-type="float" office:value="16932">
            <text:p>16932</text:p>
          </table:table-cell>
          <table:table-cell office:value-type="string">
            <text:p>Horie Yui</text:p>
          </table:table-cell>
          <table:table-cell office:value-type="string">
            <text:p>Aotsuki Takao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53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Leonardo Da Vinci (Rul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レオナルド・ダ・ヴィンチ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26">
            <text:p>1526</text:p>
          </table:table-cell>
          <table:table-cell office:value-type="float" office:value="9157">
            <text:p>9157</text:p>
          </table:table-cell>
          <table:table-cell office:value-type="float" office:value="1881">
            <text:p>1881</text:p>
          </table:table-cell>
          <table:table-cell office:value-type="float" office:value="11756">
            <text:p>11756</text:p>
          </table:table-cell>
          <table:table-cell office:value-type="float" office:value="11087">
            <text:p>11087</text:p>
          </table:table-cell>
          <table:table-cell office:value-type="float" office:value="14254">
            <text:p>14254</text:p>
          </table:table-cell>
          <table:table-cell office:value-type="float" office:value="13018">
            <text:p>13018</text:p>
          </table:table-cell>
          <table:table-cell office:value-type="float" office:value="16752">
            <text:p>16752</text:p>
          </table:table-cell>
          <table:table-cell office:value-type="string">
            <text:p>Sakamoto Maaya</text:p>
          </table:table-cell>
          <table:table-cell office:value-type="string">
            <text:p>Simosi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67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hild Servant, Enuma Elish Nullification, Hominidae Servant, Humanoid, Riding, Servant, Summer Mode Servan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Kama (Aveng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カーマ</text:p>
          </table:table-cell>
          <table:table-cell office:value-type="string">
            <text:p>Mara (マーラ?)</text:p>
          </table:table-cell>
          <table:table-cell office:value-type="float" office:value="16">
            <text:p>16</text:p>
          </table:table-cell>
          <table:table-cell office:value-type="float" office:value="2042">
            <text:p>2042</text:p>
          </table:table-cell>
          <table:table-cell office:value-type="float" office:value="13213">
            <text:p>13213</text:p>
          </table:table-cell>
          <table:table-cell office:value-type="float" office:value="1729">
            <text:p>1729</text:p>
          </table:table-cell>
          <table:table-cell office:value-type="float" office:value="11790">
            <text:p>11790</text:p>
          </table:table-cell>
          <table:table-cell office:value-type="float" office:value="14464">
            <text:p>14464</text:p>
          </table:table-cell>
          <table:table-cell office:value-type="float" office:value="12916">
            <text:p>12916</text:p>
          </table:table-cell>
          <table:table-cell office:value-type="float" office:value="16977">
            <text:p>16977</text:p>
          </table:table-cell>
          <table:table-cell office:value-type="float" office:value="15180">
            <text:p>15180</text:p>
          </table:table-cell>
          <table:table-cell office:value-type="string">
            <text:p>Shitaya Noriko</text:p>
          </table:table-cell>
          <table:table-cell office:value-type="string">
            <text:p>ReDrop</text:p>
          </table:table-cell>
          <table:table-cell office:value-type="string">
            <text:p>Sky</text:p>
          </table:table-cell>
          <table:table-cell office:value-type="string">
            <text:p>29</text:p>
          </table:table-cell>
          <table:table-cell office:value-type="string">
            <text:p>6.10%</text:p>
          </table:table-cell>
          <table:table-cell office:value-type="string">
            <text:p>0.52%</text:p>
          </table:table-cell>
          <table:table-cell office:value-type="string">
            <text:p>5%</text:p>
          </table:table-cell>
          <table:table-cell office:value-type="string">
            <text:p>5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emonic, Divinity, Hominidae Servant, Humanoid, Immune to Pigify, Pseudo-Servant, Riding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Unit</text:p>
          </table:table-cell>
          <table:table-cell office:value-type="string">
            <text:p>４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Caenis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カイニス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40">
            <text:p>1440</text:p>
          </table:table-cell>
          <table:table-cell office:value-type="float" office:value="9506">
            <text:p>9506</text:p>
          </table:table-cell>
          <table:table-cell office:value-type="float" office:value="1881">
            <text:p>1881</text:p>
          </table:table-cell>
          <table:table-cell office:value-type="float" office:value="10854">
            <text:p>10854</text:p>
          </table:table-cell>
          <table:table-cell office:value-type="float" office:value="10464">
            <text:p>10464</text:p>
          </table:table-cell>
          <table:table-cell office:value-type="float" office:value="14259">
            <text:p>14259</text:p>
          </table:table-cell>
          <table:table-cell office:value-type="float" office:value="14068">
            <text:p>14068</text:p>
          </table:table-cell>
          <table:table-cell office:value-type="float" office:value="16433">
            <text:p>16433</text:p>
          </table:table-cell>
          <table:table-cell office:value-type="string">
            <text:p>Komatsu Mikako</text:p>
          </table:table-cell>
          <table:table-cell office:value-type="string">
            <text:p>Azusa</text:p>
          </table:table-cell>
          <table:table-cell office:value-type="string">
            <text:p>Earth</text:p>
          </table:table-cell>
          <table:table-cell office:value-type="string">
            <text:p>204</text:p>
          </table:table-cell>
          <table:table-cell office:value-type="string">
            <text:p>9.10%</text:p>
          </table:table-cell>
          <table:table-cell office:value-type="string">
            <text:p>0.66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Neutral Summer</text:p>
          </table:table-cell>
          <table:table-cell office:value-type="string">
            <text:p>Unknown</text:p>
          </table:table-cell>
          <table:table-cell office:value-type="string">
            <text:p>Argo-Related, Caenis (Trait), Divine Spirit, Divinity, Feminine Looking, Humanoid, Immune to Pigify, King, Loved One, Non-Hominidae Servant, Riding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3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Sei Shōnagon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清少納言</text:p>
          </table:table-cell>
          <table:table-cell office:value-type="string">
            <text:p>Nagiko-san (なぎこさん?)</text:p>
          </table:table-cell>
          <table:table-cell office:value-type="float" office:value="12">
            <text:p>12</text:p>
          </table:table-cell>
          <table:table-cell office:value-type="float" office:value="1657">
            <text:p>1657</text:p>
          </table:table-cell>
          <table:table-cell office:value-type="float" office:value="9942">
            <text:p>9942</text:p>
          </table:table-cell>
          <table:table-cell office:value-type="float" office:value="1587">
            <text:p>1587</text:p>
          </table:table-cell>
          <table:table-cell office:value-type="float" office:value="9922">
            <text:p>9922</text:p>
          </table:table-cell>
          <table:table-cell office:value-type="float" office:value="12038">
            <text:p>12038</text:p>
          </table:table-cell>
          <table:table-cell office:value-type="float" office:value="12030">
            <text:p>12030</text:p>
          </table:table-cell>
          <table:table-cell office:value-type="float" office:value="14134">
            <text:p>14134</text:p>
          </table:table-cell>
          <table:table-cell office:value-type="float" office:value="14139">
            <text:p>14139</text:p>
          </table:table-cell>
          <table:table-cell office:value-type="string">
            <text:p>Fairouz Ai</text:p>
          </table:table-cell>
          <table:table-cell office:value-type="string">
            <text:p>Mika Pikazo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1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D++</text:p>
          </table:table-cell>
          <table:table-cell office:value-type="string">
            <text:p>Anti-Unit</text:p>
          </table:table-cell>
          <table:table-cell office:value-type="string">
            <text:p>7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Jacques de Molay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ジャック・ド・モレー</text:p>
          </table:table-cell>
          <table:table-cell office:value-type="string">
            <text:p>Shub-Niggurath</text:p>
          </table:table-cell>
          <table:table-cell office:value-type="float" office:value="16">
            <text:p>16</text:p>
          </table:table-cell>
          <table:table-cell office:value-type="float" office:value="1679">
            <text:p>1679</text:p>
          </table:table-cell>
          <table:table-cell office:value-type="float" office:value="10868">
            <text:p>10868</text:p>
          </table:table-cell>
          <table:table-cell office:value-type="float" office:value="2367">
            <text:p>2367</text:p>
          </table:table-cell>
          <table:table-cell office:value-type="float" office:value="16143">
            <text:p>16143</text:p>
          </table:table-cell>
          <table:table-cell office:value-type="float" office:value="11897">
            <text:p>11897</text:p>
          </table:table-cell>
          <table:table-cell office:value-type="float" office:value="17685">
            <text:p>17685</text:p>
          </table:table-cell>
          <table:table-cell office:value-type="float" office:value="13964">
            <text:p>13964</text:p>
          </table:table-cell>
          <table:table-cell office:value-type="float" office:value="20785">
            <text:p>20785</text:p>
          </table:table-cell>
          <table:table-cell office:value-type="string">
            <text:p>Aoki Shiki</text:p>
          </table:table-cell>
          <table:table-cell office:value-type="string">
            <text:p>Kuroboshi Kouhaku</text:p>
          </table:table-cell>
          <table:table-cell office:value-type="string">
            <text:p>Earth</text:p>
          </table:table-cell>
          <table:table-cell office:value-type="string">
            <text:p>148</text:p>
          </table:table-cell>
          <table:table-cell office:value-type="string">
            <text:p>14.7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5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Zenobi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ゼノビア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39">
            <text:p>1639</text:p>
          </table:table-cell>
          <table:table-cell office:value-type="float" office:value="9831">
            <text:p>9831</text:p>
          </table:table-cell>
          <table:table-cell office:value-type="float" office:value="1871">
            <text:p>1871</text:p>
          </table:table-cell>
          <table:table-cell office:value-type="float" office:value="11695">
            <text:p>11695</text:p>
          </table:table-cell>
          <table:table-cell office:value-type="float" office:value="11903">
            <text:p>11903</text:p>
          </table:table-cell>
          <table:table-cell office:value-type="float" office:value="14180">
            <text:p>14180</text:p>
          </table:table-cell>
          <table:table-cell office:value-type="float" office:value="13976">
            <text:p>13976</text:p>
          </table:table-cell>
          <table:table-cell office:value-type="float" office:value="16665">
            <text:p>16665</text:p>
          </table:table-cell>
          <table:table-cell office:value-type="string">
            <text:p>Shouji Umeka</text:p>
          </table:table-cell>
          <table:table-cell office:value-type="string">
            <text:p>Nishide Kengoro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.10%</text:p>
          </table:table-cell>
          <table:table-cell office:value-type="string">
            <text:p>0.47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Self-Control</text:p>
          </table:table-cell>
          <table:table-cell office:value-type="string">
            <text:p>4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Elizabeth Báthory (Cinderell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エリザベート・バートリー〔シンデレラ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27">
            <text:p>1527</text:p>
          </table:table-cell>
          <table:table-cell office:value-type="float" office:value="9166">
            <text:p>9166</text:p>
          </table:table-cell>
          <table:table-cell office:value-type="float" office:value="1769">
            <text:p>1769</text:p>
          </table:table-cell>
          <table:table-cell office:value-type="float" office:value="11058">
            <text:p>11058</text:p>
          </table:table-cell>
          <table:table-cell office:value-type="float" office:value="11098">
            <text:p>11098</text:p>
          </table:table-cell>
          <table:table-cell office:value-type="float" office:value="13408">
            <text:p>13408</text:p>
          </table:table-cell>
          <table:table-cell office:value-type="float" office:value="13031">
            <text:p>13031</text:p>
          </table:table-cell>
          <table:table-cell office:value-type="float" office:value="15758">
            <text:p>15758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205</text:p>
          </table:table-cell>
          <table:table-cell office:value-type="string">
            <text:p>9.10%</text:p>
          </table:table-cell>
          <table:table-cell office:value-type="string">
            <text:p>0.87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ragon, Fairy Tale Servant, Hominidae Servant, Humanoid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Buster</text:p>
          </table:table-cell>
          <table:table-cell office:value-type="string">
            <text:p>D+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Izumo no Okun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出雲阿国</text:p>
          </table:table-cell>
          <table:table-cell office:value-type="string">
            <text:p>Zan Zaburō (斬ザブロー?), Izumo-no-Okuni</text:p>
          </table:table-cell>
          <table:table-cell office:value-type="float" office:value="16">
            <text:p>16</text:p>
          </table:table-cell>
          <table:table-cell office:value-type="float" office:value="1757">
            <text:p>1757</text:p>
          </table:table-cell>
          <table:table-cell office:value-type="float" office:value="11374">
            <text:p>11374</text:p>
          </table:table-cell>
          <table:table-cell office:value-type="float" office:value="1901">
            <text:p>1901</text:p>
          </table:table-cell>
          <table:table-cell office:value-type="float" office:value="12965">
            <text:p>12965</text:p>
          </table:table-cell>
          <table:table-cell office:value-type="float" office:value="12451">
            <text:p>12451</text:p>
          </table:table-cell>
          <table:table-cell office:value-type="float" office:value="14204">
            <text:p>14204</text:p>
          </table:table-cell>
          <table:table-cell office:value-type="float" office:value="14614">
            <text:p>14614</text:p>
          </table:table-cell>
          <table:table-cell office:value-type="float" office:value="16693">
            <text:p>16693</text:p>
          </table:table-cell>
          <table:table-cell office:value-type="string">
            <text:p>Uesaka Sumire, MAFIA Kajita</text:p>
          </table:table-cell>
          <table:table-cell office:value-type="string">
            <text:p>NOCO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90%</text:p>
          </table:table-cell>
          <table:table-cell office:value-type="string">
            <text:p>0.80%</text:p>
          </table:table-cell>
          <table:table-cell office:value-type="string">
            <text:p>3%</text:p>
          </table:table-cell>
          <table:table-cell office:value-type="string">
            <text:p>42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Barrier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Mysterious Ranmaru X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venger</text:p>
          </table:table-cell>
          <table:table-cell office:value-type="string">
            <text:p>謎の蘭丸Ｘ</text:p>
          </table:table-cell>
          <table:table-cell office:value-type="string">
            <text:p>Mori Ranmaru (森蘭丸?), Mori Naritoshi (森成利?)</text:p>
          </table:table-cell>
          <table:table-cell office:value-type="float" office:value="12">
            <text:p>12</text:p>
          </table:table-cell>
          <table:table-cell office:value-type="float" office:value="1645">
            <text:p>1645</text:p>
          </table:table-cell>
          <table:table-cell office:value-type="float" office:value="9872">
            <text:p>9872</text:p>
          </table:table-cell>
          <table:table-cell office:value-type="float" office:value="1638">
            <text:p>1638</text:p>
          </table:table-cell>
          <table:table-cell office:value-type="float" office:value="10241">
            <text:p>10241</text:p>
          </table:table-cell>
          <table:table-cell office:value-type="float" office:value="11953">
            <text:p>11953</text:p>
          </table:table-cell>
          <table:table-cell office:value-type="float" office:value="12417">
            <text:p>12417</text:p>
          </table:table-cell>
          <table:table-cell office:value-type="float" office:value="14034">
            <text:p>14034</text:p>
          </table:table-cell>
          <table:table-cell office:value-type="float" office:value="14594">
            <text:p>14594</text:p>
          </table:table-cell>
          <table:table-cell office:value-type="string">
            <text:p>Machico</text:p>
          </table:table-cell>
          <table:table-cell office:value-type="string">
            <text:p>Mika Pikazo</text:p>
          </table:table-cell>
          <table:table-cell office:value-type="string">
            <text:p>Star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45%</text:p>
          </table:table-cell>
          <table:table-cell office:value-type="string">
            <text:p>5%</text:p>
          </table:table-cell>
          <table:table-cell office:value-type="string">
            <text:p>8%</text:p>
          </table:table-cell>
          <table:table-cell office:value-type="string">
            <text:p>Lawful Good</text:p>
          </table:table-cell>
          <table:table-cell office:value-type="string">
            <text:p>Unknown</text:p>
          </table:table-cell>
          <table:table-cell office:value-type="string">
            <text:p>Enuma Elish Nullification, Existence Outside the Domain, Feminine Looking, Humanoid, Levitating Servant, Serva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Sakamoto Ryōma (L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坂本龍馬</text:p>
          </table:table-cell>
          <table:table-cell office:value-type="string">
            <text:p>Oryō (お竜?), Sakamoto Ryouma</text:p>
          </table:table-cell>
          <table:table-cell office:value-type="float" office:value="16">
            <text:p>16</text:p>
          </table:table-cell>
          <table:table-cell office:value-type="float" office:value="1661">
            <text:p>1661</text:p>
          </table:table-cell>
          <table:table-cell office:value-type="float" office:value="10753">
            <text:p>10753</text:p>
          </table:table-cell>
          <table:table-cell office:value-type="float" office:value="2221">
            <text:p>2221</text:p>
          </table:table-cell>
          <table:table-cell office:value-type="float" office:value="15147">
            <text:p>15147</text:p>
          </table:table-cell>
          <table:table-cell office:value-type="float" office:value="11771">
            <text:p>11771</text:p>
          </table:table-cell>
          <table:table-cell office:value-type="float" office:value="16594">
            <text:p>16594</text:p>
          </table:table-cell>
          <table:table-cell office:value-type="float" office:value="13817">
            <text:p>13817</text:p>
          </table:table-cell>
          <table:table-cell office:value-type="float" office:value="19503">
            <text:p>19503</text:p>
          </table:table-cell>
          <table:table-cell office:value-type="string">
            <text:p>Kase Yasuyuki, Horie Yui</text:p>
          </table:table-cell>
          <table:table-cell office:value-type="string">
            <text:p>pako</text:p>
          </table:table-cell>
          <table:table-cell office:value-type="string">
            <text:p>Man</text:p>
          </table:table-cell>
          <table:table-cell office:value-type="string">
            <text:p>91</text:p>
          </table:table-cell>
          <table:table-cell office:value-type="string">
            <text:p>12%</text:p>
          </table:table-cell>
          <table:table-cell office:value-type="string">
            <text:p>0.47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Martha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マルタ〔サンタ〕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366">
            <text:p>1366</text:p>
          </table:table-cell>
          <table:table-cell office:value-type="float" office:value="8197">
            <text:p>8197</text:p>
          </table:table-cell>
          <table:table-cell office:value-type="float" office:value="2016">
            <text:p>2016</text:p>
          </table:table-cell>
          <table:table-cell office:value-type="float" office:value="12605">
            <text:p>12605</text:p>
          </table:table-cell>
          <table:table-cell office:value-type="float" office:value="9925">
            <text:p>9925</text:p>
          </table:table-cell>
          <table:table-cell office:value-type="float" office:value="15284">
            <text:p>15284</text:p>
          </table:table-cell>
          <table:table-cell office:value-type="float" office:value="11653">
            <text:p>11653</text:p>
          </table:table-cell>
          <table:table-cell office:value-type="float" office:value="17963">
            <text:p>17963</text:p>
          </table:table-cell>
          <table:table-cell office:value-type="string">
            <text:p>Hayami Saori</text:p>
          </table:table-cell>
          <table:table-cell office:value-type="string">
            <text:p>Sakamoto Mineji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80%</text:p>
          </table:table-cell>
          <table:table-cell office:value-type="string">
            <text:p>0.66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C+</text:p>
          </table:table-cell>
          <table:table-cell office:value-type="string">
            <text:p>Cooking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Tai Gong Wang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太公望</text:p>
          </table:table-cell>
          <table:table-cell office:value-type="string">
            <text:p>Grand Duke Wang, Taikōbō, Jiang Ziya (姜子牙?)</text:p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11651">
            <text:p>11651</text:p>
          </table:table-cell>
          <table:table-cell office:value-type="float" office:value="1986">
            <text:p>1986</text:p>
          </table:table-cell>
          <table:table-cell office:value-type="float" office:value="13543">
            <text:p>13543</text:p>
          </table:table-cell>
          <table:table-cell office:value-type="float" office:value="12754">
            <text:p>12754</text:p>
          </table:table-cell>
          <table:table-cell office:value-type="float" office:value="14837">
            <text:p>14837</text:p>
          </table:table-cell>
          <table:table-cell office:value-type="float" office:value="14970">
            <text:p>14970</text:p>
          </table:table-cell>
          <table:table-cell office:value-type="float" office:value="17437">
            <text:p>17437</text:p>
          </table:table-cell>
          <table:table-cell office:value-type="string">
            <text:p>Maeno Tomoaki</text:p>
          </table:table-cell>
          <table:table-cell office:value-type="string">
            <text:p>Oyo</text:p>
          </table:table-cell>
          <table:table-cell office:value-type="string">
            <text:p>Earth</text:p>
          </table:table-cell>
          <table:table-cell office:value-type="string">
            <text:p>205</text:p>
          </table:table-cell>
          <table:table-cell office:value-type="string">
            <text:p>9.10%</text:p>
          </table:table-cell>
          <table:table-cell office:value-type="string">
            <text:p>0.60%</text:p>
          </table:table-cell>
          <table:table-cell office:value-type="string">
            <text:p>3%</text:p>
          </table:table-cell>
          <table:table-cell office:value-type="string">
            <text:p>25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Immune to Pigify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Divine</text:p>
          </table:table-cell>
          <table:table-cell office:value-type="string">
            <text:p>6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Dobrynya Nikitich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ドブルイニャ・ニキチッチ</text:p>
          </table:table-cell>
          <table:table-cell office:value-type="string">
            <text:p>Добрыня Никитич</text:p>
          </table:table-cell>
          <table:table-cell office:value-type="float" office:value="12">
            <text:p>12</text:p>
          </table:table-cell>
          <table:table-cell office:value-type="float" office:value="1632">
            <text:p>1632</text:p>
          </table:table-cell>
          <table:table-cell office:value-type="float" office:value="9795">
            <text:p>9795</text:p>
          </table:table-cell>
          <table:table-cell office:value-type="float" office:value="1710">
            <text:p>1710</text:p>
          </table:table-cell>
          <table:table-cell office:value-type="float" office:value="10692">
            <text:p>10692</text:p>
          </table:table-cell>
          <table:table-cell office:value-type="float" office:value="11860">
            <text:p>11860</text:p>
          </table:table-cell>
          <table:table-cell office:value-type="float" office:value="12964">
            <text:p>12964</text:p>
          </table:table-cell>
          <table:table-cell office:value-type="float" office:value="13925">
            <text:p>13925</text:p>
          </table:table-cell>
          <table:table-cell office:value-type="float" office:value="15236">
            <text:p>15236</text:p>
          </table:table-cell>
          <table:table-cell office:value-type="string">
            <text:p>Mineda Mayu</text:p>
          </table:table-cell>
          <table:table-cell office:value-type="string">
            <text:p>Robina</text:p>
          </table:table-cell>
          <table:table-cell office:value-type="string">
            <text:p>Earth</text:p>
          </table:table-cell>
          <table:table-cell office:value-type="string">
            <text:p>205</text:p>
          </table:table-cell>
          <table:table-cell office:value-type="string">
            <text:p>9.00%</text:p>
          </table:table-cell>
          <table:table-cell office:value-type="string">
            <text:p>0.86%</text:p>
          </table:table-cell>
          <table:table-cell office:value-type="string">
            <text:p>3%</text:p>
          </table:table-cell>
          <table:table-cell office:value-type="string">
            <text:p>40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ragon, Humanoid, Loved One, Non-Hominidae Servant, Riding, Servant, Seven Knights Servant, Weak to Enuma Elish, Wild 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 / 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Koyanskaya of Darknes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闇のコヤンスカヤ</text:p>
          </table:table-cell>
          <table:table-cell office:value-type="string">
            <text:p>Tamamo Vitch Koyanskaya (タマモヴィッチ・コヤンスカヤ?), Beast of Cherishment, Beast IV: L, Yaskaya (ヤースカヤ?)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1220">
            <text:p>11220</text:p>
          </table:table-cell>
          <table:table-cell office:value-type="float" office:value="2156">
            <text:p>2156</text:p>
          </table:table-cell>
          <table:table-cell office:value-type="float" office:value="14700">
            <text:p>14700</text:p>
          </table:table-cell>
          <table:table-cell office:value-type="float" office:value="12282">
            <text:p>12282</text:p>
          </table:table-cell>
          <table:table-cell office:value-type="float" office:value="16104">
            <text:p>16104</text:p>
          </table:table-cell>
          <table:table-cell office:value-type="float" office:value="14416">
            <text:p>14416</text:p>
          </table:table-cell>
          <table:table-cell office:value-type="float" office:value="18927">
            <text:p>18927</text:p>
          </table:table-cell>
          <table:table-cell office:value-type="string">
            <text:p>Saito Chiwa</text:p>
          </table:table-cell>
          <table:table-cell office:value-type="string">
            <text:p>Wada Arco</text:p>
          </table:table-cell>
          <table:table-cell office:value-type="string">
            <text:p>Beast</text:p>
          </table:table-cell>
          <table:table-cell office:value-type="string">
            <text:p>153</text:p>
          </table:table-cell>
          <table:table-cell office:value-type="string">
            <text:p>14.80%</text:p>
          </table:table-cell>
          <table:table-cell office:value-type="string">
            <text:p>0.67%</text:p>
          </table:table-cell>
          <table:table-cell office:value-type="string">
            <text:p>3%</text:p>
          </table:table-cell>
          <table:table-cell office:value-type="string">
            <text:p>6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Demonic Beast Servant, Divinity, Existence Outside the Domain, Humanoid, Non-Hominidae Servant, Servant, Weak to Enuma Elish, Wild Beas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</text:p>
          </table:table-cell>
          <table:table-cell office:value-type="string">
            <text:p>Anti-World</text:p>
          </table:table-cell>
          <table:table-cell office:value-type="string">
            <text:p>5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Hephaesti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Pretender</text:p>
          </table:table-cell>
          <table:table-cell office:value-type="string">
            <text:p>ヘファイスティオン</text:p>
          </table:table-cell>
          <table:table-cell office:value-type="string">
            <text:p>Iskandar's Shadow (イスカンダルの影武者?), Faker (フェイカー?), Hephaestion's sister, Hephaestion Mnēmosynē (ヘファイスティオン・ムネーモシュネー?)</text:p>
          </table:table-cell>
          <table:table-cell office:value-type="float" office:value="12">
            <text:p>12</text:p>
          </table:table-cell>
          <table:table-cell office:value-type="float" office:value="1646">
            <text:p>1646</text:p>
          </table:table-cell>
          <table:table-cell office:value-type="float" office:value="9879">
            <text:p>9879</text:p>
          </table:table-cell>
          <table:table-cell office:value-type="float" office:value="1786">
            <text:p>1786</text:p>
          </table:table-cell>
          <table:table-cell office:value-type="float" office:value="11168">
            <text:p>11168</text:p>
          </table:table-cell>
          <table:table-cell office:value-type="float" office:value="11961">
            <text:p>11961</text:p>
          </table:table-cell>
          <table:table-cell office:value-type="float" office:value="13541">
            <text:p>13541</text:p>
          </table:table-cell>
          <table:table-cell office:value-type="float" office:value="14044">
            <text:p>14044</text:p>
          </table:table-cell>
          <table:table-cell office:value-type="float" office:value="15915">
            <text:p>15915</text:p>
          </table:table-cell>
          <table:table-cell office:value-type="string">
            <text:p>Taichi Yō</text:p>
          </table:table-cell>
          <table:table-cell office:value-type="string">
            <text:p>Sakamoto Mineji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19.8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17.2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~A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Manannán mac Lir (Bazett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マナナン・マク・リール〔バゼット〕; バゼット・フラガ・マクレミッツ; マナナン・マク・リール</text:p>
          </table:table-cell>
          <table:table-cell office:value-type="string">
            <text:p>Bazett Fraga McRemitz, Bazenan</text:p>
          </table:table-cell>
          <table:table-cell office:value-type="float" office:value="16">
            <text:p>16</text:p>
          </table:table-cell>
          <table:table-cell office:value-type="float" office:value="1983">
            <text:p>1983</text:p>
          </table:table-cell>
          <table:table-cell office:value-type="float" office:value="12835">
            <text:p>12835</text:p>
          </table:table-cell>
          <table:table-cell office:value-type="float" office:value="1881">
            <text:p>1881</text:p>
          </table:table-cell>
          <table:table-cell office:value-type="float" office:value="12825">
            <text:p>12825</text:p>
          </table:table-cell>
          <table:table-cell office:value-type="float" office:value="14050">
            <text:p>14050</text:p>
          </table:table-cell>
          <table:table-cell office:value-type="float" office:value="14050">
            <text:p>14050</text:p>
          </table:table-cell>
          <table:table-cell office:value-type="float" office:value="16492">
            <text:p>16492</text:p>
          </table:table-cell>
          <table:table-cell office:value-type="float" office:value="16513">
            <text:p>16513</text:p>
          </table:table-cell>
          <table:table-cell office:value-type="string">
            <text:p>Nabatame Hitomi</text:p>
          </table:table-cell>
          <table:table-cell office:value-type="string">
            <text:p>Hayashi Kewi</text:p>
          </table:table-cell>
          <table:table-cell office:value-type="string">
            <text:p>Sky</text:p>
          </table:table-cell>
          <table:table-cell office:value-type="string">
            <text:p>98</text:p>
          </table:table-cell>
          <table:table-cell office:value-type="string">
            <text:p>10%</text:p>
          </table:table-cell>
          <table:table-cell office:value-type="string">
            <text:p>0.80%</text:p>
          </table:table-cell>
          <table:table-cell office:value-type="string">
            <text:p>4%</text:p>
          </table:table-cell>
          <table:table-cell office:value-type="string">
            <text:p>25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King, Living Human, Pseudo-Servant, Riding, Servant, Weak to Enuma Elis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Counter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Trung Sister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徴姉妹</text:p>
          </table:table-cell>
          <table:table-cell office:value-type="string">
            <text:p>Hai Ba Trung, Hai Bà Trưng, Trưng Trắc, Trưng Nhị</text:p>
          </table:table-cell>
          <table:table-cell office:value-type="float" office:value="16">
            <text:p>16</text:p>
          </table:table-cell>
          <table:table-cell office:value-type="float" office:value="1838">
            <text:p>1838</text:p>
          </table:table-cell>
          <table:table-cell office:value-type="float" office:value="11898">
            <text:p>11898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3024">
            <text:p>13024</text:p>
          </table:table-cell>
          <table:table-cell office:value-type="float" office:value="15609">
            <text:p>15609</text:p>
          </table:table-cell>
          <table:table-cell office:value-type="float" office:value="15288">
            <text:p>15288</text:p>
          </table:table-cell>
          <table:table-cell office:value-type="float" office:value="18345">
            <text:p>18345</text:p>
          </table:table-cell>
          <table:table-cell office:value-type="string">
            <text:p>Kondo Reina, Ito Kanae</text:p>
          </table:table-cell>
          <table:table-cell office:value-type="string">
            <text:p>Take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10.20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Riding, Servant, Seven Knights Servant, Stout Defender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9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Taisui Xingju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太歳星君</text:p>
          </table:table-cell>
          <table:table-cell office:value-type="string">
            <text:p>Taisai Seikun</text:p>
          </table:table-cell>
          <table:table-cell office:value-type="float" office:value="12">
            <text:p>12</text:p>
          </table:table-cell>
          <table:table-cell office:value-type="float" office:value="1545">
            <text:p>1545</text:p>
          </table:table-cell>
          <table:table-cell office:value-type="float" office:value="9271">
            <text:p>9271</text:p>
          </table:table-cell>
          <table:table-cell office:value-type="float" office:value="1976">
            <text:p>1976</text:p>
          </table:table-cell>
          <table:table-cell office:value-type="float" office:value="12350">
            <text:p>12350</text:p>
          </table:table-cell>
          <table:table-cell office:value-type="float" office:value="11225">
            <text:p>11225</text:p>
          </table:table-cell>
          <table:table-cell office:value-type="float" office:value="14974">
            <text:p>14974</text:p>
          </table:table-cell>
          <table:table-cell office:value-type="float" office:value="13180">
            <text:p>13180</text:p>
          </table:table-cell>
          <table:table-cell office:value-type="float" office:value="17599">
            <text:p>17599</text:p>
          </table:table-cell>
          <table:table-cell office:value-type="string">
            <text:p>Minami Omi, Kawanishi Kengo</text:p>
          </table:table-cell>
          <table:table-cell office:value-type="string">
            <text:p>Take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9.80%</text:p>
          </table:table-cell>
          <table:table-cell office:value-type="string">
            <text:p>0.47%</text:p>
          </table:table-cell>
          <table:table-cell office:value-type="string">
            <text:p>4%</text:p>
          </table:table-cell>
          <table:table-cell office:value-type="string">
            <text:p>35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hild Servant, Demonic, Divinity, Humanoid, Immune to Pigify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Calamit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Super Buny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スーパーバニヤン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784">
            <text:p>1784</text:p>
          </table:table-cell>
          <table:table-cell office:value-type="float" office:value="11545">
            <text:p>11545</text:p>
          </table:table-cell>
          <table:table-cell office:value-type="float" office:value="1985">
            <text:p>1985</text:p>
          </table:table-cell>
          <table:table-cell office:value-type="float" office:value="13537">
            <text:p>13537</text:p>
          </table:table-cell>
          <table:table-cell office:value-type="float" office:value="12638">
            <text:p>12638</text:p>
          </table:table-cell>
          <table:table-cell office:value-type="float" office:value="14830">
            <text:p>14830</text:p>
          </table:table-cell>
          <table:table-cell office:value-type="float" office:value="14834">
            <text:p>14834</text:p>
          </table:table-cell>
          <table:table-cell office:value-type="float" office:value="17430">
            <text:p>17430</text:p>
          </table:table-cell>
          <table:table-cell office:value-type="string">
            <text:p>Omigawa Chiaki, Takahashi Rie, Yonezawa Madoka</text:p>
          </table:table-cell>
          <table:table-cell office:value-type="string">
            <text:p>Riyo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9.90%</text:p>
          </table:table-cell>
          <table:table-cell office:value-type="string">
            <text:p>0.86%</text:p>
          </table:table-cell>
          <table:table-cell office:value-type="string">
            <text:p>4%</text:p>
          </table:table-cell>
          <table:table-cell office:value-type="string">
            <text:p>40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airy Tale Servant, Giant, Hominidae Servant, Humanoid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3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Daikokuten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大黒天</text:p>
          </table:table-cell>
          <table:table-cell office:value-type="string">
            <text:p>Caster of Learning with Manga</text:p>
          </table:table-cell>
          <table:table-cell office:value-type="float" office:value="12">
            <text:p>12</text:p>
          </table:table-cell>
          <table:table-cell office:value-type="float" office:value="1438">
            <text:p>1438</text:p>
          </table:table-cell>
          <table:table-cell office:value-type="float" office:value="8629">
            <text:p>8629</text:p>
          </table:table-cell>
          <table:table-cell office:value-type="float" office:value="1901">
            <text:p>1901</text:p>
          </table:table-cell>
          <table:table-cell office:value-type="float" office:value="11882">
            <text:p>11882</text:p>
          </table:table-cell>
          <table:table-cell office:value-type="float" office:value="10448">
            <text:p>10448</text:p>
          </table:table-cell>
          <table:table-cell office:value-type="float" office:value="14407">
            <text:p>14407</text:p>
          </table:table-cell>
          <table:table-cell office:value-type="float" office:value="12267">
            <text:p>12267</text:p>
          </table:table-cell>
          <table:table-cell office:value-type="float" office:value="16932">
            <text:p>16932</text:p>
          </table:table-cell>
          <table:table-cell office:value-type="string">
            <text:p>Takeda Hana</text:p>
          </table:table-cell>
          <table:table-cell office:value-type="string">
            <text:p>Riyo</text:p>
          </table:table-cell>
          <table:table-cell office:value-type="string">
            <text:p>Sky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ity, Fairy Tale Servant, Humanoid, Non-Hominidae Servant, Servant, Seven Knights Servant, Weak to Enuma Elish, Wild 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9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Mary Anning</text:p>
          </table:table-cell>
          <table:table-cell office:value-type="string">
            <text:p>1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メアリー・アニング</text:p>
          </table:table-cell>
          <table:table-cell office:value-type="string">
            <text:p>Lancer of Learning with Manga</text:p>
          </table:table-cell>
          <table:table-cell office:value-type="float" office:value="3">
            <text:p>3</text:p>
          </table:table-cell>
          <table:table-cell office:value-type="float" office:value="1013">
            <text:p>1013</text:p>
          </table:table-cell>
          <table:table-cell office:value-type="float" office:value="5574">
            <text:p>5574</text:p>
          </table:table-cell>
          <table:table-cell office:value-type="float" office:value="1438">
            <text:p>1438</text:p>
          </table:table-cell>
          <table:table-cell office:value-type="float" office:value="7194">
            <text:p>7194</text:p>
          </table:table-cell>
          <table:table-cell office:value-type="float" office:value="8661">
            <text:p>8661</text:p>
          </table:table-cell>
          <table:table-cell office:value-type="float" office:value="10090">
            <text:p>10090</text:p>
          </table:table-cell>
          <table:table-cell office:value-type="float" office:value="10207">
            <text:p>10207</text:p>
          </table:table-cell>
          <table:table-cell office:value-type="float" office:value="13042">
            <text:p>13042</text:p>
          </table:table-cell>
          <table:table-cell office:value-type="string">
            <text:p>Naganawa Maria</text:p>
          </table:table-cell>
          <table:table-cell office:value-type="string">
            <text:p>Riyo</text:p>
          </table:table-cell>
          <table:table-cell office:value-type="string">
            <text:p>Man</text:p>
          </table:table-cell>
          <table:table-cell office:value-type="string">
            <text:p>87</text:p>
          </table:table-cell>
          <table:table-cell office:value-type="string">
            <text:p>11.80%</text:p>
          </table:table-cell>
          <table:table-cell office:value-type="string">
            <text:p>0.41%</text:p>
          </table:table-cell>
          <table:table-cell office:value-type="string">
            <text:p>4%</text:p>
          </table:table-cell>
          <table:table-cell office:value-type="string">
            <text:p>36%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Constantine X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コンスタンティノス11世</text:p>
          </table:table-cell>
          <table:table-cell office:value-type="string">
            <text:p>Constantine XI Dragases Palaiologos (コンスタンティノス11世パレオロゴス・ドラガセス?), Michael</text:p>
          </table:table-cell>
          <table:table-cell office:value-type="float" office:value="16">
            <text:p>16</text:p>
          </table:table-cell>
          <table:table-cell office:value-type="float" office:value="1688">
            <text:p>1688</text:p>
          </table:table-cell>
          <table:table-cell office:value-type="float" office:value="10923">
            <text:p>10923</text:p>
          </table:table-cell>
          <table:table-cell office:value-type="float" office:value="2046">
            <text:p>2046</text:p>
          </table:table-cell>
          <table:table-cell office:value-type="float" office:value="13953">
            <text:p>13953</text:p>
          </table:table-cell>
          <table:table-cell office:value-type="float" office:value="11957">
            <text:p>11957</text:p>
          </table:table-cell>
          <table:table-cell office:value-type="float" office:value="15286">
            <text:p>15286</text:p>
          </table:table-cell>
          <table:table-cell office:value-type="float" office:value="14035">
            <text:p>14035</text:p>
          </table:table-cell>
          <table:table-cell office:value-type="float" office:value="17965">
            <text:p>17965</text:p>
          </table:table-cell>
          <table:table-cell office:value-type="string">
            <text:p>Kamio Shinichiro</text:p>
          </table:table-cell>
          <table:table-cell office:value-type="string">
            <text:p>Kurahana Chinatsu</text:p>
          </table:table-cell>
          <table:table-cell office:value-type="string">
            <text:p>Man</text:p>
          </table:table-cell>
          <table:table-cell office:value-type="string">
            <text:p>198</text:p>
          </table:table-cell>
          <table:table-cell office:value-type="string">
            <text:p>8.90%</text:p>
          </table:table-cell>
          <table:table-cell office:value-type="string">
            <text:p>0.52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King, Riding, Roman, Servant, Seven Knights Servant, Stout Defender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Army (Self)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Charlemag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シャルルマーニュ</text:p>
          </table:table-cell>
          <table:table-cell office:value-type="string">
            <text:p>Charles the Great (カール大帝?)</text:p>
          </table:table-cell>
          <table:table-cell office:value-type="float" office:value="16">
            <text:p>16</text:p>
          </table:table-cell>
          <table:table-cell office:value-type="float" office:value="1856">
            <text:p>1856</text:p>
          </table:table-cell>
          <table:table-cell office:value-type="float" office:value="12015">
            <text:p>12015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3152">
            <text:p>13152</text:p>
          </table:table-cell>
          <table:table-cell office:value-type="float" office:value="15609">
            <text:p>15609</text:p>
          </table:table-cell>
          <table:table-cell office:value-type="float" office:value="15438">
            <text:p>15438</text:p>
          </table:table-cell>
          <table:table-cell office:value-type="float" office:value="18345">
            <text:p>18345</text:p>
          </table:table-cell>
          <table:table-cell office:value-type="string">
            <text:p>Kimura Ryōhei</text:p>
          </table:table-cell>
          <table:table-cell office:value-type="string">
            <text:p>Wada Arco</text:p>
          </table:table-cell>
          <table:table-cell office:value-type="string">
            <text:p>Star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48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King, Loved One, Riding, Roman, Servant, Seven Knights 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EX</text:p>
          </table:table-cell>
          <table:table-cell office:value-type="string">
            <text:p>Anti-King (Self)</text:p>
          </table:table-cell>
          <table:table-cell office:value-type="string">
            <text:p>12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Rolan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ローラン</text:p>
          </table:table-cell>
          <table:table-cell office:value-type="string">
            <text:p>Orlando (オルランド?)</text:p>
          </table:table-cell>
          <table:table-cell office:value-type="float" office:value="12">
            <text:p>12</text:p>
          </table:table-cell>
          <table:table-cell office:value-type="float" office:value="1614">
            <text:p>1614</text:p>
          </table:table-cell>
          <table:table-cell office:value-type="float" office:value="9687">
            <text:p>9687</text:p>
          </table:table-cell>
          <table:table-cell office:value-type="float" office:value="1966">
            <text:p>1966</text:p>
          </table:table-cell>
          <table:table-cell office:value-type="float" office:value="12293">
            <text:p>12293</text:p>
          </table:table-cell>
          <table:table-cell office:value-type="float" office:value="11729">
            <text:p>11729</text:p>
          </table:table-cell>
          <table:table-cell office:value-type="float" office:value="14905">
            <text:p>14905</text:p>
          </table:table-cell>
          <table:table-cell office:value-type="float" office:value="13771">
            <text:p>13771</text:p>
          </table:table-cell>
          <table:table-cell office:value-type="float" office:value="17518">
            <text:p>17518</text:p>
          </table:table-cell>
          <table:table-cell office:value-type="string">
            <text:p>Terashima Takuma</text:p>
          </table:table-cell>
          <table:table-cell office:value-type="string">
            <text:p>Sakamoto Mineji</text:p>
          </table:table-cell>
          <table:table-cell office:value-type="string">
            <text:p>Earth</text:p>
          </table:table-cell>
          <table:table-cell office:value-type="string">
            <text:p>100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Kriemhild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クリームヒルト</text:p>
          </table:table-cell>
          <table:table-cell office:value-type="string">
            <text:p>Guðrún</text:p>
          </table:table-cell>
          <table:table-cell office:value-type="float" office:value="12">
            <text:p>12</text:p>
          </table:table-cell>
          <table:table-cell office:value-type="float" office:value="1733">
            <text:p>1733</text:p>
          </table:table-cell>
          <table:table-cell office:value-type="float" office:value="10400">
            <text:p>10400</text:p>
          </table:table-cell>
          <table:table-cell office:value-type="float" office:value="1587">
            <text:p>1587</text:p>
          </table:table-cell>
          <table:table-cell office:value-type="float" office:value="9922">
            <text:p>9922</text:p>
          </table:table-cell>
          <table:table-cell office:value-type="float" office:value="12592">
            <text:p>12592</text:p>
          </table:table-cell>
          <table:table-cell office:value-type="float" office:value="12030">
            <text:p>12030</text:p>
          </table:table-cell>
          <table:table-cell office:value-type="float" office:value="14785">
            <text:p>14785</text:p>
          </table:table-cell>
          <table:table-cell office:value-type="float" office:value="14139">
            <text:p>14139</text:p>
          </table:table-cell>
          <table:table-cell office:value-type="string">
            <text:p>Koga Aoi</text:p>
          </table:table-cell>
          <table:table-cell office:value-type="string">
            <text:p>Konoe Ototsugu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53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James Moriarty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ジェームズ・モリアーティ</text:p>
          </table:table-cell>
          <table:table-cell office:value-type="string">
            <text:p>Young Moriarty</text:p>
          </table:table-cell>
          <table:table-cell office:value-type="float" office:value="16">
            <text:p>16</text:p>
          </table:table-cell>
          <table:table-cell office:value-type="float" office:value="1615">
            <text:p>1615</text:p>
          </table:table-cell>
          <table:table-cell office:value-type="float" office:value="10450">
            <text:p>10450</text:p>
          </table:table-cell>
          <table:table-cell office:value-type="float" office:value="2183">
            <text:p>2183</text:p>
          </table:table-cell>
          <table:table-cell office:value-type="float" office:value="14887">
            <text:p>14887</text:p>
          </table:table-cell>
          <table:table-cell office:value-type="float" office:value="11439">
            <text:p>11439</text:p>
          </table:table-cell>
          <table:table-cell office:value-type="float" office:value="16309">
            <text:p>16309</text:p>
          </table:table-cell>
          <table:table-cell office:value-type="float" office:value="13427">
            <text:p>13427</text:p>
          </table:table-cell>
          <table:table-cell office:value-type="float" office:value="19168">
            <text:p>19168</text:p>
          </table:table-cell>
          <table:table-cell office:value-type="string">
            <text:p>Itō Kento</text:p>
          </table:table-cell>
          <table:table-cell office:value-type="string">
            <text:p>Honjou Raita</text:p>
          </table:table-cell>
          <table:table-cell office:value-type="string">
            <text:p>Man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37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Don Quixote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ドン・キホーテ</text:p>
          </table:table-cell>
          <table:table-cell office:value-type="string">
            <text:p>Sancho Panza (サンチョ・パンサ?)</text:p>
          </table:table-cell>
          <table:table-cell office:value-type="float" office:value="12">
            <text:p>12</text:p>
          </table:table-cell>
          <table:table-cell office:value-type="float" office:value="1440">
            <text:p>1440</text:p>
          </table:table-cell>
          <table:table-cell office:value-type="float" office:value="8643">
            <text:p>8643</text:p>
          </table:table-cell>
          <table:table-cell office:value-type="float" office:value="2019">
            <text:p>2019</text:p>
          </table:table-cell>
          <table:table-cell office:value-type="float" office:value="12622">
            <text:p>12622</text:p>
          </table:table-cell>
          <table:table-cell office:value-type="float" office:value="10465">
            <text:p>10465</text:p>
          </table:table-cell>
          <table:table-cell office:value-type="float" office:value="15304">
            <text:p>15304</text:p>
          </table:table-cell>
          <table:table-cell office:value-type="float" office:value="12287">
            <text:p>12287</text:p>
          </table:table-cell>
          <table:table-cell office:value-type="float" office:value="17987">
            <text:p>17987</text:p>
          </table:table-cell>
          <table:table-cell office:value-type="string">
            <text:p>Tobita Nobuo, Arai Satomi</text:p>
          </table:table-cell>
          <table:table-cell office:value-type="string">
            <text:p>Murayama Ryota</text:p>
          </table:table-cell>
          <table:table-cell office:value-type="string">
            <text:p>Earth</text:p>
          </table:table-cell>
          <table:table-cell office:value-type="string">
            <text:p>93</text:p>
          </table:table-cell>
          <table:table-cell office:value-type="string">
            <text:p>11.80%</text:p>
          </table:table-cell>
          <table:table-cell office:value-type="string">
            <text:p>0.71%</text:p>
          </table:table-cell>
          <table:table-cell office:value-type="string">
            <text:p>4%</text:p>
          </table:table-cell>
          <table:table-cell office:value-type="string">
            <text:p>32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nimal Characteristics Servant, Hominidae Servant, Humanoid, Loved One, Riding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D++</text:p>
          </table:table-cell>
          <table:table-cell office:value-type="string">
            <text:p>Anti-Gian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Zhang Ju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張角</text:p>
          </table:table-cell>
          <table:table-cell office:value-type="string">
            <text:p>Zhang Jiao</text:p>
          </table:table-cell>
          <table:table-cell office:value-type="float" office:value="7">
            <text:p>7</text:p>
          </table:table-cell>
          <table:table-cell office:value-type="float" office:value="1252">
            <text:p>1252</text:p>
          </table:table-cell>
          <table:table-cell office:value-type="float" office:value="6744">
            <text:p>6744</text:p>
          </table:table-cell>
          <table:table-cell office:value-type="float" office:value="1711">
            <text:p>1711</text:p>
          </table:table-cell>
          <table:table-cell office:value-type="float" office:value="9506">
            <text:p>9506</text:p>
          </table:table-cell>
          <table:table-cell office:value-type="float" office:value="9127">
            <text:p>9127</text:p>
          </table:table-cell>
          <table:table-cell office:value-type="float" office:value="12889">
            <text:p>12889</text:p>
          </table:table-cell>
          <table:table-cell office:value-type="float" office:value="10720">
            <text:p>10720</text:p>
          </table:table-cell>
          <table:table-cell office:value-type="float" office:value="15149">
            <text:p>15149</text:p>
          </table:table-cell>
          <table:table-cell office:value-type="string">
            <text:p>Chiba Shigeru</text:p>
          </table:table-cell>
          <table:table-cell office:value-type="string">
            <text:p>Kawaguchi Takeshi</text:p>
          </table:table-cell>
          <table:table-cell office:value-type="string">
            <text:p>Man</text:p>
          </table:table-cell>
          <table:table-cell office:value-type="string">
            <text:p>51</text:p>
          </table:table-cell>
          <table:table-cell office:value-type="string">
            <text:p>10.7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34.50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Kyokutei Bak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曲亭馬琴</text:p>
          </table:table-cell>
          <table:table-cell office:value-type="string">
            <text:p>Takizawa Bakin (滝沢馬琴?), Tokimura Michi (土岐村路?), Fusehime (伏姫?), Yatsufusa (八房?)</text:p>
          </table:table-cell>
          <table:table-cell office:value-type="float" office:value="16">
            <text:p>16</text:p>
          </table:table-cell>
          <table:table-cell office:value-type="float" office:value="1657">
            <text:p>1657</text:p>
          </table:table-cell>
          <table:table-cell office:value-type="float" office:value="10723">
            <text:p>10723</text:p>
          </table:table-cell>
          <table:table-cell office:value-type="float" office:value="2090">
            <text:p>2090</text:p>
          </table:table-cell>
          <table:table-cell office:value-type="float" office:value="14256">
            <text:p>14256</text:p>
          </table:table-cell>
          <table:table-cell office:value-type="float" office:value="11738">
            <text:p>11738</text:p>
          </table:table-cell>
          <table:table-cell office:value-type="float" office:value="15618">
            <text:p>15618</text:p>
          </table:table-cell>
          <table:table-cell office:value-type="float" office:value="13778">
            <text:p>13778</text:p>
          </table:table-cell>
          <table:table-cell office:value-type="float" office:value="18355">
            <text:p>18355</text:p>
          </table:table-cell>
          <table:table-cell office:value-type="string">
            <text:p>Serizawa Yū, Kawano Taketoshi</text:p>
          </table:table-cell>
          <table:table-cell office:value-type="string">
            <text:p>TAKOLEGS</text:p>
          </table:table-cell>
          <table:table-cell office:value-type="string">
            <text:p>Man</text:p>
          </table:table-cell>
          <table:table-cell office:value-type="string">
            <text:p>197</text:p>
          </table:table-cell>
          <table:table-cell office:value-type="string">
            <text:p>9%</text:p>
          </table:table-cell>
          <table:table-cell office:value-type="string">
            <text:p>0.41%</text:p>
          </table:table-cell>
          <table:table-cell office:value-type="string">
            <text:p>3%</text:p>
          </table:table-cell>
          <table:table-cell office:value-type="string">
            <text:p>33.70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Minamoto no Tametomo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源為朝</text:p>
          </table:table-cell>
          <table:table-cell office:value-type="string">
            <text:p>Chinzei Hachirō (鎮西八郎?)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5">
            <text:p>12465</text:p>
          </table:table-cell>
          <table:table-cell office:value-type="float" office:value="1959">
            <text:p>1959</text:p>
          </table:table-cell>
          <table:table-cell office:value-type="float" office:value="13362">
            <text:p>13362</text:p>
          </table:table-cell>
          <table:table-cell office:value-type="float" office:value="13645">
            <text:p>13645</text:p>
          </table:table-cell>
          <table:table-cell office:value-type="float" office:value="14639">
            <text:p>14639</text:p>
          </table:table-cell>
          <table:table-cell office:value-type="float" office:value="16016">
            <text:p>16016</text:p>
          </table:table-cell>
          <table:table-cell office:value-type="float" office:value="17204">
            <text:p>17204</text:p>
          </table:table-cell>
          <table:table-cell office:value-type="string">
            <text:p>Nomura Kenji</text:p>
          </table:table-cell>
          <table:table-cell office:value-type="string">
            <text:p>Dd</text:p>
          </table:table-cell>
          <table:table-cell office:value-type="string">
            <text:p>Man</text:p>
          </table:table-cell>
          <table:table-cell office:value-type="string">
            <text:p>156</text:p>
          </table:table-cell>
          <table:table-cell office:value-type="string">
            <text:p>8%</text:p>
          </table:table-cell>
          <table:table-cell office:value-type="string">
            <text:p>0.56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Genji, Humanoid, Immune to Pigify, Loved One, Mechanical, Non-Hominidae Servant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</text:p>
          </table:table-cell>
          <table:table-cell office:value-type="string">
            <text:p>Anti-Warship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Archetype: Eart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アーキタイプ：アース; アルクェイド・ブリュンスタッド</text:p>
          </table:table-cell>
          <table:table-cell office:value-type="string">
            <text:p>Arcueid Brunestud</text:p>
          </table:table-cell>
          <table:table-cell office:value-type="float" office:value="16">
            <text:p>16</text:p>
          </table:table-cell>
          <table:table-cell office:value-type="float" office:value="1792">
            <text:p>1792</text:p>
          </table:table-cell>
          <table:table-cell office:value-type="float" office:value="11601">
            <text:p>11601</text:p>
          </table:table-cell>
          <table:table-cell office:value-type="float" office:value="2079">
            <text:p>2079</text:p>
          </table:table-cell>
          <table:table-cell office:value-type="float" office:value="14175">
            <text:p>14175</text:p>
          </table:table-cell>
          <table:table-cell office:value-type="float" office:value="12699">
            <text:p>12699</text:p>
          </table:table-cell>
          <table:table-cell office:value-type="float" office:value="15529">
            <text:p>15529</text:p>
          </table:table-cell>
          <table:table-cell office:value-type="float" office:value="14906">
            <text:p>14906</text:p>
          </table:table-cell>
          <table:table-cell office:value-type="float" office:value="18258">
            <text:p>18258</text:p>
          </table:table-cell>
          <table:table-cell office:value-type="string">
            <text:p>Hasegawa Ikumi</text:p>
          </table:table-cell>
          <table:table-cell office:value-type="string">
            <text:p>Takeuchi Takashi</text:p>
          </table:table-cell>
          <table:table-cell office:value-type="string">
            <text:p>Star</text:p>
          </table:table-cell>
          <table:table-cell office:value-type="string">
            <text:p>50</text:p>
          </table:table-cell>
          <table:table-cell office:value-type="string">
            <text:p>15%</text:p>
          </table:table-cell>
          <table:table-cell office:value-type="string">
            <text:p>0.45%</text:p>
          </table:table-cell>
          <table:table-cell office:value-type="string">
            <text:p>3%</text:p>
          </table:table-cell>
          <table:table-cell office:value-type="string">
            <text:p>0.60%</text:p>
          </table:table-cell>
          <table:table-cell office:value-type="string">
            <text:p>Female</text:p>
          </table:table-cell>
          <table:table-cell office:value-type="string">
            <text:p>Enuma Elish Nullification, Humanoid, Immune to Pigify, Non-Hominidae Servant, Servant</text:p>
          </table:table-cell>
          <table:table-cell office:value-type="string">
            <text:p>QAAB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  <table:table-cell office:value-type="string">
            <text:p>None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Xu Fu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lter Ego</text:p>
          </table:table-cell>
          <table:table-cell office:value-type="string">
            <text:p>徐福</text:p>
          </table:table-cell>
          <table:table-cell office:value-type="string">
            <text:p>Jofuku</text:p>
          </table:table-cell>
          <table:table-cell office:value-type="float" office:value="7">
            <text:p>7</text:p>
          </table:table-cell>
          <table:table-cell office:value-type="float" office:value="1359">
            <text:p>1359</text:p>
          </table:table-cell>
          <table:table-cell office:value-type="float" office:value="7318">
            <text:p>7318</text:p>
          </table:table-cell>
          <table:table-cell office:value-type="float" office:value="1675">
            <text:p>1675</text:p>
          </table:table-cell>
          <table:table-cell office:value-type="float" office:value="9310">
            <text:p>9310</text:p>
          </table:table-cell>
          <table:table-cell office:value-type="float" office:value="9904">
            <text:p>9904</text:p>
          </table:table-cell>
          <table:table-cell office:value-type="float" office:value="12623">
            <text:p>12623</text:p>
          </table:table-cell>
          <table:table-cell office:value-type="float" office:value="11632">
            <text:p>11632</text:p>
          </table:table-cell>
          <table:table-cell office:value-type="float" office:value="14837">
            <text:p>14837</text:p>
          </table:table-cell>
          <table:table-cell office:value-type="string">
            <text:p>Watada Misaki</text:p>
          </table:table-cell>
          <table:table-cell office:value-type="string">
            <text:p>TAKOLEGS</text:p>
          </table:table-cell>
          <table:table-cell office:value-type="string">
            <text:p>Man</text:p>
          </table:table-cell>
          <table:table-cell office:value-type="string">
            <text:p>100</text:p>
          </table:table-cell>
          <table:table-cell office:value-type="string">
            <text:p>9.80%</text:p>
          </table:table-cell>
          <table:table-cell office:value-type="string">
            <text:p>0.59%</text:p>
          </table:table-cell>
          <table:table-cell office:value-type="string">
            <text:p>4%</text:p>
          </table:table-cell>
          <table:table-cell office:value-type="string">
            <text:p>28.7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office:value-type="string">
            <text:p>Arts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Lady Aval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レディ・アヴァロン</text:p>
          </table:table-cell>
          <table:table-cell office:value-type="string">
            <text:p>LA, Merlin (Prototype)</text:p>
          </table:table-cell>
          <table:table-cell office:value-type="float" office:value="16">
            <text:p>16</text:p>
          </table:table-cell>
          <table:table-cell office:value-type="float" office:value="1786">
            <text:p>1786</text:p>
          </table:table-cell>
          <table:table-cell office:value-type="float" office:value="11556">
            <text:p>11556</text:p>
          </table:table-cell>
          <table:table-cell office:value-type="float" office:value="2027">
            <text:p>2027</text:p>
          </table:table-cell>
          <table:table-cell office:value-type="float" office:value="13822">
            <text:p>13822</text:p>
          </table:table-cell>
          <table:table-cell office:value-type="float" office:value="12650">
            <text:p>12650</text:p>
          </table:table-cell>
          <table:table-cell office:value-type="float" office:value="15143">
            <text:p>15143</text:p>
          </table:table-cell>
          <table:table-cell office:value-type="float" office:value="14848">
            <text:p>14848</text:p>
          </table:table-cell>
          <table:table-cell office:value-type="float" office:value="17796">
            <text:p>17796</text:p>
          </table:table-cell>
          <table:table-cell office:value-type="string">
            <text:p>Kawasumi Ayako</text:p>
          </table:table-cell>
          <table:table-cell office:value-type="string">
            <text:p>Taik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9.80%</text:p>
          </table:table-cell>
          <table:table-cell office:value-type="string">
            <text:p>0.53%</text:p>
          </table:table-cell>
          <table:table-cell office:value-type="string">
            <text:p>3%</text:p>
          </table:table-cell>
          <table:table-cell office:value-type="string">
            <text:p>16.50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Round Table Knight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Gareth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ガレス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353">
            <text:p>1353</text:p>
          </table:table-cell>
          <table:table-cell office:value-type="float" office:value="8119">
            <text:p>8119</text:p>
          </table:table-cell>
          <table:table-cell office:value-type="float" office:value="2205">
            <text:p>2205</text:p>
          </table:table-cell>
          <table:table-cell office:value-type="float" office:value="13783">
            <text:p>13783</text:p>
          </table:table-cell>
          <table:table-cell office:value-type="float" office:value="9830">
            <text:p>9830</text:p>
          </table:table-cell>
          <table:table-cell office:value-type="float" office:value="16712">
            <text:p>16712</text:p>
          </table:table-cell>
          <table:table-cell office:value-type="float" office:value="11542">
            <text:p>11542</text:p>
          </table:table-cell>
          <table:table-cell office:value-type="float" office:value="19641">
            <text:p>19641</text:p>
          </table:table-cell>
          <table:table-cell office:value-type="string">
            <text:p>Kuwahara Yuuki</text:p>
          </table:table-cell>
          <table:table-cell office:value-type="string">
            <text:p>Nekotawawa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10.20%</text:p>
          </table:table-cell>
          <table:table-cell office:value-type="string">
            <text:p>0.82%</text:p>
          </table:table-cell>
          <table:table-cell office:value-type="string">
            <text:p>3%</text:p>
          </table:table-cell>
          <table:table-cell office:value-type="string">
            <text:p>31.5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Round Table Knight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++</text:p>
          </table:table-cell>
          <table:table-cell office:value-type="string">
            <text:p>Anti-Unit / 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Ibuki Dōji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伊吹童子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2003">
            <text:p>2003</text:p>
          </table:table-cell>
          <table:table-cell office:value-type="float" office:value="12961">
            <text:p>12961</text:p>
          </table:table-cell>
          <table:table-cell office:value-type="float" office:value="1782">
            <text:p>1782</text:p>
          </table:table-cell>
          <table:table-cell office:value-type="float" office:value="12150">
            <text:p>12150</text:p>
          </table:table-cell>
          <table:table-cell office:value-type="float" office:value="14188">
            <text:p>14188</text:p>
          </table:table-cell>
          <table:table-cell office:value-type="float" office:value="13311">
            <text:p>13311</text:p>
          </table:table-cell>
          <table:table-cell office:value-type="float" office:value="16653">
            <text:p>16653</text:p>
          </table:table-cell>
          <table:table-cell office:value-type="float" office:value="15644">
            <text:p>15644</text:p>
          </table:table-cell>
          <table:table-cell office:value-type="string">
            <text:p>Yūki Aoi</text:p>
          </table:table-cell>
          <table:table-cell office:value-type="string">
            <text:p>Honjou Raita</text:p>
          </table:table-cell>
          <table:table-cell office:value-type="string">
            <text:p>Sky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38%</text:p>
          </table:table-cell>
          <table:table-cell office:value-type="string">
            <text:p>5%</text:p>
          </table:table-cell>
          <table:table-cell office:value-type="string">
            <text:p>32.50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e Spirit, Divinity, Dragon, Giant, Goddess Servant, Immune to Pigify, Levitating Servant, Non-Hominidae Servant, Oni, Servant, Seven Knights 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Utsumi Erice (Aveng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宇津見エリセ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706">
            <text:p>1706</text:p>
          </table:table-cell>
          <table:table-cell office:value-type="float" office:value="10239">
            <text:p>10239</text:p>
          </table:table-cell>
          <table:table-cell office:value-type="float" office:value="1568">
            <text:p>1568</text:p>
          </table:table-cell>
          <table:table-cell office:value-type="float" office:value="9801">
            <text:p>9801</text:p>
          </table:table-cell>
          <table:table-cell office:value-type="float" office:value="12397">
            <text:p>12397</text:p>
          </table:table-cell>
          <table:table-cell office:value-type="float" office:value="11883">
            <text:p>11883</text:p>
          </table:table-cell>
          <table:table-cell office:value-type="float" office:value="14556">
            <text:p>14556</text:p>
          </table:table-cell>
          <table:table-cell office:value-type="float" office:value="13966">
            <text:p>13966</text:p>
          </table:table-cell>
          <table:table-cell office:value-type="string">
            <text:p>Kitō Akari</text:p>
          </table:table-cell>
          <table:table-cell office:value-type="string">
            <text:p>NOCO</text:p>
          </table:table-cell>
          <table:table-cell office:value-type="string">
            <text:p>Man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53%</text:p>
          </table:table-cell>
          <table:table-cell office:value-type="string">
            <text:p>5%</text:p>
          </table:table-cell>
          <table:table-cell office:value-type="string">
            <text:p>8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Child Servant, Divinity, Hominidae Servant, Humanoid, Living Human, Riding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D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Scáthach-Skaði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スカサハ＝スカディ</text:p>
          </table:table-cell>
          <table:table-cell office:value-type="string">
            <text:p>Skadi (Summer)</text:p>
          </table:table-cell>
          <table:table-cell office:value-type="float" office:value="16">
            <text:p>16</text:p>
          </table:table-cell>
          <table:table-cell office:value-type="float" office:value="1679">
            <text:p>1679</text:p>
          </table:table-cell>
          <table:table-cell office:value-type="float" office:value="10868">
            <text:p>10868</text:p>
          </table:table-cell>
          <table:table-cell office:value-type="float" office:value="2178">
            <text:p>2178</text:p>
          </table:table-cell>
          <table:table-cell office:value-type="float" office:value="14850">
            <text:p>14850</text:p>
          </table:table-cell>
          <table:table-cell office:value-type="float" office:value="11897">
            <text:p>11897</text:p>
          </table:table-cell>
          <table:table-cell office:value-type="float" office:value="16269">
            <text:p>16269</text:p>
          </table:table-cell>
          <table:table-cell office:value-type="float" office:value="13964">
            <text:p>13964</text:p>
          </table:table-cell>
          <table:table-cell office:value-type="float" office:value="19120">
            <text:p>19120</text:p>
          </table:table-cell>
          <table:table-cell office:value-type="string">
            <text:p>Noto Mamiko</text:p>
          </table:table-cell>
          <table:table-cell office:value-type="string">
            <text:p>Koyama Hirokazu</text:p>
          </table:table-cell>
          <table:table-cell office:value-type="string">
            <text:p>Sky</text:p>
          </table:table-cell>
          <table:table-cell office:value-type="string">
            <text:p>102</text:p>
          </table:table-cell>
          <table:table-cell office:value-type="string">
            <text:p>9.80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17.50%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Immune to Pigify, King, Non-Hominidae Servant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Summer</text:p>
          </table:table-cell>
          <table:table-cell office:value-type="string">
            <text:p>6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Wu Zetian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武則天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82">
            <text:p>1582</text:p>
          </table:table-cell>
          <table:table-cell office:value-type="float" office:value="9492">
            <text:p>9492</text:p>
          </table:table-cell>
          <table:table-cell office:value-type="float" office:value="1746">
            <text:p>1746</text:p>
          </table:table-cell>
          <table:table-cell office:value-type="float" office:value="10914">
            <text:p>10914</text:p>
          </table:table-cell>
          <table:table-cell office:value-type="float" office:value="11493">
            <text:p>11493</text:p>
          </table:table-cell>
          <table:table-cell office:value-type="float" office:value="13233">
            <text:p>13233</text:p>
          </table:table-cell>
          <table:table-cell office:value-type="float" office:value="13494">
            <text:p>13494</text:p>
          </table:table-cell>
          <table:table-cell office:value-type="float" office:value="15553">
            <text:p>15553</text:p>
          </table:table-cell>
          <table:table-cell office:value-type="string">
            <text:p>Izawa Shiori</text:p>
          </table:table-cell>
          <table:table-cell office:value-type="string">
            <text:p>Harada Takehito</text:p>
          </table:table-cell>
          <table:table-cell office:value-type="string">
            <text:p>Man</text:p>
          </table:table-cell>
          <table:table-cell office:value-type="string">
            <text:p>52</text:p>
          </table:table-cell>
          <table:table-cell office:value-type="string">
            <text:p>10.70%</text:p>
          </table:table-cell>
          <table:table-cell office:value-type="string">
            <text:p>0.6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Summer Mode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Thrúd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スルーズ; リンド</text:p>
          </table:table-cell>
          <table:table-cell office:value-type="string">
            <text:p>Rindr</text:p>
          </table:table-cell>
          <table:table-cell office:value-type="float" office:value="12">
            <text:p>12</text:p>
          </table:table-cell>
          <table:table-cell office:value-type="float" office:value="1623">
            <text:p>1623</text:p>
          </table:table-cell>
          <table:table-cell office:value-type="float" office:value="9741">
            <text:p>9741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794">
            <text:p>11794</text:p>
          </table:table-cell>
          <table:table-cell office:value-type="float" office:value="12828">
            <text:p>12828</text:p>
          </table:table-cell>
          <table:table-cell office:value-type="float" office:value="13848">
            <text:p>13848</text:p>
          </table:table-cell>
          <table:table-cell office:value-type="float" office:value="15077">
            <text:p>15077</text:p>
          </table:table-cell>
          <table:table-cell office:value-type="string">
            <text:p>Amamiya Sora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25.50%</text:p>
          </table:table-cell>
          <table:table-cell office:value-type="string">
            <text:p>0.23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Hildr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ヒルド; エルルーン</text:p>
          </table:table-cell>
          <table:table-cell office:value-type="string">
            <text:p>Ölrún</text:p>
          </table:table-cell>
          <table:table-cell office:value-type="float" office:value="12">
            <text:p>12</text:p>
          </table:table-cell>
          <table:table-cell office:value-type="float" office:value="1623">
            <text:p>1623</text:p>
          </table:table-cell>
          <table:table-cell office:value-type="float" office:value="9741">
            <text:p>9741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794">
            <text:p>11794</text:p>
          </table:table-cell>
          <table:table-cell office:value-type="float" office:value="12828">
            <text:p>12828</text:p>
          </table:table-cell>
          <table:table-cell office:value-type="float" office:value="13848">
            <text:p>13848</text:p>
          </table:table-cell>
          <table:table-cell office:value-type="float" office:value="15077">
            <text:p>15077</text:p>
          </table:table-cell>
          <table:table-cell office:value-type="string">
            <text:p>Komatsu Mikako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25.50%</text:p>
          </table:table-cell>
          <table:table-cell office:value-type="string">
            <text:p>0.23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Ortlinde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オルトリンデ; ゲイルスケグル</text:p>
          </table:table-cell>
          <table:table-cell office:value-type="string">
            <text:p>Geirskögul</text:p>
          </table:table-cell>
          <table:table-cell office:value-type="float" office:value="12">
            <text:p>12</text:p>
          </table:table-cell>
          <table:table-cell office:value-type="float" office:value="1623">
            <text:p>1623</text:p>
          </table:table-cell>
          <table:table-cell office:value-type="float" office:value="9741">
            <text:p>9741</text:p>
          </table:table-cell>
          <table:table-cell office:value-type="float" office:value="1692">
            <text:p>1692</text:p>
          </table:table-cell>
          <table:table-cell office:value-type="float" office:value="10580">
            <text:p>10580</text:p>
          </table:table-cell>
          <table:table-cell office:value-type="float" office:value="11794">
            <text:p>11794</text:p>
          </table:table-cell>
          <table:table-cell office:value-type="float" office:value="12828">
            <text:p>12828</text:p>
          </table:table-cell>
          <table:table-cell office:value-type="float" office:value="13848">
            <text:p>13848</text:p>
          </table:table-cell>
          <table:table-cell office:value-type="float" office:value="15077">
            <text:p>15077</text:p>
          </table:table-cell>
          <table:table-cell office:value-type="string">
            <text:p>Tanaka Minami</text:p>
          </table:table-cell>
          <table:table-cell office:value-type="string">
            <text:p>Takeuchi Takashi</text:p>
          </table:table-cell>
          <table:table-cell office:value-type="string">
            <text:p>Sky</text:p>
          </table:table-cell>
          <table:table-cell office:value-type="string">
            <text:p>100</text:p>
          </table:table-cell>
          <table:table-cell office:value-type="string">
            <text:p>25.50%</text:p>
          </table:table-cell>
          <table:table-cell office:value-type="string">
            <text:p>0.23%</text:p>
          </table:table-cell>
          <table:table-cell office:value-type="string">
            <text:p>4%</text:p>
          </table:table-cell>
          <table:table-cell office:value-type="string">
            <text:p>31.60%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10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Sen no Rikyū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千利休</text:p>
          </table:table-cell>
          <table:table-cell office:value-type="string">
            <text:p>Rikyū-san (利休さん?); Komahime (駒姫?)</text:p>
          </table:table-cell>
          <table:table-cell office:value-type="float" office:value="16">
            <text:p>16</text:p>
          </table:table-cell>
          <table:table-cell office:value-type="float" office:value="1926">
            <text:p>1926</text:p>
          </table:table-cell>
          <table:table-cell office:value-type="float" office:value="12463">
            <text:p>12463</text:p>
          </table:table-cell>
          <table:table-cell office:value-type="float" office:value="1764">
            <text:p>1764</text:p>
          </table:table-cell>
          <table:table-cell office:value-type="float" office:value="12028">
            <text:p>12028</text:p>
          </table:table-cell>
          <table:table-cell office:value-type="float" office:value="13643">
            <text:p>13643</text:p>
          </table:table-cell>
          <table:table-cell office:value-type="float" office:value="13177">
            <text:p>13177</text:p>
          </table:table-cell>
          <table:table-cell office:value-type="float" office:value="16013">
            <text:p>16013</text:p>
          </table:table-cell>
          <table:table-cell office:value-type="float" office:value="15486">
            <text:p>15486</text:p>
          </table:table-cell>
          <table:table-cell office:value-type="string">
            <text:p>Sonozaki Mie</text:p>
          </table:table-cell>
          <table:table-cell office:value-type="string">
            <text:p>Shikiso</text:p>
          </table:table-cell>
          <table:table-cell office:value-type="string">
            <text:p>Man</text:p>
          </table:table-cell>
          <table:table-cell office:value-type="string">
            <text:p>9</text:p>
          </table:table-cell>
          <table:table-cell office:value-type="string">
            <text:p>4.90%</text:p>
          </table:table-cell>
          <table:table-cell office:value-type="string">
            <text:p>0.70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Levitating Servant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Barrier</text:p>
          </table:table-cell>
          <table:table-cell office:value-type="string">
            <text:p>6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Yamanami Keisuk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山南敬助</text:p>
          </table:table-cell>
          <table:table-cell office:value-type="string">
            <text:p>Sannan</text:p>
          </table:table-cell>
          <table:table-cell office:value-type="float" office:value="12">
            <text:p>12</text:p>
          </table:table-cell>
          <table:table-cell office:value-type="float" office:value="1454">
            <text:p>1454</text:p>
          </table:table-cell>
          <table:table-cell office:value-type="float" office:value="8726">
            <text:p>8726</text:p>
          </table:table-cell>
          <table:table-cell office:value-type="float" office:value="1999">
            <text:p>1999</text:p>
          </table:table-cell>
          <table:table-cell office:value-type="float" office:value="12498">
            <text:p>12498</text:p>
          </table:table-cell>
          <table:table-cell office:value-type="float" office:value="10565">
            <text:p>10565</text:p>
          </table:table-cell>
          <table:table-cell office:value-type="float" office:value="15154">
            <text:p>15154</text:p>
          </table:table-cell>
          <table:table-cell office:value-type="float" office:value="12405">
            <text:p>12405</text:p>
          </table:table-cell>
          <table:table-cell office:value-type="float" office:value="17810">
            <text:p>17810</text:p>
          </table:table-cell>
          <table:table-cell office:value-type="string">
            <text:p>Hirakawa Daisuke</text:p>
          </table:table-cell>
          <table:table-cell office:value-type="string">
            <text:p>Kibadori Rue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9.90%</text:p>
          </table:table-cell>
          <table:table-cell office:value-type="string">
            <text:p>0.81%</text:p>
          </table:table-cell>
          <table:table-cell office:value-type="string">
            <text:p>3%</text:p>
          </table:table-cell>
          <table:table-cell office:value-type="string">
            <text:p>35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Shinsengumi Servant, Weak to Enuma El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D</text:p>
          </table:table-cell>
          <table:table-cell office:value-type="string">
            <text:p>Anti-Army</text:p>
          </table:table-cell>
          <table:table-cell office:value-type="string">
            <text:p>－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Iyo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壱与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96">
            <text:p>1496</text:p>
          </table:table-cell>
          <table:table-cell office:value-type="float" office:value="8977">
            <text:p>8977</text:p>
          </table:table-cell>
          <table:table-cell office:value-type="float" office:value="1881">
            <text:p>1881</text:p>
          </table:table-cell>
          <table:table-cell office:value-type="float" office:value="11756">
            <text:p>11756</text:p>
          </table:table-cell>
          <table:table-cell office:value-type="float" office:value="10869">
            <text:p>10869</text:p>
          </table:table-cell>
          <table:table-cell office:value-type="float" office:value="14254">
            <text:p>14254</text:p>
          </table:table-cell>
          <table:table-cell office:value-type="float" office:value="12762">
            <text:p>12762</text:p>
          </table:table-cell>
          <table:table-cell office:value-type="float" office:value="16752">
            <text:p>16752</text:p>
          </table:table-cell>
          <table:table-cell office:value-type="string">
            <text:p>Ozawa Ari</text:p>
          </table:table-cell>
          <table:table-cell office:value-type="string">
            <text:p>toi8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0.10%</text:p>
          </table:table-cell>
          <table:table-cell office:value-type="string">
            <text:p>0.41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Huyan Zhu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呼延灼</text:p>
          </table:table-cell>
          <table:table-cell office:value-type="string">
            <text:p>Assassin of Mt. Liang (梁山泊のアサシン?), Koen Shaku, Double-Clubs, Heavenly Force Star</text:p>
          </table:table-cell>
          <table:table-cell office:value-type="float" office:value="16">
            <text:p>16</text:p>
          </table:table-cell>
          <table:table-cell office:value-type="float" office:value="1700">
            <text:p>1700</text:p>
          </table:table-cell>
          <table:table-cell office:value-type="float" office:value="11004">
            <text:p>11004</text:p>
          </table:table-cell>
          <table:table-cell office:value-type="float" office:value="1965">
            <text:p>1965</text:p>
          </table:table-cell>
          <table:table-cell office:value-type="float" office:value="13402">
            <text:p>13402</text:p>
          </table:table-cell>
          <table:table-cell office:value-type="float" office:value="12046">
            <text:p>12046</text:p>
          </table:table-cell>
          <table:table-cell office:value-type="float" office:value="14682">
            <text:p>14682</text:p>
          </table:table-cell>
          <table:table-cell office:value-type="float" office:value="14139">
            <text:p>14139</text:p>
          </table:table-cell>
          <table:table-cell office:value-type="float" office:value="17256">
            <text:p>17256</text:p>
          </table:table-cell>
          <table:table-cell office:value-type="string">
            <text:p>Iwami Manaka</text:p>
          </table:table-cell>
          <table:table-cell office:value-type="string">
            <text:p>Toridamono</text:p>
          </table:table-cell>
          <table:table-cell office:value-type="string">
            <text:p>Man</text:p>
          </table:table-cell>
          <table:table-cell office:value-type="string">
            <text:p>98</text:p>
          </table:table-cell>
          <table:table-cell office:value-type="string">
            <text:p>25.50%</text:p>
          </table:table-cell>
          <table:table-cell office:value-type="string">
            <text:p>0.53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Hominidae Servant, Humanoid, Loved One, Mount Liang, Riding, Servant, Seven Knights Servant, Weak to Enuma Elish, Wild Beast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-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Huang Feihu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黄飛虎</text:p>
          </table:table-cell>
          <table:table-cell office:value-type="string">
            <text:p>Kou Hiko</text:p>
          </table:table-cell>
          <table:table-cell office:value-type="float" office:value="12">
            <text:p>12</text:p>
          </table:table-cell>
          <table:table-cell office:value-type="float" office:value="1469">
            <text:p>1469</text:p>
          </table:table-cell>
          <table:table-cell office:value-type="float" office:value="8817">
            <text:p>8817</text:p>
          </table:table-cell>
          <table:table-cell office:value-type="float" office:value="1958">
            <text:p>1958</text:p>
          </table:table-cell>
          <table:table-cell office:value-type="float" office:value="12240">
            <text:p>12240</text:p>
          </table:table-cell>
          <table:table-cell office:value-type="float" office:value="10676">
            <text:p>10676</text:p>
          </table:table-cell>
          <table:table-cell office:value-type="float" office:value="14841">
            <text:p>14841</text:p>
          </table:table-cell>
          <table:table-cell office:value-type="float" office:value="12535">
            <text:p>12535</text:p>
          </table:table-cell>
          <table:table-cell office:value-type="float" office:value="17442">
            <text:p>17442</text:p>
          </table:table-cell>
          <table:table-cell office:value-type="string">
            <text:p>Kasama Jun, Saiga Mitsuki</text:p>
          </table:table-cell>
          <table:table-cell office:value-type="string">
            <text:p>Araya</text:p>
          </table:table-cell>
          <table:table-cell office:value-type="string">
            <text:p>Earth</text:p>
          </table:table-cell>
          <table:table-cell office:value-type="string">
            <text:p>200</text:p>
          </table:table-cell>
          <table:table-cell office:value-type="string">
            <text:p>9%</text:p>
          </table:table-cell>
          <table:table-cell office:value-type="string">
            <text:p>0.42%</text:p>
          </table:table-cell>
          <table:table-cell office:value-type="string">
            <text:p>3%</text:p>
          </table:table-cell>
          <table:table-cell office:value-type="string">
            <text:p>45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Nine-Tattoo Dragon Eliz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Pretender</text:p>
          </table:table-cell>
          <table:table-cell office:value-type="string">
            <text:p>九紋竜エリザ</text:p>
          </table:table-cell>
          <table:table-cell office:value-type="string">
            <text:p>Nine-Tattoo Dragon Shi Jin (九紋龍史進?)</text:p>
          </table:table-cell>
          <table:table-cell office:value-type="float" office:value="12">
            <text:p>12</text:p>
          </table:table-cell>
          <table:table-cell office:value-type="float" office:value="1606">
            <text:p>1606</text:p>
          </table:table-cell>
          <table:table-cell office:value-type="float" office:value="9639">
            <text:p>9639</text:p>
          </table:table-cell>
          <table:table-cell office:value-type="float" office:value="1768">
            <text:p>1768</text:p>
          </table:table-cell>
          <table:table-cell office:value-type="float" office:value="11055">
            <text:p>11055</text:p>
          </table:table-cell>
          <table:table-cell office:value-type="float" office:value="11671">
            <text:p>11671</text:p>
          </table:table-cell>
          <table:table-cell office:value-type="float" office:value="13404">
            <text:p>13404</text:p>
          </table:table-cell>
          <table:table-cell office:value-type="float" office:value="13703">
            <text:p>13703</text:p>
          </table:table-cell>
          <table:table-cell office:value-type="float" office:value="15754">
            <text:p>15754</text:p>
          </table:table-cell>
          <table:table-cell office:value-type="string">
            <text:p>Ookubo Rumi</text:p>
          </table:table-cell>
          <table:table-cell office:value-type="string">
            <text:p>Wada Arco</text:p>
          </table:table-cell>
          <table:table-cell office:value-type="string">
            <text:p>Man</text:p>
          </table:table-cell>
          <table:table-cell office:value-type="string">
            <text:p>104</text:p>
          </table:table-cell>
          <table:table-cell office:value-type="string">
            <text:p>20%</text:p>
          </table:table-cell>
          <table:table-cell office:value-type="string">
            <text:p>0.77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Loved One, Mount Liang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-</text:p>
          </table:table-cell>
          <table:table-cell office:value-type="string">
            <text:p>Anti-Song Dynasty</text:p>
          </table:table-cell>
          <table:table-cell office:value-type="string">
            <text:p>9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Britomar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ブリトマート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32">
            <text:p>1832</text:p>
          </table:table-cell>
          <table:table-cell office:value-type="float" office:value="11858">
            <text:p>11858</text:p>
          </table:table-cell>
          <table:table-cell office:value-type="float" office:value="2070">
            <text:p>2070</text:p>
          </table:table-cell>
          <table:table-cell office:value-type="float" office:value="14114">
            <text:p>14114</text:p>
          </table:table-cell>
          <table:table-cell office:value-type="float" office:value="12980">
            <text:p>12980</text:p>
          </table:table-cell>
          <table:table-cell office:value-type="float" office:value="15462">
            <text:p>15462</text:p>
          </table:table-cell>
          <table:table-cell office:value-type="float" office:value="15236">
            <text:p>15236</text:p>
          </table:table-cell>
          <table:table-cell office:value-type="float" office:value="18172">
            <text:p>18172</text:p>
          </table:table-cell>
          <table:table-cell office:value-type="string">
            <text:p>Wakabayashi Naomi</text:p>
          </table:table-cell>
          <table:table-cell office:value-type="string">
            <text:p>MatsuRyuu</text:p>
          </table:table-cell>
          <table:table-cell office:value-type="string">
            <text:p>Earth</text:p>
          </table:table-cell>
          <table:table-cell office:value-type="string">
            <text:p>90</text:p>
          </table:table-cell>
          <table:table-cell office:value-type="string">
            <text:p>11.8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Fae, Loved One, Non-Hominidae 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 / 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Grigori Rasput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グレゴリー・ラスプーチン; 言峰神父; 言峰綺礼</text:p>
          </table:table-cell>
          <table:table-cell office:value-type="string">
            <text:p>Father Kotomine, Kotomine Kirei</text:p>
          </table:table-cell>
          <table:table-cell office:value-type="float" office:value="16">
            <text:p>16</text:p>
          </table:table-cell>
          <table:table-cell office:value-type="float" office:value="1716">
            <text:p>1716</text:p>
          </table:table-cell>
          <table:table-cell office:value-type="float" office:value="11107">
            <text:p>11107</text:p>
          </table:table-cell>
          <table:table-cell office:value-type="float" office:value="2069">
            <text:p>2069</text:p>
          </table:table-cell>
          <table:table-cell office:value-type="float" office:value="14107">
            <text:p>14107</text:p>
          </table:table-cell>
          <table:table-cell office:value-type="float" office:value="12158">
            <text:p>12158</text:p>
          </table:table-cell>
          <table:table-cell office:value-type="float" office:value="15455">
            <text:p>15455</text:p>
          </table:table-cell>
          <table:table-cell office:value-type="float" office:value="14271">
            <text:p>14271</text:p>
          </table:table-cell>
          <table:table-cell office:value-type="float" office:value="18163">
            <text:p>18163</text:p>
          </table:table-cell>
          <table:table-cell office:value-type="string">
            <text:p>Nakata Jouji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98</text:p>
          </table:table-cell>
          <table:table-cell office:value-type="string">
            <text:p>10%</text:p>
          </table:table-cell>
          <table:table-cell office:value-type="string">
            <text:p>0.42%</text:p>
          </table:table-cell>
          <table:table-cell office:value-type="string">
            <text:p>4%</text:p>
          </table:table-cell>
          <table:table-cell office:value-type="string">
            <text:p>45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Dragon, Hominidae Servant, Humanoid, Moon, Pseudo-Servant, 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World</text:p>
          </table:table-cell>
          <table:table-cell office:value-type="string">
            <text:p>4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Nitocris (Alter)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venger</text:p>
          </table:table-cell>
          <table:table-cell office:value-type="string">
            <text:p>ニトクリス〔オルタ〕</text:p>
          </table:table-cell>
          <table:table-cell office:value-type="string">
            <text:p>Nitocris—Anubis</text:p>
          </table:table-cell>
          <table:table-cell office:value-type="float" office:value="16">
            <text:p>16</text:p>
          </table:table-cell>
          <table:table-cell office:value-type="float" office:value="1949">
            <text:p>1949</text:p>
          </table:table-cell>
          <table:table-cell office:value-type="float" office:value="12612">
            <text:p>12612</text:p>
          </table:table-cell>
          <table:table-cell office:value-type="float" office:value="1802">
            <text:p>1802</text:p>
          </table:table-cell>
          <table:table-cell office:value-type="float" office:value="12289">
            <text:p>12289</text:p>
          </table:table-cell>
          <table:table-cell office:value-type="float" office:value="13806">
            <text:p>13806</text:p>
          </table:table-cell>
          <table:table-cell office:value-type="float" office:value="13463">
            <text:p>13463</text:p>
          </table:table-cell>
          <table:table-cell office:value-type="float" office:value="16205">
            <text:p>16205</text:p>
          </table:table-cell>
          <table:table-cell office:value-type="float" office:value="15823">
            <text:p>15823</text:p>
          </table:table-cell>
          <table:table-cell office:value-type="string">
            <text:p>Tanaka Minami</text:p>
          </table:table-cell>
          <table:table-cell office:value-type="string">
            <text:p>Shimaudon</text:p>
          </table:table-cell>
          <table:table-cell office:value-type="string">
            <text:p>Sky</text:p>
          </table:table-cell>
          <table:table-cell office:value-type="string">
            <text:p>31</text:p>
          </table:table-cell>
          <table:table-cell office:value-type="string">
            <text:p>6%</text:p>
          </table:table-cell>
          <table:table-cell office:value-type="string">
            <text:p>0.37%</text:p>
          </table:table-cell>
          <table:table-cell office:value-type="string">
            <text:p>5%</text:p>
          </table:table-cell>
          <table:table-cell office:value-type="string">
            <text:p>5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King, Levitating Servant, Servant, Weak to Enuma Elis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 / 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Tezcatlipoc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テスカトリポカ</text:p>
          </table:table-cell>
          <table:table-cell office:value-type="string">
            <text:p>Smoking Mirror, Black Tezcatlipoca, Red Tezcatlipoca, Grand Assassin</text:p>
          </table:table-cell>
          <table:table-cell office:value-type="float" office:value="16">
            <text:p>16</text:p>
          </table:table-cell>
          <table:table-cell office:value-type="float" office:value="1697">
            <text:p>1697</text:p>
          </table:table-cell>
          <table:table-cell office:value-type="float" office:value="10982">
            <text:p>10982</text:p>
          </table:table-cell>
          <table:table-cell office:value-type="float" office:value="2131">
            <text:p>2131</text:p>
          </table:table-cell>
          <table:table-cell office:value-type="float" office:value="14535">
            <text:p>14535</text:p>
          </table:table-cell>
          <table:table-cell office:value-type="float" office:value="12021">
            <text:p>12021</text:p>
          </table:table-cell>
          <table:table-cell office:value-type="float" office:value="15924">
            <text:p>15924</text:p>
          </table:table-cell>
          <table:table-cell office:value-type="float" office:value="14111">
            <text:p>14111</text:p>
          </table:table-cell>
          <table:table-cell office:value-type="float" office:value="18715">
            <text:p>18715</text:p>
          </table:table-cell>
          <table:table-cell office:value-type="string">
            <text:p>Mikami Satoshi</text:p>
          </table:table-cell>
          <table:table-cell office:value-type="string">
            <text:p>Tajima Shou</text:p>
          </table:table-cell>
          <table:table-cell office:value-type="string">
            <text:p>Sky</text:p>
          </table:table-cell>
          <table:table-cell office:value-type="string">
            <text:p>99</text:p>
          </table:table-cell>
          <table:table-cell office:value-type="string">
            <text:p>25.50%</text:p>
          </table:table-cell>
          <table:table-cell office:value-type="string">
            <text:p>0.41%</text:p>
          </table:table-cell>
          <table:table-cell office:value-type="string">
            <text:p>4%</text:p>
          </table:table-cell>
          <table:table-cell office:value-type="string">
            <text:p>33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Divine Spirit, Divinity, Humanoid, Immune to Pigify, Living Human, Non-Hominidae Servant, Pseudo-Servant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6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World</text:p>
          </table:table-cell>
          <table:table-cell office:value-type="string">
            <text:p>4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Tenochtitla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Pretender</text:p>
          </table:table-cell>
          <table:table-cell office:value-type="string">
            <text:p>トラロック; ウィツィロポチトリ; テノチティトラン</text:p>
          </table:table-cell>
          <table:table-cell office:value-type="string">
            <text:p>Tlaloc, Huitzilopochtli, Hummingbird</text:p>
          </table:table-cell>
          <table:table-cell office:value-type="float" office:value="12">
            <text:p>12</text:p>
          </table:table-cell>
          <table:table-cell office:value-type="float" office:value="1453">
            <text:p>1453</text:p>
          </table:table-cell>
          <table:table-cell office:value-type="float" office:value="8721">
            <text:p>8721</text:p>
          </table:table-cell>
          <table:table-cell office:value-type="float" office:value="1975">
            <text:p>1975</text:p>
          </table:table-cell>
          <table:table-cell office:value-type="float" office:value="12344">
            <text:p>12344</text:p>
          </table:table-cell>
          <table:table-cell office:value-type="float" office:value="10559">
            <text:p>10559</text:p>
          </table:table-cell>
          <table:table-cell office:value-type="float" office:value="14967">
            <text:p>14967</text:p>
          </table:table-cell>
          <table:table-cell office:value-type="float" office:value="12398">
            <text:p>12398</text:p>
          </table:table-cell>
          <table:table-cell office:value-type="float" office:value="17590">
            <text:p>17590</text:p>
          </table:table-cell>
          <table:table-cell office:value-type="string">
            <text:p>Honda Mariko</text:p>
          </table:table-cell>
          <table:table-cell office:value-type="string">
            <text:p>Saitou Hiroki (LASENGLE)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19.80%</text:p>
          </table:table-cell>
          <table:table-cell office:value-type="string">
            <text:p>0.58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umanoid, Immune to Pigify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D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Kukulk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ククルカン; オルト・ククルカン</text:p>
          </table:table-cell>
          <table:table-cell office:value-type="string">
            <text:p>Sun of Nahui Mictlan,Teaching of the Sun(太陽の教え), ORT—Kukulkan, Archetype: ORT</text:p>
          </table:table-cell>
          <table:table-cell office:value-type="float" office:value="16">
            <text:p>16</text:p>
          </table:table-cell>
          <table:table-cell office:value-type="float" office:value="1944">
            <text:p>1944</text:p>
          </table:table-cell>
          <table:table-cell office:value-type="float" office:value="12584">
            <text:p>12584</text:p>
          </table:table-cell>
          <table:table-cell office:value-type="float" office:value="1960">
            <text:p>1960</text:p>
          </table:table-cell>
          <table:table-cell office:value-type="float" office:value="13365">
            <text:p>13365</text:p>
          </table:table-cell>
          <table:table-cell office:value-type="float" office:value="13775">
            <text:p>13775</text:p>
          </table:table-cell>
          <table:table-cell office:value-type="float" office:value="14642">
            <text:p>14642</text:p>
          </table:table-cell>
          <table:table-cell office:value-type="float" office:value="16169">
            <text:p>16169</text:p>
          </table:table-cell>
          <table:table-cell office:value-type="float" office:value="17208">
            <text:p>17208</text:p>
          </table:table-cell>
          <table:table-cell office:value-type="string">
            <text:p>Suwa Ayaka</text:p>
          </table:table-cell>
          <table:table-cell office:value-type="string">
            <text:p>Hiroe Rei</text:p>
          </table:table-cell>
          <table:table-cell office:value-type="string">
            <text:p>Star</text:p>
          </table:table-cell>
          <table:table-cell office:value-type="string">
            <text:p>153</text:p>
          </table:table-cell>
          <table:table-cell office:value-type="string">
            <text:p>15%</text:p>
          </table:table-cell>
          <table:table-cell office:value-type="string">
            <text:p>0.78%</text:p>
          </table:table-cell>
          <table:table-cell office:value-type="string">
            <text:p>3%</text:p>
          </table:table-cell>
          <table:table-cell office:value-type="string">
            <text:p>5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Enuma Elish Nullification, Humanoid, Immune to Pigify, Non-Hominidae Servant, Serva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5 Hits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Popess Johann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女教皇ヨハンナ</text:p>
          </table:table-cell>
          <table:table-cell office:value-type="string">
            <text:p>Pope Joan, Ioanna Papissa, Ioannes Anglicus</text:p>
          </table:table-cell>
          <table:table-cell office:value-type="float" office:value="16">
            <text:p>16</text:p>
          </table:table-cell>
          <table:table-cell office:value-type="float" office:value="1564">
            <text:p>1564</text:p>
          </table:table-cell>
          <table:table-cell office:value-type="float" office:value="10126">
            <text:p>10126</text:p>
          </table:table-cell>
          <table:table-cell office:value-type="float" office:value="2286">
            <text:p>2286</text:p>
          </table:table-cell>
          <table:table-cell office:value-type="float" office:value="15592">
            <text:p>15592</text:p>
          </table:table-cell>
          <table:table-cell office:value-type="float" office:value="11084">
            <text:p>11084</text:p>
          </table:table-cell>
          <table:table-cell office:value-type="float" office:value="17082">
            <text:p>17082</text:p>
          </table:table-cell>
          <table:table-cell office:value-type="float" office:value="13011">
            <text:p>13011</text:p>
          </table:table-cell>
          <table:table-cell office:value-type="float" office:value="20076">
            <text:p>20076</text:p>
          </table:table-cell>
          <table:table-cell office:value-type="string">
            <text:p>Hioka Natsumi</text:p>
          </table:table-cell>
          <table:table-cell office:value-type="string">
            <text:p>Takenashi Eri</text:p>
          </table:table-cell>
          <table:table-cell office:value-type="string">
            <text:p>Earth</text:p>
          </table:table-cell>
          <table:table-cell office:value-type="string">
            <text:p>104</text:p>
          </table:table-cell>
          <table:table-cell office:value-type="string">
            <text:p>9.9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oman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 (Self)</text:p>
          </table:table-cell>
          <table:table-cell office:value-type="string">
            <text:p>3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Takasugi Shinsaku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高杉晋作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88">
            <text:p>1888</text:p>
          </table:table-cell>
          <table:table-cell office:value-type="float" office:value="12218">
            <text:p>12218</text:p>
          </table:table-cell>
          <table:table-cell office:value-type="float" office:value="1901">
            <text:p>1901</text:p>
          </table:table-cell>
          <table:table-cell office:value-type="float" office:value="12965">
            <text:p>12965</text:p>
          </table:table-cell>
          <table:table-cell office:value-type="float" office:value="13374">
            <text:p>13374</text:p>
          </table:table-cell>
          <table:table-cell office:value-type="float" office:value="14204">
            <text:p>14204</text:p>
          </table:table-cell>
          <table:table-cell office:value-type="float" office:value="15699">
            <text:p>15699</text:p>
          </table:table-cell>
          <table:table-cell office:value-type="float" office:value="16693">
            <text:p>16693</text:p>
          </table:table-cell>
          <table:table-cell office:value-type="string">
            <text:p>Kakihara Tetsuya</text:p>
          </table:table-cell>
          <table:table-cell office:value-type="string">
            <text:p>TAKOLEGS</text:p>
          </table:table-cell>
          <table:table-cell office:value-type="string">
            <text:p>Man</text:p>
          </table:table-cell>
          <table:table-cell office:value-type="string">
            <text:p>149</text:p>
          </table:table-cell>
          <table:table-cell office:value-type="string">
            <text:p>8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Larva/Tiama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ラーヴァ／ティアマト</text:p>
          </table:table-cell>
          <table:table-cell office:value-type="string">
            <text:p>Tiamat (during battle)</text:p>
          </table:table-cell>
          <table:table-cell office:value-type="float" office:value="16">
            <text:p>16</text:p>
          </table:table-cell>
          <table:table-cell office:value-type="float" office:value="1768">
            <text:p>1768</text:p>
          </table:table-cell>
          <table:table-cell office:value-type="float" office:value="11444">
            <text:p>11444</text:p>
          </table:table-cell>
          <table:table-cell office:value-type="float" office:value="2069">
            <text:p>2069</text:p>
          </table:table-cell>
          <table:table-cell office:value-type="float" office:value="14107">
            <text:p>14107</text:p>
          </table:table-cell>
          <table:table-cell office:value-type="float" office:value="12527">
            <text:p>12527</text:p>
          </table:table-cell>
          <table:table-cell office:value-type="float" office:value="15455">
            <text:p>15455</text:p>
          </table:table-cell>
          <table:table-cell office:value-type="float" office:value="14704">
            <text:p>14704</text:p>
          </table:table-cell>
          <table:table-cell office:value-type="float" office:value="18163">
            <text:p>18163</text:p>
          </table:table-cell>
          <table:table-cell office:value-type="string">
            <text:p>Yūki Aoi</text:p>
          </table:table-cell>
          <table:table-cell office:value-type="string">
            <text:p>Yamanaka Kotetsu</text:p>
          </table:table-cell>
          <table:table-cell office:value-type="string">
            <text:p>Star</text:p>
          </table:table-cell>
          <table:table-cell office:value-type="string">
            <text:p>104</text:p>
          </table:table-cell>
          <table:table-cell office:value-type="string">
            <text:p>9.80%</text:p>
          </table:table-cell>
          <table:table-cell office:value-type="string">
            <text:p>0.44%</text:p>
          </table:table-cell>
          <table:table-cell office:value-type="string">
            <text:p>4%</text:p>
          </table:table-cell>
          <table:table-cell office:value-type="string">
            <text:p>3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Dragon, Enuma Elish Nullification, Goddess Servant, Non-Hominidae Servant, Obstacle Maker, Servant, Super Large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EX</text:p>
          </table:table-cell>
          <table:table-cell office:value-type="string">
            <text:p>Anti-World</text:p>
          </table:table-cell>
          <table:table-cell office:value-type="string">
            <text:p>6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Sodom's Beast/Drac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ast</text:p>
          </table:table-cell>
          <table:table-cell office:value-type="string">
            <text:p>ソドムズビースト／ドラコー; ドラコー</text:p>
          </table:table-cell>
          <table:table-cell office:value-type="string">
            <text:p>Beast VI/S, Draco, Nero Draco (ネロ・ドラコー?), Beast of 666</text:p>
          </table:table-cell>
          <table:table-cell office:value-type="float" office:value="16">
            <text:p>16</text:p>
          </table:table-cell>
          <table:table-cell office:value-type="float" office:value="1964">
            <text:p>1964</text:p>
          </table:table-cell>
          <table:table-cell office:value-type="float" office:value="12712">
            <text:p>12712</text:p>
          </table:table-cell>
          <table:table-cell office:value-type="float" office:value="1930">
            <text:p>1930</text:p>
          </table:table-cell>
          <table:table-cell office:value-type="float" office:value="13160">
            <text:p>13160</text:p>
          </table:table-cell>
          <table:table-cell office:value-type="float" office:value="13915">
            <text:p>13915</text:p>
          </table:table-cell>
          <table:table-cell office:value-type="float" office:value="14417">
            <text:p>14417</text:p>
          </table:table-cell>
          <table:table-cell office:value-type="float" office:value="16334">
            <text:p>16334</text:p>
          </table:table-cell>
          <table:table-cell office:value-type="float" office:value="16944">
            <text:p>16944</text:p>
          </table:table-cell>
          <table:table-cell office:value-type="string">
            <text:p>Tange Sakura</text:p>
          </table:table-cell>
          <table:table-cell office:value-type="string">
            <text:p>Wada Arco</text:p>
          </table:table-cell>
          <table:table-cell office:value-type="string">
            <text:p>Beast</text:p>
          </table:table-cell>
          <table:table-cell office:value-type="string">
            <text:p>147</text:p>
          </table:table-cell>
          <table:table-cell office:value-type="string">
            <text:p>10.2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0.6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Artoria Face, Dragon, Enuma Elish Nullification, Humanoid, Immune to Pigify, King, Roman, Servan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Locusta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ロクスタ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481">
            <text:p>1481</text:p>
          </table:table-cell>
          <table:table-cell office:value-type="float" office:value="8890">
            <text:p>8890</text:p>
          </table:table-cell>
          <table:table-cell office:value-type="float" office:value="1755">
            <text:p>1755</text:p>
          </table:table-cell>
          <table:table-cell office:value-type="float" office:value="10971">
            <text:p>10971</text:p>
          </table:table-cell>
          <table:table-cell office:value-type="float" office:value="10764">
            <text:p>10764</text:p>
          </table:table-cell>
          <table:table-cell office:value-type="float" office:value="13302">
            <text:p>13302</text:p>
          </table:table-cell>
          <table:table-cell office:value-type="float" office:value="12638">
            <text:p>12638</text:p>
          </table:table-cell>
          <table:table-cell office:value-type="float" office:value="15634">
            <text:p>15634</text:p>
          </table:table-cell>
          <table:table-cell office:value-type="string">
            <text:p>Tsumugi Risa</text:p>
          </table:table-cell>
          <table:table-cell office:value-type="string">
            <text:p>BLACK</text:p>
          </table:table-cell>
          <table:table-cell office:value-type="string">
            <text:p>Man</text:p>
          </table:table-cell>
          <table:table-cell office:value-type="string">
            <text:p>104</text:p>
          </table:table-cell>
          <table:table-cell office:value-type="string">
            <text:p>24.20%</text:p>
          </table:table-cell>
          <table:table-cell office:value-type="string">
            <text:p>0.47%</text:p>
          </table:table-cell>
          <table:table-cell office:value-type="string">
            <text:p>4%</text:p>
          </table:table-cell>
          <table:table-cell office:value-type="string">
            <text:p>49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Roman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</text:p>
          </table:table-cell>
          <table:table-cell office:value-type="string">
            <text:p>Anti-Unit / 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Sétant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セタンタ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66">
            <text:p>1666</text:p>
          </table:table-cell>
          <table:table-cell office:value-type="float" office:value="9999">
            <text:p>9999</text:p>
          </table:table-cell>
          <table:table-cell office:value-type="float" office:value="1799">
            <text:p>1799</text:p>
          </table:table-cell>
          <table:table-cell office:value-type="float" office:value="11248">
            <text:p>11248</text:p>
          </table:table-cell>
          <table:table-cell office:value-type="float" office:value="12107">
            <text:p>12107</text:p>
          </table:table-cell>
          <table:table-cell office:value-type="float" office:value="13638">
            <text:p>13638</text:p>
          </table:table-cell>
          <table:table-cell office:value-type="float" office:value="14215">
            <text:p>14215</text:p>
          </table:table-cell>
          <table:table-cell office:value-type="float" office:value="16029">
            <text:p>16029</text:p>
          </table:table-cell>
          <table:table-cell office:value-type="string">
            <text:p>Murase Ayumu</text:p>
          </table:table-cell>
          <table:table-cell office:value-type="string">
            <text:p>lack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%</text:p>
          </table:table-cell>
          <table:table-cell office:value-type="string">
            <text:p>0.83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hild Servant, Divinity, 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</text:p>
          </table:table-cell>
          <table:table-cell office:value-type="string">
            <text:p>5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Kashin Ko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果心居士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04">
            <text:p>1804</text:p>
          </table:table-cell>
          <table:table-cell office:value-type="float" office:value="11674">
            <text:p>11674</text:p>
          </table:table-cell>
          <table:table-cell office:value-type="float" office:value="1843">
            <text:p>1843</text:p>
          </table:table-cell>
          <table:table-cell office:value-type="float" office:value="12568">
            <text:p>12568</text:p>
          </table:table-cell>
          <table:table-cell office:value-type="float" office:value="12779">
            <text:p>12779</text:p>
          </table:table-cell>
          <table:table-cell office:value-type="float" office:value="13769">
            <text:p>13769</text:p>
          </table:table-cell>
          <table:table-cell office:value-type="float" office:value="15000">
            <text:p>15000</text:p>
          </table:table-cell>
          <table:table-cell office:value-type="float" office:value="16182">
            <text:p>16182</text:p>
          </table:table-cell>
          <table:table-cell office:value-type="string">
            <text:p>Seto Asami</text:p>
          </table:table-cell>
          <table:table-cell office:value-type="string">
            <text:p>Yoneyama Mai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25%</text:p>
          </table:table-cell>
          <table:table-cell office:value-type="string">
            <text:p>0.50%</text:p>
          </table:table-cell>
          <table:table-cell office:value-type="string">
            <text:p>4%</text:p>
          </table:table-cell>
          <table:table-cell office:value-type="string">
            <text:p>37.10%</text:p>
          </table:table-cell>
          <table:table-cell office:value-type="string">
            <text:p>Neutral Evil</text:p>
          </table:table-cell>
          <table:table-cell office:value-type="string">
            <text:p>Unknown</text:p>
          </table:table-cell>
          <table:table-cell office:value-type="string">
            <text:p>Demonic, Feminine Looking, Immune to Pigify, Mechanical, Non-Hominidae Servant, Oni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</text:p>
          </table:table-cell>
          <table:table-cell office:value-type="string">
            <text:p>Anti-Unit / 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Bhima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ビーマ</text:p>
          </table:table-cell>
          <table:table-cell office:value-type="string">
            <text:p>Bhimasena</text:p>
          </table:table-cell>
          <table:table-cell office:value-type="float" office:value="16">
            <text:p>16</text:p>
          </table:table-cell>
          <table:table-cell office:value-type="float" office:value="1901">
            <text:p>1901</text:p>
          </table:table-cell>
          <table:table-cell office:value-type="float" office:value="12302">
            <text:p>12302</text:p>
          </table:table-cell>
          <table:table-cell office:value-type="float" office:value="2059">
            <text:p>2059</text:p>
          </table:table-cell>
          <table:table-cell office:value-type="float" office:value="14045">
            <text:p>14045</text:p>
          </table:table-cell>
          <table:table-cell office:value-type="float" office:value="13466">
            <text:p>13466</text:p>
          </table:table-cell>
          <table:table-cell office:value-type="float" office:value="15387">
            <text:p>15387</text:p>
          </table:table-cell>
          <table:table-cell office:value-type="float" office:value="15807">
            <text:p>15807</text:p>
          </table:table-cell>
          <table:table-cell office:value-type="float" office:value="18084">
            <text:p>18084</text:p>
          </table:table-cell>
          <table:table-cell office:value-type="string">
            <text:p>Eguchi Takuya</text:p>
          </table:table-cell>
          <table:table-cell office:value-type="string">
            <text:p>pako</text:p>
          </table:table-cell>
          <table:table-cell office:value-type="string">
            <text:p>Sky</text:p>
          </table:table-cell>
          <table:table-cell office:value-type="string">
            <text:p>89</text:p>
          </table:table-cell>
          <table:table-cell office:value-type="string">
            <text:p>12.30%</text:p>
          </table:table-cell>
          <table:table-cell office:value-type="string">
            <text:p>0.72%</text:p>
          </table:table-cell>
          <table:table-cell office:value-type="string">
            <text:p>4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Unit / Anti-Army</text:p>
          </table:table-cell>
          <table:table-cell office:value-type="string">
            <text:p>5OC Extra Hits: 5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Duryodhana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ドゥリーヨダナ</text:p>
          </table:table-cell>
          <table:table-cell office:value-type="string">
            <text:p>Suyodhana</text:p>
          </table:table-cell>
          <table:table-cell office:value-type="float" office:value="12">
            <text:p>12</text:p>
          </table:table-cell>
          <table:table-cell office:value-type="float" office:value="1568">
            <text:p>1568</text:p>
          </table:table-cell>
          <table:table-cell office:value-type="float" office:value="9409">
            <text:p>9409</text:p>
          </table:table-cell>
          <table:table-cell office:value-type="float" office:value="1800">
            <text:p>1800</text:p>
          </table:table-cell>
          <table:table-cell office:value-type="float" office:value="11250">
            <text:p>11250</text:p>
          </table:table-cell>
          <table:table-cell office:value-type="float" office:value="11392">
            <text:p>11392</text:p>
          </table:table-cell>
          <table:table-cell office:value-type="float" office:value="14640">
            <text:p>14640</text:p>
          </table:table-cell>
          <table:table-cell office:value-type="float" office:value="13376">
            <text:p>13376</text:p>
          </table:table-cell>
          <table:table-cell office:value-type="float" office:value="16031">
            <text:p>16031</text:p>
          </table:table-cell>
          <table:table-cell office:value-type="string">
            <text:p>Fujinuma Kento</text:p>
          </table:table-cell>
          <table:table-cell office:value-type="string">
            <text:p>pako</text:p>
          </table:table-cell>
          <table:table-cell office:value-type="string">
            <text:p>Earth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32%</text:p>
          </table:table-cell>
          <table:table-cell office:value-type="string">
            <text:p>5%</text:p>
          </table:table-cell>
          <table:table-cell office:value-type="string">
            <text:p>45.5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Demonic, Hominidae Servant, Humanoid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6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Durg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ドゥルガー, カーリー</text:p>
          </table:table-cell>
          <table:table-cell office:value-type="string">
            <text:p>Kali</text:p>
          </table:table-cell>
          <table:table-cell office:value-type="float" office:value="16">
            <text:p>16</text:p>
          </table:table-cell>
          <table:table-cell office:value-type="float" office:value="1983">
            <text:p>1983</text:p>
          </table:table-cell>
          <table:table-cell office:value-type="float" office:value="12835">
            <text:p>12835</text:p>
          </table:table-cell>
          <table:table-cell office:value-type="float" office:value="1940">
            <text:p>1940</text:p>
          </table:table-cell>
          <table:table-cell office:value-type="float" office:value="13230">
            <text:p>13230</text:p>
          </table:table-cell>
          <table:table-cell office:value-type="float" office:value="14050">
            <text:p>14050</text:p>
          </table:table-cell>
          <table:table-cell office:value-type="float" office:value="14494">
            <text:p>14494</text:p>
          </table:table-cell>
          <table:table-cell office:value-type="float" office:value="16492">
            <text:p>16492</text:p>
          </table:table-cell>
          <table:table-cell office:value-type="float" office:value="17034">
            <text:p>17034</text:p>
          </table:table-cell>
          <table:table-cell office:value-type="string">
            <text:p>Shitaya Noriko</text:p>
          </table:table-cell>
          <table:table-cell office:value-type="string">
            <text:p>STAR Shadow Magician</text:p>
          </table:table-cell>
          <table:table-cell office:value-type="string">
            <text:p>Sky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30%</text:p>
          </table:table-cell>
          <table:table-cell office:value-type="string">
            <text:p>3%</text:p>
          </table:table-cell>
          <table:table-cell office:value-type="string">
            <text:p>22.50%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e Spirit, Divinity, Goddess Servant, Hominidae Servant, Humanoid, Immune to Pigify, Living Human, Pseudo-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Massacre</text:p>
          </table:table-cell>
          <table:table-cell office:value-type="string">
            <text:p>8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Medusa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メドゥーサ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56">
            <text:p>1856</text:p>
          </table:table-cell>
          <table:table-cell office:value-type="float" office:value="12015">
            <text:p>12015</text:p>
          </table:table-cell>
          <table:table-cell office:value-type="float" office:value="2089">
            <text:p>2089</text:p>
          </table:table-cell>
          <table:table-cell office:value-type="float" office:value="14248">
            <text:p>14248</text:p>
          </table:table-cell>
          <table:table-cell office:value-type="float" office:value="13152">
            <text:p>13152</text:p>
          </table:table-cell>
          <table:table-cell office:value-type="float" office:value="15609">
            <text:p>15609</text:p>
          </table:table-cell>
          <table:table-cell office:value-type="float" office:value="15438">
            <text:p>15438</text:p>
          </table:table-cell>
          <table:table-cell office:value-type="float" office:value="18345">
            <text:p>18345</text:p>
          </table:table-cell>
          <table:table-cell office:value-type="string">
            <text:p>Asakawa Yuu</text:p>
          </table:table-cell>
          <table:table-cell office:value-type="string">
            <text:p>hotosoka</text:p>
          </table:table-cell>
          <table:table-cell office:value-type="string">
            <text:p>Earth</text:p>
          </table:table-cell>
          <table:table-cell office:value-type="string">
            <text:p>97</text:p>
          </table:table-cell>
          <table:table-cell office:value-type="string">
            <text:p>9.90%</text:p>
          </table:table-cell>
          <table:table-cell office:value-type="string">
            <text:p>1.14%</text:p>
          </table:table-cell>
          <table:table-cell office:value-type="string">
            <text:p>3%</text:p>
          </table:table-cell>
          <table:table-cell office:value-type="string">
            <text:p>21%</text:p>
          </table:table-cell>
          <table:table-cell office:value-type="string">
            <text:p>Chaotic Neutral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</text:p>
          </table:table-cell>
          <table:table-cell office:value-type="string">
            <text:p>Anti-Army</text:p>
          </table:table-cell>
          <table:table-cell office:value-type="string">
            <text:p>9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Aesc the Savio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雨の魔女トネリコ; 救世主トネリコ; 水妃モルガン; トネリコ</text:p>
          </table:table-cell>
          <table:table-cell office:value-type="string">
            <text:p>Aesc the Rain Witch, Beach Queen Morgan, Tonelico the Savior</text:p>
          </table:table-cell>
          <table:table-cell office:value-type="float" office:value="16">
            <text:p>16</text:p>
          </table:table-cell>
          <table:table-cell office:value-type="float" office:value="1920">
            <text:p>1920</text:p>
          </table:table-cell>
          <table:table-cell office:value-type="float" office:value="11828">
            <text:p>11828</text:p>
          </table:table-cell>
          <table:table-cell office:value-type="float" office:value="1828">
            <text:p>1828</text:p>
          </table:table-cell>
          <table:table-cell office:value-type="float" office:value="13097">
            <text:p>13097</text:p>
          </table:table-cell>
          <table:table-cell office:value-type="float" office:value="12948">
            <text:p>12948</text:p>
          </table:table-cell>
          <table:table-cell office:value-type="float" office:value="14348">
            <text:p>14348</text:p>
          </table:table-cell>
          <table:table-cell office:value-type="float" office:value="15198">
            <text:p>15198</text:p>
          </table:table-cell>
          <table:table-cell office:value-type="float" office:value="16863">
            <text:p>16863</text:p>
          </table:table-cell>
          <table:table-cell office:value-type="string">
            <text:p>Ishikawa Yui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48</text:p>
          </table:table-cell>
          <table:table-cell office:value-type="string">
            <text:p>11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Female</text:p>
          </table:table-cell>
          <table:table-cell office:value-type="string">
            <text:p>Artoria Face, Fae, Humanoid, Non-Hominidae Servant, Servant, Seven Knights Servant, Weak to Enuma Elish</text:p>
          </table:table-cell>
          <table:table-cell office:value-type="string">
            <text:p>QAABB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uster</text:p>
          </table:table-cell>
          <table:table-cell office:value-type="string">
            <text:p>A+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  <table:table-cell office:value-type="string">
            <text:p>None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Artoria Caster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アルトリア・キャスター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1875">
            <text:p>1875</text:p>
          </table:table-cell>
          <table:table-cell office:value-type="float" office:value="12134">
            <text:p>12134</text:p>
          </table:table-cell>
          <table:table-cell office:value-type="float" office:value="1862">
            <text:p>1862</text:p>
          </table:table-cell>
          <table:table-cell office:value-type="float" office:value="12696">
            <text:p>12696</text:p>
          </table:table-cell>
          <table:table-cell office:value-type="float" office:value="13283">
            <text:p>13283</text:p>
          </table:table-cell>
          <table:table-cell office:value-type="float" office:value="13909">
            <text:p>13909</text:p>
          </table:table-cell>
          <table:table-cell office:value-type="float" office:value="15591">
            <text:p>15591</text:p>
          </table:table-cell>
          <table:table-cell office:value-type="float" office:value="16347">
            <text:p>16347</text:p>
          </table:table-cell>
          <table:table-cell office:value-type="string">
            <text:p>Kawasumi Ayako</text:p>
          </table:table-cell>
          <table:table-cell office:value-type="string">
            <text:p>Takeuchi Takashi</text:p>
          </table:table-cell>
          <table:table-cell office:value-type="string">
            <text:p>Star</text:p>
          </table:table-cell>
          <table:table-cell office:value-type="string">
            <text:p>10</text:p>
          </table:table-cell>
          <table:table-cell office:value-type="string">
            <text:p>5%</text:p>
          </table:table-cell>
          <table:table-cell office:value-type="string">
            <text:p>0.40%</text:p>
          </table:table-cell>
          <table:table-cell office:value-type="string">
            <text:p>5%</text:p>
          </table:table-cell>
          <table:table-cell office:value-type="string">
            <text:p>39%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Caster (Trait), Artoria Face, Enuma Elish Nullification, Fae, Humanoid, Non-Hominidae Servant, Round Table Knight, Servant, Seven Knights Servant, Summer Mode Servan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+</text:p>
          </table:table-cell>
          <table:table-cell office:value-type="string">
            <text:p>Anti-Divine</text:p>
          </table:table-cell>
          <table:table-cell office:value-type="string">
            <text:p>6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Suzuka Gozen (Summer Vacatio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鈴鹿御前〔サマバケ〕</text:p>
          </table:table-cell>
          <table:table-cell office:value-type="string">
            <text:p>Suzuka Gozen (Rider)</text:p>
          </table:table-cell>
          <table:table-cell office:value-type="float" office:value="12">
            <text:p>12</text:p>
          </table:table-cell>
          <table:table-cell office:value-type="float" office:value="1558">
            <text:p>1558</text:p>
          </table:table-cell>
          <table:table-cell office:value-type="float" office:value="9349">
            <text:p>9349</text:p>
          </table:table-cell>
          <table:table-cell office:value-type="float" office:value="1787">
            <text:p>1787</text:p>
          </table:table-cell>
          <table:table-cell office:value-type="float" office:value="11172">
            <text:p>11172</text:p>
          </table:table-cell>
          <table:table-cell office:value-type="float" office:value="11320">
            <text:p>11320</text:p>
          </table:table-cell>
          <table:table-cell office:value-type="float" office:value="13546">
            <text:p>13546</text:p>
          </table:table-cell>
          <table:table-cell office:value-type="float" office:value="13291">
            <text:p>13291</text:p>
          </table:table-cell>
          <table:table-cell office:value-type="float" office:value="15920">
            <text:p>15920</text:p>
          </table:table-cell>
          <table:table-cell office:value-type="string">
            <text:p>Touyama Nao</text:p>
          </table:table-cell>
          <table:table-cell office:value-type="string">
            <text:p>Takenoko Seijin</text:p>
          </table:table-cell>
          <table:table-cell office:value-type="string">
            <text:p>Sky</text:p>
          </table:table-cell>
          <table:table-cell office:value-type="string">
            <text:p>200</text:p>
          </table:table-cell>
          <table:table-cell office:value-type="string">
            <text:p>9.1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30%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Oni, Riding, Servant, Seven Knights 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A+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Chloe von Einzbern (Aveng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クロエ・フォン・アインツベルン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637">
            <text:p>1637</text:p>
          </table:table-cell>
          <table:table-cell office:value-type="float" office:value="9823">
            <text:p>9823</text:p>
          </table:table-cell>
          <table:table-cell office:value-type="float" office:value="1705">
            <text:p>1705</text:p>
          </table:table-cell>
          <table:table-cell office:value-type="float" office:value="10659">
            <text:p>10659</text:p>
          </table:table-cell>
          <table:table-cell office:value-type="float" office:value="11894">
            <text:p>11894</text:p>
          </table:table-cell>
          <table:table-cell office:value-type="float" office:value="12924">
            <text:p>12924</text:p>
          </table:table-cell>
          <table:table-cell office:value-type="float" office:value="13965">
            <text:p>13965</text:p>
          </table:table-cell>
          <table:table-cell office:value-type="float" office:value="15189">
            <text:p>15189</text:p>
          </table:table-cell>
          <table:table-cell office:value-type="string">
            <text:p>Saito Chiwa</text:p>
          </table:table-cell>
          <table:table-cell office:value-type="string">
            <text:p>Hiroyama Hiroshi</text:p>
          </table:table-cell>
          <table:table-cell office:value-type="string">
            <text:p>Man</text:p>
          </table:table-cell>
          <table:table-cell office:value-type="string">
            <text:p>29</text:p>
          </table:table-cell>
          <table:table-cell office:value-type="string">
            <text:p>6%</text:p>
          </table:table-cell>
          <table:table-cell office:value-type="string">
            <text:p>0.71%</text:p>
          </table:table-cell>
          <table:table-cell office:value-type="string">
            <text:p>5%</text:p>
          </table:table-cell>
          <table:table-cell office:value-type="string">
            <text:p>8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Costume-Owning, Hominidae Servant, Humanoid, Living Human, Servant, Summer Mode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+</text:p>
          </table:table-cell>
          <table:table-cell office:value-type="string">
            <text:p>Anti-Unit</text:p>
          </table:table-cell>
          <table:table-cell office:value-type="string">
            <text:p>9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Cnoc na Riabh Yaraan-doo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Foreigner</text:p>
          </table:table-cell>
          <table:table-cell office:value-type="string">
            <text:p>ノクナレア・ヤラアーンドゥ</text:p>
          </table:table-cell>
          <table:table-cell office:value-type="string">
            <text:p>Knocknarea</text:p>
          </table:table-cell>
          <table:table-cell office:value-type="float" office:value="12">
            <text:p>12</text:p>
          </table:table-cell>
          <table:table-cell office:value-type="float" office:value="1537">
            <text:p>1537</text:p>
          </table:table-cell>
          <table:table-cell office:value-type="float" office:value="9225">
            <text:p>9225</text:p>
          </table:table-cell>
          <table:table-cell office:value-type="float" office:value="2000">
            <text:p>2000</text:p>
          </table:table-cell>
          <table:table-cell office:value-type="float" office:value="12500">
            <text:p>12500</text:p>
          </table:table-cell>
          <table:table-cell office:value-type="float" office:value="11170">
            <text:p>11170</text:p>
          </table:table-cell>
          <table:table-cell office:value-type="float" office:value="15156">
            <text:p>15156</text:p>
          </table:table-cell>
          <table:table-cell office:value-type="float" office:value="13115">
            <text:p>13115</text:p>
          </table:table-cell>
          <table:table-cell office:value-type="float" office:value="17813">
            <text:p>17813</text:p>
          </table:table-cell>
          <table:table-cell office:value-type="string">
            <text:p>Sakura Ayane</text:p>
          </table:table-cell>
          <table:table-cell office:value-type="string">
            <text:p>Takayama Kisai</text:p>
          </table:table-cell>
          <table:table-cell office:value-type="string">
            <text:p>Earth</text:p>
          </table:table-cell>
          <table:table-cell office:value-type="string">
            <text:p>148</text:p>
          </table:table-cell>
          <table:table-cell office:value-type="string">
            <text:p>14.80%</text:p>
          </table:table-cell>
          <table:table-cell office:value-type="string">
            <text:p>0.41%</text:p>
          </table:table-cell>
          <table:table-cell office:value-type="string">
            <text:p>3%</text:p>
          </table:table-cell>
          <table:table-cell office:value-type="string">
            <text:p>5.70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Fae, Humanoid, King, Non-Hominidae Servant, Obstacle Maker, Servant, Summer Mode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EX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Mélusine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メリュジーヌ; メリュジーヌ・オンディーヌ</text:p>
          </table:table-cell>
          <table:table-cell office:value-type="string">
            <text:p>Mélusine Undine, Meluko</text:p>
          </table:table-cell>
          <table:table-cell office:value-type="float" office:value="16">
            <text:p>16</text:p>
          </table:table-cell>
          <table:table-cell office:value-type="float" office:value="1776">
            <text:p>1776</text:p>
          </table:table-cell>
          <table:table-cell office:value-type="float" office:value="11495">
            <text:p>11495</text:p>
          </table:table-cell>
          <table:table-cell office:value-type="float" office:value="1980">
            <text:p>1980</text:p>
          </table:table-cell>
          <table:table-cell office:value-type="float" office:value="13500">
            <text:p>13500</text:p>
          </table:table-cell>
          <table:table-cell office:value-type="float" office:value="12583">
            <text:p>12583</text:p>
          </table:table-cell>
          <table:table-cell office:value-type="float" office:value="14790">
            <text:p>14790</text:p>
          </table:table-cell>
          <table:table-cell office:value-type="float" office:value="14770">
            <text:p>14770</text:p>
          </table:table-cell>
          <table:table-cell office:value-type="float" office:value="17382">
            <text:p>17382</text:p>
          </table:table-cell>
          <table:table-cell office:value-type="string">
            <text:p>Kouno Marika</text:p>
          </table:table-cell>
          <table:table-cell office:value-type="string">
            <text:p>CHOCO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.40%</text:p>
          </table:table-cell>
          <table:table-cell office:value-type="string">
            <text:p>0.42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ragon, Enuma Elish Nullification, Fae, Fairy Tale Servant, Humanoid, Immune to Pigify, Loved One, Non-Hominidae Servant, Servant, Summer Mode Servan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5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UDK-Barghest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ＵＤＫ－バーゲスト; バーゲスト; 妖精騎士バーゲスト</text:p>
          </table:table-cell>
          <table:table-cell office:value-type="string">
            <text:p>Barghest, Faerie Knight Barghest, Union Defence Knights Barghest</text:p>
          </table:table-cell>
          <table:table-cell office:value-type="float" office:value="12">
            <text:p>12</text:p>
          </table:table-cell>
          <table:table-cell office:value-type="float" office:value="1475">
            <text:p>1475</text:p>
          </table:table-cell>
          <table:table-cell office:value-type="float" office:value="8851">
            <text:p>8851</text:p>
          </table:table-cell>
          <table:table-cell office:value-type="float" office:value="2058">
            <text:p>2058</text:p>
          </table:table-cell>
          <table:table-cell office:value-type="float" office:value="12862">
            <text:p>12862</text:p>
          </table:table-cell>
          <table:table-cell office:value-type="float" office:value="10717">
            <text:p>10717</text:p>
          </table:table-cell>
          <table:table-cell office:value-type="float" office:value="15595">
            <text:p>15595</text:p>
          </table:table-cell>
          <table:table-cell office:value-type="float" office:value="12583">
            <text:p>12583</text:p>
          </table:table-cell>
          <table:table-cell office:value-type="float" office:value="18328">
            <text:p>18328</text:p>
          </table:table-cell>
          <table:table-cell office:value-type="string">
            <text:p>Inoue Marina</text:p>
          </table:table-cell>
          <table:table-cell office:value-type="string">
            <text:p>MELON22</text:p>
          </table:table-cell>
          <table:table-cell office:value-type="string">
            <text:p>Earth</text:p>
          </table:table-cell>
          <table:table-cell office:value-type="string">
            <text:p>153</text:p>
          </table:table-cell>
          <table:table-cell office:value-type="string">
            <text:p>7.90%</text:p>
          </table:table-cell>
          <table:table-cell office:value-type="string">
            <text:p>0.41%</text:p>
          </table:table-cell>
          <table:table-cell office:value-type="string">
            <text:p>3%</text:p>
          </table:table-cell>
          <table:table-cell office:value-type="string">
            <text:p>36%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Fae, Humanoid, Loved One, Non-Hominidae Servant, Servant, Seven Knights Servant, Stout Defender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B+</text:p>
          </table:table-cell>
          <table:table-cell office:value-type="string">
            <text:p>Anti-Army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Cait Cú Cerpriestess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ケット・クー・ミコケル; バーヴァン・シー; 妖精騎士トリスタン</text:p>
          </table:table-cell>
          <table:table-cell office:value-type="string">
            <text:p>Baobhan Sith, Faerie Knight Tristan</text:p>
          </table:table-cell>
          <table:table-cell office:value-type="float" office:value="12">
            <text:p>12</text:p>
          </table:table-cell>
          <table:table-cell office:value-type="float" office:value="1638">
            <text:p>1638</text:p>
          </table:table-cell>
          <table:table-cell office:value-type="float" office:value="9831">
            <text:p>9831</text:p>
          </table:table-cell>
          <table:table-cell office:value-type="float" office:value="1841">
            <text:p>1841</text:p>
          </table:table-cell>
          <table:table-cell office:value-type="float" office:value="11506">
            <text:p>11506</text:p>
          </table:table-cell>
          <table:table-cell office:value-type="float" office:value="11903">
            <text:p>11903</text:p>
          </table:table-cell>
          <table:table-cell office:value-type="float" office:value="13951">
            <text:p>13951</text:p>
          </table:table-cell>
          <table:table-cell office:value-type="float" office:value="13976">
            <text:p>13976</text:p>
          </table:table-cell>
          <table:table-cell office:value-type="float" office:value="16396">
            <text:p>16396</text:p>
          </table:table-cell>
          <table:table-cell office:value-type="string">
            <text:p>Waki Azumi</text:p>
          </table:table-cell>
          <table:table-cell office:value-type="string">
            <text:p>Mochizuki Kei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9.80%</text:p>
          </table:table-cell>
          <table:table-cell office:value-type="string">
            <text:p>0.59%</text:p>
          </table:table-cell>
          <table:table-cell office:value-type="string">
            <text:p>3%</text:p>
          </table:table-cell>
          <table:table-cell office:value-type="string">
            <text:p>18%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Fae, Humanoid, Non-Hominidae Servant, Riding, Servant, Summer Mode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A</text:p>
          </table:table-cell>
          <table:table-cell office:value-type="string">
            <text:p>Anti-World</text:p>
          </table:table-cell>
          <table:table-cell office:value-type="string">
            <text:p>6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Wandjin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ワンジナ</text:p>
          </table:table-cell>
          <table:table-cell office:value-type="string">
            <text:p>Wanjina, Wondjina</text:p>
          </table:table-cell>
          <table:table-cell office:value-type="float" office:value="16">
            <text:p>16</text:p>
          </table:table-cell>
          <table:table-cell office:value-type="float" office:value="1935">
            <text:p>1935</text:p>
          </table:table-cell>
          <table:table-cell office:value-type="float" office:value="12523">
            <text:p>12523</text:p>
          </table:table-cell>
          <table:table-cell office:value-type="float" office:value="1980">
            <text:p>1980</text:p>
          </table:table-cell>
          <table:table-cell office:value-type="float" office:value="13500">
            <text:p>13500</text:p>
          </table:table-cell>
          <table:table-cell office:value-type="float" office:value="13708">
            <text:p>13708</text:p>
          </table:table-cell>
          <table:table-cell office:value-type="float" office:value="14790">
            <text:p>14790</text:p>
          </table:table-cell>
          <table:table-cell office:value-type="float" office:value="16091">
            <text:p>16091</text:p>
          </table:table-cell>
          <table:table-cell office:value-type="float" office:value="17382">
            <text:p>17382</text:p>
          </table:table-cell>
          <table:table-cell office:value-type="string">
            <text:p>Haruno Anzu</text:p>
          </table:table-cell>
          <table:table-cell office:value-type="string">
            <text:p>Koume Keito</text:p>
          </table:table-cell>
          <table:table-cell office:value-type="string">
            <text:p>Sky</text:p>
          </table:table-cell>
          <table:table-cell office:value-type="string">
            <text:p>150</text:p>
          </table:table-cell>
          <table:table-cell office:value-type="string">
            <text:p>15.30%</text:p>
          </table:table-cell>
          <table:table-cell office:value-type="string">
            <text:p>0.75%</text:p>
          </table:table-cell>
          <table:table-cell office:value-type="string">
            <text:p>3%</text:p>
          </table:table-cell>
          <table:table-cell office:value-type="string">
            <text:p>7%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Costume-Owning, Existence Outside the Domain, Feminine Looking, Immune to Pigify, Non-Hominidae Servant, 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B+</text:p>
          </table:table-cell>
          <table:table-cell office:value-type="string">
            <text:p>Anti-Unit / Anti-Army</text:p>
          </table:table-cell>
          <table:table-cell office:value-type="string">
            <text:p>7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Ptolemaio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プトレマイオス</text:p>
          </table:table-cell>
          <table:table-cell office:value-type="string">
            <text:p>Ptolemy, Ptolemaeus, Ptolemy I Soter, Ptolemeu, Ptolemaîos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12016">
            <text:p>12016</text:p>
          </table:table-cell>
          <table:table-cell office:value-type="float" office:value="2048">
            <text:p>2048</text:p>
          </table:table-cell>
          <table:table-cell office:value-type="float" office:value="13965">
            <text:p>13965</text:p>
          </table:table-cell>
          <table:table-cell office:value-type="float" office:value="13153">
            <text:p>13153</text:p>
          </table:table-cell>
          <table:table-cell office:value-type="float" office:value="15299">
            <text:p>15299</text:p>
          </table:table-cell>
          <table:table-cell office:value-type="float" office:value="15439">
            <text:p>15439</text:p>
          </table:table-cell>
          <table:table-cell office:value-type="float" office:value="17981">
            <text:p>17981</text:p>
          </table:table-cell>
          <table:table-cell office:value-type="string">
            <text:p>Ono Kensho, Horiuchi Kenyu</text:p>
          </table:table-cell>
          <table:table-cell office:value-type="string">
            <text:p>Morii Shizuki</text:p>
          </table:table-cell>
          <table:table-cell office:value-type="string">
            <text:p>Man</text:p>
          </table:table-cell>
          <table:table-cell office:value-type="string">
            <text:p>154</text:p>
          </table:table-cell>
          <table:table-cell office:value-type="string">
            <text:p>9%</text:p>
          </table:table-cell>
          <table:table-cell office:value-type="string">
            <text:p>0.43%</text:p>
          </table:table-cell>
          <table:table-cell office:value-type="string">
            <text:p>3%</text:p>
          </table:table-cell>
          <table:table-cell office:value-type="string">
            <text:p>27%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Weak to Enuma Elis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++</text:p>
          </table:table-cell>
          <table:table-cell office:value-type="string">
            <text:p>Anti-Fortress</text:p>
          </table:table-cell>
          <table:table-cell office:value-type="string">
            <text:p>5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Sugitani Zenjūbō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杉谷善住坊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364">
            <text:p>1364</text:p>
          </table:table-cell>
          <table:table-cell office:value-type="float" office:value="7347">
            <text:p>7347</text:p>
          </table:table-cell>
          <table:table-cell office:value-type="float" office:value="1742">
            <text:p>1742</text:p>
          </table:table-cell>
          <table:table-cell office:value-type="float" office:value="9682">
            <text:p>9682</text:p>
          </table:table-cell>
          <table:table-cell office:value-type="float" office:value="9943">
            <text:p>9943</text:p>
          </table:table-cell>
          <table:table-cell office:value-type="float" office:value="13127">
            <text:p>13127</text:p>
          </table:table-cell>
          <table:table-cell office:value-type="float" office:value="11678">
            <text:p>11678</text:p>
          </table:table-cell>
          <table:table-cell office:value-type="float" office:value="15430">
            <text:p>15430</text:p>
          </table:table-cell>
          <table:table-cell office:value-type="string">
            <text:p>Gotou Yuuko</text:p>
          </table:table-cell>
          <table:table-cell office:value-type="string">
            <text:p>Takenaka Hideo</text:p>
          </table:table-cell>
          <table:table-cell office:value-type="string">
            <text:p>Man</text:p>
          </table:table-cell>
          <table:table-cell office:value-type="string">
            <text:p>145</text:p>
          </table:table-cell>
          <table:table-cell office:value-type="string">
            <text:p>7.90%</text:p>
          </table:table-cell>
          <table:table-cell office:value-type="string">
            <text:p>0.66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C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Theseus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テセウス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319">
            <text:p>1319</text:p>
          </table:table-cell>
          <table:table-cell office:value-type="float" office:value="7105">
            <text:p>7105</text:p>
          </table:table-cell>
          <table:table-cell office:value-type="float" office:value="1854">
            <text:p>1854</text:p>
          </table:table-cell>
          <table:table-cell office:value-type="float" office:value="10302">
            <text:p>10302</text:p>
          </table:table-cell>
          <table:table-cell office:value-type="float" office:value="9616">
            <text:p>9616</text:p>
          </table:table-cell>
          <table:table-cell office:value-type="float" office:value="13968">
            <text:p>13968</text:p>
          </table:table-cell>
          <table:table-cell office:value-type="float" office:value="11294">
            <text:p>11294</text:p>
          </table:table-cell>
          <table:table-cell office:value-type="float" office:value="16418">
            <text:p>16418</text:p>
          </table:table-cell>
          <table:table-cell office:value-type="string">
            <text:p>Egoshi Akinori</text:p>
          </table:table-cell>
          <table:table-cell office:value-type="string">
            <text:p>Shimadoriru</text:p>
          </table:table-cell>
          <table:table-cell office:value-type="string">
            <text:p>Earth</text:p>
          </table:table-cell>
          <table:table-cell office:value-type="string">
            <text:p>102</text:p>
          </table:table-cell>
          <table:table-cell office:value-type="string">
            <text:p>10.20%</text:p>
          </table:table-cell>
          <table:table-cell office:value-type="string">
            <text:p>0.55%</text:p>
          </table:table-cell>
          <table:table-cell office:value-type="string">
            <text:p>3%</text:p>
          </table:table-cell>
          <table:table-cell office:value-type="string">
            <text:p>28%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Greek Mythology Male, Hominidae Servant, Humanoid, King, Loved One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C++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Takeda Shinge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武田晴信; 武田信玄</text:p>
          </table:table-cell>
          <table:table-cell office:value-type="string">
            <text:p>Takeda Harunobu</text:p>
          </table:table-cell>
          <table:table-cell office:value-type="float" office:value="16">
            <text:p>16</text:p>
          </table:table-cell>
          <table:table-cell office:value-type="float" office:value="1727">
            <text:p>1727</text:p>
          </table:table-cell>
          <table:table-cell office:value-type="float" office:value="11175">
            <text:p>11175</text:p>
          </table:table-cell>
          <table:table-cell office:value-type="float" office:value="2016">
            <text:p>2016</text:p>
          </table:table-cell>
          <table:table-cell office:value-type="float" office:value="13748">
            <text:p>13748</text:p>
          </table:table-cell>
          <table:table-cell office:value-type="float" office:value="12233">
            <text:p>12233</text:p>
          </table:table-cell>
          <table:table-cell office:value-type="float" office:value="15061">
            <text:p>15061</text:p>
          </table:table-cell>
          <table:table-cell office:value-type="float" office:value="14358">
            <text:p>14358</text:p>
          </table:table-cell>
          <table:table-cell office:value-type="float" office:value="17701">
            <text:p>17701</text:p>
          </table:table-cell>
          <table:table-cell office:value-type="string">
            <text:p>Umehara Yuuichirou</text:p>
          </table:table-cell>
          <table:table-cell office:value-type="string">
            <text:p>toi8</text:p>
          </table:table-cell>
          <table:table-cell office:value-type="string">
            <text:p>Man</text:p>
          </table:table-cell>
          <table:table-cell office:value-type="string">
            <text:p>198</text:p>
          </table:table-cell>
          <table:table-cell office:value-type="string">
            <text:p>8.90%</text:p>
          </table:table-cell>
          <table:table-cell office:value-type="string">
            <text:p>0.57%</text:p>
          </table:table-cell>
          <table:table-cell office:value-type="string">
            <text:p>3%</text:p>
          </table:table-cell>
          <table:table-cell office:value-type="string">
            <text:p>38.70%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Genji, Hominidae Servant, Humanoid, Riding, Servant, Seven Knights 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</text:p>
          </table:table-cell>
          <table:table-cell office:value-type="string">
            <text:p>Buster</text:p>
          </table:table-cell>
          <table:table-cell office:value-type="string">
            <text:p>B</text:p>
          </table:table-cell>
          <table:table-cell office:value-type="string">
            <text:p>Anti-Army</text:p>
          </table:table-cell>
          <table:table-cell office:value-type="string">
            <text:p>8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Nagakura Shinpach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永倉新八</text:p>
          </table:table-cell>
          <table:table-cell office:value-type="string">
            <text:p>Sugimura Yoshie (杉村義衛?)</text:p>
          </table:table-cell>
          <table:table-cell office:value-type="float" office:value="12">
            <text:p>12</text:p>
          </table:table-cell>
          <table:table-cell office:value-type="float" office:value="1674">
            <text:p>1674</text:p>
          </table:table-cell>
          <table:table-cell office:value-type="float" office:value="10044">
            <text:p>10044</text:p>
          </table:table-cell>
          <table:table-cell office:value-type="float" office:value="1620">
            <text:p>1620</text:p>
          </table:table-cell>
          <table:table-cell office:value-type="float" office:value="10125">
            <text:p>10125</text:p>
          </table:table-cell>
          <table:table-cell office:value-type="float" office:value="12161">
            <text:p>12161</text:p>
          </table:table-cell>
          <table:table-cell office:value-type="float" office:value="12276">
            <text:p>12276</text:p>
          </table:table-cell>
          <table:table-cell office:value-type="float" office:value="14279">
            <text:p>14279</text:p>
          </table:table-cell>
          <table:table-cell office:value-type="float" office:value="14428">
            <text:p>14428</text:p>
          </table:table-cell>
          <table:table-cell office:value-type="string">
            <text:p>Fukunishi Masaya</text:p>
          </table:table-cell>
          <table:table-cell office:value-type="string">
            <text:p>Hirano Ryouji</text:p>
          </table:table-cell>
          <table:table-cell office:value-type="string">
            <text:p>Man</text:p>
          </table:table-cell>
          <table:table-cell office:value-type="string">
            <text:p>10</text:p>
          </table:table-cell>
          <table:table-cell office:value-type="string">
            <text:p>4.90%</text:p>
          </table:table-cell>
          <table:table-cell office:value-type="string">
            <text:p>0.67%</text:p>
          </table:table-cell>
          <table:table-cell office:value-type="string">
            <text:p>5%</text:p>
          </table:table-cell>
          <table:table-cell office:value-type="string">
            <text:p>65%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hinsengumi Servant, Weak to Enuma Elis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string">
            <text:p>Buster</text:p>
          </table:table-cell>
          <table:table-cell office:value-type="string">
            <text:p>-</text:p>
          </table:table-cell>
          <table:table-cell office:value-type="string">
            <text:p>Anti-Unit Mystic Sword</text:p>
          </table:table-cell>
          <table:table-cell office:value-type="string">
            <text:p>4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Saika Magoich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雑賀孫一</text:p>
          </table:table-cell>
          <table:table-cell office:value-type="string">
            <text:p>Firefly (蛍, Hotaru?)</text:p>
          </table:table-cell>
          <table:table-cell office:value-type="float" office:value="12">
            <text:p>12</text:p>
          </table:table-cell>
          <table:table-cell office:value-type="float" office:value="1499">
            <text:p>1499</text:p>
          </table:table-cell>
          <table:table-cell office:value-type="float" office:value="8996">
            <text:p>8996</text:p>
          </table:table-cell>
          <table:table-cell office:value-type="float" office:value="1920">
            <text:p>1920</text:p>
          </table:table-cell>
          <table:table-cell office:value-type="float" office:value="12005">
            <text:p>12005</text:p>
          </table:table-cell>
          <table:table-cell office:value-type="float" office:value="10892">
            <text:p>10892</text:p>
          </table:table-cell>
          <table:table-cell office:value-type="float" office:value="14556">
            <text:p>14556</text:p>
          </table:table-cell>
          <table:table-cell office:value-type="float" office:value="12789">
            <text:p>12789</text:p>
          </table:table-cell>
          <table:table-cell office:value-type="float" office:value="17108">
            <text:p>17108</text:p>
          </table:table-cell>
          <table:table-cell office:value-type="string">
            <text:p>Oozora Naomi</text:p>
          </table:table-cell>
          <table:table-cell office:value-type="string">
            <text:p>Shirabi</text:p>
          </table:table-cell>
          <table:table-cell office:value-type="string">
            <text:p>Man</text:p>
          </table:table-cell>
          <table:table-cell office:value-type="string">
            <text:p>148</text:p>
          </table:table-cell>
          <table:table-cell office:value-type="string">
            <text:p>8%</text:p>
          </table:table-cell>
          <table:table-cell office:value-type="string">
            <text:p>0.75%</text:p>
          </table:table-cell>
          <table:table-cell office:value-type="string">
            <text:p>3%</text:p>
          </table:table-cell>
          <table:table-cell office:value-type="string">
            <text:p>40.50%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Quick</text:p>
          </table:table-cell>
          <table:table-cell office:value-type="string">
            <text:p>C</text:p>
          </table:table-cell>
          <table:table-cell office:value-type="string">
            <text:p>Anti-Unit</text:p>
          </table:table-cell>
          <table:table-cell office:value-type="string">
            <text:p>10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Uesugi Kensh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上杉謙信</text:p>
          </table:table-cell>
          <table:table-cell office:value-type="string">
            <text:p>Nagao Kagetora (Ruler), Northern God of War (北の軍神?)</text:p>
          </table:table-cell>
          <table:table-cell office:value-type="float" office:value="16">
            <text:p>16</text:p>
          </table:table-cell>
          <table:table-cell office:value-type="float" office:value="1776">
            <text:p>1776</text:p>
          </table:table-cell>
          <table:table-cell office:value-type="float" office:value="11495">
            <text:p>11495</text:p>
          </table:table-cell>
          <table:table-cell office:value-type="float" office:value="1960">
            <text:p>1960</text:p>
          </table:table-cell>
          <table:table-cell office:value-type="float" office:value="13365">
            <text:p>13365</text:p>
          </table:table-cell>
          <table:table-cell office:value-type="float" office:value="12583">
            <text:p>12583</text:p>
          </table:table-cell>
          <table:table-cell office:value-type="float" office:value="14642">
            <text:p>14642</text:p>
          </table:table-cell>
          <table:table-cell office:value-type="float" office:value="14770">
            <text:p>14770</text:p>
          </table:table-cell>
          <table:table-cell office:value-type="float" office:value="17208">
            <text:p>17208</text:p>
          </table:table-cell>
          <table:table-cell office:value-type="string">
            <text:p>Mizuki Nana</text:p>
          </table:table-cell>
          <table:table-cell office:value-type="string">
            <text:p>Takeuchi Takashi</text:p>
          </table:table-cell>
          <table:table-cell office:value-type="string">
            <text:p>Earth</text:p>
          </table:table-cell>
          <table:table-cell office:value-type="string">
            <text:p>99</text:p>
          </table:table-cell>
          <table:table-cell office:value-type="string">
            <text:p>10.20%</text:p>
          </table:table-cell>
          <table:table-cell office:value-type="string">
            <text:p>0.62%</text:p>
          </table:table-cell>
          <table:table-cell office:value-type="string">
            <text:p>3%</text:p>
          </table:table-cell>
          <table:table-cell office:value-type="string">
            <text:p>24.50%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Weak to Enuma Elish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Arts</text:p>
          </table:table-cell>
          <table:table-cell office:value-type="string">
            <text:p>A</text:p>
          </table:table-cell>
          <table:table-cell office:value-type="string">
            <text:p>Anti-Unit</text:p>
          </table:table-cell>
          <table:table-cell office:value-type="string">
            <text:p>4</text:p>
          </table:table-cell>
        </table:table-row>
      </table:table>
      <table:table table:name="fou">
        <table:table-row>
          <table:table-cell office:value-type="float" office:value="1">
            <text:p>1</text:p>
          </table:table-cell>
          <table:table-cell office:value-type="string">
            <text:p>Crystallized Heroic Spirit: Fou-kun of the Dusk (Sab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rystallized Heroic Spirit: Fou-kun of the Dawn (Sab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rystallized Heroic Spirit: Glittering Fou-kun (Sab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rystallized Heroic Spirit: Shining Fou-kun (Sab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rystallized Heroic Spirit: Fou-kun of the Star (Sab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rystallized Heroic Spirit: Fou-kun of the Sun (Sab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rystallized Heroic Spirit: Fou-kun of the Dusk (Arch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rystallized Heroic Spirit: Fou-kun of the Dawn (Arch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rystallized Heroic Spirit: Glittering Fou-kun (Arch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rystallized Heroic Spirit: Shining Fou-kun (Arch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rystallized Heroic Spirit: Fou-kun of the Star (Arch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rystallized Heroic Spirit: Fou-kun of the Sun (Arch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Crystallized Heroic Spirit: Fou-kun of the Dusk (Lanc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Crystallized Heroic Spirit: Fou-kun of the Dawn (Lanc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Crystallized Heroic Spirit: Glittering Fou-kun (Lanc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rystallized Heroic Spirit: Shining Fou-kun (Lanc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rystallized Heroic Spirit: Fou-kun of the Star (Lanc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Crystallized Heroic Spirit: Fou-kun of the Sun (Lanc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Crystallized Heroic Spirit: Fou-kun of the Dusk (Rid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rystallized Heroic Spirit: Fou-kun of the Dawn (Rid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Crystallized Heroic Spirit: Glittering Fou-kun (Rid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Crystallized Heroic Spirit: Shining Fou-kun (Rid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Crystallized Heroic Spirit: Fou-kun of the Star (Rid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Crystallized Heroic Spirit: Fou-kun of the Sun (Rid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Crystallized Heroic Spirit: Fou-kun of the Dusk (Cast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Crystallized Heroic Spirit: Fou-kun of the Dawn (Cast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Crystallized Heroic Spirit: Glittering Fou-kun (Cast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Crystallized Heroic Spirit: Shining Fou-kun (Cast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Crystallized Heroic Spirit: Fou-kun of the Star (Cast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Crystallized Heroic Spirit: Fou-kun of the Sun (Cast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Crystallized Heroic Spirit: Fou-kun of the Dusk (Assassin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Crystallized Heroic Spirit: Fou-kun of the Dawn (Assassin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Crystallized Heroic Spirit: Glittering Fou-kun (Assassin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Crystallized Heroic Spirit: Shining Fou-kun (Assassin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Crystallized Heroic Spirit: Fou-kun of the Star (Assassin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Crystallized Heroic Spirit: Fou-kun of the Sun (Assassin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Crystallized Heroic Spirit: Fou-kun of the Dusk (Berserk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Crystallized Heroic Spirit: Fou-kun of the Dawn (Berserker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Crystallized Heroic Spirit: Glittering Fou-kun (Berserk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Crystallized Heroic Spirit: Shining Fou-kun (Berserker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Crystallized Heroic Spirit: Fou-kun of the Star (Berserk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Crystallized Heroic Spirit: Fou-kun of the Sun (Berserker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rystallized Heroic Spirit: Fou-kun of the Dusk (All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Crystallized Heroic Spirit: Fou-kun of the Dawn (All)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Crystallized Heroic Spirit: Glittering Fou-kun (All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Crystallized Heroic Spirit: Shining Fou-kun (All)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Crystallized Heroic Spirit: Fou-kun of the Star (All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Crystallized Heroic Spirit: Fou-kun of the Sun (All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Crystallized Heroic Spirit: Fou-kun of the Meteor (All)</text:p>
          </table:table-cell>
          <table:table-cell office:value-type="string">
            <text:p>4-Star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Crystallized Heroic Spirit: Fou-kun of the Solaris (All)</text:p>
          </table:table-cell>
          <table:table-cell office:value-type="string">
            <text:p>4-Star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2-24T05:19:52+01:00</meta:creation-date>
  </office:meta>
</office:document-meta>
</file>